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73cm"/>
    </style:style>
    <style:style style:name="co2" style:family="table-column">
      <style:table-column-properties fo:break-before="auto" style:column-width="6.599cm"/>
    </style:style>
    <style:style style:name="co3" style:family="table-column">
      <style:table-column-properties fo:break-before="auto" style:column-width="8.788cm"/>
    </style:style>
    <style:style style:name="co4" style:family="table-column">
      <style:table-column-properties fo:break-before="auto" style:column-width="4.376cm"/>
    </style:style>
    <style:style style:name="co5" style:family="table-column">
      <style:table-column-properties fo:break-before="auto" style:column-width="7.807cm"/>
    </style:style>
    <style:style style:name="co6" style:family="table-column">
      <style:table-column-properties fo:break-before="auto" style:column-width="11.792cm"/>
    </style:style>
    <style:style style:name="co7" style:family="table-column">
      <style:table-column-properties fo:break-before="auto" style:column-width="10.878cm"/>
    </style:style>
    <style:style style:name="co8" style:family="table-column">
      <style:table-column-properties fo:break-before="auto" style:column-width="4.867cm"/>
    </style:style>
    <style:style style:name="co9" style:family="table-column">
      <style:table-column-properties fo:break-before="auto" style:column-width="12.577cm"/>
    </style:style>
    <style:style style:name="co10" style:family="table-column">
      <style:table-column-properties fo:break-before="auto" style:column-width="9.767cm"/>
    </style:style>
    <style:style style:name="co11" style:family="table-column">
      <style:table-column-properties fo:break-before="auto" style:column-width="4.999cm"/>
    </style:style>
    <style:style style:name="co12" style:family="table-column">
      <style:table-column-properties fo:break-before="auto" style:column-width="4.704cm"/>
    </style:style>
    <style:style style:name="co13" style:family="table-column">
      <style:table-column-properties fo:break-before="auto" style:column-width="6.369cm"/>
    </style:style>
    <style:style style:name="co14" style:family="table-column">
      <style:table-column-properties fo:break-before="auto" style:column-width="5.422cm"/>
    </style:style>
    <style:style style:name="co15" style:family="table-column">
      <style:table-column-properties fo:break-before="auto" style:column-width="5.39cm"/>
    </style:style>
    <style:style style:name="co16" style:family="table-column">
      <style:table-column-properties fo:break-before="auto" style:column-width="3.298cm"/>
    </style:style>
    <style:style style:name="co17" style:family="table-column">
      <style:table-column-properties fo:break-before="auto" style:column-width="4.18cm"/>
    </style:style>
    <style:style style:name="co18" style:family="table-column">
      <style:table-column-properties fo:break-before="auto" style:column-width="3.854cm"/>
    </style:style>
    <style:style style:name="co19" style:family="table-column">
      <style:table-column-properties fo:break-before="auto" style:column-width="10.095cm"/>
    </style:style>
    <style:style style:name="co20" style:family="table-column">
      <style:table-column-properties fo:break-before="auto" style:column-width="12.282cm"/>
    </style:style>
    <style:style style:name="co21" style:family="table-column">
      <style:table-column-properties fo:break-before="auto" style:column-width="7.251cm"/>
    </style:style>
    <style:style style:name="co22" style:family="table-column">
      <style:table-column-properties fo:break-before="auto" style:column-width="4.05cm"/>
    </style:style>
    <style:style style:name="co23" style:family="table-column">
      <style:table-column-properties fo:break-before="auto" style:column-width="2.45cm"/>
    </style:style>
    <style:style style:name="co24" style:family="table-column">
      <style:table-column-properties fo:break-before="auto" style:column-width="2.092cm"/>
    </style:style>
    <style:style style:name="ro1" style:family="table-row">
      <style:table-row-properties style:row-height="0.427cm" fo:break-before="auto" style:use-optimal-row-height="true"/>
    </style:style>
    <style:style style:name="ro2" style:family="table-row">
      <style:table-row-properties style:row-height="1.764cm" fo:break-before="auto" style:use-optimal-row-height="false"/>
    </style:style>
    <style:style style:name="ro3" style:family="table-row">
      <style:table-row-properties style:row-height="3.184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2.29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2.738cm" fo:break-before="auto" style:use-optimal-row-height="true"/>
    </style:style>
    <style:style style:name="ro8" style:family="table-row">
      <style:table-row-properties style:row-height="3.632cm" fo:break-before="auto" style:use-optimal-row-height="true"/>
    </style:style>
    <style:style style:name="ro9" style:family="table-row">
      <style:table-row-properties style:row-height="0.512cm" fo:break-before="auto" style:use-optimal-row-height="true"/>
    </style:style>
    <style:style style:name="ro10" style:family="table-row">
      <style:table-row-properties style:row-height="6.318cm" fo:break-before="auto" style:use-optimal-row-height="true"/>
    </style:style>
    <style:style style:name="ro11" style:family="table-row">
      <style:table-row-properties style:row-height="4.528cm" fo:break-before="auto" style:use-optimal-row-height="true"/>
    </style:style>
    <style:style style:name="ro12" style:family="table-row">
      <style:table-row-properties style:row-height="4.08cm" fo:break-before="auto" style:use-optimal-row-height="true"/>
    </style:style>
    <style:style style:name="ro13" style:family="table-row">
      <style:table-row-properties style:row-height="0.947cm" fo:break-before="auto" style:use-optimal-row-height="true"/>
    </style:style>
    <style:style style:name="ro14" style:family="table-row">
      <style:table-row-properties style:row-height="5.87cm" fo:break-before="auto" style:use-optimal-row-height="true"/>
    </style:style>
    <style:style style:name="ro15" style:family="table-row">
      <style:table-row-properties style:row-height="4.974cm" fo:break-before="auto" style:use-optimal-row-height="true"/>
    </style:style>
    <style:style style:name="ta1" style:family="table" style:master-page-name="PageStyle_5f_Pivot_20_on_20_Tests">
      <style:table-properties table:display="true" style:writing-mode="lr-tb"/>
    </style:style>
    <style:style style:name="ta2" style:family="table" style:master-page-name="PageStyle_5f_Tests">
      <style:table-properties table:display="true" style:writing-mode="lr-tb"/>
    </style:style>
    <style:style style:name="ta3" style:family="table" style:master-page-name="PageStyle_5f_Sheet1">
      <style:table-properties table:display="true" style:writing-mode="lr-tb"/>
    </style:style>
    <number:time-style style:name="N5040" number:language="en" number:country="GB">
      <number:hours number:style="long"/>
      <number:text>:</number:text>
      <number:minutes number:style="long"/>
    </number:time-style>
    <style:style style:name="ce1" style:family="table-cell" style:parent-style-name="Pivot_20_Table_20_Field">
      <style:table-cell-properties fo:border-bottom="0.99pt solid #000000" fo:border-left="2.01pt solid #000000" fo:border-right="0.99pt solid #000000" fo:border-top="2.01pt solid #000000"/>
    </style:style>
    <style:style style:name="ce2" style:family="table-cell" style:parent-style-name="Pivot_20_Table_20_Category">
      <style:table-cell-properties fo:border-bottom="none" fo:border-left="2.01pt solid #000000" fo:border-right="0.99pt solid #000000" fo:border-top="0.99pt solid #000000"/>
    </style:style>
    <style:style style:name="ce3" style:family="table-cell" style:parent-style-name="Pivot_20_Table_20_Category">
      <style:table-cell-properties fo:border-bottom="none" fo:border-left="2.01pt solid #000000" fo:border-right="0.99pt solid #000000" fo:border-top="none"/>
    </style:style>
    <style:style style:name="ce4" style:family="table-cell" style:parent-style-name="Pivot_20_Table_20_Category">
      <style:table-cell-properties fo:border-bottom="2.01pt solid #000000" fo:border-left="2.01pt solid #000000" fo:border-right="0.99pt solid #000000" fo:border-top="none"/>
    </style:style>
    <style:style style:name="ce5" style:family="table-cell" style:parent-style-name="Pivot_20_Table_20_Corner">
      <style:table-cell-properties fo:border-bottom="0.99pt solid #000000" fo:border-left="0.99pt solid #000000" fo:border-right="2.01pt solid #000000" fo:border-top="2.01pt solid #000000"/>
    </style:style>
    <style:style style:name="ce6" style:family="table-cell" style:parent-style-name="Pivot_20_Table_20_Value">
      <style:table-cell-properties fo:border-bottom="none" fo:border-left="0.99pt solid #000000" fo:border-right="2.01pt solid #000000" fo:border-top="0.99pt solid #000000"/>
    </style:style>
    <style:style style:name="ce7" style:family="table-cell" style:parent-style-name="Pivot_20_Table_20_Value">
      <style:table-cell-properties fo:border-bottom="none" fo:border-left="0.99pt solid #000000" fo:border-right="2.01pt solid #000000" fo:border-top="none"/>
    </style:style>
    <style:style style:name="ce8" style:family="table-cell" style:parent-style-name="Pivot_20_Table_20_Value">
      <style:table-cell-properties fo:border-bottom="2.01pt solid #000000" fo:border-left="0.99pt solid #000000" fo:border-right="2.01pt solid #000000" fo:border-top="none"/>
    </style:style>
    <style:style style:name="ce9" style:family="table-cell" style:parent-style-name="Pivot_20_Table_20_Field">
      <style:table-cell-properties fo:border-bottom="0.99pt solid #000000" fo:border-left="2.01pt solid #000000" fo:border-right="none" fo:border-top="2.01pt solid #000000"/>
    </style:style>
    <style:style style:name="ce10" style:family="table-cell" style:parent-style-name="Pivot_20_Table_20_Category">
      <style:table-cell-properties fo:border-bottom="none" fo:border-left="2.01pt solid #000000" fo:border-right="none" fo:border-top="0.99pt solid #000000"/>
    </style:style>
    <style:style style:name="ce11" style:family="table-cell" style:parent-style-name="Pivot_20_Table_20_Category">
      <style:table-cell-properties fo:border-bottom="none" fo:border-left="2.01pt solid #000000" fo:border-right="none" fo:border-top="none"/>
    </style:style>
    <style:style style:name="ce12" style:family="table-cell" style:parent-style-name="Pivot_20_Table_20_Category">
      <style:table-cell-properties fo:border-bottom="2.01pt solid #000000" fo:border-left="2.01pt solid #000000" fo:border-right="none" fo:border-top="none"/>
    </style:style>
    <style:style style:name="ce13" style:family="table-cell" style:parent-style-name="Pivot_20_Table_20_Field">
      <style:table-cell-properties fo:border-bottom="0.99pt solid #000000" fo:border-left="none" fo:border-right="0.99pt solid #000000" fo:border-top="2.01pt solid #000000"/>
    </style:style>
    <style:style style:name="ce14" style:family="table-cell" style:parent-style-name="Pivot_20_Table_20_Category">
      <style:table-cell-properties fo:border-bottom="none" fo:border-left="none" fo:border-right="0.99pt solid #000000" fo:border-top="0.99pt solid #000000"/>
    </style:style>
    <style:style style:name="ce15" style:family="table-cell" style:parent-style-name="Pivot_20_Table_20_Category">
      <style:table-cell-properties fo:border-bottom="none" fo:border-left="none" fo:border-right="0.99pt solid #000000" fo:border-top="none"/>
    </style:style>
    <style:style style:name="ce16" style:family="table-cell" style:parent-style-name="Pivot_20_Table_20_Category">
      <style:table-cell-properties fo:border-bottom="2.01pt solid #000000" fo:border-left="none" fo:border-right="0.99pt solid #000000" fo:border-top="none"/>
    </style:style>
    <style:style style:name="ce17" style:family="table-cell" style:parent-style-name="Pivot_20_Table_20_Value">
      <style:table-cell-properties fo:border-bottom="0.99pt solid #000000" fo:border-left="0.99pt solid #000000" fo:border-right="2.01pt solid #000000" fo:border-top="0.99pt solid #000000"/>
    </style:style>
    <style:style style:name="ce18" style:family="table-cell" style:parent-style-name="Pivot_20_Table_20_Value">
      <style:table-cell-properties fo:border-bottom="0.99pt solid #000000" fo:border-left="0.99pt solid #000000" fo:border-right="2.01pt solid #000000" fo:border-top="none"/>
    </style:style>
    <style:style style:name="ce19" style:family="table-cell" style:parent-style-name="Pivot_20_Table_20_Value">
      <style:table-cell-properties fo:border-bottom="2.01pt solid #000000" fo:border-left="0.99pt solid #000000" fo:border-right="2.01pt solid #000000" fo:border-top="0.99pt solid #000000"/>
    </style:style>
    <style:style style:name="ce20" style:family="table-cell" style:parent-style-name="Default" style:data-style-name="N5000">
      <style:table-cell-properties style:text-align-source="value-type" style:repeat-content="false" fo:background-color="transparent"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1" style:family="table-cell" style:parent-style-name="Default" style:data-style-name="N5000">
      <style:table-cell-properties style:text-align-source="value-type" style:repeat-content="false" fo:background-color="transparent"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 style:family="table-cell" style:parent-style-name="Default" style:data-style-name="N110">
      <style:table-cell-properties style:text-align-source="value-type" style:repeat-content="false" fo:background-color="transparent"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 style:family="table-cell" style:parent-style-name="Default" style:data-style-name="N111">
      <style:table-cell-properties style:text-align-source="value-type" style:repeat-content="false" fo:background-color="transparent"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 style:family="table-cell" style:parent-style-name="Default" style:data-style-name="N5040">
      <style:table-cell-properties style:text-align-source="value-type" style:repeat-content="false" fo:background-color="transparent"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 style:family="table-cell" style:parent-style-name="Default" style:data-style-name="N5111">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data-style-name="N5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 style:family="table-cell" style:parent-style-name="Default" style:data-style-name="N5000">
      <style:table-cell-properties fo:border-bottom="0.99pt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data-style-name="N5000">
      <style:table-cell-properties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 style:family="table-cell" style:parent-style-name="Default" style:data-style-name="N5000">
      <style:table-cell-properties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 style:family="table-cell" style:parent-style-name="Default" style:data-style-name="N5000">
      <style:table-cell-properties fo:border-bottom="none"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fo:max-width="12cm" fo:min-height="1.563cm" fo:min-width="2.9cm" fo:padding-top="0.1cm" fo:padding-bottom="0.1cm" fo:padding-left="0.1cm" fo:padding-right="0.1cm" draw:shadow="hidden" draw:shadow-offset-x="0.1cm" draw:shadow-offset-y="0.1cm" draw:caption-escape-direction="auto"/>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fo:max-width="12cm" fo:min-height="1.563cm" fo:min-width="2.9cm" fo:padding-top="0.1cm" fo:padding-bottom="0.1cm" fo:padding-left="0.1cm" fo:padding-right="0.1cm" draw:shadow="hidden" draw:shadow-offset-x="0.1cm" draw:shadow-offset-y="0.1cm" draw:caption-escape-direction="auto" style:protect="position"/>
    </style:style>
    <style:style style:name="gr3" style:family="graphic">
      <style:graphic-properties draw:marker-start="Arrowheads_20_1" draw:marker-start-width="0.2cm" draw:marker-start-center="false" draw:fill="solid" draw:fill-color="#ffffc0" draw:textarea-horizontal-align="justify" draw:textarea-vertical-align="justify" draw:auto-grow-height="true" draw:auto-grow-width="false" draw:fit-to-size="false" fo:max-width="12cm" fo:min-width="2.9cm" fo:padding-top="0.1cm" fo:padding-bottom="0.1cm" fo:padding-left="0.1cm" fo:padding-right="0.1cm" draw:shadow="hidden" draw:shadow-offset-x="0.1cm" draw:shadow-offset-y="0.1cm" draw:caption-escape-direction="auto" style:protect="position"/>
    </style:style>
    <style:style style:name="gr4" style:family="graphic">
      <style:graphic-properties draw:marker-start="Arrowheads_20_1" draw:marker-start-width="0.2cm" draw:marker-start-center="false" draw:fill="solid" draw:fill-color="#ffffc0" draw:textarea-horizontal-align="justify" draw:textarea-vertical-align="justify" draw:auto-grow-height="true" draw:auto-grow-width="false" draw:fit-to-size="false" fo:max-width="12cm" fo:min-width="2.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8pt" fo:language="en" fo:country="GB" fo:font-style="normal" fo:text-shadow="none" style:text-underline-style="none" fo:font-weight="bold" style:text-underline-mode="continuous" style:text-overline-mode="continuous" style:text-line-through-mode="continuous" style:font-name-asian="WenQuanYi Micro 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style:font-family-generic="swiss" style:font-pitch="variable" fo:font-size="8pt" fo:font-style="normal" fo:text-shadow="none" style:text-underline-style="none" fo:font-weight="normal" style:font-size-asian="8pt" style:font-style-asian="normal" style:font-weight-asian="normal" style:font-family-complex="Tahoma" style:font-family-generic-complex="swiss" style:font-pitch-complex="variable"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ivot on Tests" table:style-name="ta1">
        <office:forms form:automatic-focus="false" form:apply-design-mode="false"/>
        <table:table-column table:style-name="co1" table:default-cell-style-name="Default"/>
        <table:table-column table:style-name="co2" table:default-cell-style-name="ce3"/>
        <table:table-column table:style-name="co3" table:default-cell-style-name="ce7"/>
        <table:table-column table:style-name="co3" table:default-cell-style-name="Default"/>
        <table:table-column table:style-name="co1" table:number-columns-repeated="4" table:default-cell-style-name="Default"/>
        <table:table-column table:style-name="co4" table:default-cell-style-name="Default"/>
        <table:table-column table:style-name="co5" table:default-cell-style-name="ce11"/>
        <table:table-column table:style-name="co2" table:default-cell-style-name="ce15"/>
        <table:table-column table:style-name="co1" table:default-cell-style-name="ce7"/>
        <table:table-column table:style-name="co1" table:number-columns-repeated="1012" table:default-cell-style-name="Default"/>
        <table:table-row table:style-name="ro1" table:number-rows-repeated="2">
          <table:table-cell/>
          <table:table-cell table:style-name="Default" table:number-columns-repeated="2"/>
          <table:table-cell table:number-columns-repeated="6"/>
          <table:table-cell table:style-name="Default" table:number-columns-repeated="3"/>
          <table:table-cell table:number-columns-repeated="1012"/>
        </table:table-row>
        <table:table-row table:style-name="ro1">
          <table:table-cell/>
          <table:table-cell table:style-name="ce1" office:value-type="string">
            <text:p>Parameters</text:p>
          </table:table-cell>
          <table:table-cell table:style-name="ce5"/>
          <table:table-cell table:number-columns-repeated="6"/>
          <table:table-cell table:style-name="ce9" office:value-type="string">
            <text:p>Lab Test</text:p>
          </table:table-cell>
          <table:table-cell table:style-name="ce13" office:value-type="string">
            <text:p>Parameters</text:p>
          </table:table-cell>
          <table:table-cell table:style-name="ce5"/>
          <table:table-cell table:number-columns-repeated="1012"/>
        </table:table-row>
        <table:table-row table:style-name="ro1">
          <table:table-cell/>
          <table:table-cell table:style-name="ce2" office:value-type="string">
            <text:p>5-Hydroindoleacetic acid</text:p>
          </table:table-cell>
          <table:table-cell table:style-name="ce6"/>
          <table:table-cell table:number-columns-repeated="5"/>
          <table:table-cell/>
          <table:table-cell table:style-name="ce10" office:value-type="string">
            <text:p>5-Hydroindoleacetic acid</text:p>
          </table:table-cell>
          <table:table-cell table:style-name="ce14" office:value-type="string">
            <text:p>5-Hydroindoleacetic acid</text:p>
          </table:table-cell>
          <table:table-cell table:style-name="ce17"/>
          <table:table-cell table:number-columns-repeated="1012"/>
        </table:table-row>
        <table:table-row table:style-name="ro1">
          <table:table-cell office:value-type="float" office:value="1">
            <text:p>1</text:p>
          </table:table-cell>
          <table:table-cell office:value-type="string">
            <text:p>A:G Ratio</text:p>
          </table:table-cell>
          <table:table-cell table:number-columns-repeated="5"/>
          <table:table-cell table:formula="of:=[.A5]" office:value-type="float" office:value="1">
            <text:p>1</text:p>
          </table:table-cell>
          <table:table-cell table:formula="of:=IF(ISBLANK([.J5]);[.I4];[.J5])" office:value-type="string" office:string-value="Absolute Eosinophil Count">
            <text:p>Absolute Eosinophil Count</text:p>
          </table:table-cell>
          <table:table-cell office:value-type="string">
            <text:p>Absolute Eosinophil Count</text:p>
          </table:table-cell>
          <table:table-cell office:value-type="string">
            <text:p>AEC</text:p>
          </table:table-cell>
          <table:table-cell table:style-name="ce17"/>
          <table:table-cell table:number-columns-repeated="4"/>
          <table:table-cell table:formula="of:=VLOOKUP([.$K5];[.$B$4:.$H$235];7;0)" office:value-type="float" office:value="5">
            <text:p>5</text:p>
          </table:table-cell>
          <table:table-cell table:number-columns-repeated="1007"/>
        </table:table-row>
        <table:table-row table:style-name="ro1">
          <table:table-cell office:value-type="float" office:value="2">
            <text:p>2</text:p>
          </table:table-cell>
          <table:table-cell office:value-type="string">
            <text:p>ABO grouping</text:p>
          </table:table-cell>
          <table:table-cell table:number-columns-repeated="5"/>
          <table:table-cell table:formula="of:=[.A6]" office:value-type="float" office:value="2">
            <text:p>2</text:p>
          </table:table-cell>
          <table:table-cell table:formula="of:=IF(ISBLANK([.J6]);[.I5];[.J6])" office:value-type="string" office:string-value="Alpha 1 antitrypsin">
            <text:p>Alpha 1 antitrypsin</text:p>
          </table:table-cell>
          <table:table-cell table:number-columns-repeated="2" office:value-type="string">
            <text:p>Alpha 1 antitrypsin</text:p>
          </table:table-cell>
          <table:table-cell table:style-name="ce17"/>
          <table:table-cell table:number-columns-repeated="4"/>
          <table:table-cell table:formula="of:=VLOOKUP([.$K6];[.$B$4:.$H$235];7;0)" office:value-type="float" office:value="7">
            <text:p>7</text:p>
          </table:table-cell>
          <table:table-cell table:number-columns-repeated="1007"/>
        </table:table-row>
        <table:table-row table:style-name="ro1">
          <table:table-cell table:formula="of:=[.A6]+1" office:value-type="float" office:value="3">
            <text:p>3</text:p>
          </table:table-cell>
          <table:table-cell office:value-type="string">
            <text:p>Activated Clotting Time ( ACT )</text:p>
          </table:table-cell>
          <table:table-cell table:number-columns-repeated="5"/>
          <table:table-cell table:formula="of:=[.A7]" office:value-type="float" office:value="3">
            <text:p>3</text:p>
          </table:table-cell>
          <table:table-cell table:formula="of:=IF(ISBLANK([.J7]);[.I6];[.J7])" office:value-type="string" office:string-value="Ammonia">
            <text:p>Ammonia</text:p>
          </table:table-cell>
          <table:table-cell office:value-type="string">
            <text:p>Ammonia</text:p>
          </table:table-cell>
          <table:table-cell office:value-type="string">
            <text:p>Blood Ammonia</text:p>
          </table:table-cell>
          <table:table-cell table:style-name="ce17"/>
          <table:table-cell table:number-columns-repeated="4"/>
          <table:table-cell table:formula="of:=VLOOKUP([.$K7];[.$B$4:.$H$235];7;0)" office:value-type="float" office:value="20">
            <text:p>20</text:p>
          </table:table-cell>
          <table:table-cell table:number-columns-repeated="1007"/>
        </table:table-row>
        <table:table-row table:style-name="ro1">
          <table:table-cell table:formula="of:=[.A7]+1" office:value-type="float" office:value="4">
            <text:p>4</text:p>
          </table:table-cell>
          <table:table-cell office:value-type="string">
            <text:p>Activated Partial Thromboplastin Time</text:p>
          </table:table-cell>
          <table:table-cell table:number-columns-repeated="5"/>
          <table:table-cell table:formula="of:=[.A8]" office:value-type="float" office:value="4">
            <text:p>4</text:p>
          </table:table-cell>
          <table:table-cell table:formula="of:=IF(ISBLANK([.J8]);[.I7];[.J8])" office:value-type="string" office:string-value="Androstenedione">
            <text:p>Androstenedione</text:p>
          </table:table-cell>
          <table:table-cell table:number-columns-repeated="2" office:value-type="string">
            <text:p>Androstenedione</text:p>
          </table:table-cell>
          <table:table-cell table:style-name="ce17"/>
          <table:table-cell table:number-columns-repeated="4"/>
          <table:table-cell table:formula="of:=VLOOKUP([.$K8];[.$B$4:.$H$235];7;0)" office:value-type="float" office:value="10">
            <text:p>10</text:p>
          </table:table-cell>
          <table:table-cell table:number-columns-repeated="1007"/>
        </table:table-row>
        <table:table-row table:style-name="ro1">
          <table:table-cell table:formula="of:=[.A8]+1" office:value-type="float" office:value="5">
            <text:p>5</text:p>
          </table:table-cell>
          <table:table-cell office:value-type="string">
            <text:p>AEC</text:p>
          </table:table-cell>
          <table:table-cell table:number-columns-repeated="5"/>
          <table:table-cell table:formula="of:=[.A9]" office:value-type="float" office:value="5">
            <text:p>5</text:p>
          </table:table-cell>
          <table:table-cell table:formula="of:=IF(ISBLANK([.J9]);[.I8];[.J9])" office:value-type="string" office:string-value="Androstenedione stimulation by ACTH ">
            <text:p>Androstenedione stimulation by ACTH </text:p>
          </table:table-cell>
          <table:table-cell office:value-type="string">
            <text:p>Androstenedione stimulation by ACTH </text:p>
          </table:table-cell>
          <table:table-cell office:value-type="string">
            <text:p>Androstenedione</text:p>
          </table:table-cell>
          <table:table-cell table:style-name="ce17"/>
          <table:table-cell table:number-columns-repeated="4"/>
          <table:table-cell table:formula="of:=VLOOKUP([.$K9];[.$B$4:.$H$235];7;0)" office:value-type="float" office:value="10">
            <text:p>10</text:p>
          </table:table-cell>
          <table:table-cell table:number-columns-repeated="1007"/>
        </table:table-row>
        <table:table-row table:style-name="ro1">
          <table:table-cell table:formula="of:=[.A9]+1" office:value-type="float" office:value="6">
            <text:p>6</text:p>
          </table:table-cell>
          <table:table-cell office:value-type="string">
            <text:p>Alkaline Phosphatase</text:p>
          </table:table-cell>
          <table:table-cell table:number-columns-repeated="5"/>
          <table:table-cell table:formula="of:=[.A10]" office:value-type="float" office:value="6">
            <text:p>6</text:p>
          </table:table-cell>
          <table:table-cell table:formula="of:=IF(ISBLANK([.J10]);[.I9];[.J10])" office:value-type="string" office:string-value="Arterial Blood Gas Analysis / ABG / ABGA">
            <text:p>Arterial Blood Gas Analysis / ABG / ABGA</text:p>
          </table:table-cell>
          <table:table-cell office:value-type="string">
            <text:p>Arterial Blood Gas Analysis / ABG / ABGA</text:p>
          </table:table-cell>
          <table:table-cell office:value-type="string">
            <text:p>Base Excess</text:p>
          </table:table-cell>
          <table:table-cell table:style-name="ce6"/>
          <table:table-cell table:number-columns-repeated="4"/>
          <table:table-cell table:formula="of:=VLOOKUP([.$K10];[.$B$4:.$H$235];7;0)" office:value-type="float" office:value="14">
            <text:p>14</text:p>
          </table:table-cell>
          <table:table-cell table:number-columns-repeated="1007"/>
        </table:table-row>
        <table:table-row table:style-name="ro1">
          <table:table-cell table:formula="of:=[.A10]+1" office:value-type="float" office:value="7">
            <text:p>7</text:p>
          </table:table-cell>
          <table:table-cell office:value-type="string">
            <text:p>Alpha 1 antitrypsin</text:p>
          </table:table-cell>
          <table:table-cell table:number-columns-repeated="5"/>
          <table:table-cell table:formula="of:=[.A11]" office:value-type="float" office:value="7">
            <text:p>7</text:p>
          </table:table-cell>
          <table:table-cell table:formula="of:=IF(ISBLANK([.J11]);[.I10];[.J11])" office:value-type="string" office:string-value="Arterial Blood Gas Analysis / ABG / ABGA">
            <text:p>Arterial Blood Gas Analysis / ABG / ABGA</text:p>
          </table:table-cell>
          <table:table-cell/>
          <table:table-cell office:value-type="string">
            <text:p>HCO3 ( Bicarbonate )</text:p>
          </table:table-cell>
          <table:table-cell table:number-columns-repeated="5"/>
          <table:table-cell table:formula="of:=VLOOKUP([.$K11];[.$B$4:.$H$235];7;0)" office:value-type="float" office:value="101">
            <text:p>101</text:p>
          </table:table-cell>
          <table:table-cell table:number-columns-repeated="1007"/>
        </table:table-row>
        <table:table-row table:style-name="ro1">
          <table:table-cell table:formula="of:=[.A11]+1" office:value-type="float" office:value="8">
            <text:p>8</text:p>
          </table:table-cell>
          <table:table-cell office:value-type="string">
            <text:p>ALT, SGPT</text:p>
          </table:table-cell>
          <table:table-cell table:number-columns-repeated="5"/>
          <table:table-cell table:formula="of:=[.A12]" office:value-type="float" office:value="8">
            <text:p>8</text:p>
          </table:table-cell>
          <table:table-cell table:formula="of:=IF(ISBLANK([.J12]);[.I11];[.J12])" office:value-type="string" office:string-value="Arterial Blood Gas Analysis / ABG / ABGA">
            <text:p>Arterial Blood Gas Analysis / ABG / ABGA</text:p>
          </table:table-cell>
          <table:table-cell/>
          <table:table-cell office:value-type="string">
            <text:p>pCO2</text:p>
          </table:table-cell>
          <table:table-cell table:number-columns-repeated="5"/>
          <table:table-cell table:formula="of:=VLOOKUP([.$K12];[.$B$4:.$H$235];7;0)" office:value-type="float" office:value="164">
            <text:p>164</text:p>
          </table:table-cell>
          <table:table-cell table:number-columns-repeated="1007"/>
        </table:table-row>
        <table:table-row table:style-name="ro1">
          <table:table-cell table:formula="of:=[.A12]+1" office:value-type="float" office:value="9">
            <text:p>9</text:p>
          </table:table-cell>
          <table:table-cell office:value-type="string">
            <text:p>Amylase ( Pancreatic )</text:p>
          </table:table-cell>
          <table:table-cell table:number-columns-repeated="5"/>
          <table:table-cell table:formula="of:=[.A13]" office:value-type="float" office:value="9">
            <text:p>9</text:p>
          </table:table-cell>
          <table:table-cell table:formula="of:=IF(ISBLANK([.J13]);[.I12];[.J13])" office:value-type="string" office:string-value="Arterial Blood Gas Analysis / ABG / ABGA">
            <text:p>Arterial Blood Gas Analysis / ABG / ABGA</text:p>
          </table:table-cell>
          <table:table-cell/>
          <table:table-cell office:value-type="string">
            <text:p>pH</text:p>
          </table:table-cell>
          <table:table-cell table:number-columns-repeated="5"/>
          <table:table-cell table:formula="of:=VLOOKUP([.$K13];[.$B$4:.$H$235];7;0)" office:value-type="float" office:value="165">
            <text:p>165</text:p>
          </table:table-cell>
          <table:table-cell table:number-columns-repeated="1007"/>
        </table:table-row>
        <table:table-row table:style-name="ro1">
          <table:table-cell table:formula="of:=[.A13]+1" office:value-type="float" office:value="10">
            <text:p>10</text:p>
          </table:table-cell>
          <table:table-cell office:value-type="string">
            <text:p>Androstenedione</text:p>
          </table:table-cell>
          <table:table-cell table:number-columns-repeated="5"/>
          <table:table-cell table:formula="of:=[.A14]" office:value-type="float" office:value="10">
            <text:p>10</text:p>
          </table:table-cell>
          <table:table-cell table:formula="of:=IF(ISBLANK([.J14]);[.I13];[.J14])" office:value-type="string" office:string-value="Arterial Blood Gas Analysis / ABG / ABGA">
            <text:p>Arterial Blood Gas Analysis / ABG / ABGA</text:p>
          </table:table-cell>
          <table:table-cell/>
          <table:table-cell office:value-type="string">
            <text:p>pO2</text:p>
          </table:table-cell>
          <table:table-cell table:number-columns-repeated="5"/>
          <table:table-cell table:formula="of:=VLOOKUP([.$K14];[.$B$4:.$H$235];7;0)" office:value-type="float" office:value="167">
            <text:p>167</text:p>
          </table:table-cell>
          <table:table-cell table:number-columns-repeated="1007"/>
        </table:table-row>
        <table:table-row table:style-name="ro1">
          <table:table-cell table:formula="of:=[.A14]+1" office:value-type="float" office:value="11">
            <text:p>11</text:p>
          </table:table-cell>
          <table:table-cell office:value-type="string">
            <text:p>Appearance</text:p>
          </table:table-cell>
          <table:table-cell table:number-columns-repeated="5"/>
          <table:table-cell table:formula="of:=[.A15]" office:value-type="float" office:value="11">
            <text:p>11</text:p>
          </table:table-cell>
          <table:table-cell table:formula="of:=IF(ISBLANK([.J15]);[.I14];[.J15])" office:value-type="string" office:string-value="Arterial Blood Gas Analysis / ABG / ABGA">
            <text:p>Arterial Blood Gas Analysis / ABG / ABGA</text:p>
          </table:table-cell>
          <table:table-cell/>
          <table:table-cell office:value-type="string">
            <text:p>spO2 ( Oxygen Saturation )</text:p>
          </table:table-cell>
          <table:table-cell table:style-name="ce18"/>
          <table:table-cell table:number-columns-repeated="4"/>
          <table:table-cell table:formula="of:=VLOOKUP([.$K15];[.$B$4:.$H$235];7;0)" office:value-type="float" office:value="199">
            <text:p>199</text:p>
          </table:table-cell>
          <table:table-cell table:number-columns-repeated="1007"/>
        </table:table-row>
        <table:table-row table:style-name="ro1">
          <table:table-cell table:formula="of:=[.A15]+1" office:value-type="float" office:value="12">
            <text:p>12</text:p>
          </table:table-cell>
          <table:table-cell office:value-type="string">
            <text:p>AST, SGOT</text:p>
          </table:table-cell>
          <table:table-cell table:number-columns-repeated="5"/>
          <table:table-cell table:formula="of:=[.A16]" office:value-type="float" office:value="12">
            <text:p>12</text:p>
          </table:table-cell>
          <table:table-cell table:formula="of:=IF(ISBLANK([.J16]);[.I15];[.J16])" office:value-type="string" office:string-value="Bence Jones proteins">
            <text:p>Bence Jones proteins</text:p>
          </table:table-cell>
          <table:table-cell office:value-type="string">
            <text:p>Bence Jones proteins</text:p>
          </table:table-cell>
          <table:table-cell office:value-type="string">
            <text:p>Bence Jones Protein</text:p>
          </table:table-cell>
          <table:table-cell table:style-name="ce17"/>
          <table:table-cell table:number-columns-repeated="4"/>
          <table:table-cell table:formula="of:=VLOOKUP([.$K16];[.$B$4:.$H$235];7;0)" office:value-type="float" office:value="15">
            <text:p>15</text:p>
          </table:table-cell>
          <table:table-cell table:number-columns-repeated="1007"/>
        </table:table-row>
        <table:table-row table:style-name="ro1">
          <table:table-cell table:formula="of:=[.A16]+1" office:value-type="float" office:value="13">
            <text:p>13</text:p>
          </table:table-cell>
          <table:table-cell office:value-type="string">
            <text:p>Bacteria</text:p>
          </table:table-cell>
          <table:table-cell table:number-columns-repeated="5"/>
          <table:table-cell table:formula="of:=[.A17]" office:value-type="float" office:value="13">
            <text:p>13</text:p>
          </table:table-cell>
          <table:table-cell table:formula="of:=IF(ISBLANK([.J17]);[.I16];[.J17])" office:value-type="string" office:string-value="Bence Jones proteins Quantitative">
            <text:p>Bence Jones proteins Quantitative</text:p>
          </table:table-cell>
          <table:table-cell office:value-type="string">
            <text:p>Bence Jones proteins Quantitative</text:p>
          </table:table-cell>
          <table:table-cell office:value-type="string">
            <text:p>Kappa chain</text:p>
          </table:table-cell>
          <table:table-cell table:style-name="ce6"/>
          <table:table-cell table:number-columns-repeated="4"/>
          <table:table-cell table:formula="of:=VLOOKUP([.$K17];[.$B$4:.$H$235];7;0)" office:value-type="float" office:value="121">
            <text:p>121</text:p>
          </table:table-cell>
          <table:table-cell table:number-columns-repeated="1007"/>
        </table:table-row>
        <table:table-row table:style-name="ro1">
          <table:table-cell table:formula="of:=[.A17]+1" office:value-type="float" office:value="14">
            <text:p>14</text:p>
          </table:table-cell>
          <table:table-cell office:value-type="string">
            <text:p>Base Excess</text:p>
          </table:table-cell>
          <table:table-cell table:number-columns-repeated="5"/>
          <table:table-cell table:formula="of:=[.A18]" office:value-type="float" office:value="14">
            <text:p>14</text:p>
          </table:table-cell>
          <table:table-cell table:formula="of:=IF(ISBLANK([.J18]);[.I17];[.J18])" office:value-type="string" office:string-value="Bence Jones proteins Quantitative">
            <text:p>Bence Jones proteins Quantitative</text:p>
          </table:table-cell>
          <table:table-cell/>
          <table:table-cell office:value-type="string">
            <text:p>Lambda</text:p>
          </table:table-cell>
          <table:table-cell table:style-name="ce18"/>
          <table:table-cell table:number-columns-repeated="4"/>
          <table:table-cell table:formula="of:=VLOOKUP([.$K18];[.$B$4:.$H$235];7;0)" office:value-type="float" office:value="125">
            <text:p>125</text:p>
          </table:table-cell>
          <table:table-cell table:number-columns-repeated="1007"/>
        </table:table-row>
        <table:table-row table:style-name="ro1">
          <table:table-cell table:formula="of:=[.A18]+1" office:value-type="float" office:value="15">
            <text:p>15</text:p>
          </table:table-cell>
          <table:table-cell office:value-type="string">
            <text:p>Bence Jones Protein</text:p>
          </table:table-cell>
          <table:table-cell table:number-columns-repeated="5"/>
          <table:table-cell table:formula="of:=[.A19]" office:value-type="float" office:value="15">
            <text:p>15</text:p>
          </table:table-cell>
          <table:table-cell table:formula="of:=IF(ISBLANK([.J19]);[.I18];[.J19])" office:value-type="string" office:string-value="Beta 2 microglobulin">
            <text:p>Beta 2 microglobulin</text:p>
          </table:table-cell>
          <table:table-cell table:number-columns-repeated="2" office:value-type="string">
            <text:p>Beta 2 microglobulin</text:p>
          </table:table-cell>
          <table:table-cell table:style-name="ce17"/>
          <table:table-cell table:number-columns-repeated="4"/>
          <table:table-cell table:formula="of:=VLOOKUP([.$K19];[.$B$4:.$H$235];7;0)" office:value-type="float" office:value="16">
            <text:p>16</text:p>
          </table:table-cell>
          <table:table-cell table:number-columns-repeated="1007"/>
        </table:table-row>
        <table:table-row table:style-name="ro1">
          <table:table-cell table:formula="of:=[.A19]+1" office:value-type="float" office:value="16">
            <text:p>16</text:p>
          </table:table-cell>
          <table:table-cell office:value-type="string">
            <text:p>Beta 2 microglobulin</text:p>
          </table:table-cell>
          <table:table-cell table:number-columns-repeated="5"/>
          <table:table-cell table:formula="of:=[.A20]" office:value-type="float" office:value="16">
            <text:p>16</text:p>
          </table:table-cell>
          <table:table-cell table:formula="of:=IF(ISBLANK([.J20]);[.I19];[.J20])" office:value-type="string" office:string-value="Beta Hydroxy Butyrate">
            <text:p>Beta Hydroxy Butyrate</text:p>
          </table:table-cell>
          <table:table-cell table:number-columns-repeated="2" office:value-type="string">
            <text:p>Beta Hydroxy Butyrate</text:p>
          </table:table-cell>
          <table:table-cell table:style-name="ce17"/>
          <table:table-cell table:number-columns-repeated="4"/>
          <table:table-cell table:formula="of:=VLOOKUP([.$K20];[.$B$4:.$H$235];7;0)" office:value-type="float" office:value="17">
            <text:p>17</text:p>
          </table:table-cell>
          <table:table-cell table:number-columns-repeated="1007"/>
        </table:table-row>
        <table:table-row table:style-name="ro1">
          <table:table-cell table:formula="of:=[.A20]+1" office:value-type="float" office:value="17">
            <text:p>17</text:p>
          </table:table-cell>
          <table:table-cell office:value-type="string">
            <text:p>Beta Hydroxy Butyrate</text:p>
          </table:table-cell>
          <table:table-cell table:number-columns-repeated="5"/>
          <table:table-cell table:formula="of:=[.A21]" office:value-type="float" office:value="17">
            <text:p>17</text:p>
          </table:table-cell>
          <table:table-cell table:formula="of:=IF(ISBLANK([.J21]);[.I20];[.J21])" office:value-type="string" office:string-value="Blood Grouping">
            <text:p>Blood Grouping</text:p>
          </table:table-cell>
          <table:table-cell office:value-type="string">
            <text:p>Blood Grouping</text:p>
          </table:table-cell>
          <table:table-cell office:value-type="string">
            <text:p>ABO grouping</text:p>
          </table:table-cell>
          <table:table-cell table:style-name="ce6"/>
          <table:table-cell table:number-columns-repeated="4"/>
          <table:table-cell table:formula="of:=VLOOKUP([.$K21];[.$B$4:.$H$235];7;0)" office:value-type="float" office:value="2">
            <text:p>2</text:p>
          </table:table-cell>
          <table:table-cell table:number-columns-repeated="1007"/>
        </table:table-row>
        <table:table-row table:style-name="ro1">
          <table:table-cell table:formula="of:=[.A21]+1" office:value-type="float" office:value="18">
            <text:p>18</text:p>
          </table:table-cell>
          <table:table-cell office:value-type="string">
            <text:p>Bladder cells</text:p>
          </table:table-cell>
          <table:table-cell table:number-columns-repeated="5"/>
          <table:table-cell table:formula="of:=[.A22]" office:value-type="float" office:value="18">
            <text:p>18</text:p>
          </table:table-cell>
          <table:table-cell table:formula="of:=IF(ISBLANK([.J22]);[.I21];[.J22])" office:value-type="string" office:string-value="Blood Grouping">
            <text:p>Blood Grouping</text:p>
          </table:table-cell>
          <table:table-cell/>
          <table:table-cell office:value-type="string">
            <text:p>Rh Grouping</text:p>
          </table:table-cell>
          <table:table-cell table:style-name="ce18"/>
          <table:table-cell table:number-columns-repeated="4"/>
          <table:table-cell table:formula="of:=VLOOKUP([.$K22];[.$B$4:.$H$235];7;0)" office:value-type="float" office:value="185">
            <text:p>185</text:p>
          </table:table-cell>
          <table:table-cell table:number-columns-repeated="1007"/>
        </table:table-row>
        <table:table-row table:style-name="ro1">
          <table:table-cell table:formula="of:=[.A22]+1" office:value-type="float" office:value="19">
            <text:p>19</text:p>
          </table:table-cell>
          <table:table-cell office:value-type="string">
            <text:p>Bleeding Time (Duke's method )</text:p>
          </table:table-cell>
          <table:table-cell table:number-columns-repeated="5"/>
          <table:table-cell table:formula="of:=[.A23]" office:value-type="float" office:value="19">
            <text:p>19</text:p>
          </table:table-cell>
          <table:table-cell table:formula="of:=IF(ISBLANK([.J23]);[.I22];[.J23])" office:value-type="string" office:string-value="C Reactive Protein / CRP">
            <text:p>C Reactive Protein / CRP</text:p>
          </table:table-cell>
          <table:table-cell office:value-type="string">
            <text:p>C Reactive Protein / CRP</text:p>
          </table:table-cell>
          <table:table-cell office:value-type="string">
            <text:p>CRP</text:p>
          </table:table-cell>
          <table:table-cell table:style-name="ce17"/>
          <table:table-cell table:number-columns-repeated="4"/>
          <table:table-cell table:formula="of:=VLOOKUP([.$K23];[.$B$4:.$H$235];7;0)" office:value-type="float" office:value="52">
            <text:p>52</text:p>
          </table:table-cell>
          <table:table-cell table:number-columns-repeated="1007"/>
        </table:table-row>
        <table:table-row table:style-name="ro1">
          <table:table-cell table:formula="of:=[.A23]+1" office:value-type="float" office:value="20">
            <text:p>20</text:p>
          </table:table-cell>
          <table:table-cell office:value-type="string">
            <text:p>Blood Ammonia</text:p>
          </table:table-cell>
          <table:table-cell table:number-columns-repeated="5"/>
          <table:table-cell table:formula="of:=[.A24]" office:value-type="float" office:value="20">
            <text:p>20</text:p>
          </table:table-cell>
          <table:table-cell table:formula="of:=IF(ISBLANK([.J24]);[.I23];[.J24])" office:value-type="string" office:string-value="C1 esterase inhibitor / C1 inhibitor Qualitative">
            <text:p>C1 esterase inhibitor / C1 inhibitor Qualitative</text:p>
          </table:table-cell>
          <table:table-cell office:value-type="string">
            <text:p>C1 esterase inhibitor / C1 inhibitor Qualitative</text:p>
          </table:table-cell>
          <table:table-cell office:value-type="string">
            <text:p>C1 inhibitor </text:p>
          </table:table-cell>
          <table:table-cell table:style-name="ce17"/>
          <table:table-cell table:number-columns-repeated="4"/>
          <table:table-cell table:formula="of:=VLOOKUP([.$K24];[.$B$4:.$H$235];7;0)" office:value-type="float" office:value="24">
            <text:p>24</text:p>
          </table:table-cell>
          <table:table-cell table:number-columns-repeated="1007"/>
        </table:table-row>
        <table:table-row table:style-name="ro1">
          <table:table-cell table:formula="of:=[.A24]+1" office:value-type="float" office:value="21">
            <text:p>21</text:p>
          </table:table-cell>
          <table:table-cell office:value-type="string">
            <text:p>Blood Urea</text:p>
          </table:table-cell>
          <table:table-cell table:number-columns-repeated="5"/>
          <table:table-cell table:formula="of:=[.A25]" office:value-type="float" office:value="21">
            <text:p>21</text:p>
          </table:table-cell>
          <table:table-cell table:formula="of:=IF(ISBLANK([.J25]);[.I24];[.J25])" office:value-type="string" office:string-value="C1 esterase inhibitor / C1 inhibitor Quantitative">
            <text:p>C1 esterase inhibitor / C1 inhibitor Quantitative</text:p>
          </table:table-cell>
          <table:table-cell office:value-type="string">
            <text:p>C1 esterase inhibitor / C1 inhibitor Quantitative</text:p>
          </table:table-cell>
          <table:table-cell office:value-type="string">
            <text:p>C1 inhibitor </text:p>
          </table:table-cell>
          <table:table-cell table:style-name="ce17"/>
          <table:table-cell table:number-columns-repeated="4"/>
          <table:table-cell table:formula="of:=VLOOKUP([.$K25];[.$B$4:.$H$235];7;0)" office:value-type="float" office:value="24">
            <text:p>24</text:p>
          </table:table-cell>
          <table:table-cell table:number-columns-repeated="1007"/>
        </table:table-row>
        <table:table-row table:style-name="ro1">
          <table:table-cell table:formula="of:=[.A25]+1" office:value-type="float" office:value="22">
            <text:p>22</text:p>
          </table:table-cell>
          <table:table-cell office:value-type="string">
            <text:p>Blood Urea Nitrogen</text:p>
          </table:table-cell>
          <table:table-cell table:number-columns-repeated="5"/>
          <table:table-cell table:formula="of:=[.A26]" office:value-type="float" office:value="22">
            <text:p>22</text:p>
          </table:table-cell>
          <table:table-cell table:formula="of:=IF(ISBLANK([.J26]);[.I25];[.J26])" office:value-type="string" office:string-value="CA 125">
            <text:p>CA 125</text:p>
          </table:table-cell>
          <table:table-cell table:number-columns-repeated="2" office:value-type="string">
            <text:p>CA 125</text:p>
          </table:table-cell>
          <table:table-cell table:style-name="ce17"/>
          <table:table-cell table:number-columns-repeated="4"/>
          <table:table-cell table:formula="of:=VLOOKUP([.$K26];[.$B$4:.$H$235];7;0)" office:value-type="float" office:value="34">
            <text:p>34</text:p>
          </table:table-cell>
          <table:table-cell table:number-columns-repeated="1007"/>
        </table:table-row>
        <table:table-row table:style-name="ro1">
          <table:table-cell table:formula="of:=[.A26]+1" office:value-type="float" office:value="23">
            <text:p>23</text:p>
          </table:table-cell>
          <table:table-cell office:value-type="string">
            <text:p>Broad casts</text:p>
          </table:table-cell>
          <table:table-cell table:number-columns-repeated="5"/>
          <table:table-cell table:formula="of:=[.A27]" office:value-type="float" office:value="23">
            <text:p>23</text:p>
          </table:table-cell>
          <table:table-cell table:formula="of:=IF(ISBLANK([.J27]);[.I26];[.J27])" office:value-type="string" office:string-value="CA 15-3">
            <text:p>CA 15-3</text:p>
          </table:table-cell>
          <table:table-cell table:number-columns-repeated="2" office:value-type="string">
            <text:p>CA 15-3</text:p>
          </table:table-cell>
          <table:table-cell table:style-name="ce17"/>
          <table:table-cell table:number-columns-repeated="4"/>
          <table:table-cell table:formula="of:=VLOOKUP([.$K27];[.$B$4:.$H$235];7;0)" office:value-type="float" office:value="35">
            <text:p>35</text:p>
          </table:table-cell>
          <table:table-cell table:number-columns-repeated="1007"/>
        </table:table-row>
        <table:table-row table:style-name="ro1">
          <table:table-cell table:formula="of:=[.A27]+1" office:value-type="float" office:value="24">
            <text:p>24</text:p>
          </table:table-cell>
          <table:table-cell office:value-type="string">
            <text:p>C1 inhibitor </text:p>
          </table:table-cell>
          <table:table-cell table:number-columns-repeated="5"/>
          <table:table-cell table:formula="of:=[.A28]" office:value-type="float" office:value="24">
            <text:p>24</text:p>
          </table:table-cell>
          <table:table-cell table:formula="of:=IF(ISBLANK([.J28]);[.I27];[.J28])" office:value-type="string" office:string-value="Calcitonin">
            <text:p>Calcitonin</text:p>
          </table:table-cell>
          <table:table-cell table:number-columns-repeated="2" office:value-type="string">
            <text:p>Calcitonin</text:p>
          </table:table-cell>
          <table:table-cell table:style-name="ce17"/>
          <table:table-cell table:number-columns-repeated="4"/>
          <table:table-cell table:formula="of:=VLOOKUP([.$K28];[.$B$4:.$H$235];7;0)" office:value-type="float" office:value="36">
            <text:p>36</text:p>
          </table:table-cell>
          <table:table-cell table:number-columns-repeated="1007"/>
        </table:table-row>
        <table:table-row table:style-name="ro1">
          <table:table-cell table:formula="of:=[.A28]+1" office:value-type="float" office:value="25">
            <text:p>25</text:p>
          </table:table-cell>
          <table:table-cell office:value-type="string">
            <text:p>C1q</text:p>
          </table:table-cell>
          <table:table-cell table:number-columns-repeated="5"/>
          <table:table-cell table:formula="of:=[.A29]" office:value-type="float" office:value="25">
            <text:p>25</text:p>
          </table:table-cell>
          <table:table-cell table:formula="of:=IF(ISBLANK([.J29]);[.I28];[.J29])" office:value-type="string" office:string-value="Carboxyhemoglobin">
            <text:p>Carboxyhemoglobin</text:p>
          </table:table-cell>
          <table:table-cell table:number-columns-repeated="2" office:value-type="string">
            <text:p>Carboxyhemoglobin</text:p>
          </table:table-cell>
          <table:table-cell table:style-name="ce17"/>
          <table:table-cell table:number-columns-repeated="4"/>
          <table:table-cell table:formula="of:=VLOOKUP([.$K29];[.$B$4:.$H$235];7;0)" office:value-type="float" office:value="37">
            <text:p>37</text:p>
          </table:table-cell>
          <table:table-cell table:number-columns-repeated="1007"/>
        </table:table-row>
        <table:table-row table:style-name="ro1">
          <table:table-cell table:formula="of:=[.A29]+1" office:value-type="float" office:value="26">
            <text:p>26</text:p>
          </table:table-cell>
          <table:table-cell office:value-type="string">
            <text:p>C2</text:p>
          </table:table-cell>
          <table:table-cell table:number-columns-repeated="5"/>
          <table:table-cell table:formula="of:=[.A30]" office:value-type="float" office:value="26">
            <text:p>26</text:p>
          </table:table-cell>
          <table:table-cell table:formula="of:=IF(ISBLANK([.J30]);[.I29];[.J30])" office:value-type="string" office:string-value="Carcinoembryonic Antigen">
            <text:p>Carcinoembryonic Antigen</text:p>
          </table:table-cell>
          <table:table-cell office:value-type="string">
            <text:p>Carcinoembryonic Antigen</text:p>
          </table:table-cell>
          <table:table-cell office:value-type="string">
            <text:p>CEA Carcinoembryonic antigen</text:p>
          </table:table-cell>
          <table:table-cell table:style-name="ce17"/>
          <table:table-cell table:number-columns-repeated="4"/>
          <table:table-cell table:formula="of:=VLOOKUP([.$K30];[.$B$4:.$H$235];7;0)" office:value-type="float" office:value="39">
            <text:p>39</text:p>
          </table:table-cell>
          <table:table-cell table:number-columns-repeated="1007"/>
        </table:table-row>
        <table:table-row table:style-name="ro1">
          <table:table-cell table:formula="of:=[.A30]+1" office:value-type="float" office:value="27">
            <text:p>27</text:p>
          </table:table-cell>
          <table:table-cell office:value-type="string">
            <text:p>C3</text:p>
          </table:table-cell>
          <table:table-cell table:number-columns-repeated="5"/>
          <table:table-cell table:formula="of:=[.A31]" office:value-type="float" office:value="27">
            <text:p>27</text:p>
          </table:table-cell>
          <table:table-cell table:formula="of:=IF(ISBLANK([.J31]);[.I30];[.J31])" office:value-type="string" office:string-value="Ceruloplasmin">
            <text:p>Ceruloplasmin</text:p>
          </table:table-cell>
          <table:table-cell table:number-columns-repeated="2" office:value-type="string">
            <text:p>Ceruloplasmin</text:p>
          </table:table-cell>
          <table:table-cell table:style-name="ce17"/>
          <table:table-cell table:number-columns-repeated="4"/>
          <table:table-cell table:formula="of:=VLOOKUP([.$K31];[.$B$4:.$H$235];7;0)" office:value-type="float" office:value="40">
            <text:p>40</text:p>
          </table:table-cell>
          <table:table-cell table:number-columns-repeated="1007"/>
        </table:table-row>
        <table:table-row table:style-name="ro1">
          <table:table-cell table:formula="of:=[.A31]+1" office:value-type="float" office:value="28">
            <text:p>28</text:p>
          </table:table-cell>
          <table:table-cell office:value-type="string">
            <text:p>C4</text:p>
          </table:table-cell>
          <table:table-cell table:number-columns-repeated="5"/>
          <table:table-cell table:formula="of:=[.A32]" office:value-type="float" office:value="28">
            <text:p>28</text:p>
          </table:table-cell>
          <table:table-cell table:formula="of:=IF(ISBLANK([.J32]);[.I31];[.J32])" office:value-type="string" office:string-value="Chloride">
            <text:p>Chloride</text:p>
          </table:table-cell>
          <table:table-cell table:number-columns-repeated="2" office:value-type="string">
            <text:p>Chloride</text:p>
          </table:table-cell>
          <table:table-cell table:style-name="ce17"/>
          <table:table-cell table:number-columns-repeated="4"/>
          <table:table-cell table:formula="of:=VLOOKUP([.$K32];[.$B$4:.$H$235];7;0)" office:value-type="float" office:value="42">
            <text:p>42</text:p>
          </table:table-cell>
          <table:table-cell table:number-columns-repeated="1007"/>
        </table:table-row>
        <table:table-row table:style-name="ro1">
          <table:table-cell table:formula="of:=[.A32]+1" office:value-type="float" office:value="29">
            <text:p>29</text:p>
          </table:table-cell>
          <table:table-cell office:value-type="string">
            <text:p>C5</text:p>
          </table:table-cell>
          <table:table-cell table:number-columns-repeated="5"/>
          <table:table-cell table:formula="of:=[.A33]" office:value-type="float" office:value="29">
            <text:p>29</text:p>
          </table:table-cell>
          <table:table-cell table:formula="of:=IF(ISBLANK([.J33]);[.I32];[.J33])" office:value-type="string" office:string-value="Cholinesterase">
            <text:p>Cholinesterase</text:p>
          </table:table-cell>
          <table:table-cell office:value-type="string">
            <text:p>Cholinesterase</text:p>
          </table:table-cell>
          <table:table-cell office:value-type="string">
            <text:p>Cholineterase</text:p>
          </table:table-cell>
          <table:table-cell table:style-name="ce17"/>
          <table:table-cell table:number-columns-repeated="4"/>
          <table:table-cell table:formula="of:=VLOOKUP([.$K33];[.$B$4:.$H$235];7;0)" office:value-type="float" office:value="46">
            <text:p>46</text:p>
          </table:table-cell>
          <table:table-cell table:number-columns-repeated="1007"/>
        </table:table-row>
        <table:table-row table:style-name="ro1">
          <table:table-cell table:formula="of:=[.A33]+1" office:value-type="float" office:value="30">
            <text:p>30</text:p>
          </table:table-cell>
          <table:table-cell office:value-type="string">
            <text:p>C6</text:p>
          </table:table-cell>
          <table:table-cell table:number-columns-repeated="5"/>
          <table:table-cell table:formula="of:=[.A34]" office:value-type="float" office:value="30">
            <text:p>30</text:p>
          </table:table-cell>
          <table:table-cell table:formula="of:=IF(ISBLANK([.J34]);[.I33];[.J34])" office:value-type="string" office:string-value="Coagulation Profle1">
            <text:p>Coagulation Profle1</text:p>
          </table:table-cell>
          <table:table-cell office:value-type="string">
            <text:p>Coagulation Profle1</text:p>
          </table:table-cell>
          <table:table-cell office:value-type="string">
            <text:p>Activated Clotting Time ( ACT )</text:p>
          </table:table-cell>
          <table:table-cell table:style-name="ce6"/>
          <table:table-cell table:number-columns-repeated="4"/>
          <table:table-cell table:formula="of:=VLOOKUP([.$K34];[.$B$4:.$H$235];7;0)" office:value-type="float" office:value="3">
            <text:p>3</text:p>
          </table:table-cell>
          <table:table-cell table:number-columns-repeated="1007"/>
        </table:table-row>
        <table:table-row table:style-name="ro1">
          <table:table-cell table:formula="of:=[.A34]+1" office:value-type="float" office:value="31">
            <text:p>31</text:p>
          </table:table-cell>
          <table:table-cell office:value-type="string">
            <text:p>C7</text:p>
          </table:table-cell>
          <table:table-cell table:number-columns-repeated="5"/>
          <table:table-cell table:formula="of:=[.A35]" office:value-type="float" office:value="31">
            <text:p>31</text:p>
          </table:table-cell>
          <table:table-cell table:formula="of:=IF(ISBLANK([.J35]);[.I34];[.J35])" office:value-type="string" office:string-value="Coagulation Profle1">
            <text:p>Coagulation Profle1</text:p>
          </table:table-cell>
          <table:table-cell/>
          <table:table-cell office:value-type="string">
            <text:p>Activated Partial Thromboplastin Time</text:p>
          </table:table-cell>
          <table:table-cell table:number-columns-repeated="5"/>
          <table:table-cell table:formula="of:=VLOOKUP([.$K35];[.$B$4:.$H$235];7;0)" office:value-type="float" office:value="4">
            <text:p>4</text:p>
          </table:table-cell>
          <table:table-cell table:number-columns-repeated="1007"/>
        </table:table-row>
        <table:table-row table:style-name="ro1">
          <table:table-cell table:formula="of:=[.A35]+1" office:value-type="float" office:value="32">
            <text:p>32</text:p>
          </table:table-cell>
          <table:table-cell office:value-type="string">
            <text:p>C8</text:p>
          </table:table-cell>
          <table:table-cell table:number-columns-repeated="5"/>
          <table:table-cell table:formula="of:=[.A36]" office:value-type="float" office:value="32">
            <text:p>32</text:p>
          </table:table-cell>
          <table:table-cell table:formula="of:=IF(ISBLANK([.J36]);[.I35];[.J36])" office:value-type="string" office:string-value="Coagulation Profle1">
            <text:p>Coagulation Profle1</text:p>
          </table:table-cell>
          <table:table-cell/>
          <table:table-cell office:value-type="string">
            <text:p>Bleeding Time (Duke's method )</text:p>
          </table:table-cell>
          <table:table-cell table:number-columns-repeated="5"/>
          <table:table-cell table:formula="of:=VLOOKUP([.$K36];[.$B$4:.$H$235];7;0)" office:value-type="float" office:value="19">
            <text:p>19</text:p>
          </table:table-cell>
          <table:table-cell table:number-columns-repeated="1007"/>
        </table:table-row>
        <table:table-row table:style-name="ro1">
          <table:table-cell table:formula="of:=[.A36]+1" office:value-type="float" office:value="33">
            <text:p>33</text:p>
          </table:table-cell>
          <table:table-cell office:value-type="string">
            <text:p>C9</text:p>
          </table:table-cell>
          <table:table-cell table:number-columns-repeated="5"/>
          <table:table-cell table:formula="of:=[.A37]" office:value-type="float" office:value="33">
            <text:p>33</text:p>
          </table:table-cell>
          <table:table-cell table:formula="of:=IF(ISBLANK([.J37]);[.I36];[.J37])" office:value-type="string" office:string-value="Coagulation Profle1">
            <text:p>Coagulation Profle1</text:p>
          </table:table-cell>
          <table:table-cell/>
          <table:table-cell office:value-type="string">
            <text:p>CBC</text:p>
          </table:table-cell>
          <table:table-cell table:number-columns-repeated="5"/>
          <table:table-cell table:formula="of:=VLOOKUP([.$K37];[.$B$4:.$H$235];7;0)" office:value-type="float" office:value="38">
            <text:p>38</text:p>
          </table:table-cell>
          <table:table-cell table:number-columns-repeated="1007"/>
        </table:table-row>
        <table:table-row table:style-name="ro1">
          <table:table-cell table:formula="of:=[.A37]+1" office:value-type="float" office:value="34">
            <text:p>34</text:p>
          </table:table-cell>
          <table:table-cell office:value-type="string">
            <text:p>CA 125</text:p>
          </table:table-cell>
          <table:table-cell table:number-columns-repeated="5"/>
          <table:table-cell table:formula="of:=[.A38]" office:value-type="float" office:value="34">
            <text:p>34</text:p>
          </table:table-cell>
          <table:table-cell table:formula="of:=IF(ISBLANK([.J38]);[.I37];[.J38])" office:value-type="string" office:string-value="Coagulation Profle1">
            <text:p>Coagulation Profle1</text:p>
          </table:table-cell>
          <table:table-cell/>
          <table:table-cell office:value-type="string">
            <text:p>Clotting Time ( Lee and White Method )</text:p>
          </table:table-cell>
          <table:table-cell table:number-columns-repeated="5"/>
          <table:table-cell table:formula="of:=VLOOKUP([.$K38];[.$B$4:.$H$235];7;0)" office:value-type="float" office:value="47">
            <text:p>47</text:p>
          </table:table-cell>
          <table:table-cell table:number-columns-repeated="1007"/>
        </table:table-row>
        <table:table-row table:style-name="ro1">
          <table:table-cell table:formula="of:=[.A38]+1" office:value-type="float" office:value="35">
            <text:p>35</text:p>
          </table:table-cell>
          <table:table-cell office:value-type="string">
            <text:p>CA 15-3</text:p>
          </table:table-cell>
          <table:table-cell table:number-columns-repeated="5"/>
          <table:table-cell table:formula="of:=[.A39]" office:value-type="float" office:value="35">
            <text:p>35</text:p>
          </table:table-cell>
          <table:table-cell table:formula="of:=IF(ISBLANK([.J39]);[.I38];[.J39])" office:value-type="string" office:string-value="Coagulation Profle1">
            <text:p>Coagulation Profle1</text:p>
          </table:table-cell>
          <table:table-cell/>
          <table:table-cell office:value-type="string">
            <text:p>International Normalised Ratio ( INR )</text:p>
          </table:table-cell>
          <table:table-cell table:number-columns-repeated="5"/>
          <table:table-cell table:formula="of:=VLOOKUP([.$K39];[.$B$4:.$H$235];7;0)" office:value-type="float" office:value="112">
            <text:p>112</text:p>
          </table:table-cell>
          <table:table-cell table:number-columns-repeated="1007"/>
        </table:table-row>
        <table:table-row table:style-name="ro1">
          <table:table-cell table:formula="of:=[.A39]+1" office:value-type="float" office:value="36">
            <text:p>36</text:p>
          </table:table-cell>
          <table:table-cell office:value-type="string">
            <text:p>Calcitonin</text:p>
          </table:table-cell>
          <table:table-cell table:number-columns-repeated="5"/>
          <table:table-cell table:formula="of:=[.A40]" office:value-type="float" office:value="36">
            <text:p>36</text:p>
          </table:table-cell>
          <table:table-cell table:formula="of:=IF(ISBLANK([.J40]);[.I39];[.J40])" office:value-type="string" office:string-value="Coagulation Profle1">
            <text:p>Coagulation Profle1</text:p>
          </table:table-cell>
          <table:table-cell/>
          <table:table-cell office:value-type="string">
            <text:p>Prothrombin Time</text:p>
          </table:table-cell>
          <table:table-cell table:style-name="ce18"/>
          <table:table-cell table:number-columns-repeated="4"/>
          <table:table-cell table:formula="of:=VLOOKUP([.$K40];[.$B$4:.$H$235];7;0)" office:value-type="float" office:value="174">
            <text:p>174</text:p>
          </table:table-cell>
          <table:table-cell table:number-columns-repeated="1007"/>
        </table:table-row>
        <table:table-row table:style-name="ro1">
          <table:table-cell table:formula="of:=[.A40]+1" office:value-type="float" office:value="37">
            <text:p>37</text:p>
          </table:table-cell>
          <table:table-cell office:value-type="string">
            <text:p>Carboxyhemoglobin</text:p>
          </table:table-cell>
          <table:table-cell table:number-columns-repeated="5"/>
          <table:table-cell table:formula="of:=[.A41]" office:value-type="float" office:value="37">
            <text:p>37</text:p>
          </table:table-cell>
          <table:table-cell table:formula="of:=IF(ISBLANK([.J41]);[.I40];[.J41])" office:value-type="string" office:string-value="Complement">
            <text:p>Complement</text:p>
          </table:table-cell>
          <table:table-cell office:value-type="string">
            <text:p>Complement</text:p>
          </table:table-cell>
          <table:table-cell office:value-type="string">
            <text:p>C1q</text:p>
          </table:table-cell>
          <table:table-cell table:style-name="ce6"/>
          <table:table-cell table:number-columns-repeated="4"/>
          <table:table-cell table:formula="of:=VLOOKUP([.$K41];[.$B$4:.$H$235];7;0)" office:value-type="float" office:value="25">
            <text:p>25</text:p>
          </table:table-cell>
          <table:table-cell table:number-columns-repeated="1007"/>
        </table:table-row>
        <table:table-row table:style-name="ro1">
          <table:table-cell table:formula="of:=[.A41]+1" office:value-type="float" office:value="38">
            <text:p>38</text:p>
          </table:table-cell>
          <table:table-cell office:value-type="string">
            <text:p>CBC</text:p>
          </table:table-cell>
          <table:table-cell table:number-columns-repeated="5"/>
          <table:table-cell table:formula="of:=[.A42]" office:value-type="float" office:value="38">
            <text:p>38</text:p>
          </table:table-cell>
          <table:table-cell table:formula="of:=IF(ISBLANK([.J42]);[.I41];[.J42])" office:value-type="string" office:string-value="Complement">
            <text:p>Complement</text:p>
          </table:table-cell>
          <table:table-cell/>
          <table:table-cell office:value-type="string">
            <text:p>C2</text:p>
          </table:table-cell>
          <table:table-cell table:number-columns-repeated="5"/>
          <table:table-cell table:formula="of:=VLOOKUP([.$K42];[.$B$4:.$H$235];7;0)" office:value-type="float" office:value="26">
            <text:p>26</text:p>
          </table:table-cell>
          <table:table-cell table:number-columns-repeated="1007"/>
        </table:table-row>
        <table:table-row table:style-name="ro1">
          <table:table-cell table:formula="of:=[.A42]+1" office:value-type="float" office:value="39">
            <text:p>39</text:p>
          </table:table-cell>
          <table:table-cell office:value-type="string">
            <text:p>CEA Carcinoembryonic antigen</text:p>
          </table:table-cell>
          <table:table-cell table:number-columns-repeated="5"/>
          <table:table-cell table:formula="of:=[.A43]" office:value-type="float" office:value="39">
            <text:p>39</text:p>
          </table:table-cell>
          <table:table-cell table:formula="of:=IF(ISBLANK([.J43]);[.I42];[.J43])" office:value-type="string" office:string-value="Complement">
            <text:p>Complement</text:p>
          </table:table-cell>
          <table:table-cell/>
          <table:table-cell office:value-type="string">
            <text:p>C3</text:p>
          </table:table-cell>
          <table:table-cell table:number-columns-repeated="5"/>
          <table:table-cell table:formula="of:=VLOOKUP([.$K43];[.$B$4:.$H$235];7;0)" office:value-type="float" office:value="27">
            <text:p>27</text:p>
          </table:table-cell>
          <table:table-cell table:number-columns-repeated="1007"/>
        </table:table-row>
        <table:table-row table:style-name="ro1">
          <table:table-cell table:formula="of:=[.A43]+1" office:value-type="float" office:value="40">
            <text:p>40</text:p>
          </table:table-cell>
          <table:table-cell office:value-type="string">
            <text:p>Ceruloplasmin</text:p>
          </table:table-cell>
          <table:table-cell table:number-columns-repeated="5"/>
          <table:table-cell table:formula="of:=[.A44]" office:value-type="float" office:value="40">
            <text:p>40</text:p>
          </table:table-cell>
          <table:table-cell table:formula="of:=IF(ISBLANK([.J44]);[.I43];[.J44])" office:value-type="string" office:string-value="Complement">
            <text:p>Complement</text:p>
          </table:table-cell>
          <table:table-cell/>
          <table:table-cell office:value-type="string">
            <text:p>C4</text:p>
          </table:table-cell>
          <table:table-cell table:number-columns-repeated="5"/>
          <table:table-cell table:formula="of:=VLOOKUP([.$K44];[.$B$4:.$H$235];7;0)" office:value-type="float" office:value="28">
            <text:p>28</text:p>
          </table:table-cell>
          <table:table-cell table:number-columns-repeated="1007"/>
        </table:table-row>
        <table:table-row table:style-name="ro1">
          <table:table-cell table:formula="of:=[.A44]+1" office:value-type="float" office:value="41">
            <text:p>41</text:p>
          </table:table-cell>
          <table:table-cell office:value-type="string">
            <text:p>CH 50</text:p>
          </table:table-cell>
          <table:table-cell table:number-columns-repeated="5"/>
          <table:table-cell table:formula="of:=[.A45]" office:value-type="float" office:value="41">
            <text:p>41</text:p>
          </table:table-cell>
          <table:table-cell table:formula="of:=IF(ISBLANK([.J45]);[.I44];[.J45])" office:value-type="string" office:string-value="Complement">
            <text:p>Complement</text:p>
          </table:table-cell>
          <table:table-cell/>
          <table:table-cell office:value-type="string">
            <text:p>C5</text:p>
          </table:table-cell>
          <table:table-cell table:number-columns-repeated="5"/>
          <table:table-cell table:formula="of:=VLOOKUP([.$K45];[.$B$4:.$H$235];7;0)" office:value-type="float" office:value="29">
            <text:p>29</text:p>
          </table:table-cell>
          <table:table-cell table:number-columns-repeated="1007"/>
        </table:table-row>
        <table:table-row table:style-name="ro1">
          <table:table-cell table:formula="of:=[.A45]+1" office:value-type="float" office:value="42">
            <text:p>42</text:p>
          </table:table-cell>
          <table:table-cell office:value-type="string">
            <text:p>Chloride</text:p>
          </table:table-cell>
          <table:table-cell table:number-columns-repeated="5"/>
          <table:table-cell table:formula="of:=[.A46]" office:value-type="float" office:value="42">
            <text:p>42</text:p>
          </table:table-cell>
          <table:table-cell table:formula="of:=IF(ISBLANK([.J46]);[.I45];[.J46])" office:value-type="string" office:string-value="Complement">
            <text:p>Complement</text:p>
          </table:table-cell>
          <table:table-cell/>
          <table:table-cell office:value-type="string">
            <text:p>C6</text:p>
          </table:table-cell>
          <table:table-cell table:number-columns-repeated="5"/>
          <table:table-cell table:formula="of:=VLOOKUP([.$K46];[.$B$4:.$H$235];7;0)" office:value-type="float" office:value="30">
            <text:p>30</text:p>
          </table:table-cell>
          <table:table-cell table:number-columns-repeated="1007"/>
        </table:table-row>
        <table:table-row table:style-name="ro1">
          <table:table-cell table:formula="of:=[.A46]+1" office:value-type="float" office:value="43">
            <text:p>43</text:p>
          </table:table-cell>
          <table:table-cell office:value-type="string">
            <text:p>Cholesterol, Borderline high</text:p>
          </table:table-cell>
          <table:table-cell table:number-columns-repeated="5"/>
          <table:table-cell table:formula="of:=[.A47]" office:value-type="float" office:value="43">
            <text:p>43</text:p>
          </table:table-cell>
          <table:table-cell table:formula="of:=IF(ISBLANK([.J47]);[.I46];[.J47])" office:value-type="string" office:string-value="Complement">
            <text:p>Complement</text:p>
          </table:table-cell>
          <table:table-cell/>
          <table:table-cell office:value-type="string">
            <text:p>C7</text:p>
          </table:table-cell>
          <table:table-cell table:number-columns-repeated="5"/>
          <table:table-cell table:formula="of:=VLOOKUP([.$K47];[.$B$4:.$H$235];7;0)" office:value-type="float" office:value="31">
            <text:p>31</text:p>
          </table:table-cell>
          <table:table-cell table:number-columns-repeated="1007"/>
        </table:table-row>
        <table:table-row table:style-name="ro1">
          <table:table-cell table:formula="of:=[.A47]+1" office:value-type="float" office:value="44">
            <text:p>44</text:p>
          </table:table-cell>
          <table:table-cell office:value-type="string">
            <text:p>Cholesterol, Desirable</text:p>
          </table:table-cell>
          <table:table-cell table:number-columns-repeated="5"/>
          <table:table-cell table:formula="of:=[.A48]" office:value-type="float" office:value="44">
            <text:p>44</text:p>
          </table:table-cell>
          <table:table-cell table:formula="of:=IF(ISBLANK([.J48]);[.I47];[.J48])" office:value-type="string" office:string-value="Complement">
            <text:p>Complement</text:p>
          </table:table-cell>
          <table:table-cell/>
          <table:table-cell office:value-type="string">
            <text:p>C8</text:p>
          </table:table-cell>
          <table:table-cell table:number-columns-repeated="5"/>
          <table:table-cell table:formula="of:=VLOOKUP([.$K48];[.$B$4:.$H$235];7;0)" office:value-type="float" office:value="32">
            <text:p>32</text:p>
          </table:table-cell>
          <table:table-cell table:number-columns-repeated="1007"/>
        </table:table-row>
        <table:table-row table:style-name="ro1">
          <table:table-cell table:formula="of:=[.A48]+1" office:value-type="float" office:value="45">
            <text:p>45</text:p>
          </table:table-cell>
          <table:table-cell office:value-type="string">
            <text:p>Cholesterol, High</text:p>
          </table:table-cell>
          <table:table-cell table:number-columns-repeated="5"/>
          <table:table-cell table:formula="of:=[.A49]" office:value-type="float" office:value="45">
            <text:p>45</text:p>
          </table:table-cell>
          <table:table-cell table:formula="of:=IF(ISBLANK([.J49]);[.I48];[.J49])" office:value-type="string" office:string-value="Complement">
            <text:p>Complement</text:p>
          </table:table-cell>
          <table:table-cell/>
          <table:table-cell office:value-type="string">
            <text:p>C9</text:p>
          </table:table-cell>
          <table:table-cell table:number-columns-repeated="5"/>
          <table:table-cell table:formula="of:=VLOOKUP([.$K49];[.$B$4:.$H$235];7;0)" office:value-type="float" office:value="33">
            <text:p>33</text:p>
          </table:table-cell>
          <table:table-cell table:number-columns-repeated="1007"/>
        </table:table-row>
        <table:table-row table:style-name="ro1">
          <table:table-cell table:formula="of:=[.A49]+1" office:value-type="float" office:value="46">
            <text:p>46</text:p>
          </table:table-cell>
          <table:table-cell office:value-type="string">
            <text:p>Cholineterase</text:p>
          </table:table-cell>
          <table:table-cell table:number-columns-repeated="5"/>
          <table:table-cell table:formula="of:=[.A50]" office:value-type="float" office:value="46">
            <text:p>46</text:p>
          </table:table-cell>
          <table:table-cell table:formula="of:=IF(ISBLANK([.J50]);[.I49];[.J50])" office:value-type="string" office:string-value="Complement">
            <text:p>Complement</text:p>
          </table:table-cell>
          <table:table-cell/>
          <table:table-cell office:value-type="string">
            <text:p>Factor B </text:p>
          </table:table-cell>
          <table:table-cell table:style-name="ce18"/>
          <table:table-cell table:number-columns-repeated="4"/>
          <table:table-cell table:formula="of:=VLOOKUP([.$K50];[.$B$4:.$H$235];7;0)" office:value-type="float" office:value="80">
            <text:p>80</text:p>
          </table:table-cell>
          <table:table-cell table:number-columns-repeated="1007"/>
        </table:table-row>
        <table:table-row table:style-name="ro1">
          <table:table-cell table:formula="of:=[.A50]+1" office:value-type="float" office:value="47">
            <text:p>47</text:p>
          </table:table-cell>
          <table:table-cell office:value-type="string">
            <text:p>Clotting Time ( Lee and White Method )</text:p>
          </table:table-cell>
          <table:table-cell table:number-columns-repeated="5"/>
          <table:table-cell table:formula="of:=[.A51]" office:value-type="float" office:value="47">
            <text:p>47</text:p>
          </table:table-cell>
          <table:table-cell table:formula="of:=IF(ISBLANK([.J51]);[.I50];[.J51])" office:value-type="string" office:string-value="Complement, Total CH50">
            <text:p>Complement, Total CH50</text:p>
          </table:table-cell>
          <table:table-cell office:value-type="string">
            <text:p>Complement, Total CH50</text:p>
          </table:table-cell>
          <table:table-cell office:value-type="string">
            <text:p>CH 50</text:p>
          </table:table-cell>
          <table:table-cell table:style-name="ce17"/>
          <table:table-cell table:number-columns-repeated="4"/>
          <table:table-cell table:formula="of:=VLOOKUP([.$K51];[.$B$4:.$H$235];7;0)" office:value-type="float" office:value="41">
            <text:p>41</text:p>
          </table:table-cell>
          <table:table-cell table:number-columns-repeated="1007"/>
        </table:table-row>
        <table:table-row table:style-name="ro1">
          <table:table-cell table:formula="of:=[.A51]+1" office:value-type="float" office:value="48">
            <text:p>48</text:p>
          </table:table-cell>
          <table:table-cell office:value-type="string">
            <text:p>Cortisol</text:p>
          </table:table-cell>
          <table:table-cell table:number-columns-repeated="5"/>
          <table:table-cell table:formula="of:=[.A52]" office:value-type="float" office:value="48">
            <text:p>48</text:p>
          </table:table-cell>
          <table:table-cell table:formula="of:=IF(ISBLANK([.J52]);[.I51];[.J52])" office:value-type="string" office:string-value="Complete Blood Count">
            <text:p>Complete Blood Count</text:p>
          </table:table-cell>
          <table:table-cell office:value-type="string">
            <text:p>Complete Blood Count</text:p>
          </table:table-cell>
          <table:table-cell office:value-type="string">
            <text:p>DLC Bands</text:p>
          </table:table-cell>
          <table:table-cell table:style-name="ce6"/>
          <table:table-cell table:number-columns-repeated="4"/>
          <table:table-cell table:formula="of:=VLOOKUP([.$K52];[.$B$4:.$H$235];7;0)" office:value-type="float" office:value="64">
            <text:p>64</text:p>
          </table:table-cell>
          <table:table-cell table:number-columns-repeated="1007"/>
        </table:table-row>
        <table:table-row table:style-name="ro1">
          <table:table-cell table:formula="of:=[.A52]+1" office:value-type="float" office:value="49">
            <text:p>49</text:p>
          </table:table-cell>
          <table:table-cell office:value-type="string">
            <text:p>CPK - MB fraction of total activity</text:p>
          </table:table-cell>
          <table:table-cell table:number-columns-repeated="5"/>
          <table:table-cell table:formula="of:=[.A53]" office:value-type="float" office:value="49">
            <text:p>49</text:p>
          </table:table-cell>
          <table:table-cell table:formula="of:=IF(ISBLANK([.J53]);[.I52];[.J53])" office:value-type="string" office:string-value="Complete Blood Count">
            <text:p>Complete Blood Count</text:p>
          </table:table-cell>
          <table:table-cell/>
          <table:table-cell office:value-type="string">
            <text:p>DLC Basophils</text:p>
          </table:table-cell>
          <table:table-cell table:number-columns-repeated="5"/>
          <table:table-cell table:formula="of:=VLOOKUP([.$K53];[.$B$4:.$H$235];7;0)" office:value-type="float" office:value="65">
            <text:p>65</text:p>
          </table:table-cell>
          <table:table-cell table:number-columns-repeated="1007"/>
        </table:table-row>
        <table:table-row table:style-name="ro1">
          <table:table-cell table:formula="of:=[.A53]+1" office:value-type="float" office:value="50">
            <text:p>50</text:p>
          </table:table-cell>
          <table:table-cell office:value-type="string">
            <text:p>CPK - MB mass</text:p>
          </table:table-cell>
          <table:table-cell table:number-columns-repeated="5"/>
          <table:table-cell table:formula="of:=[.A54]" office:value-type="float" office:value="50">
            <text:p>50</text:p>
          </table:table-cell>
          <table:table-cell table:formula="of:=IF(ISBLANK([.J54]);[.I53];[.J54])" office:value-type="string" office:string-value="Complete Blood Count">
            <text:p>Complete Blood Count</text:p>
          </table:table-cell>
          <table:table-cell/>
          <table:table-cell office:value-type="string">
            <text:p>DLC Eosinophils</text:p>
          </table:table-cell>
          <table:table-cell table:number-columns-repeated="5"/>
          <table:table-cell table:formula="of:=VLOOKUP([.$K54];[.$B$4:.$H$235];7;0)" office:value-type="float" office:value="66">
            <text:p>66</text:p>
          </table:table-cell>
          <table:table-cell table:number-columns-repeated="1007"/>
        </table:table-row>
        <table:table-row table:style-name="ro1">
          <table:table-cell table:formula="of:=[.A54]+1" office:value-type="float" office:value="51">
            <text:p>51</text:p>
          </table:table-cell>
          <table:table-cell office:value-type="string">
            <text:p>CPK - Total</text:p>
          </table:table-cell>
          <table:table-cell table:number-columns-repeated="5"/>
          <table:table-cell table:formula="of:=[.A55]" office:value-type="float" office:value="51">
            <text:p>51</text:p>
          </table:table-cell>
          <table:table-cell table:formula="of:=IF(ISBLANK([.J55]);[.I54];[.J55])" office:value-type="string" office:string-value="Complete Blood Count">
            <text:p>Complete Blood Count</text:p>
          </table:table-cell>
          <table:table-cell/>
          <table:table-cell office:value-type="string">
            <text:p>DLC Lymphocytes</text:p>
          </table:table-cell>
          <table:table-cell table:number-columns-repeated="5"/>
          <table:table-cell table:formula="of:=VLOOKUP([.$K55];[.$B$4:.$H$235];7;0)" office:value-type="float" office:value="67">
            <text:p>67</text:p>
          </table:table-cell>
          <table:table-cell table:number-columns-repeated="1007"/>
        </table:table-row>
        <table:table-row table:style-name="ro1">
          <table:table-cell table:formula="of:=[.A55]+1" office:value-type="float" office:value="52">
            <text:p>52</text:p>
          </table:table-cell>
          <table:table-cell office:value-type="string">
            <text:p>CRP</text:p>
          </table:table-cell>
          <table:table-cell table:number-columns-repeated="5"/>
          <table:table-cell table:formula="of:=[.A56]" office:value-type="float" office:value="52">
            <text:p>52</text:p>
          </table:table-cell>
          <table:table-cell table:formula="of:=IF(ISBLANK([.J56]);[.I55];[.J56])" office:value-type="string" office:string-value="Complete Blood Count">
            <text:p>Complete Blood Count</text:p>
          </table:table-cell>
          <table:table-cell/>
          <table:table-cell office:value-type="string">
            <text:p>DLC Monocytes</text:p>
          </table:table-cell>
          <table:table-cell table:number-columns-repeated="5"/>
          <table:table-cell table:formula="of:=VLOOKUP([.$K56];[.$B$4:.$H$235];7;0)" office:value-type="float" office:value="68">
            <text:p>68</text:p>
          </table:table-cell>
          <table:table-cell table:number-columns-repeated="1007"/>
        </table:table-row>
        <table:table-row table:style-name="ro1">
          <table:table-cell table:formula="of:=[.A56]+1" office:value-type="float" office:value="53">
            <text:p>53</text:p>
          </table:table-cell>
          <table:table-cell office:value-type="string">
            <text:p>Crystals</text:p>
          </table:table-cell>
          <table:table-cell table:number-columns-repeated="5"/>
          <table:table-cell table:formula="of:=[.A57]" office:value-type="float" office:value="53">
            <text:p>53</text:p>
          </table:table-cell>
          <table:table-cell table:formula="of:=IF(ISBLANK([.J57]);[.I56];[.J57])" office:value-type="string" office:string-value="Complete Blood Count">
            <text:p>Complete Blood Count</text:p>
          </table:table-cell>
          <table:table-cell/>
          <table:table-cell office:value-type="string">
            <text:p>DLC Neutrophils</text:p>
          </table:table-cell>
          <table:table-cell table:number-columns-repeated="5"/>
          <table:table-cell table:formula="of:=VLOOKUP([.$K57];[.$B$4:.$H$235];7;0)" office:value-type="float" office:value="69">
            <text:p>69</text:p>
          </table:table-cell>
          <table:table-cell table:number-columns-repeated="1007"/>
        </table:table-row>
        <table:table-row table:style-name="ro1">
          <table:table-cell table:formula="of:=[.A57]+1" office:value-type="float" office:value="54">
            <text:p>54</text:p>
          </table:table-cell>
          <table:table-cell office:value-type="string">
            <text:p>CSF Pressure</text:p>
          </table:table-cell>
          <table:table-cell table:number-columns-repeated="5"/>
          <table:table-cell table:formula="of:=[.A58]" office:value-type="float" office:value="54">
            <text:p>54</text:p>
          </table:table-cell>
          <table:table-cell table:formula="of:=IF(ISBLANK([.J58]);[.I57];[.J58])" office:value-type="string" office:string-value="Complete Blood Count">
            <text:p>Complete Blood Count</text:p>
          </table:table-cell>
          <table:table-cell/>
          <table:table-cell office:value-type="string">
            <text:p>Hematocrit/ PCV</text:p>
          </table:table-cell>
          <table:table-cell table:number-columns-repeated="5"/>
          <table:table-cell table:formula="of:=VLOOKUP([.$K58];[.$B$4:.$H$235];7;0)" office:value-type="float" office:value="105">
            <text:p>105</text:p>
          </table:table-cell>
          <table:table-cell table:number-columns-repeated="1007"/>
        </table:table-row>
        <table:table-row table:style-name="ro1">
          <table:table-cell table:formula="of:=[.A58]+1" office:value-type="float" office:value="55">
            <text:p>55</text:p>
          </table:table-cell>
          <table:table-cell office:value-type="string">
            <text:p>CSF Volume</text:p>
          </table:table-cell>
          <table:table-cell table:number-columns-repeated="5"/>
          <table:table-cell table:formula="of:=[.A59]" office:value-type="float" office:value="55">
            <text:p>55</text:p>
          </table:table-cell>
          <table:table-cell table:formula="of:=IF(ISBLANK([.J59]);[.I58];[.J59])" office:value-type="string" office:string-value="Complete Blood Count">
            <text:p>Complete Blood Count</text:p>
          </table:table-cell>
          <table:table-cell/>
          <table:table-cell office:value-type="string">
            <text:p>Hemoglobin</text:p>
          </table:table-cell>
          <table:table-cell table:number-columns-repeated="5"/>
          <table:table-cell table:formula="of:=VLOOKUP([.$K59];[.$B$4:.$H$235];7;0)" office:value-type="float" office:value="106">
            <text:p>106</text:p>
          </table:table-cell>
          <table:table-cell table:number-columns-repeated="1007"/>
        </table:table-row>
        <table:table-row table:style-name="ro1">
          <table:table-cell table:formula="of:=[.A59]+1" office:value-type="float" office:value="56">
            <text:p>56</text:p>
          </table:table-cell>
          <table:table-cell office:value-type="string">
            <text:p>cut off for MI</text:p>
          </table:table-cell>
          <table:table-cell table:number-columns-repeated="5"/>
          <table:table-cell table:formula="of:=[.A60]" office:value-type="float" office:value="56">
            <text:p>56</text:p>
          </table:table-cell>
          <table:table-cell table:formula="of:=IF(ISBLANK([.J60]);[.I59];[.J60])" office:value-type="string" office:string-value="Complete Blood Count">
            <text:p>Complete Blood Count</text:p>
          </table:table-cell>
          <table:table-cell/>
          <table:table-cell office:value-type="string">
            <text:p>MCH</text:p>
          </table:table-cell>
          <table:table-cell table:number-columns-repeated="5"/>
          <table:table-cell table:formula="of:=VLOOKUP([.$K60];[.$B$4:.$H$235];7;0)" office:value-type="float" office:value="142">
            <text:p>142</text:p>
          </table:table-cell>
          <table:table-cell table:number-columns-repeated="1007"/>
        </table:table-row>
        <table:table-row table:style-name="ro1">
          <table:table-cell table:formula="of:=[.A60]+1" office:value-type="float" office:value="57">
            <text:p>57</text:p>
          </table:table-cell>
          <table:table-cell office:value-type="string">
            <text:p>DHEA</text:p>
          </table:table-cell>
          <table:table-cell table:number-columns-repeated="5"/>
          <table:table-cell table:formula="of:=[.A61]" office:value-type="float" office:value="57">
            <text:p>57</text:p>
          </table:table-cell>
          <table:table-cell table:formula="of:=IF(ISBLANK([.J61]);[.I60];[.J61])" office:value-type="string" office:string-value="Complete Blood Count">
            <text:p>Complete Blood Count</text:p>
          </table:table-cell>
          <table:table-cell/>
          <table:table-cell office:value-type="string">
            <text:p>MCHC</text:p>
          </table:table-cell>
          <table:table-cell table:number-columns-repeated="5"/>
          <table:table-cell table:formula="of:=VLOOKUP([.$K61];[.$B$4:.$H$235];7;0)" office:value-type="float" office:value="143">
            <text:p>143</text:p>
          </table:table-cell>
          <table:table-cell table:number-columns-repeated="1007"/>
        </table:table-row>
        <table:table-row table:style-name="ro1">
          <table:table-cell table:formula="of:=[.A61]+1" office:value-type="float" office:value="58">
            <text:p>58</text:p>
          </table:table-cell>
          <table:table-cell office:value-type="string">
            <text:p>DHEA Sulphate</text:p>
          </table:table-cell>
          <table:table-cell table:number-columns-repeated="5"/>
          <table:table-cell table:formula="of:=[.A62]" office:value-type="float" office:value="58">
            <text:p>58</text:p>
          </table:table-cell>
          <table:table-cell table:formula="of:=IF(ISBLANK([.J62]);[.I61];[.J62])" office:value-type="string" office:string-value="Complete Blood Count">
            <text:p>Complete Blood Count</text:p>
          </table:table-cell>
          <table:table-cell/>
          <table:table-cell office:value-type="string">
            <text:p>MCV</text:p>
          </table:table-cell>
          <table:table-cell table:number-columns-repeated="5"/>
          <table:table-cell table:formula="of:=VLOOKUP([.$K62];[.$B$4:.$H$235];7;0)" office:value-type="float" office:value="144">
            <text:p>144</text:p>
          </table:table-cell>
          <table:table-cell table:number-columns-repeated="1007"/>
        </table:table-row>
        <table:table-row table:style-name="ro1">
          <table:table-cell table:formula="of:=[.A62]+1" office:value-type="float" office:value="59">
            <text:p>59</text:p>
          </table:table-cell>
          <table:table-cell office:value-type="string">
            <text:p>Differential Leucocyte Count, Lymphocytes</text:p>
          </table:table-cell>
          <table:table-cell table:number-columns-repeated="5"/>
          <table:table-cell table:formula="of:=[.A63]" office:value-type="float" office:value="59">
            <text:p>59</text:p>
          </table:table-cell>
          <table:table-cell table:formula="of:=IF(ISBLANK([.J63]);[.I62];[.J63])" office:value-type="string" office:string-value="Complete Blood Count">
            <text:p>Complete Blood Count</text:p>
          </table:table-cell>
          <table:table-cell/>
          <table:table-cell office:value-type="string">
            <text:p>Platelet count</text:p>
          </table:table-cell>
          <table:table-cell table:number-columns-repeated="5"/>
          <table:table-cell table:formula="of:=VLOOKUP([.$K63];[.$B$4:.$H$235];7;0)" office:value-type="float" office:value="166">
            <text:p>166</text:p>
          </table:table-cell>
          <table:table-cell table:number-columns-repeated="1007"/>
        </table:table-row>
        <table:table-row table:style-name="ro1">
          <table:table-cell table:formula="of:=[.A63]+1" office:value-type="float" office:value="60">
            <text:p>60</text:p>
          </table:table-cell>
          <table:table-cell office:value-type="string">
            <text:p>Differential Leucocyte Count, Monocytes</text:p>
          </table:table-cell>
          <table:table-cell table:number-columns-repeated="5"/>
          <table:table-cell table:formula="of:=[.A64]" office:value-type="float" office:value="60">
            <text:p>60</text:p>
          </table:table-cell>
          <table:table-cell table:formula="of:=IF(ISBLANK([.J64]);[.I63];[.J64])" office:value-type="string" office:string-value="Complete Blood Count">
            <text:p>Complete Blood Count</text:p>
          </table:table-cell>
          <table:table-cell/>
          <table:table-cell office:value-type="string">
            <text:p>RBC count</text:p>
          </table:table-cell>
          <table:table-cell table:number-columns-repeated="5"/>
          <table:table-cell table:formula="of:=VLOOKUP([.$K64];[.$B$4:.$H$235];7;0)" office:value-type="float" office:value="181">
            <text:p>181</text:p>
          </table:table-cell>
          <table:table-cell table:number-columns-repeated="1007"/>
        </table:table-row>
        <table:table-row table:style-name="ro1">
          <table:table-cell table:formula="of:=[.A64]+1" office:value-type="float" office:value="61">
            <text:p>61</text:p>
          </table:table-cell>
          <table:table-cell office:value-type="string">
            <text:p>Differential Leucocyte Count, Neutrophils</text:p>
          </table:table-cell>
          <table:table-cell table:number-columns-repeated="5"/>
          <table:table-cell table:formula="of:=[.A65]" office:value-type="float" office:value="61">
            <text:p>61</text:p>
          </table:table-cell>
          <table:table-cell table:formula="of:=IF(ISBLANK([.J65]);[.I64];[.J65])" office:value-type="string" office:string-value="Complete Blood Count">
            <text:p>Complete Blood Count</text:p>
          </table:table-cell>
          <table:table-cell/>
          <table:table-cell office:value-type="string">
            <text:p>Red Cell Distribution width</text:p>
          </table:table-cell>
          <table:table-cell table:number-columns-repeated="5"/>
          <table:table-cell table:formula="of:=VLOOKUP([.$K65];[.$B$4:.$H$235];7;0)" office:value-type="float" office:value="183">
            <text:p>183</text:p>
          </table:table-cell>
          <table:table-cell table:number-columns-repeated="1007"/>
        </table:table-row>
        <table:table-row table:style-name="ro1">
          <table:table-cell table:formula="of:=[.A65]+1" office:value-type="float" office:value="62">
            <text:p>62</text:p>
          </table:table-cell>
          <table:table-cell office:value-type="string">
            <text:p>Dihydrotestosterone</text:p>
          </table:table-cell>
          <table:table-cell table:number-columns-repeated="5"/>
          <table:table-cell table:formula="of:=[.A66]" office:value-type="float" office:value="62">
            <text:p>62</text:p>
          </table:table-cell>
          <table:table-cell table:formula="of:=IF(ISBLANK([.J66]);[.I65];[.J66])" office:value-type="string" office:string-value="Complete Blood Count">
            <text:p>Complete Blood Count</text:p>
          </table:table-cell>
          <table:table-cell/>
          <table:table-cell office:value-type="string">
            <text:p>TLC</text:p>
          </table:table-cell>
          <table:table-cell table:style-name="ce18"/>
          <table:table-cell table:number-columns-repeated="4"/>
          <table:table-cell table:formula="of:=VLOOKUP([.$K66];[.$B$4:.$H$235];7;0)" office:value-type="float" office:value="210">
            <text:p>210</text:p>
          </table:table-cell>
          <table:table-cell table:number-columns-repeated="1007"/>
        </table:table-row>
        <table:table-row table:style-name="ro1">
          <table:table-cell table:formula="of:=[.A66]+1" office:value-type="float" office:value="63">
            <text:p>63</text:p>
          </table:table-cell>
          <table:table-cell office:value-type="string">
            <text:p>Direct Bilirubin</text:p>
          </table:table-cell>
          <table:table-cell table:number-columns-repeated="5"/>
          <table:table-cell table:formula="of:=[.A67]" office:value-type="float" office:value="63">
            <text:p>63</text:p>
          </table:table-cell>
          <table:table-cell table:formula="of:=IF(ISBLANK([.J67]);[.I66];[.J67])" office:value-type="string" office:string-value="Cortisol, 12noon to 8pm">
            <text:p>Cortisol, 12noon to 8pm</text:p>
          </table:table-cell>
          <table:table-cell office:value-type="string">
            <text:p>Cortisol, 12noon to 8pm</text:p>
          </table:table-cell>
          <table:table-cell office:value-type="string">
            <text:p>Cortisol</text:p>
          </table:table-cell>
          <table:table-cell table:style-name="ce17"/>
          <table:table-cell table:number-columns-repeated="4"/>
          <table:table-cell table:formula="of:=VLOOKUP([.$K67];[.$B$4:.$H$235];7;0)" office:value-type="float" office:value="48">
            <text:p>48</text:p>
          </table:table-cell>
          <table:table-cell table:number-columns-repeated="1007"/>
        </table:table-row>
        <table:table-row table:style-name="ro1">
          <table:table-cell table:formula="of:=[.A67]+1" office:value-type="float" office:value="64">
            <text:p>64</text:p>
          </table:table-cell>
          <table:table-cell office:value-type="string">
            <text:p>DLC Bands</text:p>
          </table:table-cell>
          <table:table-cell table:number-columns-repeated="5"/>
          <table:table-cell table:formula="of:=[.A68]" office:value-type="float" office:value="64">
            <text:p>64</text:p>
          </table:table-cell>
          <table:table-cell table:formula="of:=IF(ISBLANK([.J68]);[.I67];[.J68])" office:value-type="string" office:string-value="Cortisol, 8pm to 8 am">
            <text:p>Cortisol, 8pm to 8 am</text:p>
          </table:table-cell>
          <table:table-cell office:value-type="string">
            <text:p>Cortisol, 8pm to 8 am</text:p>
          </table:table-cell>
          <table:table-cell office:value-type="string">
            <text:p>Cortisol</text:p>
          </table:table-cell>
          <table:table-cell table:style-name="ce17"/>
          <table:table-cell table:number-columns-repeated="4"/>
          <table:table-cell table:formula="of:=VLOOKUP([.$K68];[.$B$4:.$H$235];7;0)" office:value-type="float" office:value="48">
            <text:p>48</text:p>
          </table:table-cell>
          <table:table-cell table:number-columns-repeated="1007"/>
        </table:table-row>
        <table:table-row table:style-name="ro1">
          <table:table-cell table:formula="of:=[.A68]+1" office:value-type="float" office:value="65">
            <text:p>65</text:p>
          </table:table-cell>
          <table:table-cell office:value-type="string">
            <text:p>DLC Basophils</text:p>
          </table:table-cell>
          <table:table-cell table:number-columns-repeated="5"/>
          <table:table-cell table:formula="of:=[.A69]" office:value-type="float" office:value="65">
            <text:p>65</text:p>
          </table:table-cell>
          <table:table-cell table:formula="of:=IF(ISBLANK([.J69]);[.I68];[.J69])" office:value-type="string" office:string-value="Cortisol, Free, 24 hour Urine">
            <text:p>Cortisol, Free, 24 hour Urine</text:p>
          </table:table-cell>
          <table:table-cell office:value-type="string">
            <text:p>Cortisol, Free, 24 hour Urine</text:p>
          </table:table-cell>
          <table:table-cell office:value-type="string">
            <text:p>Free Cortisol</text:p>
          </table:table-cell>
          <table:table-cell table:style-name="ce17"/>
          <table:table-cell table:number-columns-repeated="4"/>
          <table:table-cell table:formula="of:=VLOOKUP([.$K69];[.$B$4:.$H$235];7;0)" office:value-type="float" office:value="84">
            <text:p>84</text:p>
          </table:table-cell>
          <table:table-cell table:number-columns-repeated="1007"/>
        </table:table-row>
        <table:table-row table:style-name="ro1">
          <table:table-cell table:formula="of:=[.A69]+1" office:value-type="float" office:value="66">
            <text:p>66</text:p>
          </table:table-cell>
          <table:table-cell office:value-type="string">
            <text:p>DLC Eosinophils</text:p>
          </table:table-cell>
          <table:table-cell table:number-columns-repeated="5"/>
          <table:table-cell table:formula="of:=[.A70]" office:value-type="float" office:value="66">
            <text:p>66</text:p>
          </table:table-cell>
          <table:table-cell table:formula="of:=IF(ISBLANK([.J70]);[.I69];[.J70])" office:value-type="string" office:string-value="Cortsol, 8am to 12 noon">
            <text:p>Cortsol, 8am to 12 noon</text:p>
          </table:table-cell>
          <table:table-cell office:value-type="string">
            <text:p>Cortsol, 8am to 12 noon</text:p>
          </table:table-cell>
          <table:table-cell office:value-type="string">
            <text:p>Cortisol</text:p>
          </table:table-cell>
          <table:table-cell table:style-name="ce17"/>
          <table:table-cell table:number-columns-repeated="4"/>
          <table:table-cell table:formula="of:=VLOOKUP([.$K70];[.$B$4:.$H$235];7;0)" office:value-type="float" office:value="48">
            <text:p>48</text:p>
          </table:table-cell>
          <table:table-cell table:number-columns-repeated="1007"/>
        </table:table-row>
        <table:table-row table:style-name="ro1">
          <table:table-cell table:formula="of:=[.A70]+1" office:value-type="float" office:value="67">
            <text:p>67</text:p>
          </table:table-cell>
          <table:table-cell office:value-type="string">
            <text:p>DLC Lymphocytes</text:p>
          </table:table-cell>
          <table:table-cell table:number-columns-repeated="5"/>
          <table:table-cell table:formula="of:=[.A71]" office:value-type="float" office:value="67">
            <text:p>67</text:p>
          </table:table-cell>
          <table:table-cell table:formula="of:=IF(ISBLANK([.J71]);[.I70];[.J71])" office:value-type="string" office:string-value="Creatinine Kinase ">
            <text:p>Creatinine Kinase </text:p>
          </table:table-cell>
          <table:table-cell office:value-type="string">
            <text:p>Creatinine Kinase </text:p>
          </table:table-cell>
          <table:table-cell office:value-type="string">
            <text:p>CPK - MB fraction of total activity</text:p>
          </table:table-cell>
          <table:table-cell table:style-name="ce6"/>
          <table:table-cell table:number-columns-repeated="4"/>
          <table:table-cell table:formula="of:=VLOOKUP([.$K71];[.$B$4:.$H$235];7;0)" office:value-type="float" office:value="49">
            <text:p>49</text:p>
          </table:table-cell>
          <table:table-cell table:number-columns-repeated="1007"/>
        </table:table-row>
        <table:table-row table:style-name="ro1">
          <table:table-cell table:formula="of:=[.A71]+1" office:value-type="float" office:value="68">
            <text:p>68</text:p>
          </table:table-cell>
          <table:table-cell office:value-type="string">
            <text:p>DLC Monocytes</text:p>
          </table:table-cell>
          <table:table-cell table:number-columns-repeated="5"/>
          <table:table-cell table:formula="of:=[.A72]" office:value-type="float" office:value="68">
            <text:p>68</text:p>
          </table:table-cell>
          <table:table-cell table:formula="of:=IF(ISBLANK([.J72]);[.I71];[.J72])" office:value-type="string" office:string-value="Creatinine Kinase ">
            <text:p>Creatinine Kinase </text:p>
          </table:table-cell>
          <table:table-cell/>
          <table:table-cell office:value-type="string">
            <text:p>CPK - MB mass</text:p>
          </table:table-cell>
          <table:table-cell table:number-columns-repeated="5"/>
          <table:table-cell table:formula="of:=VLOOKUP([.$K72];[.$B$4:.$H$235];7;0)" office:value-type="float" office:value="50">
            <text:p>50</text:p>
          </table:table-cell>
          <table:table-cell table:number-columns-repeated="1007"/>
        </table:table-row>
        <table:table-row table:style-name="ro1">
          <table:table-cell table:formula="of:=[.A72]+1" office:value-type="float" office:value="69">
            <text:p>69</text:p>
          </table:table-cell>
          <table:table-cell office:value-type="string">
            <text:p>DLC Neutrophils</text:p>
          </table:table-cell>
          <table:table-cell table:number-columns-repeated="5"/>
          <table:table-cell table:formula="of:=[.A73]" office:value-type="float" office:value="69">
            <text:p>69</text:p>
          </table:table-cell>
          <table:table-cell table:formula="of:=IF(ISBLANK([.J73]);[.I72];[.J73])" office:value-type="string" office:string-value="Creatinine Kinase ">
            <text:p>Creatinine Kinase </text:p>
          </table:table-cell>
          <table:table-cell/>
          <table:table-cell office:value-type="string">
            <text:p>CPK - Total</text:p>
          </table:table-cell>
          <table:table-cell table:style-name="ce18"/>
          <table:table-cell table:number-columns-repeated="4"/>
          <table:table-cell table:formula="of:=VLOOKUP([.$K73];[.$B$4:.$H$235];7;0)" office:value-type="float" office:value="51">
            <text:p>51</text:p>
          </table:table-cell>
          <table:table-cell table:number-columns-repeated="1007"/>
        </table:table-row>
        <table:table-row table:style-name="ro1">
          <table:table-cell table:formula="of:=[.A73]+1" office:value-type="float" office:value="70">
            <text:p>70</text:p>
          </table:table-cell>
          <table:table-cell office:value-type="string">
            <text:p>Dopamine</text:p>
          </table:table-cell>
          <table:table-cell table:number-columns-repeated="5"/>
          <table:table-cell table:formula="of:=[.A74]" office:value-type="float" office:value="70">
            <text:p>70</text:p>
          </table:table-cell>
          <table:table-cell table:formula="of:=IF(ISBLANK([.J74]);[.I73];[.J74])" office:value-type="string" office:string-value="CSF analysis">
            <text:p>CSF analysis</text:p>
          </table:table-cell>
          <table:table-cell office:value-type="string">
            <text:p>CSF analysis</text:p>
          </table:table-cell>
          <table:table-cell office:value-type="string">
            <text:p>Appearance</text:p>
          </table:table-cell>
          <table:table-cell table:style-name="ce6"/>
          <table:table-cell table:number-columns-repeated="4"/>
          <table:table-cell table:formula="of:=VLOOKUP([.$K74];[.$B$4:.$H$235];7;0)" office:value-type="float" office:value="11">
            <text:p>11</text:p>
          </table:table-cell>
          <table:table-cell table:number-columns-repeated="1007"/>
        </table:table-row>
        <table:table-row table:style-name="ro1">
          <table:table-cell table:formula="of:=[.A74]+1" office:value-type="float" office:value="71">
            <text:p>71</text:p>
          </table:table-cell>
          <table:table-cell office:value-type="string">
            <text:p>Eosinophils</text:p>
          </table:table-cell>
          <table:table-cell table:number-columns-repeated="5"/>
          <table:table-cell table:formula="of:=[.A75]" office:value-type="float" office:value="71">
            <text:p>71</text:p>
          </table:table-cell>
          <table:table-cell table:formula="of:=IF(ISBLANK([.J75]);[.I74];[.J75])" office:value-type="string" office:string-value="CSF analysis">
            <text:p>CSF analysis</text:p>
          </table:table-cell>
          <table:table-cell/>
          <table:table-cell office:value-type="string">
            <text:p>CSF Pressure</text:p>
          </table:table-cell>
          <table:table-cell table:number-columns-repeated="5"/>
          <table:table-cell table:formula="of:=VLOOKUP([.$K75];[.$B$4:.$H$235];7;0)" office:value-type="float" office:value="54">
            <text:p>54</text:p>
          </table:table-cell>
          <table:table-cell table:number-columns-repeated="1007"/>
        </table:table-row>
        <table:table-row table:style-name="ro1">
          <table:table-cell table:formula="of:=[.A75]+1" office:value-type="float" office:value="72">
            <text:p>72</text:p>
          </table:table-cell>
          <table:table-cell office:value-type="string">
            <text:p>Epinephrine</text:p>
          </table:table-cell>
          <table:table-cell table:number-columns-repeated="5"/>
          <table:table-cell table:formula="of:=[.A76]" office:value-type="float" office:value="72">
            <text:p>72</text:p>
          </table:table-cell>
          <table:table-cell table:formula="of:=IF(ISBLANK([.J76]);[.I75];[.J76])" office:value-type="string" office:string-value="CSF analysis">
            <text:p>CSF analysis</text:p>
          </table:table-cell>
          <table:table-cell/>
          <table:table-cell office:value-type="string">
            <text:p>CSF Volume</text:p>
          </table:table-cell>
          <table:table-cell table:number-columns-repeated="5"/>
          <table:table-cell table:formula="of:=VLOOKUP([.$K76];[.$B$4:.$H$235];7;0)" office:value-type="float" office:value="55">
            <text:p>55</text:p>
          </table:table-cell>
          <table:table-cell table:number-columns-repeated="1007"/>
        </table:table-row>
        <table:table-row table:style-name="ro1">
          <table:table-cell table:formula="of:=[.A76]+1" office:value-type="float" office:value="73">
            <text:p>73</text:p>
          </table:table-cell>
          <table:table-cell office:value-type="string">
            <text:p>Epinephrine Sitting</text:p>
          </table:table-cell>
          <table:table-cell table:number-columns-repeated="5"/>
          <table:table-cell table:formula="of:=[.A77]" office:value-type="float" office:value="73">
            <text:p>73</text:p>
          </table:table-cell>
          <table:table-cell table:formula="of:=IF(ISBLANK([.J77]);[.I76];[.J77])" office:value-type="string" office:string-value="CSF analysis">
            <text:p>CSF analysis</text:p>
          </table:table-cell>
          <table:table-cell/>
          <table:table-cell office:value-type="string">
            <text:p>Differential Leucocyte Count, Lymphocytes</text:p>
          </table:table-cell>
          <table:table-cell table:number-columns-repeated="5"/>
          <table:table-cell table:formula="of:=VLOOKUP([.$K77];[.$B$4:.$H$235];7;0)" office:value-type="float" office:value="59">
            <text:p>59</text:p>
          </table:table-cell>
          <table:table-cell table:number-columns-repeated="1007"/>
        </table:table-row>
        <table:table-row table:style-name="ro1">
          <table:table-cell table:formula="of:=[.A77]+1" office:value-type="float" office:value="74">
            <text:p>74</text:p>
          </table:table-cell>
          <table:table-cell office:value-type="string">
            <text:p>Epinephrine Standing (30 min)</text:p>
          </table:table-cell>
          <table:table-cell table:number-columns-repeated="5"/>
          <table:table-cell table:formula="of:=[.A78]" office:value-type="float" office:value="74">
            <text:p>74</text:p>
          </table:table-cell>
          <table:table-cell table:formula="of:=IF(ISBLANK([.J78]);[.I77];[.J78])" office:value-type="string" office:string-value="CSF analysis">
            <text:p>CSF analysis</text:p>
          </table:table-cell>
          <table:table-cell/>
          <table:table-cell office:value-type="string">
            <text:p>Differential Leucocyte Count, Monocytes</text:p>
          </table:table-cell>
          <table:table-cell table:number-columns-repeated="5"/>
          <table:table-cell table:formula="of:=VLOOKUP([.$K78];[.$B$4:.$H$235];7;0)" office:value-type="float" office:value="60">
            <text:p>60</text:p>
          </table:table-cell>
          <table:table-cell table:number-columns-repeated="1007"/>
        </table:table-row>
        <table:table-row table:style-name="ro1">
          <table:table-cell table:formula="of:=[.A78]+1" office:value-type="float" office:value="75">
            <text:p>75</text:p>
          </table:table-cell>
          <table:table-cell office:value-type="string">
            <text:p>Epinephrine Supine (30 min)</text:p>
          </table:table-cell>
          <table:table-cell table:number-columns-repeated="5"/>
          <table:table-cell table:formula="of:=[.A79]" office:value-type="float" office:value="75">
            <text:p>75</text:p>
          </table:table-cell>
          <table:table-cell table:formula="of:=IF(ISBLANK([.J79]);[.I78];[.J79])" office:value-type="string" office:string-value="CSF analysis">
            <text:p>CSF analysis</text:p>
          </table:table-cell>
          <table:table-cell/>
          <table:table-cell office:value-type="string">
            <text:p>Differential Leucocyte Count, Neutrophils</text:p>
          </table:table-cell>
          <table:table-cell table:number-columns-repeated="5"/>
          <table:table-cell table:formula="of:=VLOOKUP([.$K79];[.$B$4:.$H$235];7;0)" office:value-type="float" office:value="61">
            <text:p>61</text:p>
          </table:table-cell>
          <table:table-cell table:number-columns-repeated="1007"/>
        </table:table-row>
        <table:table-row table:style-name="ro1">
          <table:table-cell table:formula="of:=[.A79]+1" office:value-type="float" office:value="76">
            <text:p>76</text:p>
          </table:table-cell>
          <table:table-cell office:value-type="string">
            <text:p>Epithelial cell casts</text:p>
          </table:table-cell>
          <table:table-cell table:number-columns-repeated="5"/>
          <table:table-cell table:formula="of:=[.A80]" office:value-type="float" office:value="76">
            <text:p>76</text:p>
          </table:table-cell>
          <table:table-cell table:formula="of:=IF(ISBLANK([.J80]);[.I79];[.J80])" office:value-type="string" office:string-value="CSF analysis">
            <text:p>CSF analysis</text:p>
          </table:table-cell>
          <table:table-cell/>
          <table:table-cell office:value-type="string">
            <text:p>Oligoclonal Bands</text:p>
          </table:table-cell>
          <table:table-cell table:number-columns-repeated="5"/>
          <table:table-cell table:formula="of:=VLOOKUP([.$K80];[.$B$4:.$H$235];7;0)" office:value-type="float" office:value="160">
            <text:p>160</text:p>
          </table:table-cell>
          <table:table-cell table:number-columns-repeated="1007"/>
        </table:table-row>
        <table:table-row table:style-name="ro1">
          <table:table-cell table:formula="of:=[.A80]+1" office:value-type="float" office:value="77">
            <text:p>77</text:p>
          </table:table-cell>
          <table:table-cell office:value-type="string">
            <text:p>Erythropoietin</text:p>
          </table:table-cell>
          <table:table-cell table:number-columns-repeated="5"/>
          <table:table-cell table:formula="of:=[.A81]" office:value-type="float" office:value="77">
            <text:p>77</text:p>
          </table:table-cell>
          <table:table-cell table:formula="of:=IF(ISBLANK([.J81]);[.I80];[.J81])" office:value-type="string" office:string-value="CSF analysis">
            <text:p>CSF analysis</text:p>
          </table:table-cell>
          <table:table-cell/>
          <table:table-cell office:value-type="string">
            <text:p>pH</text:p>
          </table:table-cell>
          <table:table-cell table:number-columns-repeated="5"/>
          <table:table-cell table:formula="of:=VLOOKUP([.$K81];[.$B$4:.$H$235];7;0)" office:value-type="float" office:value="165">
            <text:p>165</text:p>
          </table:table-cell>
          <table:table-cell table:number-columns-repeated="1007"/>
        </table:table-row>
        <table:table-row table:style-name="ro1">
          <table:table-cell table:formula="of:=[.A81]+1" office:value-type="float" office:value="78">
            <text:p>78</text:p>
          </table:table-cell>
          <table:table-cell office:value-type="string">
            <text:p>ESR</text:p>
          </table:table-cell>
          <table:table-cell table:number-columns-repeated="5"/>
          <table:table-cell table:formula="of:=[.A82]" office:value-type="float" office:value="78">
            <text:p>78</text:p>
          </table:table-cell>
          <table:table-cell table:formula="of:=IF(ISBLANK([.J82]);[.I81];[.J82])" office:value-type="string" office:string-value="CSF analysis">
            <text:p>CSF analysis</text:p>
          </table:table-cell>
          <table:table-cell/>
          <table:table-cell office:value-type="string">
            <text:p>Red Blood Cells</text:p>
          </table:table-cell>
          <table:table-cell table:number-columns-repeated="5"/>
          <table:table-cell table:formula="of:=VLOOKUP([.$K82];[.$B$4:.$H$235];7;0)" office:value-type="float" office:value="182">
            <text:p>182</text:p>
          </table:table-cell>
          <table:table-cell table:number-columns-repeated="1007"/>
        </table:table-row>
        <table:table-row table:style-name="ro1">
          <table:table-cell table:formula="of:=[.A82]+1" office:value-type="float" office:value="79">
            <text:p>79</text:p>
          </table:table-cell>
          <table:table-cell office:value-type="string">
            <text:p>Estradiol Male</text:p>
          </table:table-cell>
          <table:table-cell table:number-columns-repeated="5"/>
          <table:table-cell table:formula="of:=[.A83]" office:value-type="float" office:value="79">
            <text:p>79</text:p>
          </table:table-cell>
          <table:table-cell table:formula="of:=IF(ISBLANK([.J83]);[.I82];[.J83])" office:value-type="string" office:string-value="CSF analysis">
            <text:p>CSF analysis</text:p>
          </table:table-cell>
          <table:table-cell/>
          <table:table-cell office:value-type="string">
            <text:p>Sugar ( Glucose )</text:p>
          </table:table-cell>
          <table:table-cell table:number-columns-repeated="5"/>
          <table:table-cell table:formula="of:=VLOOKUP([.$K83];[.$B$4:.$H$235];7;0)" office:value-type="float" office:value="201">
            <text:p>201</text:p>
          </table:table-cell>
          <table:table-cell table:number-columns-repeated="1007"/>
        </table:table-row>
        <table:table-row table:style-name="ro1">
          <table:table-cell table:formula="of:=[.A83]+1" office:value-type="float" office:value="80">
            <text:p>80</text:p>
          </table:table-cell>
          <table:table-cell office:value-type="string">
            <text:p>Factor B </text:p>
          </table:table-cell>
          <table:table-cell table:number-columns-repeated="5"/>
          <table:table-cell table:formula="of:=[.A84]" office:value-type="float" office:value="80">
            <text:p>80</text:p>
          </table:table-cell>
          <table:table-cell table:formula="of:=IF(ISBLANK([.J84]);[.I83];[.J84])" office:value-type="string" office:string-value="CSF analysis">
            <text:p>CSF analysis</text:p>
          </table:table-cell>
          <table:table-cell/>
          <table:table-cell office:value-type="string">
            <text:p>Total Leucocyte Count</text:p>
          </table:table-cell>
          <table:table-cell table:number-columns-repeated="5"/>
          <table:table-cell table:formula="of:=VLOOKUP([.$K84];[.$B$4:.$H$235];7;0)" office:value-type="float" office:value="212">
            <text:p>212</text:p>
          </table:table-cell>
          <table:table-cell table:number-columns-repeated="1007"/>
        </table:table-row>
        <table:table-row table:style-name="ro1">
          <table:table-cell table:formula="of:=[.A84]+1" office:value-type="float" office:value="81">
            <text:p>81</text:p>
          </table:table-cell>
          <table:table-cell office:value-type="string">
            <text:p>Fatty Acids, free</text:p>
          </table:table-cell>
          <table:table-cell table:number-columns-repeated="5"/>
          <table:table-cell table:formula="of:=[.A85]" office:value-type="float" office:value="81">
            <text:p>81</text:p>
          </table:table-cell>
          <table:table-cell table:formula="of:=IF(ISBLANK([.J85]);[.I84];[.J85])" office:value-type="string" office:string-value="CSF analysis">
            <text:p>CSF analysis</text:p>
          </table:table-cell>
          <table:table-cell/>
          <table:table-cell office:value-type="string">
            <text:p>Total Proteins, Albumin</text:p>
          </table:table-cell>
          <table:table-cell table:number-columns-repeated="5"/>
          <table:table-cell table:formula="of:=VLOOKUP([.$K85];[.$B$4:.$H$235];7;0)" office:value-type="float" office:value="214">
            <text:p>214</text:p>
          </table:table-cell>
          <table:table-cell table:number-columns-repeated="1007"/>
        </table:table-row>
        <table:table-row table:style-name="ro1">
          <table:table-cell table:formula="of:=[.A85]+1" office:value-type="float" office:value="82">
            <text:p>82</text:p>
          </table:table-cell>
          <table:table-cell office:value-type="string">
            <text:p>Ferritin</text:p>
          </table:table-cell>
          <table:table-cell table:number-columns-repeated="5"/>
          <table:table-cell table:formula="of:=[.A86]" office:value-type="float" office:value="82">
            <text:p>82</text:p>
          </table:table-cell>
          <table:table-cell table:formula="of:=IF(ISBLANK([.J86]);[.I85];[.J86])" office:value-type="string" office:string-value="CSF analysis">
            <text:p>CSF analysis</text:p>
          </table:table-cell>
          <table:table-cell/>
          <table:table-cell office:value-type="string">
            <text:p>Total Proteins, Cisternal</text:p>
          </table:table-cell>
          <table:table-cell table:number-columns-repeated="5"/>
          <table:table-cell table:formula="of:=VLOOKUP([.$K86];[.$B$4:.$H$235];7;0)" office:value-type="float" office:value="215">
            <text:p>215</text:p>
          </table:table-cell>
          <table:table-cell table:number-columns-repeated="1007"/>
        </table:table-row>
        <table:table-row table:style-name="ro1">
          <table:table-cell table:formula="of:=[.A86]+1" office:value-type="float" office:value="83">
            <text:p>83</text:p>
          </table:table-cell>
          <table:table-cell office:value-type="string">
            <text:p>Follicle Stimulating Hormone male</text:p>
          </table:table-cell>
          <table:table-cell table:number-columns-repeated="5"/>
          <table:table-cell table:formula="of:=[.A87]" office:value-type="float" office:value="83">
            <text:p>83</text:p>
          </table:table-cell>
          <table:table-cell table:formula="of:=IF(ISBLANK([.J87]);[.I86];[.J87])" office:value-type="string" office:string-value="CSF analysis">
            <text:p>CSF analysis</text:p>
          </table:table-cell>
          <table:table-cell/>
          <table:table-cell office:value-type="string">
            <text:p>Total Proteins, Lumbar</text:p>
          </table:table-cell>
          <table:table-cell table:number-columns-repeated="5"/>
          <table:table-cell table:formula="of:=VLOOKUP([.$K87];[.$B$4:.$H$235];7;0)" office:value-type="float" office:value="216">
            <text:p>216</text:p>
          </table:table-cell>
          <table:table-cell table:number-columns-repeated="1007"/>
        </table:table-row>
        <table:table-row table:style-name="ro1">
          <table:table-cell table:formula="of:=[.A87]+1" office:value-type="float" office:value="84">
            <text:p>84</text:p>
          </table:table-cell>
          <table:table-cell office:value-type="string">
            <text:p>Free Cortisol</text:p>
          </table:table-cell>
          <table:table-cell table:number-columns-repeated="5"/>
          <table:table-cell table:formula="of:=[.A88]" office:value-type="float" office:value="84">
            <text:p>84</text:p>
          </table:table-cell>
          <table:table-cell table:formula="of:=IF(ISBLANK([.J88]);[.I87];[.J88])" office:value-type="string" office:string-value="CSF analysis">
            <text:p>CSF analysis</text:p>
          </table:table-cell>
          <table:table-cell/>
          <table:table-cell office:value-type="string">
            <text:p>Total Proteins, Ventricular</text:p>
          </table:table-cell>
          <table:table-cell table:style-name="ce18"/>
          <table:table-cell table:number-columns-repeated="4"/>
          <table:table-cell table:formula="of:=VLOOKUP([.$K88];[.$B$4:.$H$235];7;0)" office:value-type="float" office:value="217">
            <text:p>217</text:p>
          </table:table-cell>
          <table:table-cell table:number-columns-repeated="1007"/>
        </table:table-row>
        <table:table-row table:style-name="ro1">
          <table:table-cell table:formula="of:=[.A88]+1" office:value-type="float" office:value="85">
            <text:p>85</text:p>
          </table:table-cell>
          <table:table-cell office:value-type="string">
            <text:p>Free Thyroxine Index</text:p>
          </table:table-cell>
          <table:table-cell table:number-columns-repeated="5"/>
          <table:table-cell table:formula="of:=[.A89]" office:value-type="float" office:value="85">
            <text:p>85</text:p>
          </table:table-cell>
          <table:table-cell table:formula="of:=IF(ISBLANK([.J89]);[.I88];[.J89])" office:value-type="string" office:string-value="Dehydroepiandrosterone / DHEA">
            <text:p>Dehydroepiandrosterone / DHEA</text:p>
          </table:table-cell>
          <table:table-cell office:value-type="string">
            <text:p>Dehydroepiandrosterone / DHEA</text:p>
          </table:table-cell>
          <table:table-cell office:value-type="string">
            <text:p>DHEA</text:p>
          </table:table-cell>
          <table:table-cell table:style-name="ce17"/>
          <table:table-cell table:number-columns-repeated="4"/>
          <table:table-cell table:formula="of:=VLOOKUP([.$K89];[.$B$4:.$H$235];7;0)" office:value-type="float" office:value="57">
            <text:p>57</text:p>
          </table:table-cell>
          <table:table-cell table:number-columns-repeated="1007"/>
        </table:table-row>
        <table:table-row table:style-name="ro1">
          <table:table-cell table:formula="of:=[.A89]+1" office:value-type="float" office:value="86">
            <text:p>86</text:p>
          </table:table-cell>
          <table:table-cell office:value-type="string">
            <text:p>Gamma Glutamyl Transferase, GGTP, GGT</text:p>
          </table:table-cell>
          <table:table-cell table:number-columns-repeated="5"/>
          <table:table-cell table:formula="of:=[.A90]" office:value-type="float" office:value="86">
            <text:p>86</text:p>
          </table:table-cell>
          <table:table-cell table:formula="of:=IF(ISBLANK([.J90]);[.I89];[.J90])" office:value-type="string" office:string-value="Dehydroepiandrosterone Sulphate / DHEA Sulphate">
            <text:p>Dehydroepiandrosterone Sulphate / DHEA Sulphate</text:p>
          </table:table-cell>
          <table:table-cell office:value-type="string">
            <text:p>Dehydroepiandrosterone Sulphate / DHEA Sulphate</text:p>
          </table:table-cell>
          <table:table-cell office:value-type="string">
            <text:p>DHEA Sulphate</text:p>
          </table:table-cell>
          <table:table-cell table:style-name="ce17"/>
          <table:table-cell table:number-columns-repeated="4"/>
          <table:table-cell table:formula="of:=VLOOKUP([.$K90];[.$B$4:.$H$235];7;0)" office:value-type="float" office:value="58">
            <text:p>58</text:p>
          </table:table-cell>
          <table:table-cell table:number-columns-repeated="1007"/>
        </table:table-row>
        <table:table-row table:style-name="ro1">
          <table:table-cell table:formula="of:=[.A90]+1" office:value-type="float" office:value="87">
            <text:p>87</text:p>
          </table:table-cell>
          <table:table-cell office:value-type="string">
            <text:p>Gastrin</text:p>
          </table:table-cell>
          <table:table-cell table:number-columns-repeated="5"/>
          <table:table-cell table:formula="of:=[.A91]" office:value-type="float" office:value="87">
            <text:p>87</text:p>
          </table:table-cell>
          <table:table-cell table:formula="of:=IF(ISBLANK([.J91]);[.I90];[.J91])" office:value-type="string" office:string-value="Dihydrotestosterone">
            <text:p>Dihydrotestosterone</text:p>
          </table:table-cell>
          <table:table-cell table:number-columns-repeated="2" office:value-type="string">
            <text:p>Dihydrotestosterone</text:p>
          </table:table-cell>
          <table:table-cell table:style-name="ce17"/>
          <table:table-cell table:number-columns-repeated="4"/>
          <table:table-cell table:formula="of:=VLOOKUP([.$K91];[.$B$4:.$H$235];7;0)" office:value-type="float" office:value="62">
            <text:p>62</text:p>
          </table:table-cell>
          <table:table-cell table:number-columns-repeated="1007"/>
        </table:table-row>
        <table:table-row table:style-name="ro1">
          <table:table-cell table:formula="of:=[.A91]+1" office:value-type="float" office:value="88">
            <text:p>88</text:p>
          </table:table-cell>
          <table:table-cell office:value-type="string">
            <text:p>Glucagon</text:p>
          </table:table-cell>
          <table:table-cell table:number-columns-repeated="5"/>
          <table:table-cell table:formula="of:=[.A92]" office:value-type="float" office:value="88">
            <text:p>88</text:p>
          </table:table-cell>
          <table:table-cell table:formula="of:=IF(ISBLANK([.J92]);[.I91];[.J92])" office:value-type="string" office:string-value="Dopamine">
            <text:p>Dopamine</text:p>
          </table:table-cell>
          <table:table-cell table:number-columns-repeated="2" office:value-type="string">
            <text:p>Dopamine</text:p>
          </table:table-cell>
          <table:table-cell table:style-name="ce17"/>
          <table:table-cell table:number-columns-repeated="4"/>
          <table:table-cell table:formula="of:=VLOOKUP([.$K92];[.$B$4:.$H$235];7;0)" office:value-type="float" office:value="70">
            <text:p>70</text:p>
          </table:table-cell>
          <table:table-cell table:number-columns-repeated="1007"/>
        </table:table-row>
        <table:table-row table:style-name="ro1">
          <table:table-cell table:formula="of:=[.A92]+1" office:value-type="float" office:value="89">
            <text:p>89</text:p>
          </table:table-cell>
          <table:table-cell office:value-type="string">
            <text:p>Glucose</text:p>
          </table:table-cell>
          <table:table-cell table:number-columns-repeated="5"/>
          <table:table-cell table:formula="of:=[.A93]" office:value-type="float" office:value="89">
            <text:p>89</text:p>
          </table:table-cell>
          <table:table-cell table:formula="of:=IF(ISBLANK([.J93]);[.I92];[.J93])" office:value-type="string" office:string-value="Epinephrine">
            <text:p>Epinephrine</text:p>
          </table:table-cell>
          <table:table-cell table:number-columns-repeated="2" office:value-type="string">
            <text:p>Epinephrine</text:p>
          </table:table-cell>
          <table:table-cell table:style-name="ce6"/>
          <table:table-cell table:number-columns-repeated="4"/>
          <table:table-cell table:formula="of:=VLOOKUP([.$K93];[.$B$4:.$H$235];7;0)" office:value-type="float" office:value="72">
            <text:p>72</text:p>
          </table:table-cell>
          <table:table-cell table:number-columns-repeated="1007"/>
        </table:table-row>
        <table:table-row table:style-name="ro1">
          <table:table-cell table:formula="of:=[.A93]+1" office:value-type="float" office:value="90">
            <text:p>90</text:p>
          </table:table-cell>
          <table:table-cell office:value-type="string">
            <text:p>Glucose 2h Postprandial</text:p>
          </table:table-cell>
          <table:table-cell table:number-columns-repeated="5"/>
          <table:table-cell table:formula="of:=[.A94]" office:value-type="float" office:value="90">
            <text:p>90</text:p>
          </table:table-cell>
          <table:table-cell table:formula="of:=IF(ISBLANK([.J94]);[.I93];[.J94])" office:value-type="string" office:string-value="Epinephrine">
            <text:p>Epinephrine</text:p>
          </table:table-cell>
          <table:table-cell/>
          <table:table-cell office:value-type="string">
            <text:p>Epinephrine Sitting</text:p>
          </table:table-cell>
          <table:table-cell table:number-columns-repeated="5"/>
          <table:table-cell table:formula="of:=VLOOKUP([.$K94];[.$B$4:.$H$235];7;0)" office:value-type="float" office:value="73">
            <text:p>73</text:p>
          </table:table-cell>
          <table:table-cell table:number-columns-repeated="1007"/>
        </table:table-row>
        <table:table-row table:style-name="ro1">
          <table:table-cell table:formula="of:=[.A94]+1" office:value-type="float" office:value="91">
            <text:p>91</text:p>
          </table:table-cell>
          <table:table-cell office:value-type="string">
            <text:p>Glucose fasting</text:p>
          </table:table-cell>
          <table:table-cell table:number-columns-repeated="5"/>
          <table:table-cell table:formula="of:=[.A95]" office:value-type="float" office:value="91">
            <text:p>91</text:p>
          </table:table-cell>
          <table:table-cell table:formula="of:=IF(ISBLANK([.J95]);[.I94];[.J95])" office:value-type="string" office:string-value="Epinephrine">
            <text:p>Epinephrine</text:p>
          </table:table-cell>
          <table:table-cell/>
          <table:table-cell office:value-type="string">
            <text:p>Epinephrine Standing (30 min)</text:p>
          </table:table-cell>
          <table:table-cell table:number-columns-repeated="5"/>
          <table:table-cell table:formula="of:=VLOOKUP([.$K95];[.$B$4:.$H$235];7;0)" office:value-type="float" office:value="74">
            <text:p>74</text:p>
          </table:table-cell>
          <table:table-cell table:number-columns-repeated="1007"/>
        </table:table-row>
        <table:table-row table:style-name="ro1">
          <table:table-cell table:formula="of:=[.A95]+1" office:value-type="float" office:value="92">
            <text:p>92</text:p>
          </table:table-cell>
          <table:table-cell office:value-type="string">
            <text:p>Glucose Random Blood</text:p>
          </table:table-cell>
          <table:table-cell table:number-columns-repeated="5"/>
          <table:table-cell table:formula="of:=[.A96]" office:value-type="float" office:value="92">
            <text:p>92</text:p>
          </table:table-cell>
          <table:table-cell table:formula="of:=IF(ISBLANK([.J96]);[.I95];[.J96])" office:value-type="string" office:string-value="Epinephrine">
            <text:p>Epinephrine</text:p>
          </table:table-cell>
          <table:table-cell/>
          <table:table-cell office:value-type="string">
            <text:p>Epinephrine Supine (30 min)</text:p>
          </table:table-cell>
          <table:table-cell table:style-name="ce18"/>
          <table:table-cell table:number-columns-repeated="4"/>
          <table:table-cell table:formula="of:=VLOOKUP([.$K96];[.$B$4:.$H$235];7;0)" office:value-type="float" office:value="75">
            <text:p>75</text:p>
          </table:table-cell>
          <table:table-cell table:number-columns-repeated="1007"/>
        </table:table-row>
        <table:table-row table:style-name="ro1">
          <table:table-cell table:formula="of:=[.A96]+1" office:value-type="float" office:value="93">
            <text:p>93</text:p>
          </table:table-cell>
          <table:table-cell office:value-type="string">
            <text:p>Granular casts</text:p>
          </table:table-cell>
          <table:table-cell table:number-columns-repeated="5"/>
          <table:table-cell table:formula="of:=[.A97]" office:value-type="float" office:value="93">
            <text:p>93</text:p>
          </table:table-cell>
          <table:table-cell table:formula="of:=IF(ISBLANK([.J97]);[.I96];[.J97])" office:value-type="string" office:string-value="Erythrocyte sedimentation rate (ESR)">
            <text:p>Erythrocyte sedimentation rate (ESR)</text:p>
          </table:table-cell>
          <table:table-cell office:value-type="string">
            <text:p>Erythrocyte sedimentation rate (ESR)</text:p>
          </table:table-cell>
          <table:table-cell office:value-type="string">
            <text:p>ESR</text:p>
          </table:table-cell>
          <table:table-cell table:style-name="ce17"/>
          <table:table-cell table:number-columns-repeated="4"/>
          <table:table-cell table:formula="of:=VLOOKUP([.$K97];[.$B$4:.$H$235];7;0)" office:value-type="float" office:value="78">
            <text:p>78</text:p>
          </table:table-cell>
          <table:table-cell table:number-columns-repeated="1007"/>
        </table:table-row>
        <table:table-row table:style-name="ro1">
          <table:table-cell table:formula="of:=[.A97]+1" office:value-type="float" office:value="94">
            <text:p>94</text:p>
          </table:table-cell>
          <table:table-cell office:value-type="string">
            <text:p>Growth Hormone (resting)</text:p>
          </table:table-cell>
          <table:table-cell table:number-columns-repeated="5"/>
          <table:table-cell table:formula="of:=[.A98]" office:value-type="float" office:value="94">
            <text:p>94</text:p>
          </table:table-cell>
          <table:table-cell table:formula="of:=IF(ISBLANK([.J98]);[.I97];[.J98])" office:value-type="string" office:string-value="Erythropoietin">
            <text:p>Erythropoietin</text:p>
          </table:table-cell>
          <table:table-cell table:number-columns-repeated="2" office:value-type="string">
            <text:p>Erythropoietin</text:p>
          </table:table-cell>
          <table:table-cell table:style-name="ce17"/>
          <table:table-cell table:number-columns-repeated="4"/>
          <table:table-cell table:formula="of:=VLOOKUP([.$K98];[.$B$4:.$H$235];7;0)" office:value-type="float" office:value="77">
            <text:p>77</text:p>
          </table:table-cell>
          <table:table-cell table:number-columns-repeated="1007"/>
        </table:table-row>
        <table:table-row table:style-name="ro1">
          <table:table-cell table:formula="of:=[.A98]+1" office:value-type="float" office:value="95">
            <text:p>95</text:p>
          </table:table-cell>
          <table:table-cell office:value-type="string">
            <text:p>hCG 1-2 weeks postconception</text:p>
          </table:table-cell>
          <table:table-cell table:number-columns-repeated="5"/>
          <table:table-cell table:formula="of:=[.A99]" office:value-type="float" office:value="95">
            <text:p>95</text:p>
          </table:table-cell>
          <table:table-cell table:formula="of:=IF(ISBLANK([.J99]);[.I98];[.J99])" office:value-type="string" office:string-value="Estradiol female">
            <text:p>Estradiol female</text:p>
          </table:table-cell>
          <table:table-cell office:value-type="string">
            <text:p>Estradiol female</text:p>
          </table:table-cell>
          <table:table-cell office:value-type="string">
            <text:p>Menstruating follicular phase</text:p>
          </table:table-cell>
          <table:table-cell table:style-name="ce6"/>
          <table:table-cell table:number-columns-repeated="4"/>
          <table:table-cell table:formula="of:=VLOOKUP([.$K99];[.$B$4:.$H$235];7;0)" office:value-type="float" office:value="145">
            <text:p>145</text:p>
          </table:table-cell>
          <table:table-cell table:number-columns-repeated="1007"/>
        </table:table-row>
        <table:table-row table:style-name="ro1">
          <table:table-cell table:formula="of:=[.A99]+1" office:value-type="float" office:value="96">
            <text:p>96</text:p>
          </table:table-cell>
          <table:table-cell office:value-type="string">
            <text:p>hCG 10-14 weeks postconception</text:p>
          </table:table-cell>
          <table:table-cell table:number-columns-repeated="5"/>
          <table:table-cell table:formula="of:=[.A100]" office:value-type="float" office:value="96">
            <text:p>96</text:p>
          </table:table-cell>
          <table:table-cell table:formula="of:=IF(ISBLANK([.J100]);[.I99];[.J100])" office:value-type="string" office:string-value="Estradiol female">
            <text:p>Estradiol female</text:p>
          </table:table-cell>
          <table:table-cell/>
          <table:table-cell office:value-type="string">
            <text:p>Menstruating luteal phase</text:p>
          </table:table-cell>
          <table:table-cell table:number-columns-repeated="5"/>
          <table:table-cell table:formula="of:=VLOOKUP([.$K100];[.$B$4:.$H$235];7;0)" office:value-type="float" office:value="146">
            <text:p>146</text:p>
          </table:table-cell>
          <table:table-cell table:number-columns-repeated="1007"/>
        </table:table-row>
        <table:table-row table:style-name="ro1">
          <table:table-cell table:formula="of:=[.A100]+1" office:value-type="float" office:value="97">
            <text:p>97</text:p>
          </table:table-cell>
          <table:table-cell office:value-type="string">
            <text:p>hCG 2-3 weeks postconception</text:p>
          </table:table-cell>
          <table:table-cell table:number-columns-repeated="5"/>
          <table:table-cell table:formula="of:=[.A101]" office:value-type="float" office:value="97">
            <text:p>97</text:p>
          </table:table-cell>
          <table:table-cell table:formula="of:=IF(ISBLANK([.J101]);[.I100];[.J101])" office:value-type="string" office:string-value="Estradiol female">
            <text:p>Estradiol female</text:p>
          </table:table-cell>
          <table:table-cell/>
          <table:table-cell office:value-type="string">
            <text:p>Menstruating mid-cycle peak</text:p>
          </table:table-cell>
          <table:table-cell table:number-columns-repeated="5"/>
          <table:table-cell table:formula="of:=VLOOKUP([.$K101];[.$B$4:.$H$235];7;0)" office:value-type="float" office:value="147">
            <text:p>147</text:p>
          </table:table-cell>
          <table:table-cell table:number-columns-repeated="1007"/>
        </table:table-row>
        <table:table-row table:style-name="ro1">
          <table:table-cell table:formula="of:=[.A101]+1" office:value-type="float" office:value="98">
            <text:p>98</text:p>
          </table:table-cell>
          <table:table-cell office:value-type="string">
            <text:p>hCG 3-4 weeks postconception</text:p>
          </table:table-cell>
          <table:table-cell table:number-columns-repeated="5"/>
          <table:table-cell table:formula="of:=[.A102]" office:value-type="float" office:value="98">
            <text:p>98</text:p>
          </table:table-cell>
          <table:table-cell table:formula="of:=IF(ISBLANK([.J102]);[.I101];[.J102])" office:value-type="string" office:string-value="Estradiol female">
            <text:p>Estradiol female</text:p>
          </table:table-cell>
          <table:table-cell/>
          <table:table-cell office:value-type="string">
            <text:p>Postmenopausal</text:p>
          </table:table-cell>
          <table:table-cell table:style-name="ce18"/>
          <table:table-cell table:number-columns-repeated="4"/>
          <table:table-cell table:formula="of:=VLOOKUP([.$K102];[.$B$4:.$H$235];7;0)" office:value-type="float" office:value="168">
            <text:p>168</text:p>
          </table:table-cell>
          <table:table-cell table:number-columns-repeated="1007"/>
        </table:table-row>
        <table:table-row table:style-name="ro1">
          <table:table-cell table:formula="of:=[.A102]+1" office:value-type="float" office:value="99">
            <text:p>99</text:p>
          </table:table-cell>
          <table:table-cell office:value-type="string">
            <text:p>hCG 4-5 weeks postconception</text:p>
          </table:table-cell>
          <table:table-cell table:number-columns-repeated="5"/>
          <table:table-cell table:formula="of:=[.A103]" office:value-type="float" office:value="99">
            <text:p>99</text:p>
          </table:table-cell>
          <table:table-cell table:formula="of:=IF(ISBLANK([.J103]);[.I102];[.J103])" office:value-type="string" office:string-value="Estradiol Male">
            <text:p>Estradiol Male</text:p>
          </table:table-cell>
          <table:table-cell table:number-columns-repeated="2" office:value-type="string">
            <text:p>Estradiol Male</text:p>
          </table:table-cell>
          <table:table-cell table:style-name="ce17"/>
          <table:table-cell table:number-columns-repeated="4"/>
          <table:table-cell table:formula="of:=VLOOKUP([.$K103];[.$B$4:.$H$235];7;0)" office:value-type="float" office:value="79">
            <text:p>79</text:p>
          </table:table-cell>
          <table:table-cell table:number-columns-repeated="1007"/>
        </table:table-row>
        <table:table-row table:style-name="ro1">
          <table:table-cell table:formula="of:=[.A103]+1" office:value-type="float" office:value="100">
            <text:p>100</text:p>
          </table:table-cell>
          <table:table-cell office:value-type="string">
            <text:p>hCG 5-10 weeks postconception</text:p>
          </table:table-cell>
          <table:table-cell table:number-columns-repeated="5"/>
          <table:table-cell table:formula="of:=[.A104]" office:value-type="float" office:value="100">
            <text:p>100</text:p>
          </table:table-cell>
          <table:table-cell table:formula="of:=IF(ISBLANK([.J104]);[.I103];[.J104])" office:value-type="string" office:string-value="Fatty Acids, free">
            <text:p>Fatty Acids, free</text:p>
          </table:table-cell>
          <table:table-cell table:number-columns-repeated="2" office:value-type="string">
            <text:p>Fatty Acids, free</text:p>
          </table:table-cell>
          <table:table-cell table:style-name="ce17"/>
          <table:table-cell table:number-columns-repeated="4"/>
          <table:table-cell table:formula="of:=VLOOKUP([.$K104];[.$B$4:.$H$235];7;0)" office:value-type="float" office:value="81">
            <text:p>81</text:p>
          </table:table-cell>
          <table:table-cell table:number-columns-repeated="1007"/>
        </table:table-row>
        <table:table-row table:style-name="ro1">
          <table:table-cell table:formula="of:=[.A104]+1" office:value-type="float" office:value="101">
            <text:p>101</text:p>
          </table:table-cell>
          <table:table-cell office:value-type="string">
            <text:p>HCO3 ( Bicarbonate )</text:p>
          </table:table-cell>
          <table:table-cell table:number-columns-repeated="5"/>
          <table:table-cell table:formula="of:=[.A105]" office:value-type="float" office:value="101">
            <text:p>101</text:p>
          </table:table-cell>
          <table:table-cell table:formula="of:=IF(ISBLANK([.J105]);[.I104];[.J105])" office:value-type="string" office:string-value="Ferritin">
            <text:p>Ferritin</text:p>
          </table:table-cell>
          <table:table-cell table:number-columns-repeated="2" office:value-type="string">
            <text:p>Ferritin</text:p>
          </table:table-cell>
          <table:table-cell table:style-name="ce17"/>
          <table:table-cell table:number-columns-repeated="4"/>
          <table:table-cell table:formula="of:=VLOOKUP([.$K105];[.$B$4:.$H$235];7;0)" office:value-type="float" office:value="82">
            <text:p>82</text:p>
          </table:table-cell>
          <table:table-cell table:number-columns-repeated="1007"/>
        </table:table-row>
        <table:table-row table:style-name="ro1">
          <table:table-cell table:formula="of:=[.A105]+1" office:value-type="float" office:value="102">
            <text:p>102</text:p>
          </table:table-cell>
          <table:table-cell office:value-type="string">
            <text:p>HDL, High</text:p>
          </table:table-cell>
          <table:table-cell table:number-columns-repeated="5"/>
          <table:table-cell table:formula="of:=[.A106]" office:value-type="float" office:value="102">
            <text:p>102</text:p>
          </table:table-cell>
          <table:table-cell table:formula="of:=IF(ISBLANK([.J106]);[.I105];[.J106])" office:value-type="string" office:string-value="Fluid Amylase">
            <text:p>Fluid Amylase</text:p>
          </table:table-cell>
          <table:table-cell office:value-type="string">
            <text:p>Fluid Amylase</text:p>
          </table:table-cell>
          <table:table-cell office:value-type="string">
            <text:p>Amylase ( Pancreatic )</text:p>
          </table:table-cell>
          <table:table-cell table:style-name="ce17"/>
          <table:table-cell table:number-columns-repeated="4"/>
          <table:table-cell table:formula="of:=VLOOKUP([.$K106];[.$B$4:.$H$235];7;0)" office:value-type="float" office:value="9">
            <text:p>9</text:p>
          </table:table-cell>
          <table:table-cell table:number-columns-repeated="1007"/>
        </table:table-row>
        <table:table-row table:style-name="ro1">
          <table:table-cell table:formula="of:=[.A106]+1" office:value-type="float" office:value="103">
            <text:p>103</text:p>
          </table:table-cell>
          <table:table-cell office:value-type="string">
            <text:p>HDL, Low</text:p>
          </table:table-cell>
          <table:table-cell table:number-columns-repeated="5"/>
          <table:table-cell table:formula="of:=[.A107]" office:value-type="float" office:value="103">
            <text:p>103</text:p>
          </table:table-cell>
          <table:table-cell table:formula="of:=IF(ISBLANK([.J107]);[.I106];[.J107])" office:value-type="string" office:string-value="Follicle Stimulating Hormone female">
            <text:p>Follicle Stimulating Hormone female</text:p>
          </table:table-cell>
          <table:table-cell office:value-type="string">
            <text:p>Follicle Stimulating Hormone female</text:p>
          </table:table-cell>
          <table:table-cell office:value-type="string">
            <text:p>Menstruating follicular phase</text:p>
          </table:table-cell>
          <table:table-cell table:style-name="ce6"/>
          <table:table-cell table:number-columns-repeated="4"/>
          <table:table-cell table:formula="of:=VLOOKUP([.$K107];[.$B$4:.$H$235];7;0)" office:value-type="float" office:value="145">
            <text:p>145</text:p>
          </table:table-cell>
          <table:table-cell table:number-columns-repeated="1007"/>
        </table:table-row>
        <table:table-row table:style-name="ro1">
          <table:table-cell table:formula="of:=[.A107]+1" office:value-type="float" office:value="104">
            <text:p>104</text:p>
          </table:table-cell>
          <table:table-cell office:value-type="string">
            <text:p>HDL/LDL</text:p>
          </table:table-cell>
          <table:table-cell table:number-columns-repeated="5"/>
          <table:table-cell table:formula="of:=[.A108]" office:value-type="float" office:value="104">
            <text:p>104</text:p>
          </table:table-cell>
          <table:table-cell table:formula="of:=IF(ISBLANK([.J108]);[.I107];[.J108])" office:value-type="string" office:string-value="Follicle Stimulating Hormone female">
            <text:p>Follicle Stimulating Hormone female</text:p>
          </table:table-cell>
          <table:table-cell/>
          <table:table-cell office:value-type="string">
            <text:p>Menstruating luteal phase</text:p>
          </table:table-cell>
          <table:table-cell table:number-columns-repeated="5"/>
          <table:table-cell table:formula="of:=VLOOKUP([.$K108];[.$B$4:.$H$235];7;0)" office:value-type="float" office:value="146">
            <text:p>146</text:p>
          </table:table-cell>
          <table:table-cell table:number-columns-repeated="1007"/>
        </table:table-row>
        <table:table-row table:style-name="ro1">
          <table:table-cell table:formula="of:=[.A108]+1" office:value-type="float" office:value="105">
            <text:p>105</text:p>
          </table:table-cell>
          <table:table-cell office:value-type="string">
            <text:p>Hematocrit/ PCV</text:p>
          </table:table-cell>
          <table:table-cell table:number-columns-repeated="5"/>
          <table:table-cell table:formula="of:=[.A109]" office:value-type="float" office:value="105">
            <text:p>105</text:p>
          </table:table-cell>
          <table:table-cell table:formula="of:=IF(ISBLANK([.J109]);[.I108];[.J109])" office:value-type="string" office:string-value="Follicle Stimulating Hormone female">
            <text:p>Follicle Stimulating Hormone female</text:p>
          </table:table-cell>
          <table:table-cell/>
          <table:table-cell office:value-type="string">
            <text:p>Menstruating ovulatory phase</text:p>
          </table:table-cell>
          <table:table-cell table:number-columns-repeated="5"/>
          <table:table-cell table:formula="of:=VLOOKUP([.$K109];[.$B$4:.$H$235];7;0)" office:value-type="float" office:value="148">
            <text:p>148</text:p>
          </table:table-cell>
          <table:table-cell table:number-columns-repeated="1007"/>
        </table:table-row>
        <table:table-row table:style-name="ro1">
          <table:table-cell table:formula="of:=[.A109]+1" office:value-type="float" office:value="106">
            <text:p>106</text:p>
          </table:table-cell>
          <table:table-cell office:value-type="string">
            <text:p>Hemoglobin</text:p>
          </table:table-cell>
          <table:table-cell table:number-columns-repeated="5"/>
          <table:table-cell table:formula="of:=[.A110]" office:value-type="float" office:value="106">
            <text:p>106</text:p>
          </table:table-cell>
          <table:table-cell table:formula="of:=IF(ISBLANK([.J110]);[.I109];[.J110])" office:value-type="string" office:string-value="Follicle Stimulating Hormone female">
            <text:p>Follicle Stimulating Hormone female</text:p>
          </table:table-cell>
          <table:table-cell/>
          <table:table-cell office:value-type="string">
            <text:p>Postmenopausal</text:p>
          </table:table-cell>
          <table:table-cell table:style-name="ce18"/>
          <table:table-cell table:number-columns-repeated="4"/>
          <table:table-cell table:formula="of:=VLOOKUP([.$K110];[.$B$4:.$H$235];7;0)" office:value-type="float" office:value="168">
            <text:p>168</text:p>
          </table:table-cell>
          <table:table-cell table:number-columns-repeated="1007"/>
        </table:table-row>
        <table:table-row table:style-name="ro1">
          <table:table-cell table:formula="of:=[.A110]+1" office:value-type="float" office:value="107">
            <text:p>107</text:p>
          </table:table-cell>
          <table:table-cell office:value-type="string">
            <text:p>Hemoglobin A1c</text:p>
          </table:table-cell>
          <table:table-cell table:number-columns-repeated="5"/>
          <table:table-cell table:formula="of:=[.A111]" office:value-type="float" office:value="107">
            <text:p>107</text:p>
          </table:table-cell>
          <table:table-cell table:formula="of:=IF(ISBLANK([.J111]);[.I110];[.J111])" office:value-type="string" office:string-value="Follicle Stimulating Hormone male">
            <text:p>Follicle Stimulating Hormone male</text:p>
          </table:table-cell>
          <table:table-cell table:number-columns-repeated="2" office:value-type="string">
            <text:p>Follicle Stimulating Hormone male</text:p>
          </table:table-cell>
          <table:table-cell table:style-name="ce17"/>
          <table:table-cell table:number-columns-repeated="4"/>
          <table:table-cell table:formula="of:=VLOOKUP([.$K111];[.$B$4:.$H$235];7;0)" office:value-type="float" office:value="83">
            <text:p>83</text:p>
          </table:table-cell>
          <table:table-cell table:number-columns-repeated="1007"/>
        </table:table-row>
        <table:table-row table:style-name="ro1">
          <table:table-cell table:formula="of:=[.A111]+1" office:value-type="float" office:value="108">
            <text:p>108</text:p>
          </table:table-cell>
          <table:table-cell office:value-type="string">
            <text:p>Hyaline casts</text:p>
          </table:table-cell>
          <table:table-cell table:number-columns-repeated="5"/>
          <table:table-cell table:formula="of:=[.A112]" office:value-type="float" office:value="108">
            <text:p>108</text:p>
          </table:table-cell>
          <table:table-cell table:formula="of:=IF(ISBLANK([.J112]);[.I111];[.J112])" office:value-type="string" office:string-value="Gastrin">
            <text:p>Gastrin</text:p>
          </table:table-cell>
          <table:table-cell table:number-columns-repeated="2" office:value-type="string">
            <text:p>Gastrin</text:p>
          </table:table-cell>
          <table:table-cell table:style-name="ce17"/>
          <table:table-cell table:number-columns-repeated="4"/>
          <table:table-cell table:formula="of:=VLOOKUP([.$K112];[.$B$4:.$H$235];7;0)" office:value-type="float" office:value="87">
            <text:p>87</text:p>
          </table:table-cell>
          <table:table-cell table:number-columns-repeated="1007"/>
        </table:table-row>
        <table:table-row table:style-name="ro1">
          <table:table-cell table:formula="of:=[.A112]+1" office:value-type="float" office:value="109">
            <text:p>109</text:p>
          </table:table-cell>
          <table:table-cell office:value-type="string">
            <text:p>Hydroxyproline Urine</text:p>
          </table:table-cell>
          <table:table-cell table:number-columns-repeated="5"/>
          <table:table-cell table:formula="of:=[.A113]" office:value-type="float" office:value="109">
            <text:p>109</text:p>
          </table:table-cell>
          <table:table-cell table:formula="of:=IF(ISBLANK([.J113]);[.I112];[.J113])" office:value-type="string" office:string-value="Glucagon">
            <text:p>Glucagon</text:p>
          </table:table-cell>
          <table:table-cell table:number-columns-repeated="2" office:value-type="string">
            <text:p>Glucagon</text:p>
          </table:table-cell>
          <table:table-cell table:style-name="ce17"/>
          <table:table-cell table:number-columns-repeated="4"/>
          <table:table-cell table:formula="of:=VLOOKUP([.$K113];[.$B$4:.$H$235];7;0)" office:value-type="float" office:value="88">
            <text:p>88</text:p>
          </table:table-cell>
          <table:table-cell table:number-columns-repeated="1007"/>
        </table:table-row>
        <table:table-row table:style-name="ro1">
          <table:table-cell table:formula="of:=[.A113]+1" office:value-type="float" office:value="110">
            <text:p>110</text:p>
          </table:table-cell>
          <table:table-cell office:value-type="string">
            <text:p>Indirect Bilirubin</text:p>
          </table:table-cell>
          <table:table-cell table:number-columns-repeated="5"/>
          <table:table-cell table:formula="of:=[.A114]" office:value-type="float" office:value="110">
            <text:p>110</text:p>
          </table:table-cell>
          <table:table-cell table:formula="of:=IF(ISBLANK([.J114]);[.I113];[.J114])" office:value-type="string" office:string-value="Glucose">
            <text:p>Glucose</text:p>
          </table:table-cell>
          <table:table-cell office:value-type="string">
            <text:p>Glucose</text:p>
          </table:table-cell>
          <table:table-cell office:value-type="string">
            <text:p>Glucose 2h Postprandial</text:p>
          </table:table-cell>
          <table:table-cell table:style-name="ce6"/>
          <table:table-cell table:number-columns-repeated="4"/>
          <table:table-cell table:formula="of:=VLOOKUP([.$K114];[.$B$4:.$H$235];7;0)" office:value-type="float" office:value="90">
            <text:p>90</text:p>
          </table:table-cell>
          <table:table-cell table:number-columns-repeated="1007"/>
        </table:table-row>
        <table:table-row table:style-name="ro1">
          <table:table-cell table:formula="of:=[.A114]+1" office:value-type="float" office:value="111">
            <text:p>111</text:p>
          </table:table-cell>
          <table:table-cell office:value-type="string">
            <text:p>Insulin</text:p>
          </table:table-cell>
          <table:table-cell table:number-columns-repeated="5"/>
          <table:table-cell table:formula="of:=[.A115]" office:value-type="float" office:value="111">
            <text:p>111</text:p>
          </table:table-cell>
          <table:table-cell table:formula="of:=IF(ISBLANK([.J115]);[.I114];[.J115])" office:value-type="string" office:string-value="Glucose">
            <text:p>Glucose</text:p>
          </table:table-cell>
          <table:table-cell/>
          <table:table-cell office:value-type="string">
            <text:p>Glucose fasting</text:p>
          </table:table-cell>
          <table:table-cell table:number-columns-repeated="5"/>
          <table:table-cell table:formula="of:=VLOOKUP([.$K115];[.$B$4:.$H$235];7;0)" office:value-type="float" office:value="91">
            <text:p>91</text:p>
          </table:table-cell>
          <table:table-cell table:number-columns-repeated="1007"/>
        </table:table-row>
        <table:table-row table:style-name="ro1">
          <table:table-cell table:formula="of:=[.A115]+1" office:value-type="float" office:value="112">
            <text:p>112</text:p>
          </table:table-cell>
          <table:table-cell office:value-type="string">
            <text:p>International Normalised Ratio ( INR )</text:p>
          </table:table-cell>
          <table:table-cell table:number-columns-repeated="5"/>
          <table:table-cell table:formula="of:=[.A116]" office:value-type="float" office:value="112">
            <text:p>112</text:p>
          </table:table-cell>
          <table:table-cell table:formula="of:=IF(ISBLANK([.J116]);[.I115];[.J116])" office:value-type="string" office:string-value="Glucose">
            <text:p>Glucose</text:p>
          </table:table-cell>
          <table:table-cell/>
          <table:table-cell office:value-type="string">
            <text:p>Glucose Random Blood</text:p>
          </table:table-cell>
          <table:table-cell table:style-name="ce18"/>
          <table:table-cell table:number-columns-repeated="4"/>
          <table:table-cell table:formula="of:=VLOOKUP([.$K116];[.$B$4:.$H$235];7;0)" office:value-type="float" office:value="92">
            <text:p>92</text:p>
          </table:table-cell>
          <table:table-cell table:number-columns-repeated="1007"/>
        </table:table-row>
        <table:table-row table:style-name="ro1">
          <table:table-cell table:formula="of:=[.A116]+1" office:value-type="float" office:value="113">
            <text:p>113</text:p>
          </table:table-cell>
          <table:table-cell office:value-type="string">
            <text:p>Iodine, Mild deficiency</text:p>
          </table:table-cell>
          <table:table-cell table:number-columns-repeated="5"/>
          <table:table-cell table:formula="of:=[.A117]" office:value-type="float" office:value="113">
            <text:p>113</text:p>
          </table:table-cell>
          <table:table-cell table:formula="of:=IF(ISBLANK([.J117]);[.I116];[.J117])" office:value-type="string" office:string-value="Growth Hormone (resting)">
            <text:p>Growth Hormone (resting)</text:p>
          </table:table-cell>
          <table:table-cell table:number-columns-repeated="2" office:value-type="string">
            <text:p>Growth Hormone (resting)</text:p>
          </table:table-cell>
          <table:table-cell table:style-name="ce17"/>
          <table:table-cell table:number-columns-repeated="4"/>
          <table:table-cell table:formula="of:=VLOOKUP([.$K117];[.$B$4:.$H$235];7;0)" office:value-type="float" office:value="94">
            <text:p>94</text:p>
          </table:table-cell>
          <table:table-cell table:number-columns-repeated="1007"/>
        </table:table-row>
        <table:table-row table:style-name="ro1">
          <table:table-cell table:formula="of:=[.A117]+1" office:value-type="float" office:value="114">
            <text:p>114</text:p>
          </table:table-cell>
          <table:table-cell office:value-type="string">
            <text:p>Iodine, Moderate deficiency</text:p>
          </table:table-cell>
          <table:table-cell table:number-columns-repeated="5"/>
          <table:table-cell table:formula="of:=[.A118]" office:value-type="float" office:value="114">
            <text:p>114</text:p>
          </table:table-cell>
          <table:table-cell table:formula="of:=IF(ISBLANK([.J118]);[.I117];[.J118])" office:value-type="string" office:string-value="Hemoglobin A1c">
            <text:p>Hemoglobin A1c</text:p>
          </table:table-cell>
          <table:table-cell table:number-columns-repeated="2" office:value-type="string">
            <text:p>Hemoglobin A1c</text:p>
          </table:table-cell>
          <table:table-cell table:style-name="ce17"/>
          <table:table-cell table:number-columns-repeated="4"/>
          <table:table-cell table:formula="of:=VLOOKUP([.$K118];[.$B$4:.$H$235];7;0)" office:value-type="float" office:value="107">
            <text:p>107</text:p>
          </table:table-cell>
          <table:table-cell table:number-columns-repeated="1007"/>
        </table:table-row>
        <table:table-row table:style-name="ro1">
          <table:table-cell table:formula="of:=[.A118]+1" office:value-type="float" office:value="115">
            <text:p>115</text:p>
          </table:table-cell>
          <table:table-cell office:value-type="string">
            <text:p>Iodine, Normal</text:p>
          </table:table-cell>
          <table:table-cell table:number-columns-repeated="5"/>
          <table:table-cell table:formula="of:=[.A119]" office:value-type="float" office:value="115">
            <text:p>115</text:p>
          </table:table-cell>
          <table:table-cell table:formula="of:=IF(ISBLANK([.J119]);[.I118];[.J119])" office:value-type="string" office:string-value="Human Chorionic Gonadotropin">
            <text:p>Human Chorionic Gonadotropin</text:p>
          </table:table-cell>
          <table:table-cell office:value-type="string">
            <text:p>Human Chorionic Gonadotropin</text:p>
          </table:table-cell>
          <table:table-cell office:value-type="string">
            <text:p>hCG 1-2 weeks postconception</text:p>
          </table:table-cell>
          <table:table-cell table:style-name="ce6"/>
          <table:table-cell table:number-columns-repeated="4"/>
          <table:table-cell table:formula="of:=VLOOKUP([.$K119];[.$B$4:.$H$235];7;0)" office:value-type="float" office:value="95">
            <text:p>95</text:p>
          </table:table-cell>
          <table:table-cell table:number-columns-repeated="1007"/>
        </table:table-row>
        <table:table-row table:style-name="ro1">
          <table:table-cell table:formula="of:=[.A119]+1" office:value-type="float" office:value="116">
            <text:p>116</text:p>
          </table:table-cell>
          <table:table-cell office:value-type="string">
            <text:p>Iodine, Severe deficiency</text:p>
          </table:table-cell>
          <table:table-cell table:number-columns-repeated="5"/>
          <table:table-cell table:formula="of:=[.A120]" office:value-type="float" office:value="116">
            <text:p>116</text:p>
          </table:table-cell>
          <table:table-cell table:formula="of:=IF(ISBLANK([.J120]);[.I119];[.J120])" office:value-type="string" office:string-value="Human Chorionic Gonadotropin">
            <text:p>Human Chorionic Gonadotropin</text:p>
          </table:table-cell>
          <table:table-cell/>
          <table:table-cell office:value-type="string">
            <text:p>hCG 10-14 weeks postconception</text:p>
          </table:table-cell>
          <table:table-cell table:number-columns-repeated="5"/>
          <table:table-cell table:formula="of:=VLOOKUP([.$K120];[.$B$4:.$H$235];7;0)" office:value-type="float" office:value="96">
            <text:p>96</text:p>
          </table:table-cell>
          <table:table-cell table:number-columns-repeated="1007"/>
        </table:table-row>
        <table:table-row table:style-name="ro1">
          <table:table-cell table:formula="of:=[.A120]+1" office:value-type="float" office:value="117">
            <text:p>117</text:p>
          </table:table-cell>
          <table:table-cell office:value-type="string">
            <text:p>Ionised Calcium</text:p>
          </table:table-cell>
          <table:table-cell table:number-columns-repeated="5"/>
          <table:table-cell table:formula="of:=[.A121]" office:value-type="float" office:value="117">
            <text:p>117</text:p>
          </table:table-cell>
          <table:table-cell table:formula="of:=IF(ISBLANK([.J121]);[.I120];[.J121])" office:value-type="string" office:string-value="Human Chorionic Gonadotropin">
            <text:p>Human Chorionic Gonadotropin</text:p>
          </table:table-cell>
          <table:table-cell/>
          <table:table-cell office:value-type="string">
            <text:p>hCG 2-3 weeks postconception</text:p>
          </table:table-cell>
          <table:table-cell table:number-columns-repeated="5"/>
          <table:table-cell table:formula="of:=VLOOKUP([.$K121];[.$B$4:.$H$235];7;0)" office:value-type="float" office:value="97">
            <text:p>97</text:p>
          </table:table-cell>
          <table:table-cell table:number-columns-repeated="1007"/>
        </table:table-row>
        <table:table-row table:style-name="ro1">
          <table:table-cell table:formula="of:=[.A121]+1" office:value-type="float" office:value="118">
            <text:p>118</text:p>
          </table:table-cell>
          <table:table-cell office:value-type="string">
            <text:p>Iron</text:p>
          </table:table-cell>
          <table:table-cell table:number-columns-repeated="5"/>
          <table:table-cell table:formula="of:=[.A122]" office:value-type="float" office:value="118">
            <text:p>118</text:p>
          </table:table-cell>
          <table:table-cell table:formula="of:=IF(ISBLANK([.J122]);[.I121];[.J122])" office:value-type="string" office:string-value="Human Chorionic Gonadotropin">
            <text:p>Human Chorionic Gonadotropin</text:p>
          </table:table-cell>
          <table:table-cell/>
          <table:table-cell office:value-type="string">
            <text:p>hCG 3-4 weeks postconception</text:p>
          </table:table-cell>
          <table:table-cell table:number-columns-repeated="5"/>
          <table:table-cell table:formula="of:=VLOOKUP([.$K122];[.$B$4:.$H$235];7;0)" office:value-type="float" office:value="98">
            <text:p>98</text:p>
          </table:table-cell>
          <table:table-cell table:number-columns-repeated="1007"/>
        </table:table-row>
        <table:table-row table:style-name="ro1">
          <table:table-cell table:formula="of:=[.A122]+1" office:value-type="float" office:value="119">
            <text:p>119</text:p>
          </table:table-cell>
          <table:table-cell office:value-type="string">
            <text:p>Iron Binding Capacity</text:p>
          </table:table-cell>
          <table:table-cell table:number-columns-repeated="5"/>
          <table:table-cell table:formula="of:=[.A123]" office:value-type="float" office:value="119">
            <text:p>119</text:p>
          </table:table-cell>
          <table:table-cell table:formula="of:=IF(ISBLANK([.J123]);[.I122];[.J123])" office:value-type="string" office:string-value="Human Chorionic Gonadotropin">
            <text:p>Human Chorionic Gonadotropin</text:p>
          </table:table-cell>
          <table:table-cell/>
          <table:table-cell office:value-type="string">
            <text:p>hCG 4-5 weeks postconception</text:p>
          </table:table-cell>
          <table:table-cell table:number-columns-repeated="5"/>
          <table:table-cell table:formula="of:=VLOOKUP([.$K123];[.$B$4:.$H$235];7;0)" office:value-type="float" office:value="99">
            <text:p>99</text:p>
          </table:table-cell>
          <table:table-cell table:number-columns-repeated="1007"/>
        </table:table-row>
        <table:table-row table:style-name="ro1">
          <table:table-cell table:formula="of:=[.A123]+1" office:value-type="float" office:value="120">
            <text:p>120</text:p>
          </table:table-cell>
          <table:table-cell office:value-type="string">
            <text:p>Iron Binding Capacity Saturation</text:p>
          </table:table-cell>
          <table:table-cell table:number-columns-repeated="5"/>
          <table:table-cell table:formula="of:=[.A124]" office:value-type="float" office:value="120">
            <text:p>120</text:p>
          </table:table-cell>
          <table:table-cell table:formula="of:=IF(ISBLANK([.J124]);[.I123];[.J124])" office:value-type="string" office:string-value="Human Chorionic Gonadotropin">
            <text:p>Human Chorionic Gonadotropin</text:p>
          </table:table-cell>
          <table:table-cell/>
          <table:table-cell office:value-type="string">
            <text:p>hCG 5-10 weeks postconception</text:p>
          </table:table-cell>
          <table:table-cell table:number-columns-repeated="5"/>
          <table:table-cell table:formula="of:=VLOOKUP([.$K124];[.$B$4:.$H$235];7;0)" office:value-type="float" office:value="100">
            <text:p>100</text:p>
          </table:table-cell>
          <table:table-cell table:number-columns-repeated="1007"/>
        </table:table-row>
        <table:table-row table:style-name="ro1">
          <table:table-cell table:formula="of:=[.A124]+1" office:value-type="float" office:value="121">
            <text:p>121</text:p>
          </table:table-cell>
          <table:table-cell office:value-type="string">
            <text:p>Kappa chain</text:p>
          </table:table-cell>
          <table:table-cell table:number-columns-repeated="5"/>
          <table:table-cell table:formula="of:=[.A125]" office:value-type="float" office:value="121">
            <text:p>121</text:p>
          </table:table-cell>
          <table:table-cell table:formula="of:=IF(ISBLANK([.J125]);[.I124];[.J125])" office:value-type="string" office:string-value="Human Chorionic Gonadotropin">
            <text:p>Human Chorionic Gonadotropin</text:p>
          </table:table-cell>
          <table:table-cell/>
          <table:table-cell office:value-type="string">
            <text:p>Non pregnant female</text:p>
          </table:table-cell>
          <table:table-cell table:number-columns-repeated="5"/>
          <table:table-cell table:formula="of:=VLOOKUP([.$K125];[.$B$4:.$H$235];7;0)" office:value-type="float" office:value="155">
            <text:p>155</text:p>
          </table:table-cell>
          <table:table-cell table:number-columns-repeated="1007"/>
        </table:table-row>
        <table:table-row table:style-name="ro1">
          <table:table-cell table:formula="of:=[.A125]+1" office:value-type="float" office:value="122">
            <text:p>122</text:p>
          </table:table-cell>
          <table:table-cell office:value-type="string">
            <text:p>Ketone</text:p>
          </table:table-cell>
          <table:table-cell table:number-columns-repeated="5"/>
          <table:table-cell table:formula="of:=[.A126]" office:value-type="float" office:value="122">
            <text:p>122</text:p>
          </table:table-cell>
          <table:table-cell table:formula="of:=IF(ISBLANK([.J126]);[.I125];[.J126])" office:value-type="string" office:string-value="Human Chorionic Gonadotropin">
            <text:p>Human Chorionic Gonadotropin</text:p>
          </table:table-cell>
          <table:table-cell/>
          <table:table-cell office:value-type="string">
            <text:p>Second trimester</text:p>
          </table:table-cell>
          <table:table-cell table:number-columns-repeated="5"/>
          <table:table-cell table:formula="of:=VLOOKUP([.$K126];[.$B$4:.$H$235];7;0)" office:value-type="float" office:value="186">
            <text:p>186</text:p>
          </table:table-cell>
          <table:table-cell table:number-columns-repeated="1007"/>
        </table:table-row>
        <table:table-row table:style-name="ro1">
          <table:table-cell table:formula="of:=[.A126]+1" office:value-type="float" office:value="123">
            <text:p>123</text:p>
          </table:table-cell>
          <table:table-cell office:value-type="string">
            <text:p>Lactate</text:p>
          </table:table-cell>
          <table:table-cell table:number-columns-repeated="5"/>
          <table:table-cell table:formula="of:=[.A127]" office:value-type="float" office:value="123">
            <text:p>123</text:p>
          </table:table-cell>
          <table:table-cell table:formula="of:=IF(ISBLANK([.J127]);[.I126];[.J127])" office:value-type="string" office:string-value="Human Chorionic Gonadotropin">
            <text:p>Human Chorionic Gonadotropin</text:p>
          </table:table-cell>
          <table:table-cell/>
          <table:table-cell office:value-type="string">
            <text:p>Third trimester</text:p>
          </table:table-cell>
          <table:table-cell table:style-name="ce18"/>
          <table:table-cell table:number-columns-repeated="4"/>
          <table:table-cell table:formula="of:=VLOOKUP([.$K127];[.$B$4:.$H$235];7;0)" office:value-type="float" office:value="204">
            <text:p>204</text:p>
          </table:table-cell>
          <table:table-cell table:number-columns-repeated="1007"/>
        </table:table-row>
        <table:table-row table:style-name="ro1">
          <table:table-cell table:formula="of:=[.A127]+1" office:value-type="float" office:value="124">
            <text:p>124</text:p>
          </table:table-cell>
          <table:table-cell office:value-type="string">
            <text:p>Lactate Dehydrogenase</text:p>
          </table:table-cell>
          <table:table-cell table:number-columns-repeated="5"/>
          <table:table-cell table:formula="of:=[.A128]" office:value-type="float" office:value="124">
            <text:p>124</text:p>
          </table:table-cell>
          <table:table-cell table:formula="of:=IF(ISBLANK([.J128]);[.I127];[.J128])" office:value-type="string" office:string-value="Hydroxyproline Urine, 24 hours">
            <text:p>Hydroxyproline Urine, 24 hours</text:p>
          </table:table-cell>
          <table:table-cell office:value-type="string">
            <text:p>Hydroxyproline Urine, 24 hours</text:p>
          </table:table-cell>
          <table:table-cell office:value-type="string">
            <text:p>Hydroxyproline Urine</text:p>
          </table:table-cell>
          <table:table-cell table:style-name="ce17"/>
          <table:table-cell table:number-columns-repeated="4"/>
          <table:table-cell table:formula="of:=VLOOKUP([.$K128];[.$B$4:.$H$235];7;0)" office:value-type="float" office:value="109">
            <text:p>109</text:p>
          </table:table-cell>
          <table:table-cell table:number-columns-repeated="1007"/>
        </table:table-row>
        <table:table-row table:style-name="ro1">
          <table:table-cell table:formula="of:=[.A128]+1" office:value-type="float" office:value="125">
            <text:p>125</text:p>
          </table:table-cell>
          <table:table-cell office:value-type="string">
            <text:p>Lambda</text:p>
          </table:table-cell>
          <table:table-cell table:number-columns-repeated="5"/>
          <table:table-cell table:formula="of:=[.A129]" office:value-type="float" office:value="125">
            <text:p>125</text:p>
          </table:table-cell>
          <table:table-cell table:formula="of:=IF(ISBLANK([.J129]);[.I128];[.J129])" office:value-type="string" office:string-value="Insulin">
            <text:p>Insulin</text:p>
          </table:table-cell>
          <table:table-cell table:number-columns-repeated="2" office:value-type="string">
            <text:p>Insulin</text:p>
          </table:table-cell>
          <table:table-cell table:style-name="ce17"/>
          <table:table-cell table:number-columns-repeated="4"/>
          <table:table-cell table:formula="of:=VLOOKUP([.$K129];[.$B$4:.$H$235];7;0)" office:value-type="float" office:value="111">
            <text:p>111</text:p>
          </table:table-cell>
          <table:table-cell table:number-columns-repeated="1007"/>
        </table:table-row>
        <table:table-row table:style-name="ro1">
          <table:table-cell table:formula="of:=[.A129]+1" office:value-type="float" office:value="126">
            <text:p>126</text:p>
          </table:table-cell>
          <table:table-cell office:value-type="string">
            <text:p>LDH Isoenzyme Fraction 1</text:p>
          </table:table-cell>
          <table:table-cell table:number-columns-repeated="5"/>
          <table:table-cell table:formula="of:=[.A130]" office:value-type="float" office:value="126">
            <text:p>126</text:p>
          </table:table-cell>
          <table:table-cell table:formula="of:=IF(ISBLANK([.J130]);[.I129];[.J130])" office:value-type="string" office:string-value="Ionised calcium">
            <text:p>Ionised calcium</text:p>
          </table:table-cell>
          <table:table-cell office:value-type="string">
            <text:p>Ionised calcium</text:p>
          </table:table-cell>
          <table:table-cell office:value-type="string">
            <text:p>Ionised Calcium</text:p>
          </table:table-cell>
          <table:table-cell table:style-name="ce17"/>
          <table:table-cell table:number-columns-repeated="4"/>
          <table:table-cell table:formula="of:=VLOOKUP([.$K130];[.$B$4:.$H$235];7;0)" office:value-type="float" office:value="117">
            <text:p>117</text:p>
          </table:table-cell>
          <table:table-cell table:number-columns-repeated="1007"/>
        </table:table-row>
        <table:table-row table:style-name="ro1">
          <table:table-cell table:formula="of:=[.A130]+1" office:value-type="float" office:value="127">
            <text:p>127</text:p>
          </table:table-cell>
          <table:table-cell office:value-type="string">
            <text:p>LDH Isoenzyme Fraction 2</text:p>
          </table:table-cell>
          <table:table-cell table:number-columns-repeated="5"/>
          <table:table-cell table:formula="of:=[.A131]" office:value-type="float" office:value="127">
            <text:p>127</text:p>
          </table:table-cell>
          <table:table-cell table:formula="of:=IF(ISBLANK([.J131]);[.I130];[.J131])" office:value-type="string" office:string-value="Iron">
            <text:p>Iron</text:p>
          </table:table-cell>
          <table:table-cell table:number-columns-repeated="2" office:value-type="string">
            <text:p>Iron</text:p>
          </table:table-cell>
          <table:table-cell table:style-name="ce17"/>
          <table:table-cell table:number-columns-repeated="4"/>
          <table:table-cell table:formula="of:=VLOOKUP([.$K131];[.$B$4:.$H$235];7;0)" office:value-type="float" office:value="118">
            <text:p>118</text:p>
          </table:table-cell>
          <table:table-cell table:number-columns-repeated="1007"/>
        </table:table-row>
        <table:table-row table:style-name="ro1">
          <table:table-cell table:formula="of:=[.A131]+1" office:value-type="float" office:value="128">
            <text:p>128</text:p>
          </table:table-cell>
          <table:table-cell office:value-type="string">
            <text:p>LDH Isoenzyme Fraction 3</text:p>
          </table:table-cell>
          <table:table-cell table:number-columns-repeated="5"/>
          <table:table-cell table:formula="of:=[.A132]" office:value-type="float" office:value="128">
            <text:p>128</text:p>
          </table:table-cell>
          <table:table-cell table:formula="of:=IF(ISBLANK([.J132]);[.I131];[.J132])" office:value-type="string" office:string-value="Iron Binding Capacity">
            <text:p>Iron Binding Capacity</text:p>
          </table:table-cell>
          <table:table-cell table:number-columns-repeated="2" office:value-type="string">
            <text:p>Iron Binding Capacity</text:p>
          </table:table-cell>
          <table:table-cell table:style-name="ce17"/>
          <table:table-cell table:number-columns-repeated="4"/>
          <table:table-cell table:formula="of:=VLOOKUP([.$K132];[.$B$4:.$H$235];7;0)" office:value-type="float" office:value="119">
            <text:p>119</text:p>
          </table:table-cell>
          <table:table-cell table:number-columns-repeated="1007"/>
        </table:table-row>
        <table:table-row table:style-name="ro1">
          <table:table-cell table:formula="of:=[.A132]+1" office:value-type="float" office:value="129">
            <text:p>129</text:p>
          </table:table-cell>
          <table:table-cell office:value-type="string">
            <text:p>LDH Isoenzyme Fraction 4</text:p>
          </table:table-cell>
          <table:table-cell table:number-columns-repeated="5"/>
          <table:table-cell table:formula="of:=[.A133]" office:value-type="float" office:value="129">
            <text:p>129</text:p>
          </table:table-cell>
          <table:table-cell table:formula="of:=IF(ISBLANK([.J133]);[.I132];[.J133])" office:value-type="string" office:string-value="Iron Binding Capacity Saturation">
            <text:p>Iron Binding Capacity Saturation</text:p>
          </table:table-cell>
          <table:table-cell table:number-columns-repeated="2" office:value-type="string">
            <text:p>Iron Binding Capacity Saturation</text:p>
          </table:table-cell>
          <table:table-cell table:style-name="ce17"/>
          <table:table-cell table:number-columns-repeated="4"/>
          <table:table-cell table:formula="of:=VLOOKUP([.$K133];[.$B$4:.$H$235];7;0)" office:value-type="float" office:value="120">
            <text:p>120</text:p>
          </table:table-cell>
          <table:table-cell table:number-columns-repeated="1007"/>
        </table:table-row>
        <table:table-row table:style-name="ro1">
          <table:table-cell table:formula="of:=[.A133]+1" office:value-type="float" office:value="130">
            <text:p>130</text:p>
          </table:table-cell>
          <table:table-cell office:value-type="string">
            <text:p>LDH Isoenzyme Fraction 5</text:p>
          </table:table-cell>
          <table:table-cell table:number-columns-repeated="5"/>
          <table:table-cell table:formula="of:=[.A134]" office:value-type="float" office:value="130">
            <text:p>130</text:p>
          </table:table-cell>
          <table:table-cell table:formula="of:=IF(ISBLANK([.J134]);[.I133];[.J134])" office:value-type="string" office:string-value="Ketone">
            <text:p>Ketone</text:p>
          </table:table-cell>
          <table:table-cell table:number-columns-repeated="2" office:value-type="string">
            <text:p>Ketone</text:p>
          </table:table-cell>
          <table:table-cell table:style-name="ce17"/>
          <table:table-cell table:number-columns-repeated="4"/>
          <table:table-cell table:formula="of:=VLOOKUP([.$K134];[.$B$4:.$H$235];7;0)" office:value-type="float" office:value="122">
            <text:p>122</text:p>
          </table:table-cell>
          <table:table-cell table:number-columns-repeated="1007"/>
        </table:table-row>
        <table:table-row table:style-name="ro1">
          <table:table-cell table:formula="of:=[.A134]+1" office:value-type="float" office:value="131">
            <text:p>131</text:p>
          </table:table-cell>
          <table:table-cell office:value-type="string">
            <text:p>LDL, Above Optimal</text:p>
          </table:table-cell>
          <table:table-cell table:number-columns-repeated="5"/>
          <table:table-cell table:formula="of:=[.A135]" office:value-type="float" office:value="131">
            <text:p>131</text:p>
          </table:table-cell>
          <table:table-cell table:formula="of:=IF(ISBLANK([.J135]);[.I134];[.J135])" office:value-type="string" office:string-value="Kidney Function Tests / Renal Function Tests">
            <text:p>Kidney Function Tests / Renal Function Tests</text:p>
          </table:table-cell>
          <table:table-cell office:value-type="string">
            <text:p>Kidney Function Tests / Renal Function Tests</text:p>
          </table:table-cell>
          <table:table-cell office:value-type="string">
            <text:p>Blood Urea</text:p>
          </table:table-cell>
          <table:table-cell table:style-name="ce6"/>
          <table:table-cell table:number-columns-repeated="4"/>
          <table:table-cell table:formula="of:=VLOOKUP([.$K135];[.$B$4:.$H$235];7;0)" office:value-type="float" office:value="21">
            <text:p>21</text:p>
          </table:table-cell>
          <table:table-cell table:number-columns-repeated="1007"/>
        </table:table-row>
        <table:table-row table:style-name="ro1">
          <table:table-cell table:formula="of:=[.A135]+1" office:value-type="float" office:value="132">
            <text:p>132</text:p>
          </table:table-cell>
          <table:table-cell office:value-type="string">
            <text:p>LDL, Borderline High</text:p>
          </table:table-cell>
          <table:table-cell table:number-columns-repeated="5"/>
          <table:table-cell table:formula="of:=[.A136]" office:value-type="float" office:value="132">
            <text:p>132</text:p>
          </table:table-cell>
          <table:table-cell table:formula="of:=IF(ISBLANK([.J136]);[.I135];[.J136])" office:value-type="string" office:string-value="Kidney Function Tests / Renal Function Tests">
            <text:p>Kidney Function Tests / Renal Function Tests</text:p>
          </table:table-cell>
          <table:table-cell/>
          <table:table-cell office:value-type="string">
            <text:p>Blood Urea Nitrogen</text:p>
          </table:table-cell>
          <table:table-cell table:number-columns-repeated="5"/>
          <table:table-cell table:formula="of:=VLOOKUP([.$K136];[.$B$4:.$H$235];7;0)" office:value-type="float" office:value="22">
            <text:p>22</text:p>
          </table:table-cell>
          <table:table-cell table:number-columns-repeated="1007"/>
        </table:table-row>
        <table:table-row table:style-name="ro1">
          <table:table-cell table:formula="of:=[.A136]+1" office:value-type="float" office:value="133">
            <text:p>133</text:p>
          </table:table-cell>
          <table:table-cell office:value-type="string">
            <text:p>LDL, High</text:p>
          </table:table-cell>
          <table:table-cell table:number-columns-repeated="5"/>
          <table:table-cell table:formula="of:=[.A137]" office:value-type="float" office:value="133">
            <text:p>133</text:p>
          </table:table-cell>
          <table:table-cell table:formula="of:=IF(ISBLANK([.J137]);[.I136];[.J137])" office:value-type="string" office:string-value="Kidney Function Tests / Renal Function Tests">
            <text:p>Kidney Function Tests / Renal Function Tests</text:p>
          </table:table-cell>
          <table:table-cell/>
          <table:table-cell office:value-type="string">
            <text:p>Serum Creatinine</text:p>
          </table:table-cell>
          <table:table-cell table:style-name="ce18"/>
          <table:table-cell table:number-columns-repeated="4"/>
          <table:table-cell table:formula="of:=VLOOKUP([.$K137];[.$B$4:.$H$235];7;0)" office:value-type="float" office:value="190">
            <text:p>190</text:p>
          </table:table-cell>
          <table:table-cell table:number-columns-repeated="1007"/>
        </table:table-row>
        <table:table-row table:style-name="ro1">
          <table:table-cell table:formula="of:=[.A137]+1" office:value-type="float" office:value="134">
            <text:p>134</text:p>
          </table:table-cell>
          <table:table-cell office:value-type="string">
            <text:p>LDL, Optimal</text:p>
          </table:table-cell>
          <table:table-cell table:number-columns-repeated="5"/>
          <table:table-cell table:formula="of:=[.A138]" office:value-type="float" office:value="134">
            <text:p>134</text:p>
          </table:table-cell>
          <table:table-cell table:formula="of:=IF(ISBLANK([.J138]);[.I137];[.J138])" office:value-type="string" office:string-value="Lactate">
            <text:p>Lactate</text:p>
          </table:table-cell>
          <table:table-cell table:number-columns-repeated="2" office:value-type="string">
            <text:p>Lactate</text:p>
          </table:table-cell>
          <table:table-cell table:style-name="ce17"/>
          <table:table-cell table:number-columns-repeated="4"/>
          <table:table-cell table:formula="of:=VLOOKUP([.$K138];[.$B$4:.$H$235];7;0)" office:value-type="float" office:value="123">
            <text:p>123</text:p>
          </table:table-cell>
          <table:table-cell table:number-columns-repeated="1007"/>
        </table:table-row>
        <table:table-row table:style-name="ro1">
          <table:table-cell table:formula="of:=[.A138]+1" office:value-type="float" office:value="135">
            <text:p>135</text:p>
          </table:table-cell>
          <table:table-cell office:value-type="string">
            <text:p>LDL, Very High </text:p>
          </table:table-cell>
          <table:table-cell table:number-columns-repeated="5"/>
          <table:table-cell table:formula="of:=[.A139]" office:value-type="float" office:value="135">
            <text:p>135</text:p>
          </table:table-cell>
          <table:table-cell table:formula="of:=IF(ISBLANK([.J139]);[.I138];[.J139])" office:value-type="string" office:string-value="Lactate Dehydrogenase">
            <text:p>Lactate Dehydrogenase</text:p>
          </table:table-cell>
          <table:table-cell table:number-columns-repeated="2" office:value-type="string">
            <text:p>Lactate Dehydrogenase</text:p>
          </table:table-cell>
          <table:table-cell table:style-name="ce17"/>
          <table:table-cell table:number-columns-repeated="4"/>
          <table:table-cell table:formula="of:=VLOOKUP([.$K139];[.$B$4:.$H$235];7;0)" office:value-type="float" office:value="124">
            <text:p>124</text:p>
          </table:table-cell>
          <table:table-cell table:number-columns-repeated="1007"/>
        </table:table-row>
        <table:table-row table:style-name="ro1">
          <table:table-cell table:formula="of:=[.A139]+1" office:value-type="float" office:value="136">
            <text:p>136</text:p>
          </table:table-cell>
          <table:table-cell office:value-type="string">
            <text:p>LDL, Very high risk patients</text:p>
          </table:table-cell>
          <table:table-cell table:number-columns-repeated="5"/>
          <table:table-cell table:formula="of:=[.A140]" office:value-type="float" office:value="136">
            <text:p>136</text:p>
          </table:table-cell>
          <table:table-cell table:formula="of:=IF(ISBLANK([.J140]);[.I139];[.J140])" office:value-type="string" office:string-value="Lactate Dehydrogenase Isoenzymes">
            <text:p>Lactate Dehydrogenase Isoenzymes</text:p>
          </table:table-cell>
          <table:table-cell office:value-type="string">
            <text:p>Lactate Dehydrogenase Isoenzymes</text:p>
          </table:table-cell>
          <table:table-cell office:value-type="string">
            <text:p>LDH Isoenzyme Fraction 1</text:p>
          </table:table-cell>
          <table:table-cell table:style-name="ce6"/>
          <table:table-cell table:number-columns-repeated="4"/>
          <table:table-cell table:formula="of:=VLOOKUP([.$K140];[.$B$4:.$H$235];7;0)" office:value-type="float" office:value="126">
            <text:p>126</text:p>
          </table:table-cell>
          <table:table-cell table:number-columns-repeated="1007"/>
        </table:table-row>
        <table:table-row table:style-name="ro1">
          <table:table-cell table:formula="of:=[.A140]+1" office:value-type="float" office:value="137">
            <text:p>137</text:p>
          </table:table-cell>
          <table:table-cell office:value-type="string">
            <text:p>LH male</text:p>
          </table:table-cell>
          <table:table-cell table:number-columns-repeated="5"/>
          <table:table-cell table:formula="of:=[.A141]" office:value-type="float" office:value="137">
            <text:p>137</text:p>
          </table:table-cell>
          <table:table-cell table:formula="of:=IF(ISBLANK([.J141]);[.I140];[.J141])" office:value-type="string" office:string-value="Lactate Dehydrogenase Isoenzymes">
            <text:p>Lactate Dehydrogenase Isoenzymes</text:p>
          </table:table-cell>
          <table:table-cell/>
          <table:table-cell office:value-type="string">
            <text:p>LDH Isoenzyme Fraction 2</text:p>
          </table:table-cell>
          <table:table-cell table:number-columns-repeated="5"/>
          <table:table-cell table:formula="of:=VLOOKUP([.$K141];[.$B$4:.$H$235];7;0)" office:value-type="float" office:value="127">
            <text:p>127</text:p>
          </table:table-cell>
          <table:table-cell table:number-columns-repeated="1007"/>
        </table:table-row>
        <table:table-row table:style-name="ro1">
          <table:table-cell table:formula="of:=[.A141]+1" office:value-type="float" office:value="138">
            <text:p>138</text:p>
          </table:table-cell>
          <table:table-cell office:value-type="string">
            <text:p>LH Menstruating Follicular Phase</text:p>
          </table:table-cell>
          <table:table-cell table:number-columns-repeated="5"/>
          <table:table-cell table:formula="of:=[.A142]" office:value-type="float" office:value="138">
            <text:p>138</text:p>
          </table:table-cell>
          <table:table-cell table:formula="of:=IF(ISBLANK([.J142]);[.I141];[.J142])" office:value-type="string" office:string-value="Lactate Dehydrogenase Isoenzymes">
            <text:p>Lactate Dehydrogenase Isoenzymes</text:p>
          </table:table-cell>
          <table:table-cell/>
          <table:table-cell office:value-type="string">
            <text:p>LDH Isoenzyme Fraction 3</text:p>
          </table:table-cell>
          <table:table-cell table:number-columns-repeated="5"/>
          <table:table-cell table:formula="of:=VLOOKUP([.$K142];[.$B$4:.$H$235];7;0)" office:value-type="float" office:value="128">
            <text:p>128</text:p>
          </table:table-cell>
          <table:table-cell table:number-columns-repeated="1007"/>
        </table:table-row>
        <table:table-row table:style-name="ro1">
          <table:table-cell table:formula="of:=[.A142]+1" office:value-type="float" office:value="139">
            <text:p>139</text:p>
          </table:table-cell>
          <table:table-cell office:value-type="string">
            <text:p>LH Menstruating Luteal Phase</text:p>
          </table:table-cell>
          <table:table-cell table:number-columns-repeated="5"/>
          <table:table-cell table:formula="of:=[.A143]" office:value-type="float" office:value="139">
            <text:p>139</text:p>
          </table:table-cell>
          <table:table-cell table:formula="of:=IF(ISBLANK([.J143]);[.I142];[.J143])" office:value-type="string" office:string-value="Lactate Dehydrogenase Isoenzymes">
            <text:p>Lactate Dehydrogenase Isoenzymes</text:p>
          </table:table-cell>
          <table:table-cell/>
          <table:table-cell office:value-type="string">
            <text:p>LDH Isoenzyme Fraction 4</text:p>
          </table:table-cell>
          <table:table-cell table:number-columns-repeated="5"/>
          <table:table-cell table:formula="of:=VLOOKUP([.$K143];[.$B$4:.$H$235];7;0)" office:value-type="float" office:value="129">
            <text:p>129</text:p>
          </table:table-cell>
          <table:table-cell table:number-columns-repeated="1007"/>
        </table:table-row>
        <table:table-row table:style-name="ro1">
          <table:table-cell table:formula="of:=[.A143]+1" office:value-type="float" office:value="140">
            <text:p>140</text:p>
          </table:table-cell>
          <table:table-cell office:value-type="string">
            <text:p>LH Menstruating Ovulatory Phase</text:p>
          </table:table-cell>
          <table:table-cell table:number-columns-repeated="5"/>
          <table:table-cell table:formula="of:=[.A144]" office:value-type="float" office:value="140">
            <text:p>140</text:p>
          </table:table-cell>
          <table:table-cell table:formula="of:=IF(ISBLANK([.J144]);[.I143];[.J144])" office:value-type="string" office:string-value="Lactate Dehydrogenase Isoenzymes">
            <text:p>Lactate Dehydrogenase Isoenzymes</text:p>
          </table:table-cell>
          <table:table-cell/>
          <table:table-cell office:value-type="string">
            <text:p>LDH Isoenzyme Fraction 5</text:p>
          </table:table-cell>
          <table:table-cell table:style-name="ce18"/>
          <table:table-cell table:number-columns-repeated="4"/>
          <table:table-cell table:formula="of:=VLOOKUP([.$K144];[.$B$4:.$H$235];7;0)" office:value-type="float" office:value="130">
            <text:p>130</text:p>
          </table:table-cell>
          <table:table-cell table:number-columns-repeated="1007"/>
        </table:table-row>
        <table:table-row table:style-name="ro1">
          <table:table-cell table:formula="of:=[.A144]+1" office:value-type="float" office:value="141">
            <text:p>141</text:p>
          </table:table-cell>
          <table:table-cell office:value-type="string">
            <text:p>Lipoprotein A</text:p>
          </table:table-cell>
          <table:table-cell table:number-columns-repeated="5"/>
          <table:table-cell table:formula="of:=[.A145]" office:value-type="float" office:value="141">
            <text:p>141</text:p>
          </table:table-cell>
          <table:table-cell table:formula="of:=IF(ISBLANK([.J145]);[.I144];[.J145])" office:value-type="string" office:string-value="Leutinizing Hormone, female">
            <text:p>Leutinizing Hormone, female</text:p>
          </table:table-cell>
          <table:table-cell office:value-type="string">
            <text:p>Leutinizing Hormone, female</text:p>
          </table:table-cell>
          <table:table-cell office:value-type="string">
            <text:p>LH Menstruating Follicular Phase</text:p>
          </table:table-cell>
          <table:table-cell table:style-name="ce6"/>
          <table:table-cell table:number-columns-repeated="4"/>
          <table:table-cell table:formula="of:=VLOOKUP([.$K145];[.$B$4:.$H$235];7;0)" office:value-type="float" office:value="138">
            <text:p>138</text:p>
          </table:table-cell>
          <table:table-cell table:number-columns-repeated="1007"/>
        </table:table-row>
        <table:table-row table:style-name="ro1">
          <table:table-cell table:formula="of:=[.A145]+1" office:value-type="float" office:value="142">
            <text:p>142</text:p>
          </table:table-cell>
          <table:table-cell office:value-type="string">
            <text:p>MCH</text:p>
          </table:table-cell>
          <table:table-cell table:number-columns-repeated="5"/>
          <table:table-cell table:formula="of:=[.A146]" office:value-type="float" office:value="142">
            <text:p>142</text:p>
          </table:table-cell>
          <table:table-cell table:formula="of:=IF(ISBLANK([.J146]);[.I145];[.J146])" office:value-type="string" office:string-value="Leutinizing Hormone, female">
            <text:p>Leutinizing Hormone, female</text:p>
          </table:table-cell>
          <table:table-cell/>
          <table:table-cell office:value-type="string">
            <text:p>LH Menstruating Luteal Phase</text:p>
          </table:table-cell>
          <table:table-cell table:number-columns-repeated="5"/>
          <table:table-cell table:formula="of:=VLOOKUP([.$K146];[.$B$4:.$H$235];7;0)" office:value-type="float" office:value="139">
            <text:p>139</text:p>
          </table:table-cell>
          <table:table-cell table:number-columns-repeated="1007"/>
        </table:table-row>
        <table:table-row table:style-name="ro1">
          <table:table-cell table:formula="of:=[.A146]+1" office:value-type="float" office:value="143">
            <text:p>143</text:p>
          </table:table-cell>
          <table:table-cell office:value-type="string">
            <text:p>MCHC</text:p>
          </table:table-cell>
          <table:table-cell table:number-columns-repeated="5"/>
          <table:table-cell table:formula="of:=[.A147]" office:value-type="float" office:value="143">
            <text:p>143</text:p>
          </table:table-cell>
          <table:table-cell table:formula="of:=IF(ISBLANK([.J147]);[.I146];[.J147])" office:value-type="string" office:string-value="Leutinizing Hormone, female">
            <text:p>Leutinizing Hormone, female</text:p>
          </table:table-cell>
          <table:table-cell/>
          <table:table-cell office:value-type="string">
            <text:p>LH Menstruating Ovulatory Phase</text:p>
          </table:table-cell>
          <table:table-cell table:number-columns-repeated="5"/>
          <table:table-cell table:formula="of:=VLOOKUP([.$K147];[.$B$4:.$H$235];7;0)" office:value-type="float" office:value="140">
            <text:p>140</text:p>
          </table:table-cell>
          <table:table-cell table:number-columns-repeated="1007"/>
        </table:table-row>
        <table:table-row table:style-name="ro1">
          <table:table-cell table:formula="of:=[.A147]+1" office:value-type="float" office:value="144">
            <text:p>144</text:p>
          </table:table-cell>
          <table:table-cell office:value-type="string">
            <text:p>MCV</text:p>
          </table:table-cell>
          <table:table-cell table:number-columns-repeated="5"/>
          <table:table-cell table:formula="of:=[.A148]" office:value-type="float" office:value="144">
            <text:p>144</text:p>
          </table:table-cell>
          <table:table-cell table:formula="of:=IF(ISBLANK([.J148]);[.I147];[.J148])" office:value-type="string" office:string-value="Leutinizing Hormone, female">
            <text:p>Leutinizing Hormone, female</text:p>
          </table:table-cell>
          <table:table-cell/>
          <table:table-cell office:value-type="string">
            <text:p>Postmenopausal</text:p>
          </table:table-cell>
          <table:table-cell table:style-name="ce18"/>
          <table:table-cell table:number-columns-repeated="4"/>
          <table:table-cell table:formula="of:=VLOOKUP([.$K148];[.$B$4:.$H$235];7;0)" office:value-type="float" office:value="168">
            <text:p>168</text:p>
          </table:table-cell>
          <table:table-cell table:number-columns-repeated="1007"/>
        </table:table-row>
        <table:table-row table:style-name="ro1">
          <table:table-cell table:formula="of:=[.A148]+1" office:value-type="float" office:value="145">
            <text:p>145</text:p>
          </table:table-cell>
          <table:table-cell office:value-type="string">
            <text:p>Menstruating follicular phase</text:p>
          </table:table-cell>
          <table:table-cell table:number-columns-repeated="5"/>
          <table:table-cell table:formula="of:=[.A149]" office:value-type="float" office:value="145">
            <text:p>145</text:p>
          </table:table-cell>
          <table:table-cell table:formula="of:=IF(ISBLANK([.J149]);[.I148];[.J149])" office:value-type="string" office:string-value="Leutinizing Hormone, male">
            <text:p>Leutinizing Hormone, male</text:p>
          </table:table-cell>
          <table:table-cell office:value-type="string">
            <text:p>Leutinizing Hormone, male</text:p>
          </table:table-cell>
          <table:table-cell office:value-type="string">
            <text:p>LH male</text:p>
          </table:table-cell>
          <table:table-cell table:style-name="ce17"/>
          <table:table-cell table:number-columns-repeated="4"/>
          <table:table-cell table:formula="of:=VLOOKUP([.$K149];[.$B$4:.$H$235];7;0)" office:value-type="float" office:value="137">
            <text:p>137</text:p>
          </table:table-cell>
          <table:table-cell table:number-columns-repeated="1007"/>
        </table:table-row>
        <table:table-row table:style-name="ro1">
          <table:table-cell table:formula="of:=[.A149]+1" office:value-type="float" office:value="146">
            <text:p>146</text:p>
          </table:table-cell>
          <table:table-cell office:value-type="string">
            <text:p>Menstruating luteal phase</text:p>
          </table:table-cell>
          <table:table-cell table:number-columns-repeated="5"/>
          <table:table-cell table:formula="of:=[.A150]" office:value-type="float" office:value="146">
            <text:p>146</text:p>
          </table:table-cell>
          <table:table-cell table:formula="of:=IF(ISBLANK([.J150]);[.I149];[.J150])" office:value-type="string" office:string-value="Lipid Profile HDL Cholesterol">
            <text:p>Lipid Profile HDL Cholesterol</text:p>
          </table:table-cell>
          <table:table-cell office:value-type="string">
            <text:p>Lipid Profile HDL Cholesterol</text:p>
          </table:table-cell>
          <table:table-cell office:value-type="string">
            <text:p>HDL, High</text:p>
          </table:table-cell>
          <table:table-cell table:style-name="ce6"/>
          <table:table-cell table:number-columns-repeated="4"/>
          <table:table-cell table:formula="of:=VLOOKUP([.$K150];[.$B$4:.$H$235];7;0)" office:value-type="float" office:value="102">
            <text:p>102</text:p>
          </table:table-cell>
          <table:table-cell table:number-columns-repeated="1007"/>
        </table:table-row>
        <table:table-row table:style-name="ro1">
          <table:table-cell table:formula="of:=[.A150]+1" office:value-type="float" office:value="147">
            <text:p>147</text:p>
          </table:table-cell>
          <table:table-cell office:value-type="string">
            <text:p>Menstruating mid-cycle peak</text:p>
          </table:table-cell>
          <table:table-cell table:number-columns-repeated="5"/>
          <table:table-cell table:formula="of:=[.A151]" office:value-type="float" office:value="147">
            <text:p>147</text:p>
          </table:table-cell>
          <table:table-cell table:formula="of:=IF(ISBLANK([.J151]);[.I150];[.J151])" office:value-type="string" office:string-value="Lipid Profile HDL Cholesterol">
            <text:p>Lipid Profile HDL Cholesterol</text:p>
          </table:table-cell>
          <table:table-cell/>
          <table:table-cell office:value-type="string">
            <text:p>HDL, Low</text:p>
          </table:table-cell>
          <table:table-cell table:style-name="ce18"/>
          <table:table-cell table:number-columns-repeated="4"/>
          <table:table-cell table:formula="of:=VLOOKUP([.$K151];[.$B$4:.$H$235];7;0)" office:value-type="float" office:value="103">
            <text:p>103</text:p>
          </table:table-cell>
          <table:table-cell table:number-columns-repeated="1007"/>
        </table:table-row>
        <table:table-row table:style-name="ro1">
          <table:table-cell table:formula="of:=[.A151]+1" office:value-type="float" office:value="148">
            <text:p>148</text:p>
          </table:table-cell>
          <table:table-cell office:value-type="string">
            <text:p>Menstruating ovulatory phase</text:p>
          </table:table-cell>
          <table:table-cell table:number-columns-repeated="5"/>
          <table:table-cell table:formula="of:=[.A152]" office:value-type="float" office:value="148">
            <text:p>148</text:p>
          </table:table-cell>
          <table:table-cell table:formula="of:=IF(ISBLANK([.J152]);[.I151];[.J152])" office:value-type="string" office:string-value="Lipid Profile HDL/LDL Ratio">
            <text:p>Lipid Profile HDL/LDL Ratio</text:p>
          </table:table-cell>
          <table:table-cell office:value-type="string">
            <text:p>Lipid Profile HDL/LDL Ratio</text:p>
          </table:table-cell>
          <table:table-cell office:value-type="string">
            <text:p>HDL/LDL</text:p>
          </table:table-cell>
          <table:table-cell table:style-name="ce17"/>
          <table:table-cell table:number-columns-repeated="4"/>
          <table:table-cell table:formula="of:=VLOOKUP([.$K152];[.$B$4:.$H$235];7;0)" office:value-type="float" office:value="104">
            <text:p>104</text:p>
          </table:table-cell>
          <table:table-cell table:number-columns-repeated="1007"/>
        </table:table-row>
        <table:table-row table:style-name="ro1">
          <table:table-cell table:formula="of:=[.A152]+1" office:value-type="float" office:value="149">
            <text:p>149</text:p>
          </table:table-cell>
          <table:table-cell office:value-type="string">
            <text:p>Methemoglobin</text:p>
          </table:table-cell>
          <table:table-cell table:number-columns-repeated="5"/>
          <table:table-cell table:formula="of:=[.A153]" office:value-type="float" office:value="149">
            <text:p>149</text:p>
          </table:table-cell>
          <table:table-cell table:formula="of:=IF(ISBLANK([.J153]);[.I152];[.J153])" office:value-type="string" office:string-value="Lipid Profile LDL Cholesterol">
            <text:p>Lipid Profile LDL Cholesterol</text:p>
          </table:table-cell>
          <table:table-cell office:value-type="string">
            <text:p>Lipid Profile LDL Cholesterol</text:p>
          </table:table-cell>
          <table:table-cell office:value-type="string">
            <text:p>LDL, Above Optimal</text:p>
          </table:table-cell>
          <table:table-cell table:style-name="ce6"/>
          <table:table-cell table:number-columns-repeated="4"/>
          <table:table-cell table:formula="of:=VLOOKUP([.$K153];[.$B$4:.$H$235];7;0)" office:value-type="float" office:value="131">
            <text:p>131</text:p>
          </table:table-cell>
          <table:table-cell table:number-columns-repeated="1007"/>
        </table:table-row>
        <table:table-row table:style-name="ro1">
          <table:table-cell table:formula="of:=[.A153]+1" office:value-type="float" office:value="150">
            <text:p>150</text:p>
          </table:table-cell>
          <table:table-cell office:value-type="string">
            <text:p>Microalbumin</text:p>
          </table:table-cell>
          <table:table-cell table:number-columns-repeated="5"/>
          <table:table-cell table:formula="of:=[.A154]" office:value-type="float" office:value="150">
            <text:p>150</text:p>
          </table:table-cell>
          <table:table-cell table:formula="of:=IF(ISBLANK([.J154]);[.I153];[.J154])" office:value-type="string" office:string-value="Lipid Profile LDL Cholesterol">
            <text:p>Lipid Profile LDL Cholesterol</text:p>
          </table:table-cell>
          <table:table-cell/>
          <table:table-cell office:value-type="string">
            <text:p>LDL, Borderline High</text:p>
          </table:table-cell>
          <table:table-cell table:number-columns-repeated="5"/>
          <table:table-cell table:formula="of:=VLOOKUP([.$K154];[.$B$4:.$H$235];7;0)" office:value-type="float" office:value="132">
            <text:p>132</text:p>
          </table:table-cell>
          <table:table-cell table:number-columns-repeated="1007"/>
        </table:table-row>
        <table:table-row table:style-name="ro1">
          <table:table-cell table:formula="of:=[.A154]+1" office:value-type="float" office:value="151">
            <text:p>151</text:p>
          </table:table-cell>
          <table:table-cell office:value-type="string">
            <text:p>Microalbumin; Clinical albuminuria</text:p>
          </table:table-cell>
          <table:table-cell table:number-columns-repeated="5"/>
          <table:table-cell table:formula="of:=[.A155]" office:value-type="float" office:value="151">
            <text:p>151</text:p>
          </table:table-cell>
          <table:table-cell table:formula="of:=IF(ISBLANK([.J155]);[.I154];[.J155])" office:value-type="string" office:string-value="Lipid Profile LDL Cholesterol">
            <text:p>Lipid Profile LDL Cholesterol</text:p>
          </table:table-cell>
          <table:table-cell/>
          <table:table-cell office:value-type="string">
            <text:p>LDL, High</text:p>
          </table:table-cell>
          <table:table-cell table:number-columns-repeated="5"/>
          <table:table-cell table:formula="of:=VLOOKUP([.$K155];[.$B$4:.$H$235];7;0)" office:value-type="float" office:value="133">
            <text:p>133</text:p>
          </table:table-cell>
          <table:table-cell table:number-columns-repeated="1007"/>
        </table:table-row>
        <table:table-row table:style-name="ro1">
          <table:table-cell table:formula="of:=[.A155]+1" office:value-type="float" office:value="152">
            <text:p>152</text:p>
          </table:table-cell>
          <table:table-cell office:value-type="string">
            <text:p>Microalbumin; Microalbuminuria</text:p>
          </table:table-cell>
          <table:table-cell table:number-columns-repeated="5"/>
          <table:table-cell table:formula="of:=[.A156]" office:value-type="float" office:value="152">
            <text:p>152</text:p>
          </table:table-cell>
          <table:table-cell table:formula="of:=IF(ISBLANK([.J156]);[.I155];[.J156])" office:value-type="string" office:string-value="Lipid Profile LDL Cholesterol">
            <text:p>Lipid Profile LDL Cholesterol</text:p>
          </table:table-cell>
          <table:table-cell/>
          <table:table-cell office:value-type="string">
            <text:p>LDL, Optimal</text:p>
          </table:table-cell>
          <table:table-cell table:number-columns-repeated="5"/>
          <table:table-cell table:formula="of:=VLOOKUP([.$K156];[.$B$4:.$H$235];7;0)" office:value-type="float" office:value="134">
            <text:p>134</text:p>
          </table:table-cell>
          <table:table-cell table:number-columns-repeated="1007"/>
        </table:table-row>
        <table:table-row table:style-name="ro1">
          <table:table-cell table:formula="of:=[.A156]+1" office:value-type="float" office:value="153">
            <text:p>153</text:p>
          </table:table-cell>
          <table:table-cell office:value-type="string">
            <text:p>Microalbumin; normal</text:p>
          </table:table-cell>
          <table:table-cell table:number-columns-repeated="5"/>
          <table:table-cell table:formula="of:=[.A157]" office:value-type="float" office:value="153">
            <text:p>153</text:p>
          </table:table-cell>
          <table:table-cell table:formula="of:=IF(ISBLANK([.J157]);[.I156];[.J157])" office:value-type="string" office:string-value="Lipid Profile LDL Cholesterol">
            <text:p>Lipid Profile LDL Cholesterol</text:p>
          </table:table-cell>
          <table:table-cell/>
          <table:table-cell office:value-type="string">
            <text:p>LDL, Very High </text:p>
          </table:table-cell>
          <table:table-cell table:number-columns-repeated="5"/>
          <table:table-cell table:formula="of:=VLOOKUP([.$K157];[.$B$4:.$H$235];7;0)" office:value-type="float" office:value="135">
            <text:p>135</text:p>
          </table:table-cell>
          <table:table-cell table:number-columns-repeated="1007"/>
        </table:table-row>
        <table:table-row table:style-name="ro1">
          <table:table-cell table:formula="of:=[.A157]+1" office:value-type="float" office:value="154">
            <text:p>154</text:p>
          </table:table-cell>
          <table:table-cell office:value-type="string">
            <text:p>Myoglobin</text:p>
          </table:table-cell>
          <table:table-cell table:number-columns-repeated="5"/>
          <table:table-cell table:formula="of:=[.A158]" office:value-type="float" office:value="154">
            <text:p>154</text:p>
          </table:table-cell>
          <table:table-cell table:formula="of:=IF(ISBLANK([.J158]);[.I157];[.J158])" office:value-type="string" office:string-value="Lipid Profile LDL Cholesterol">
            <text:p>Lipid Profile LDL Cholesterol</text:p>
          </table:table-cell>
          <table:table-cell/>
          <table:table-cell office:value-type="string">
            <text:p>LDL, Very high risk patients</text:p>
          </table:table-cell>
          <table:table-cell table:style-name="ce18"/>
          <table:table-cell table:number-columns-repeated="4"/>
          <table:table-cell table:formula="of:=VLOOKUP([.$K158];[.$B$4:.$H$235];7;0)" office:value-type="float" office:value="136">
            <text:p>136</text:p>
          </table:table-cell>
          <table:table-cell table:number-columns-repeated="1007"/>
        </table:table-row>
        <table:table-row table:style-name="ro1">
          <table:table-cell table:formula="of:=[.A158]+1" office:value-type="float" office:value="155">
            <text:p>155</text:p>
          </table:table-cell>
          <table:table-cell office:value-type="string">
            <text:p>Non pregnant female</text:p>
          </table:table-cell>
          <table:table-cell table:number-columns-repeated="5"/>
          <table:table-cell table:formula="of:=[.A159]" office:value-type="float" office:value="155">
            <text:p>155</text:p>
          </table:table-cell>
          <table:table-cell table:formula="of:=IF(ISBLANK([.J159]);[.I158];[.J159])" office:value-type="string" office:string-value="Lipid Profile Total Cholesterol">
            <text:p>Lipid Profile Total Cholesterol</text:p>
          </table:table-cell>
          <table:table-cell office:value-type="string">
            <text:p>Lipid Profile Total Cholesterol</text:p>
          </table:table-cell>
          <table:table-cell office:value-type="string">
            <text:p>Cholesterol, Borderline high</text:p>
          </table:table-cell>
          <table:table-cell table:style-name="ce6"/>
          <table:table-cell table:number-columns-repeated="4"/>
          <table:table-cell table:formula="of:=VLOOKUP([.$K159];[.$B$4:.$H$235];7;0)" office:value-type="float" office:value="43">
            <text:p>43</text:p>
          </table:table-cell>
          <table:table-cell table:number-columns-repeated="1007"/>
        </table:table-row>
        <table:table-row table:style-name="ro1">
          <table:table-cell table:formula="of:=[.A159]+1" office:value-type="float" office:value="156">
            <text:p>156</text:p>
          </table:table-cell>
          <table:table-cell office:value-type="string">
            <text:p>Norepinephrine</text:p>
          </table:table-cell>
          <table:table-cell table:number-columns-repeated="5"/>
          <table:table-cell table:formula="of:=[.A160]" office:value-type="float" office:value="156">
            <text:p>156</text:p>
          </table:table-cell>
          <table:table-cell table:formula="of:=IF(ISBLANK([.J160]);[.I159];[.J160])" office:value-type="string" office:string-value="Lipid Profile Total Cholesterol">
            <text:p>Lipid Profile Total Cholesterol</text:p>
          </table:table-cell>
          <table:table-cell/>
          <table:table-cell office:value-type="string">
            <text:p>Cholesterol, Desirable</text:p>
          </table:table-cell>
          <table:table-cell table:number-columns-repeated="5"/>
          <table:table-cell table:formula="of:=VLOOKUP([.$K160];[.$B$4:.$H$235];7;0)" office:value-type="float" office:value="44">
            <text:p>44</text:p>
          </table:table-cell>
          <table:table-cell table:number-columns-repeated="1007"/>
        </table:table-row>
        <table:table-row table:style-name="ro1">
          <table:table-cell table:formula="of:=[.A160]+1" office:value-type="float" office:value="157">
            <text:p>157</text:p>
          </table:table-cell>
          <table:table-cell office:value-type="string">
            <text:p>Norepinephrine Sitting</text:p>
          </table:table-cell>
          <table:table-cell table:number-columns-repeated="5"/>
          <table:table-cell table:formula="of:=[.A161]" office:value-type="float" office:value="157">
            <text:p>157</text:p>
          </table:table-cell>
          <table:table-cell table:formula="of:=IF(ISBLANK([.J161]);[.I160];[.J161])" office:value-type="string" office:string-value="Lipid Profile Total Cholesterol">
            <text:p>Lipid Profile Total Cholesterol</text:p>
          </table:table-cell>
          <table:table-cell/>
          <table:table-cell office:value-type="string">
            <text:p>Cholesterol, High</text:p>
          </table:table-cell>
          <table:table-cell table:style-name="ce18"/>
          <table:table-cell table:number-columns-repeated="4"/>
          <table:table-cell table:formula="of:=VLOOKUP([.$K161];[.$B$4:.$H$235];7;0)" office:value-type="float" office:value="45">
            <text:p>45</text:p>
          </table:table-cell>
          <table:table-cell table:number-columns-repeated="1007"/>
        </table:table-row>
        <table:table-row table:style-name="ro1">
          <table:table-cell table:formula="of:=[.A161]+1" office:value-type="float" office:value="158">
            <text:p>158</text:p>
          </table:table-cell>
          <table:table-cell office:value-type="string">
            <text:p>Norepinephrine Standing (30 min)</text:p>
          </table:table-cell>
          <table:table-cell table:number-columns-repeated="5"/>
          <table:table-cell table:formula="of:=[.A162]" office:value-type="float" office:value="158">
            <text:p>158</text:p>
          </table:table-cell>
          <table:table-cell table:formula="of:=IF(ISBLANK([.J162]);[.I161];[.J162])" office:value-type="string" office:string-value="Lipoprotein A">
            <text:p>Lipoprotein A</text:p>
          </table:table-cell>
          <table:table-cell table:number-columns-repeated="2" office:value-type="string">
            <text:p>Lipoprotein A</text:p>
          </table:table-cell>
          <table:table-cell table:style-name="ce17"/>
          <table:table-cell table:number-columns-repeated="4"/>
          <table:table-cell table:formula="of:=VLOOKUP([.$K162];[.$B$4:.$H$235];7;0)" office:value-type="float" office:value="141">
            <text:p>141</text:p>
          </table:table-cell>
          <table:table-cell table:number-columns-repeated="1007"/>
        </table:table-row>
        <table:table-row table:style-name="ro1">
          <table:table-cell table:formula="of:=[.A162]+1" office:value-type="float" office:value="159">
            <text:p>159</text:p>
          </table:table-cell>
          <table:table-cell office:value-type="string">
            <text:p>Norepinephrine Supine (30 min)</text:p>
          </table:table-cell>
          <table:table-cell table:number-columns-repeated="5"/>
          <table:table-cell table:formula="of:=[.A163]" office:value-type="float" office:value="159">
            <text:p>159</text:p>
          </table:table-cell>
          <table:table-cell table:formula="of:=IF(ISBLANK([.J163]);[.I162];[.J163])" office:value-type="string" office:string-value="Liver Function Tests">
            <text:p>Liver Function Tests</text:p>
          </table:table-cell>
          <table:table-cell office:value-type="string">
            <text:p>Liver Function Tests</text:p>
          </table:table-cell>
          <table:table-cell office:value-type="string">
            <text:p>A:G Ratio</text:p>
          </table:table-cell>
          <table:table-cell table:style-name="ce6"/>
          <table:table-cell table:number-columns-repeated="4"/>
          <table:table-cell table:formula="of:=VLOOKUP([.$K163];[.$B$4:.$H$235];7;0)" office:value-type="float" office:value="1">
            <text:p>1</text:p>
          </table:table-cell>
          <table:table-cell table:number-columns-repeated="1007"/>
        </table:table-row>
        <table:table-row table:style-name="ro1">
          <table:table-cell table:formula="of:=[.A163]+1" office:value-type="float" office:value="160">
            <text:p>160</text:p>
          </table:table-cell>
          <table:table-cell office:value-type="string">
            <text:p>Oligoclonal Bands</text:p>
          </table:table-cell>
          <table:table-cell table:number-columns-repeated="5"/>
          <table:table-cell table:formula="of:=[.A164]" office:value-type="float" office:value="160">
            <text:p>160</text:p>
          </table:table-cell>
          <table:table-cell table:formula="of:=IF(ISBLANK([.J164]);[.I163];[.J164])" office:value-type="string" office:string-value="Liver Function Tests">
            <text:p>Liver Function Tests</text:p>
          </table:table-cell>
          <table:table-cell/>
          <table:table-cell office:value-type="string">
            <text:p>Alkaline Phosphatase</text:p>
          </table:table-cell>
          <table:table-cell table:number-columns-repeated="5"/>
          <table:table-cell table:formula="of:=VLOOKUP([.$K164];[.$B$4:.$H$235];7;0)" office:value-type="float" office:value="6">
            <text:p>6</text:p>
          </table:table-cell>
          <table:table-cell table:number-columns-repeated="1007"/>
        </table:table-row>
        <table:table-row table:style-name="ro1">
          <table:table-cell table:formula="of:=[.A164]+1" office:value-type="float" office:value="161">
            <text:p>161</text:p>
          </table:table-cell>
          <table:table-cell office:value-type="string">
            <text:p>Oxalate</text:p>
          </table:table-cell>
          <table:table-cell table:number-columns-repeated="5"/>
          <table:table-cell table:formula="of:=[.A165]" office:value-type="float" office:value="161">
            <text:p>161</text:p>
          </table:table-cell>
          <table:table-cell table:formula="of:=IF(ISBLANK([.J165]);[.I164];[.J165])" office:value-type="string" office:string-value="Liver Function Tests">
            <text:p>Liver Function Tests</text:p>
          </table:table-cell>
          <table:table-cell/>
          <table:table-cell office:value-type="string">
            <text:p>ALT, SGPT</text:p>
          </table:table-cell>
          <table:table-cell table:number-columns-repeated="5"/>
          <table:table-cell table:formula="of:=VLOOKUP([.$K165];[.$B$4:.$H$235];7;0)" office:value-type="float" office:value="8">
            <text:p>8</text:p>
          </table:table-cell>
          <table:table-cell table:number-columns-repeated="1007"/>
        </table:table-row>
        <table:table-row table:style-name="ro1">
          <table:table-cell table:formula="of:=[.A165]+1" office:value-type="float" office:value="162">
            <text:p>162</text:p>
          </table:table-cell>
          <table:table-cell office:value-type="string">
            <text:p>Oxygen Percent Saturation, Arterial</text:p>
          </table:table-cell>
          <table:table-cell table:number-columns-repeated="5"/>
          <table:table-cell table:formula="of:=[.A166]" office:value-type="float" office:value="162">
            <text:p>162</text:p>
          </table:table-cell>
          <table:table-cell table:formula="of:=IF(ISBLANK([.J166]);[.I165];[.J166])" office:value-type="string" office:string-value="Liver Function Tests">
            <text:p>Liver Function Tests</text:p>
          </table:table-cell>
          <table:table-cell/>
          <table:table-cell office:value-type="string">
            <text:p>AST, SGOT</text:p>
          </table:table-cell>
          <table:table-cell table:number-columns-repeated="5"/>
          <table:table-cell table:formula="of:=VLOOKUP([.$K166];[.$B$4:.$H$235];7;0)" office:value-type="float" office:value="12">
            <text:p>12</text:p>
          </table:table-cell>
          <table:table-cell table:number-columns-repeated="1007"/>
        </table:table-row>
        <table:table-row table:style-name="ro1">
          <table:table-cell table:formula="of:=[.A166]+1" office:value-type="float" office:value="163">
            <text:p>163</text:p>
          </table:table-cell>
          <table:table-cell office:value-type="string">
            <text:p>Parathyroid Hormone</text:p>
          </table:table-cell>
          <table:table-cell table:number-columns-repeated="5"/>
          <table:table-cell table:formula="of:=[.A167]" office:value-type="float" office:value="163">
            <text:p>163</text:p>
          </table:table-cell>
          <table:table-cell table:formula="of:=IF(ISBLANK([.J167]);[.I166];[.J167])" office:value-type="string" office:string-value="Liver Function Tests">
            <text:p>Liver Function Tests</text:p>
          </table:table-cell>
          <table:table-cell/>
          <table:table-cell office:value-type="string">
            <text:p>Direct Bilirubin</text:p>
          </table:table-cell>
          <table:table-cell table:number-columns-repeated="5"/>
          <table:table-cell table:formula="of:=VLOOKUP([.$K167];[.$B$4:.$H$235];7;0)" office:value-type="float" office:value="63">
            <text:p>63</text:p>
          </table:table-cell>
          <table:table-cell table:number-columns-repeated="1007"/>
        </table:table-row>
        <table:table-row table:style-name="ro1">
          <table:table-cell table:formula="of:=[.A167]+1" office:value-type="float" office:value="164">
            <text:p>164</text:p>
          </table:table-cell>
          <table:table-cell office:value-type="string">
            <text:p>pCO2</text:p>
          </table:table-cell>
          <table:table-cell table:number-columns-repeated="5"/>
          <table:table-cell table:formula="of:=[.A168]" office:value-type="float" office:value="164">
            <text:p>164</text:p>
          </table:table-cell>
          <table:table-cell table:formula="of:=IF(ISBLANK([.J168]);[.I167];[.J168])" office:value-type="string" office:string-value="Liver Function Tests">
            <text:p>Liver Function Tests</text:p>
          </table:table-cell>
          <table:table-cell/>
          <table:table-cell office:value-type="string">
            <text:p>Gamma Glutamyl Transferase, GGTP, GGT</text:p>
          </table:table-cell>
          <table:table-cell table:number-columns-repeated="5"/>
          <table:table-cell table:formula="of:=VLOOKUP([.$K168];[.$B$4:.$H$235];7;0)" office:value-type="float" office:value="86">
            <text:p>86</text:p>
          </table:table-cell>
          <table:table-cell table:number-columns-repeated="1007"/>
        </table:table-row>
        <table:table-row table:style-name="ro1">
          <table:table-cell table:formula="of:=[.A168]+1" office:value-type="float" office:value="165">
            <text:p>165</text:p>
          </table:table-cell>
          <table:table-cell office:value-type="string">
            <text:p>pH</text:p>
          </table:table-cell>
          <table:table-cell table:number-columns-repeated="5"/>
          <table:table-cell table:formula="of:=[.A169]" office:value-type="float" office:value="165">
            <text:p>165</text:p>
          </table:table-cell>
          <table:table-cell table:formula="of:=IF(ISBLANK([.J169]);[.I168];[.J169])" office:value-type="string" office:string-value="Liver Function Tests">
            <text:p>Liver Function Tests</text:p>
          </table:table-cell>
          <table:table-cell/>
          <table:table-cell office:value-type="string">
            <text:p>Indirect Bilirubin</text:p>
          </table:table-cell>
          <table:table-cell table:number-columns-repeated="5"/>
          <table:table-cell table:formula="of:=VLOOKUP([.$K169];[.$B$4:.$H$235];7;0)" office:value-type="float" office:value="110">
            <text:p>110</text:p>
          </table:table-cell>
          <table:table-cell table:number-columns-repeated="1007"/>
        </table:table-row>
        <table:table-row table:style-name="ro1">
          <table:table-cell table:formula="of:=[.A169]+1" office:value-type="float" office:value="166">
            <text:p>166</text:p>
          </table:table-cell>
          <table:table-cell office:value-type="string">
            <text:p>Platelet count</text:p>
          </table:table-cell>
          <table:table-cell table:number-columns-repeated="5"/>
          <table:table-cell table:formula="of:=[.A170]" office:value-type="float" office:value="166">
            <text:p>166</text:p>
          </table:table-cell>
          <table:table-cell table:formula="of:=IF(ISBLANK([.J170]);[.I169];[.J170])" office:value-type="string" office:string-value="Liver Function Tests">
            <text:p>Liver Function Tests</text:p>
          </table:table-cell>
          <table:table-cell/>
          <table:table-cell office:value-type="string">
            <text:p>Serum Albumin</text:p>
          </table:table-cell>
          <table:table-cell table:number-columns-repeated="5"/>
          <table:table-cell table:formula="of:=VLOOKUP([.$K170];[.$B$4:.$H$235];7;0)" office:value-type="float" office:value="187">
            <text:p>187</text:p>
          </table:table-cell>
          <table:table-cell table:number-columns-repeated="1007"/>
        </table:table-row>
        <table:table-row table:style-name="ro1">
          <table:table-cell table:formula="of:=[.A170]+1" office:value-type="float" office:value="167">
            <text:p>167</text:p>
          </table:table-cell>
          <table:table-cell office:value-type="string">
            <text:p>pO2</text:p>
          </table:table-cell>
          <table:table-cell table:number-columns-repeated="5"/>
          <table:table-cell table:formula="of:=[.A171]" office:value-type="float" office:value="167">
            <text:p>167</text:p>
          </table:table-cell>
          <table:table-cell table:formula="of:=IF(ISBLANK([.J171]);[.I170];[.J171])" office:value-type="string" office:string-value="Liver Function Tests">
            <text:p>Liver Function Tests</text:p>
          </table:table-cell>
          <table:table-cell/>
          <table:table-cell office:value-type="string">
            <text:p>Serum Globulin</text:p>
          </table:table-cell>
          <table:table-cell table:number-columns-repeated="5"/>
          <table:table-cell table:formula="of:=VLOOKUP([.$K171];[.$B$4:.$H$235];7;0)" office:value-type="float" office:value="191">
            <text:p>191</text:p>
          </table:table-cell>
          <table:table-cell table:number-columns-repeated="1007"/>
        </table:table-row>
        <table:table-row table:style-name="ro1">
          <table:table-cell table:formula="of:=[.A171]+1" office:value-type="float" office:value="168">
            <text:p>168</text:p>
          </table:table-cell>
          <table:table-cell office:value-type="string">
            <text:p>Postmenopausal</text:p>
          </table:table-cell>
          <table:table-cell table:number-columns-repeated="5"/>
          <table:table-cell table:formula="of:=[.A172]" office:value-type="float" office:value="168">
            <text:p>168</text:p>
          </table:table-cell>
          <table:table-cell table:formula="of:=IF(ISBLANK([.J172]);[.I171];[.J172])" office:value-type="string" office:string-value="Liver Function Tests">
            <text:p>Liver Function Tests</text:p>
          </table:table-cell>
          <table:table-cell/>
          <table:table-cell office:value-type="string">
            <text:p>Total Bilirubin</text:p>
          </table:table-cell>
          <table:table-cell table:number-columns-repeated="5"/>
          <table:table-cell table:formula="of:=VLOOKUP([.$K172];[.$B$4:.$H$235];7;0)" office:value-type="float" office:value="211">
            <text:p>211</text:p>
          </table:table-cell>
          <table:table-cell table:number-columns-repeated="1007"/>
        </table:table-row>
        <table:table-row table:style-name="ro1">
          <table:table-cell table:formula="of:=[.A172]+1" office:value-type="float" office:value="169">
            <text:p>169</text:p>
          </table:table-cell>
          <table:table-cell office:value-type="string">
            <text:p>Progesterone </text:p>
          </table:table-cell>
          <table:table-cell table:number-columns-repeated="5"/>
          <table:table-cell table:formula="of:=[.A173]" office:value-type="float" office:value="169">
            <text:p>169</text:p>
          </table:table-cell>
          <table:table-cell table:formula="of:=IF(ISBLANK([.J173]);[.I172];[.J173])" office:value-type="string" office:string-value="Liver Function Tests">
            <text:p>Liver Function Tests</text:p>
          </table:table-cell>
          <table:table-cell/>
          <table:table-cell office:value-type="string">
            <text:p>Total Proteins</text:p>
          </table:table-cell>
          <table:table-cell table:style-name="ce18"/>
          <table:table-cell table:number-columns-repeated="4"/>
          <table:table-cell table:formula="of:=VLOOKUP([.$K173];[.$B$4:.$H$235];7;0)" office:value-type="float" office:value="213">
            <text:p>213</text:p>
          </table:table-cell>
          <table:table-cell table:number-columns-repeated="1007"/>
        </table:table-row>
        <table:table-row table:style-name="ro1">
          <table:table-cell table:formula="of:=[.A173]+1" office:value-type="float" office:value="170">
            <text:p>170</text:p>
          </table:table-cell>
          <table:table-cell office:value-type="string">
            <text:p>Progesterone Follicular Phase</text:p>
          </table:table-cell>
          <table:table-cell table:number-columns-repeated="5"/>
          <table:table-cell table:formula="of:=[.A174]" office:value-type="float" office:value="170">
            <text:p>170</text:p>
          </table:table-cell>
          <table:table-cell table:formula="of:=IF(ISBLANK([.J174]);[.I173];[.J174])" office:value-type="string" office:string-value="Methemoglobin">
            <text:p>Methemoglobin</text:p>
          </table:table-cell>
          <table:table-cell table:number-columns-repeated="2" office:value-type="string">
            <text:p>Methemoglobin</text:p>
          </table:table-cell>
          <table:table-cell table:style-name="ce17"/>
          <table:table-cell table:number-columns-repeated="4"/>
          <table:table-cell table:formula="of:=VLOOKUP([.$K174];[.$B$4:.$H$235];7;0)" office:value-type="float" office:value="149">
            <text:p>149</text:p>
          </table:table-cell>
          <table:table-cell table:number-columns-repeated="1007"/>
        </table:table-row>
        <table:table-row table:style-name="ro1">
          <table:table-cell table:formula="of:=[.A174]+1" office:value-type="float" office:value="171">
            <text:p>171</text:p>
          </table:table-cell>
          <table:table-cell office:value-type="string">
            <text:p>Progesterone Midluteal Phase</text:p>
          </table:table-cell>
          <table:table-cell table:number-columns-repeated="5"/>
          <table:table-cell table:formula="of:=[.A175]" office:value-type="float" office:value="171">
            <text:p>171</text:p>
          </table:table-cell>
          <table:table-cell table:formula="of:=IF(ISBLANK([.J175]);[.I174];[.J175])" office:value-type="string" office:string-value="Microalbumin, 24 hr Urine">
            <text:p>Microalbumin, 24 hr Urine</text:p>
          </table:table-cell>
          <table:table-cell office:value-type="string">
            <text:p>Microalbumin, 24 hr Urine</text:p>
          </table:table-cell>
          <table:table-cell office:value-type="string">
            <text:p>Microalbumin</text:p>
          </table:table-cell>
          <table:table-cell table:style-name="ce17"/>
          <table:table-cell table:number-columns-repeated="4"/>
          <table:table-cell table:formula="of:=VLOOKUP([.$K175];[.$B$4:.$H$235];7;0)" office:value-type="float" office:value="150">
            <text:p>150</text:p>
          </table:table-cell>
          <table:table-cell table:number-columns-repeated="1007"/>
        </table:table-row>
        <table:table-row table:style-name="ro1">
          <table:table-cell table:formula="of:=[.A175]+1" office:value-type="float" office:value="172">
            <text:p>172</text:p>
          </table:table-cell>
          <table:table-cell office:value-type="string">
            <text:p>Prolactin</text:p>
          </table:table-cell>
          <table:table-cell table:number-columns-repeated="5"/>
          <table:table-cell table:formula="of:=[.A176]" office:value-type="float" office:value="172">
            <text:p>172</text:p>
          </table:table-cell>
          <table:table-cell table:formula="of:=IF(ISBLANK([.J176]);[.I175];[.J176])" office:value-type="string" office:string-value="Microalbumin, Spot Urine">
            <text:p>Microalbumin, Spot Urine</text:p>
          </table:table-cell>
          <table:table-cell office:value-type="string">
            <text:p>Microalbumin, Spot Urine</text:p>
          </table:table-cell>
          <table:table-cell office:value-type="string">
            <text:p>Microalbumin</text:p>
          </table:table-cell>
          <table:table-cell table:style-name="ce17"/>
          <table:table-cell table:number-columns-repeated="4"/>
          <table:table-cell table:formula="of:=VLOOKUP([.$K176];[.$B$4:.$H$235];7;0)" office:value-type="float" office:value="150">
            <text:p>150</text:p>
          </table:table-cell>
          <table:table-cell table:number-columns-repeated="1007"/>
        </table:table-row>
        <table:table-row table:style-name="ro1">
          <table:table-cell table:formula="of:=[.A176]+1" office:value-type="float" office:value="173">
            <text:p>173</text:p>
          </table:table-cell>
          <table:table-cell office:value-type="string">
            <text:p>Proteins</text:p>
          </table:table-cell>
          <table:table-cell table:number-columns-repeated="5"/>
          <table:table-cell table:formula="of:=[.A177]" office:value-type="float" office:value="173">
            <text:p>173</text:p>
          </table:table-cell>
          <table:table-cell table:formula="of:=IF(ISBLANK([.J177]);[.I176];[.J177])" office:value-type="string" office:string-value="Myoglobin">
            <text:p>Myoglobin</text:p>
          </table:table-cell>
          <table:table-cell table:number-columns-repeated="2" office:value-type="string">
            <text:p>Myoglobin</text:p>
          </table:table-cell>
          <table:table-cell table:style-name="ce17"/>
          <table:table-cell table:number-columns-repeated="4"/>
          <table:table-cell table:formula="of:=VLOOKUP([.$K177];[.$B$4:.$H$235];7;0)" office:value-type="float" office:value="154">
            <text:p>154</text:p>
          </table:table-cell>
          <table:table-cell table:number-columns-repeated="1007"/>
        </table:table-row>
        <table:table-row table:style-name="ro1">
          <table:table-cell table:formula="of:=[.A177]+1" office:value-type="float" office:value="174">
            <text:p>174</text:p>
          </table:table-cell>
          <table:table-cell office:value-type="string">
            <text:p>Prothrombin Time</text:p>
          </table:table-cell>
          <table:table-cell table:number-columns-repeated="5"/>
          <table:table-cell table:formula="of:=[.A178]" office:value-type="float" office:value="174">
            <text:p>174</text:p>
          </table:table-cell>
          <table:table-cell table:formula="of:=IF(ISBLANK([.J178]);[.I177];[.J178])" office:value-type="string" office:string-value="Norepinephrine">
            <text:p>Norepinephrine</text:p>
          </table:table-cell>
          <table:table-cell office:value-type="string">
            <text:p>Norepinephrine</text:p>
          </table:table-cell>
          <table:table-cell office:value-type="string">
            <text:p>Norepinephrine Sitting</text:p>
          </table:table-cell>
          <table:table-cell table:style-name="ce6"/>
          <table:table-cell table:number-columns-repeated="4"/>
          <table:table-cell table:formula="of:=VLOOKUP([.$K178];[.$B$4:.$H$235];7;0)" office:value-type="float" office:value="157">
            <text:p>157</text:p>
          </table:table-cell>
          <table:table-cell table:number-columns-repeated="1007"/>
        </table:table-row>
        <table:table-row table:style-name="ro1">
          <table:table-cell table:formula="of:=[.A178]+1" office:value-type="float" office:value="175">
            <text:p>175</text:p>
          </table:table-cell>
          <table:table-cell office:value-type="string">
            <text:p>PSA males &lt; 40 years</text:p>
          </table:table-cell>
          <table:table-cell table:number-columns-repeated="5"/>
          <table:table-cell table:formula="of:=[.A179]" office:value-type="float" office:value="175">
            <text:p>175</text:p>
          </table:table-cell>
          <table:table-cell table:formula="of:=IF(ISBLANK([.J179]);[.I178];[.J179])" office:value-type="string" office:string-value="Norepinephrine">
            <text:p>Norepinephrine</text:p>
          </table:table-cell>
          <table:table-cell/>
          <table:table-cell office:value-type="string">
            <text:p>Norepinephrine Standing (30 min)</text:p>
          </table:table-cell>
          <table:table-cell table:number-columns-repeated="5"/>
          <table:table-cell table:formula="of:=VLOOKUP([.$K179];[.$B$4:.$H$235];7;0)" office:value-type="float" office:value="158">
            <text:p>158</text:p>
          </table:table-cell>
          <table:table-cell table:number-columns-repeated="1007"/>
        </table:table-row>
        <table:table-row table:style-name="ro1">
          <table:table-cell table:formula="of:=[.A179]+1" office:value-type="float" office:value="176">
            <text:p>176</text:p>
          </table:table-cell>
          <table:table-cell office:value-type="string">
            <text:p>PSA males &gt; 40 years</text:p>
          </table:table-cell>
          <table:table-cell table:number-columns-repeated="5"/>
          <table:table-cell table:formula="of:=[.A180]" office:value-type="float" office:value="176">
            <text:p>176</text:p>
          </table:table-cell>
          <table:table-cell table:formula="of:=IF(ISBLANK([.J180]);[.I179];[.J180])" office:value-type="string" office:string-value="Norepinephrine">
            <text:p>Norepinephrine</text:p>
          </table:table-cell>
          <table:table-cell/>
          <table:table-cell office:value-type="string">
            <text:p>Norepinephrine Supine (30 min)</text:p>
          </table:table-cell>
          <table:table-cell table:style-name="ce18"/>
          <table:table-cell table:number-columns-repeated="4"/>
          <table:table-cell table:formula="of:=VLOOKUP([.$K180];[.$B$4:.$H$235];7;0)" office:value-type="float" office:value="159">
            <text:p>159</text:p>
          </table:table-cell>
          <table:table-cell table:number-columns-repeated="1007"/>
        </table:table-row>
        <table:table-row table:style-name="ro1">
          <table:table-cell table:formula="of:=[.A180]+1" office:value-type="float" office:value="177">
            <text:p>177</text:p>
          </table:table-cell>
          <table:table-cell office:value-type="string">
            <text:p>PSA, free</text:p>
          </table:table-cell>
          <table:table-cell table:number-columns-repeated="5"/>
          <table:table-cell table:formula="of:=[.A181]" office:value-type="float" office:value="177">
            <text:p>177</text:p>
          </table:table-cell>
          <table:table-cell table:formula="of:=IF(ISBLANK([.J181]);[.I180];[.J181])" office:value-type="string" office:string-value="Norepinephrine, Urine">
            <text:p>Norepinephrine, Urine</text:p>
          </table:table-cell>
          <table:table-cell office:value-type="string">
            <text:p>Norepinephrine, Urine</text:p>
          </table:table-cell>
          <table:table-cell office:value-type="string">
            <text:p>Norepinephrine</text:p>
          </table:table-cell>
          <table:table-cell table:style-name="ce17"/>
          <table:table-cell table:number-columns-repeated="4"/>
          <table:table-cell table:formula="of:=VLOOKUP([.$K181];[.$B$4:.$H$235];7;0)" office:value-type="float" office:value="156">
            <text:p>156</text:p>
          </table:table-cell>
          <table:table-cell table:number-columns-repeated="1007"/>
        </table:table-row>
        <table:table-row table:style-name="ro1">
          <table:table-cell table:formula="of:=[.A181]+1" office:value-type="float" office:value="178">
            <text:p>178</text:p>
          </table:table-cell>
          <table:table-cell office:value-type="string">
            <text:p>Pyruvate</text:p>
          </table:table-cell>
          <table:table-cell table:number-columns-repeated="5"/>
          <table:table-cell table:formula="of:=[.A182]" office:value-type="float" office:value="178">
            <text:p>178</text:p>
          </table:table-cell>
          <table:table-cell table:formula="of:=IF(ISBLANK([.J182]);[.I181];[.J182])" office:value-type="string" office:string-value="Oxygen Percent Saturation, Arterial">
            <text:p>Oxygen Percent Saturation, Arterial</text:p>
          </table:table-cell>
          <table:table-cell office:value-type="string">
            <text:p>Oxygen Percent Saturation, Arterial</text:p>
          </table:table-cell>
          <table:table-cell office:value-type="string">
            <text:p>spO2 ( Oxygen Saturation )</text:p>
          </table:table-cell>
          <table:table-cell table:style-name="ce17"/>
          <table:table-cell table:number-columns-repeated="4"/>
          <table:table-cell table:formula="of:=VLOOKUP([.$K182];[.$B$4:.$H$235];7;0)" office:value-type="float" office:value="199">
            <text:p>199</text:p>
          </table:table-cell>
          <table:table-cell table:number-columns-repeated="1007"/>
        </table:table-row>
        <table:table-row table:style-name="ro1">
          <table:table-cell table:formula="of:=[.A182]+1" office:value-type="float" office:value="179">
            <text:p>179</text:p>
          </table:table-cell>
          <table:table-cell office:value-type="string">
            <text:p>RAF/ RF</text:p>
          </table:table-cell>
          <table:table-cell table:number-columns-repeated="5"/>
          <table:table-cell table:formula="of:=[.A183]" office:value-type="float" office:value="179">
            <text:p>179</text:p>
          </table:table-cell>
          <table:table-cell table:formula="of:=IF(ISBLANK([.J183]);[.I182];[.J183])" office:value-type="string" office:string-value="Oxygen Percent Saturation, Venous, Arm">
            <text:p>Oxygen Percent Saturation, Venous, Arm</text:p>
          </table:table-cell>
          <table:table-cell office:value-type="string">
            <text:p>Oxygen Percent Saturation, Venous, Arm</text:p>
          </table:table-cell>
          <table:table-cell office:value-type="string">
            <text:p>Oxygen Percent Saturation, Arterial</text:p>
          </table:table-cell>
          <table:table-cell table:style-name="ce17"/>
          <table:table-cell table:number-columns-repeated="4"/>
          <table:table-cell table:formula="of:=VLOOKUP([.$K183];[.$B$4:.$H$235];7;0)" office:value-type="float" office:value="162">
            <text:p>162</text:p>
          </table:table-cell>
          <table:table-cell table:number-columns-repeated="1007"/>
        </table:table-row>
        <table:table-row table:style-name="ro1">
          <table:table-cell table:formula="of:=[.A183]+1" office:value-type="float" office:value="180">
            <text:p>180</text:p>
          </table:table-cell>
          <table:table-cell office:value-type="string">
            <text:p>RBC casts</text:p>
          </table:table-cell>
          <table:table-cell table:number-columns-repeated="5"/>
          <table:table-cell table:formula="of:=[.A184]" office:value-type="float" office:value="180">
            <text:p>180</text:p>
          </table:table-cell>
          <table:table-cell table:formula="of:=IF(ISBLANK([.J184]);[.I183];[.J184])" office:value-type="string" office:string-value="Parathyroid Hormone">
            <text:p>Parathyroid Hormone</text:p>
          </table:table-cell>
          <table:table-cell table:number-columns-repeated="2" office:value-type="string">
            <text:p>Parathyroid Hormone</text:p>
          </table:table-cell>
          <table:table-cell table:style-name="ce17"/>
          <table:table-cell table:number-columns-repeated="4"/>
          <table:table-cell table:formula="of:=VLOOKUP([.$K184];[.$B$4:.$H$235];7;0)" office:value-type="float" office:value="163">
            <text:p>163</text:p>
          </table:table-cell>
          <table:table-cell table:number-columns-repeated="1007"/>
        </table:table-row>
        <table:table-row table:style-name="ro1">
          <table:table-cell table:formula="of:=[.A184]+1" office:value-type="float" office:value="181">
            <text:p>181</text:p>
          </table:table-cell>
          <table:table-cell office:value-type="string">
            <text:p>RBC count</text:p>
          </table:table-cell>
          <table:table-cell table:number-columns-repeated="5"/>
          <table:table-cell table:formula="of:=[.A185]" office:value-type="float" office:value="181">
            <text:p>181</text:p>
          </table:table-cell>
          <table:table-cell table:formula="of:=IF(ISBLANK([.J185]);[.I184];[.J185])" office:value-type="string" office:string-value="Progesterone, Female">
            <text:p>Progesterone, Female</text:p>
          </table:table-cell>
          <table:table-cell office:value-type="string">
            <text:p>Progesterone, Female</text:p>
          </table:table-cell>
          <table:table-cell office:value-type="string">
            <text:p>Progesterone Follicular Phase</text:p>
          </table:table-cell>
          <table:table-cell table:style-name="ce6"/>
          <table:table-cell table:number-columns-repeated="4"/>
          <table:table-cell table:formula="of:=VLOOKUP([.$K185];[.$B$4:.$H$235];7;0)" office:value-type="float" office:value="170">
            <text:p>170</text:p>
          </table:table-cell>
          <table:table-cell table:number-columns-repeated="1007"/>
        </table:table-row>
        <table:table-row table:style-name="ro1">
          <table:table-cell table:formula="of:=[.A185]+1" office:value-type="float" office:value="182">
            <text:p>182</text:p>
          </table:table-cell>
          <table:table-cell office:value-type="string">
            <text:p>Red Blood Cells</text:p>
          </table:table-cell>
          <table:table-cell table:number-columns-repeated="5"/>
          <table:table-cell table:formula="of:=[.A186]" office:value-type="float" office:value="182">
            <text:p>182</text:p>
          </table:table-cell>
          <table:table-cell table:formula="of:=IF(ISBLANK([.J186]);[.I185];[.J186])" office:value-type="string" office:string-value="Progesterone, Female">
            <text:p>Progesterone, Female</text:p>
          </table:table-cell>
          <table:table-cell/>
          <table:table-cell office:value-type="string">
            <text:p>Progesterone Midluteal Phase</text:p>
          </table:table-cell>
          <table:table-cell table:style-name="ce18"/>
          <table:table-cell table:number-columns-repeated="4"/>
          <table:table-cell table:formula="of:=VLOOKUP([.$K186];[.$B$4:.$H$235];7;0)" office:value-type="float" office:value="171">
            <text:p>171</text:p>
          </table:table-cell>
          <table:table-cell table:number-columns-repeated="1007"/>
        </table:table-row>
        <table:table-row table:style-name="ro1">
          <table:table-cell table:formula="of:=[.A186]+1" office:value-type="float" office:value="183">
            <text:p>183</text:p>
          </table:table-cell>
          <table:table-cell office:value-type="string">
            <text:p>Red Cell Distribution width</text:p>
          </table:table-cell>
          <table:table-cell table:number-columns-repeated="5"/>
          <table:table-cell table:formula="of:=[.A187]" office:value-type="float" office:value="183">
            <text:p>183</text:p>
          </table:table-cell>
          <table:table-cell table:formula="of:=IF(ISBLANK([.J187]);[.I186];[.J187])" office:value-type="string" office:string-value="Progesterone, male">
            <text:p>Progesterone, male</text:p>
          </table:table-cell>
          <table:table-cell office:value-type="string">
            <text:p>Progesterone, male</text:p>
          </table:table-cell>
          <table:table-cell office:value-type="string">
            <text:p>Progesterone </text:p>
          </table:table-cell>
          <table:table-cell table:style-name="ce17"/>
          <table:table-cell table:number-columns-repeated="4"/>
          <table:table-cell table:formula="of:=VLOOKUP([.$K187];[.$B$4:.$H$235];7;0)" office:value-type="float" office:value="169">
            <text:p>169</text:p>
          </table:table-cell>
          <table:table-cell table:number-columns-repeated="1007"/>
        </table:table-row>
        <table:table-row table:style-name="ro1">
          <table:table-cell table:formula="of:=[.A187]+1" office:value-type="float" office:value="184">
            <text:p>184</text:p>
          </table:table-cell>
          <table:table-cell office:value-type="string">
            <text:p>Reticulocyte</text:p>
          </table:table-cell>
          <table:table-cell table:number-columns-repeated="5"/>
          <table:table-cell table:formula="of:=[.A188]" office:value-type="float" office:value="184">
            <text:p>184</text:p>
          </table:table-cell>
          <table:table-cell table:formula="of:=IF(ISBLANK([.J188]);[.I187];[.J188])" office:value-type="string" office:string-value="Prolactin">
            <text:p>Prolactin</text:p>
          </table:table-cell>
          <table:table-cell table:number-columns-repeated="2" office:value-type="string">
            <text:p>Prolactin</text:p>
          </table:table-cell>
          <table:table-cell table:style-name="ce17"/>
          <table:table-cell table:number-columns-repeated="4"/>
          <table:table-cell table:formula="of:=VLOOKUP([.$K188];[.$B$4:.$H$235];7;0)" office:value-type="float" office:value="172">
            <text:p>172</text:p>
          </table:table-cell>
          <table:table-cell table:number-columns-repeated="1007"/>
        </table:table-row>
        <table:table-row table:style-name="ro1">
          <table:table-cell table:formula="of:=[.A188]+1" office:value-type="float" office:value="185">
            <text:p>185</text:p>
          </table:table-cell>
          <table:table-cell office:value-type="string">
            <text:p>Rh Grouping</text:p>
          </table:table-cell>
          <table:table-cell table:number-columns-repeated="5"/>
          <table:table-cell table:formula="of:=[.A189]" office:value-type="float" office:value="185">
            <text:p>185</text:p>
          </table:table-cell>
          <table:table-cell table:formula="of:=IF(ISBLANK([.J189]);[.I188];[.J189])" office:value-type="string" office:string-value="Prostate Specific Antigen">
            <text:p>Prostate Specific Antigen</text:p>
          </table:table-cell>
          <table:table-cell office:value-type="string">
            <text:p>Prostate Specific Antigen</text:p>
          </table:table-cell>
          <table:table-cell office:value-type="string">
            <text:p>PSA males &lt; 40 years</text:p>
          </table:table-cell>
          <table:table-cell table:style-name="ce6"/>
          <table:table-cell table:number-columns-repeated="4"/>
          <table:table-cell table:formula="of:=VLOOKUP([.$K189];[.$B$4:.$H$235];7;0)" office:value-type="float" office:value="175">
            <text:p>175</text:p>
          </table:table-cell>
          <table:table-cell table:number-columns-repeated="1007"/>
        </table:table-row>
        <table:table-row table:style-name="ro1">
          <table:table-cell table:formula="of:=[.A189]+1" office:value-type="float" office:value="186">
            <text:p>186</text:p>
          </table:table-cell>
          <table:table-cell office:value-type="string">
            <text:p>Second trimester</text:p>
          </table:table-cell>
          <table:table-cell table:number-columns-repeated="5"/>
          <table:table-cell table:formula="of:=[.A190]" office:value-type="float" office:value="186">
            <text:p>186</text:p>
          </table:table-cell>
          <table:table-cell table:formula="of:=IF(ISBLANK([.J190]);[.I189];[.J190])" office:value-type="string" office:string-value="Prostate Specific Antigen">
            <text:p>Prostate Specific Antigen</text:p>
          </table:table-cell>
          <table:table-cell/>
          <table:table-cell office:value-type="string">
            <text:p>PSA males &gt; 40 years</text:p>
          </table:table-cell>
          <table:table-cell table:style-name="ce18"/>
          <table:table-cell table:number-columns-repeated="4"/>
          <table:table-cell table:formula="of:=VLOOKUP([.$K190];[.$B$4:.$H$235];7;0)" office:value-type="float" office:value="176">
            <text:p>176</text:p>
          </table:table-cell>
          <table:table-cell table:number-columns-repeated="1007"/>
        </table:table-row>
        <table:table-row table:style-name="ro1">
          <table:table-cell table:formula="of:=[.A190]+1" office:value-type="float" office:value="187">
            <text:p>187</text:p>
          </table:table-cell>
          <table:table-cell office:value-type="string">
            <text:p>Serum Albumin</text:p>
          </table:table-cell>
          <table:table-cell table:number-columns-repeated="5"/>
          <table:table-cell table:formula="of:=[.A191]" office:value-type="float" office:value="187">
            <text:p>187</text:p>
          </table:table-cell>
          <table:table-cell table:formula="of:=IF(ISBLANK([.J191]);[.I190];[.J191])" office:value-type="string" office:string-value="Prostate Specific Antigen, free">
            <text:p>Prostate Specific Antigen, free</text:p>
          </table:table-cell>
          <table:table-cell office:value-type="string">
            <text:p>Prostate Specific Antigen, free</text:p>
          </table:table-cell>
          <table:table-cell office:value-type="string">
            <text:p>PSA, free</text:p>
          </table:table-cell>
          <table:table-cell table:style-name="ce17"/>
          <table:table-cell table:number-columns-repeated="4"/>
          <table:table-cell table:formula="of:=VLOOKUP([.$K191];[.$B$4:.$H$235];7;0)" office:value-type="float" office:value="177">
            <text:p>177</text:p>
          </table:table-cell>
          <table:table-cell table:number-columns-repeated="1007"/>
        </table:table-row>
        <table:table-row table:style-name="ro1">
          <table:table-cell table:formula="of:=[.A191]+1" office:value-type="float" office:value="188">
            <text:p>188</text:p>
          </table:table-cell>
          <table:table-cell office:value-type="string">
            <text:p>Serum Alpha fetoprotein </text:p>
          </table:table-cell>
          <table:table-cell table:number-columns-repeated="5"/>
          <table:table-cell table:formula="of:=[.A192]" office:value-type="float" office:value="188">
            <text:p>188</text:p>
          </table:table-cell>
          <table:table-cell table:formula="of:=IF(ISBLANK([.J192]);[.I191];[.J192])" office:value-type="string" office:string-value="Pyruvate">
            <text:p>Pyruvate</text:p>
          </table:table-cell>
          <table:table-cell table:number-columns-repeated="2" office:value-type="string">
            <text:p>Pyruvate</text:p>
          </table:table-cell>
          <table:table-cell table:style-name="ce17"/>
          <table:table-cell table:number-columns-repeated="4"/>
          <table:table-cell table:formula="of:=VLOOKUP([.$K192];[.$B$4:.$H$235];7;0)" office:value-type="float" office:value="178">
            <text:p>178</text:p>
          </table:table-cell>
          <table:table-cell table:number-columns-repeated="1007"/>
        </table:table-row>
        <table:table-row table:style-name="ro1">
          <table:table-cell table:formula="of:=[.A192]+1" office:value-type="float" office:value="189">
            <text:p>189</text:p>
          </table:table-cell>
          <table:table-cell office:value-type="string">
            <text:p>Serum Calcium</text:p>
          </table:table-cell>
          <table:table-cell table:number-columns-repeated="5"/>
          <table:table-cell table:formula="of:=[.A193]" office:value-type="float" office:value="189">
            <text:p>189</text:p>
          </table:table-cell>
          <table:table-cell table:formula="of:=IF(ISBLANK([.J193]);[.I192];[.J193])" office:value-type="string" office:string-value="RA Factor / RAF">
            <text:p>RA Factor / RAF</text:p>
          </table:table-cell>
          <table:table-cell office:value-type="string">
            <text:p>RA Factor / RAF</text:p>
          </table:table-cell>
          <table:table-cell office:value-type="string">
            <text:p>RAF/ RF</text:p>
          </table:table-cell>
          <table:table-cell table:style-name="ce17"/>
          <table:table-cell table:number-columns-repeated="4"/>
          <table:table-cell table:formula="of:=VLOOKUP([.$K193];[.$B$4:.$H$235];7;0)" office:value-type="float" office:value="179">
            <text:p>179</text:p>
          </table:table-cell>
          <table:table-cell table:number-columns-repeated="1007"/>
        </table:table-row>
        <table:table-row table:style-name="ro1">
          <table:table-cell table:formula="of:=[.A193]+1" office:value-type="float" office:value="190">
            <text:p>190</text:p>
          </table:table-cell>
          <table:table-cell office:value-type="string">
            <text:p>Serum Creatinine</text:p>
          </table:table-cell>
          <table:table-cell table:number-columns-repeated="5"/>
          <table:table-cell table:formula="of:=[.A194]" office:value-type="float" office:value="190">
            <text:p>190</text:p>
          </table:table-cell>
          <table:table-cell table:formula="of:=IF(ISBLANK([.J194]);[.I193];[.J194])" office:value-type="string" office:string-value="Reticulocyte Count">
            <text:p>Reticulocyte Count</text:p>
          </table:table-cell>
          <table:table-cell office:value-type="string">
            <text:p>Reticulocyte Count</text:p>
          </table:table-cell>
          <table:table-cell office:value-type="string">
            <text:p>Reticulocyte</text:p>
          </table:table-cell>
          <table:table-cell table:style-name="ce17"/>
          <table:table-cell table:number-columns-repeated="4"/>
          <table:table-cell table:formula="of:=VLOOKUP([.$K194];[.$B$4:.$H$235];7;0)" office:value-type="float" office:value="184">
            <text:p>184</text:p>
          </table:table-cell>
          <table:table-cell table:number-columns-repeated="1007"/>
        </table:table-row>
        <table:table-row table:style-name="ro1">
          <table:table-cell table:formula="of:=[.A194]+1" office:value-type="float" office:value="191">
            <text:p>191</text:p>
          </table:table-cell>
          <table:table-cell office:value-type="string">
            <text:p>Serum Globulin</text:p>
          </table:table-cell>
          <table:table-cell table:number-columns-repeated="5"/>
          <table:table-cell table:formula="of:=[.A195]" office:value-type="float" office:value="191">
            <text:p>191</text:p>
          </table:table-cell>
          <table:table-cell table:formula="of:=IF(ISBLANK([.J195]);[.I194];[.J195])" office:value-type="string" office:string-value="Serum Alpha fetoprotein ">
            <text:p>Serum Alpha fetoprotein </text:p>
          </table:table-cell>
          <table:table-cell table:number-columns-repeated="2" office:value-type="string">
            <text:p>Serum Alpha fetoprotein </text:p>
          </table:table-cell>
          <table:table-cell table:style-name="ce17"/>
          <table:table-cell table:number-columns-repeated="4"/>
          <table:table-cell table:formula="of:=VLOOKUP([.$K195];[.$B$4:.$H$235];7;0)" office:value-type="float" office:value="188">
            <text:p>188</text:p>
          </table:table-cell>
          <table:table-cell table:number-columns-repeated="1007"/>
        </table:table-row>
        <table:table-row table:style-name="ro1">
          <table:table-cell table:formula="of:=[.A195]+1" office:value-type="float" office:value="192">
            <text:p>192</text:p>
          </table:table-cell>
          <table:table-cell office:value-type="string">
            <text:p>Serum Magnesium</text:p>
          </table:table-cell>
          <table:table-cell table:number-columns-repeated="5"/>
          <table:table-cell table:formula="of:=[.A196]" office:value-type="float" office:value="192">
            <text:p>192</text:p>
          </table:table-cell>
          <table:table-cell table:formula="of:=IF(ISBLANK([.J196]);[.I195];[.J196])" office:value-type="string" office:string-value="Serum Amylase ( Pancreatic )">
            <text:p>Serum Amylase ( Pancreatic )</text:p>
          </table:table-cell>
          <table:table-cell office:value-type="string">
            <text:p>Serum Amylase ( Pancreatic )</text:p>
          </table:table-cell>
          <table:table-cell office:value-type="string">
            <text:p>Amylase ( Pancreatic )</text:p>
          </table:table-cell>
          <table:table-cell table:style-name="ce17"/>
          <table:table-cell table:number-columns-repeated="4"/>
          <table:table-cell table:formula="of:=VLOOKUP([.$K196];[.$B$4:.$H$235];7;0)" office:value-type="float" office:value="9">
            <text:p>9</text:p>
          </table:table-cell>
          <table:table-cell table:number-columns-repeated="1007"/>
        </table:table-row>
        <table:table-row table:style-name="ro1">
          <table:table-cell table:formula="of:=[.A196]+1" office:value-type="float" office:value="193">
            <text:p>193</text:p>
          </table:table-cell>
          <table:table-cell office:value-type="string">
            <text:p>Serum Phosphate</text:p>
          </table:table-cell>
          <table:table-cell table:number-columns-repeated="5"/>
          <table:table-cell table:formula="of:=[.A197]" office:value-type="float" office:value="193">
            <text:p>193</text:p>
          </table:table-cell>
          <table:table-cell table:formula="of:=IF(ISBLANK([.J197]);[.I196];[.J197])" office:value-type="string" office:string-value="Serum Electrolytes">
            <text:p>Serum Electrolytes</text:p>
          </table:table-cell>
          <table:table-cell office:value-type="string">
            <text:p>Serum Electrolytes</text:p>
          </table:table-cell>
          <table:table-cell office:value-type="string">
            <text:p>Serum Calcium</text:p>
          </table:table-cell>
          <table:table-cell table:style-name="ce6"/>
          <table:table-cell table:number-columns-repeated="4"/>
          <table:table-cell table:formula="of:=VLOOKUP([.$K197];[.$B$4:.$H$235];7;0)" office:value-type="float" office:value="189">
            <text:p>189</text:p>
          </table:table-cell>
          <table:table-cell table:number-columns-repeated="1007"/>
        </table:table-row>
        <table:table-row table:style-name="ro1">
          <table:table-cell table:formula="of:=[.A197]+1" office:value-type="float" office:value="194">
            <text:p>194</text:p>
          </table:table-cell>
          <table:table-cell office:value-type="string">
            <text:p>Serum Potassium</text:p>
          </table:table-cell>
          <table:table-cell table:number-columns-repeated="5"/>
          <table:table-cell table:formula="of:=[.A198]" office:value-type="float" office:value="194">
            <text:p>194</text:p>
          </table:table-cell>
          <table:table-cell table:formula="of:=IF(ISBLANK([.J198]);[.I197];[.J198])" office:value-type="string" office:string-value="Serum Electrolytes">
            <text:p>Serum Electrolytes</text:p>
          </table:table-cell>
          <table:table-cell/>
          <table:table-cell office:value-type="string">
            <text:p>Serum Magnesium</text:p>
          </table:table-cell>
          <table:table-cell table:number-columns-repeated="5"/>
          <table:table-cell table:formula="of:=VLOOKUP([.$K198];[.$B$4:.$H$235];7;0)" office:value-type="float" office:value="192">
            <text:p>192</text:p>
          </table:table-cell>
          <table:table-cell table:number-columns-repeated="1007"/>
        </table:table-row>
        <table:table-row table:style-name="ro1">
          <table:table-cell table:formula="of:=[.A198]+1" office:value-type="float" office:value="195">
            <text:p>195</text:p>
          </table:table-cell>
          <table:table-cell office:value-type="string">
            <text:p>Serum Sodium</text:p>
          </table:table-cell>
          <table:table-cell table:number-columns-repeated="5"/>
          <table:table-cell table:formula="of:=[.A199]" office:value-type="float" office:value="195">
            <text:p>195</text:p>
          </table:table-cell>
          <table:table-cell table:formula="of:=IF(ISBLANK([.J199]);[.I198];[.J199])" office:value-type="string" office:string-value="Serum Electrolytes">
            <text:p>Serum Electrolytes</text:p>
          </table:table-cell>
          <table:table-cell/>
          <table:table-cell office:value-type="string">
            <text:p>Serum Phosphate</text:p>
          </table:table-cell>
          <table:table-cell table:number-columns-repeated="5"/>
          <table:table-cell table:formula="of:=VLOOKUP([.$K199];[.$B$4:.$H$235];7;0)" office:value-type="float" office:value="193">
            <text:p>193</text:p>
          </table:table-cell>
          <table:table-cell table:number-columns-repeated="1007"/>
        </table:table-row>
        <table:table-row table:style-name="ro1">
          <table:table-cell table:formula="of:=[.A199]+1" office:value-type="float" office:value="196">
            <text:p>196</text:p>
          </table:table-cell>
          <table:table-cell office:value-type="string">
            <text:p>Sex Hormone binding Globulin</text:p>
          </table:table-cell>
          <table:table-cell table:number-columns-repeated="5"/>
          <table:table-cell table:formula="of:=[.A200]" office:value-type="float" office:value="196">
            <text:p>196</text:p>
          </table:table-cell>
          <table:table-cell table:formula="of:=IF(ISBLANK([.J200]);[.I199];[.J200])" office:value-type="string" office:string-value="Serum Electrolytes">
            <text:p>Serum Electrolytes</text:p>
          </table:table-cell>
          <table:table-cell/>
          <table:table-cell office:value-type="string">
            <text:p>Serum Potassium</text:p>
          </table:table-cell>
          <table:table-cell table:number-columns-repeated="5"/>
          <table:table-cell table:formula="of:=VLOOKUP([.$K200];[.$B$4:.$H$235];7;0)" office:value-type="float" office:value="194">
            <text:p>194</text:p>
          </table:table-cell>
          <table:table-cell table:number-columns-repeated="1007"/>
        </table:table-row>
        <table:table-row table:style-name="ro1">
          <table:table-cell table:formula="of:=[.A200]+1" office:value-type="float" office:value="197">
            <text:p>197</text:p>
          </table:table-cell>
          <table:table-cell office:value-type="string">
            <text:p>Somatostatin</text:p>
          </table:table-cell>
          <table:table-cell table:number-columns-repeated="5"/>
          <table:table-cell table:formula="of:=[.A201]" office:value-type="float" office:value="197">
            <text:p>197</text:p>
          </table:table-cell>
          <table:table-cell table:formula="of:=IF(ISBLANK([.J201]);[.I200];[.J201])" office:value-type="string" office:string-value="Serum Electrolytes">
            <text:p>Serum Electrolytes</text:p>
          </table:table-cell>
          <table:table-cell/>
          <table:table-cell office:value-type="string">
            <text:p>Serum Sodium</text:p>
          </table:table-cell>
          <table:table-cell table:style-name="ce18"/>
          <table:table-cell table:number-columns-repeated="4"/>
          <table:table-cell table:formula="of:=VLOOKUP([.$K201];[.$B$4:.$H$235];7;0)" office:value-type="float" office:value="195">
            <text:p>195</text:p>
          </table:table-cell>
          <table:table-cell table:number-columns-repeated="1007"/>
        </table:table-row>
        <table:table-row table:style-name="ro1">
          <table:table-cell table:formula="of:=[.A201]+1" office:value-type="float" office:value="198">
            <text:p>198</text:p>
          </table:table-cell>
          <table:table-cell office:value-type="string">
            <text:p>Specific Gravity</text:p>
          </table:table-cell>
          <table:table-cell table:number-columns-repeated="5"/>
          <table:table-cell table:formula="of:=[.A202]" office:value-type="float" office:value="198">
            <text:p>198</text:p>
          </table:table-cell>
          <table:table-cell table:formula="of:=IF(ISBLANK([.J202]);[.I201];[.J202])" office:value-type="string" office:string-value="Sex Hormone Binding Globulin">
            <text:p>Sex Hormone Binding Globulin</text:p>
          </table:table-cell>
          <table:table-cell office:value-type="string">
            <text:p>Sex Hormone Binding Globulin</text:p>
          </table:table-cell>
          <table:table-cell office:value-type="string">
            <text:p>Sex Hormone binding Globulin</text:p>
          </table:table-cell>
          <table:table-cell table:style-name="ce17"/>
          <table:table-cell table:number-columns-repeated="4"/>
          <table:table-cell table:formula="of:=VLOOKUP([.$K202];[.$B$4:.$H$235];7;0)" office:value-type="float" office:value="196">
            <text:p>196</text:p>
          </table:table-cell>
          <table:table-cell table:number-columns-repeated="1007"/>
        </table:table-row>
        <table:table-row table:style-name="ro1">
          <table:table-cell table:formula="of:=[.A202]+1" office:value-type="float" office:value="199">
            <text:p>199</text:p>
          </table:table-cell>
          <table:table-cell office:value-type="string">
            <text:p>spO2 ( Oxygen Saturation )</text:p>
          </table:table-cell>
          <table:table-cell table:number-columns-repeated="5"/>
          <table:table-cell table:formula="of:=[.A203]" office:value-type="float" office:value="199">
            <text:p>199</text:p>
          </table:table-cell>
          <table:table-cell table:formula="of:=IF(ISBLANK([.J203]);[.I202];[.J203])" office:value-type="string" office:string-value="Somatostatin">
            <text:p>Somatostatin</text:p>
          </table:table-cell>
          <table:table-cell table:number-columns-repeated="2" office:value-type="string">
            <text:p>Somatostatin</text:p>
          </table:table-cell>
          <table:table-cell table:style-name="ce17"/>
          <table:table-cell table:number-columns-repeated="4"/>
          <table:table-cell table:formula="of:=VLOOKUP([.$K203];[.$B$4:.$H$235];7;0)" office:value-type="float" office:value="197">
            <text:p>197</text:p>
          </table:table-cell>
          <table:table-cell table:number-columns-repeated="1007"/>
        </table:table-row>
        <table:table-row table:style-name="ro1">
          <table:table-cell table:formula="of:=[.A203]+1" office:value-type="float" office:value="200">
            <text:p>200</text:p>
          </table:table-cell>
          <table:table-cell office:value-type="string">
            <text:p>Squamous Cells</text:p>
          </table:table-cell>
          <table:table-cell table:number-columns-repeated="5"/>
          <table:table-cell table:formula="of:=[.A204]" office:value-type="float" office:value="200">
            <text:p>200</text:p>
          </table:table-cell>
          <table:table-cell table:formula="of:=IF(ISBLANK([.J204]);[.I203];[.J204])" office:value-type="string" office:string-value="Testosterone, free ">
            <text:p>Testosterone, free </text:p>
          </table:table-cell>
          <table:table-cell office:value-type="string">
            <text:p>Testosterone, free </text:p>
          </table:table-cell>
          <table:table-cell office:value-type="string">
            <text:p>Testosterone, free</text:p>
          </table:table-cell>
          <table:table-cell table:style-name="ce17"/>
          <table:table-cell table:number-columns-repeated="4"/>
          <table:table-cell table:formula="of:=VLOOKUP([.$K204];[.$B$4:.$H$235];7;0)" office:value-type="float" office:value="202">
            <text:p>202</text:p>
          </table:table-cell>
          <table:table-cell table:number-columns-repeated="1007"/>
        </table:table-row>
        <table:table-row table:style-name="ro1">
          <table:table-cell table:formula="of:=[.A204]+1" office:value-type="float" office:value="201">
            <text:p>201</text:p>
          </table:table-cell>
          <table:table-cell office:value-type="string">
            <text:p>Sugar ( Glucose )</text:p>
          </table:table-cell>
          <table:table-cell table:number-columns-repeated="5"/>
          <table:table-cell table:formula="of:=[.A205]" office:value-type="float" office:value="201">
            <text:p>201</text:p>
          </table:table-cell>
          <table:table-cell table:formula="of:=IF(ISBLANK([.J205]);[.I204];[.J205])" office:value-type="string" office:string-value="Testosterone, total">
            <text:p>Testosterone, total</text:p>
          </table:table-cell>
          <table:table-cell table:number-columns-repeated="2" office:value-type="string">
            <text:p>Testosterone, total</text:p>
          </table:table-cell>
          <table:table-cell table:style-name="ce17"/>
          <table:table-cell table:number-columns-repeated="4"/>
          <table:table-cell table:formula="of:=VLOOKUP([.$K205];[.$B$4:.$H$235];7;0)" office:value-type="float" office:value="203">
            <text:p>203</text:p>
          </table:table-cell>
          <table:table-cell table:number-columns-repeated="1007"/>
        </table:table-row>
        <table:table-row table:style-name="ro1">
          <table:table-cell table:formula="of:=[.A205]+1" office:value-type="float" office:value="202">
            <text:p>202</text:p>
          </table:table-cell>
          <table:table-cell office:value-type="string">
            <text:p>Testosterone, free</text:p>
          </table:table-cell>
          <table:table-cell table:number-columns-repeated="5"/>
          <table:table-cell table:formula="of:=[.A206]" office:value-type="float" office:value="202">
            <text:p>202</text:p>
          </table:table-cell>
          <table:table-cell table:formula="of:=IF(ISBLANK([.J206]);[.I205];[.J206])" office:value-type="string" office:string-value="Thyroid Function Tests">
            <text:p>Thyroid Function Tests</text:p>
          </table:table-cell>
          <table:table-cell office:value-type="string">
            <text:p>Thyroid Function Tests</text:p>
          </table:table-cell>
          <table:table-cell office:value-type="string">
            <text:p>Free Thyroxine Index</text:p>
          </table:table-cell>
          <table:table-cell table:style-name="ce6"/>
          <table:table-cell table:number-columns-repeated="4"/>
          <table:table-cell table:formula="of:=VLOOKUP([.$K206];[.$B$4:.$H$235];7;0)" office:value-type="float" office:value="85">
            <text:p>85</text:p>
          </table:table-cell>
          <table:table-cell table:number-columns-repeated="1007"/>
        </table:table-row>
        <table:table-row table:style-name="ro1">
          <table:table-cell table:formula="of:=[.A206]+1" office:value-type="float" office:value="203">
            <text:p>203</text:p>
          </table:table-cell>
          <table:table-cell office:value-type="string">
            <text:p>Testosterone, total</text:p>
          </table:table-cell>
          <table:table-cell table:number-columns-repeated="5"/>
          <table:table-cell table:formula="of:=[.A207]" office:value-type="float" office:value="203">
            <text:p>203</text:p>
          </table:table-cell>
          <table:table-cell table:formula="of:=IF(ISBLANK([.J207]);[.I206];[.J207])" office:value-type="string" office:string-value="Thyroid Function Tests">
            <text:p>Thyroid Function Tests</text:p>
          </table:table-cell>
          <table:table-cell/>
          <table:table-cell office:value-type="string">
            <text:p>Thyroglobulin</text:p>
          </table:table-cell>
          <table:table-cell table:number-columns-repeated="5"/>
          <table:table-cell table:formula="of:=VLOOKUP([.$K207];[.$B$4:.$H$235];7;0)" office:value-type="float" office:value="205">
            <text:p>205</text:p>
          </table:table-cell>
          <table:table-cell table:number-columns-repeated="1007"/>
        </table:table-row>
        <table:table-row table:style-name="ro1">
          <table:table-cell table:formula="of:=[.A207]+1" office:value-type="float" office:value="204">
            <text:p>204</text:p>
          </table:table-cell>
          <table:table-cell office:value-type="string">
            <text:p>Third trimester</text:p>
          </table:table-cell>
          <table:table-cell table:number-columns-repeated="5"/>
          <table:table-cell table:formula="of:=[.A208]" office:value-type="float" office:value="204">
            <text:p>204</text:p>
          </table:table-cell>
          <table:table-cell table:formula="of:=IF(ISBLANK([.J208]);[.I207];[.J208])" office:value-type="string" office:string-value="Thyroid Function Tests">
            <text:p>Thyroid Function Tests</text:p>
          </table:table-cell>
          <table:table-cell/>
          <table:table-cell office:value-type="string">
            <text:p>Thyroid Binding Globulin</text:p>
          </table:table-cell>
          <table:table-cell table:number-columns-repeated="5"/>
          <table:table-cell table:formula="of:=VLOOKUP([.$K208];[.$B$4:.$H$235];7;0)" office:value-type="float" office:value="206">
            <text:p>206</text:p>
          </table:table-cell>
          <table:table-cell table:number-columns-repeated="1007"/>
        </table:table-row>
        <table:table-row table:style-name="ro1">
          <table:table-cell table:formula="of:=[.A208]+1" office:value-type="float" office:value="205">
            <text:p>205</text:p>
          </table:table-cell>
          <table:table-cell office:value-type="string">
            <text:p>Thyroglobulin</text:p>
          </table:table-cell>
          <table:table-cell table:number-columns-repeated="5"/>
          <table:table-cell table:formula="of:=[.A209]" office:value-type="float" office:value="205">
            <text:p>205</text:p>
          </table:table-cell>
          <table:table-cell table:formula="of:=IF(ISBLANK([.J209]);[.I208];[.J209])" office:value-type="string" office:string-value="Thyroid Function Tests">
            <text:p>Thyroid Function Tests</text:p>
          </table:table-cell>
          <table:table-cell/>
          <table:table-cell office:value-type="string">
            <text:p>Thyroid Stimulating Hormone (TSH)</text:p>
          </table:table-cell>
          <table:table-cell table:number-columns-repeated="5"/>
          <table:table-cell table:formula="of:=VLOOKUP([.$K209];[.$B$4:.$H$235];7;0)" office:value-type="float" office:value="207">
            <text:p>207</text:p>
          </table:table-cell>
          <table:table-cell table:number-columns-repeated="1007"/>
        </table:table-row>
        <table:table-row table:style-name="ro1">
          <table:table-cell table:formula="of:=[.A209]+1" office:value-type="float" office:value="206">
            <text:p>206</text:p>
          </table:table-cell>
          <table:table-cell office:value-type="string">
            <text:p>Thyroid Binding Globulin</text:p>
          </table:table-cell>
          <table:table-cell table:number-columns-repeated="5"/>
          <table:table-cell table:formula="of:=[.A210]" office:value-type="float" office:value="206">
            <text:p>206</text:p>
          </table:table-cell>
          <table:table-cell table:formula="of:=IF(ISBLANK([.J210]);[.I209];[.J210])" office:value-type="string" office:string-value="Thyroid Function Tests">
            <text:p>Thyroid Function Tests</text:p>
          </table:table-cell>
          <table:table-cell/>
          <table:table-cell office:value-type="string">
            <text:p>Thyroxine, free (fT4)</text:p>
          </table:table-cell>
          <table:table-cell table:number-columns-repeated="5"/>
          <table:table-cell table:formula="of:=VLOOKUP([.$K210];[.$B$4:.$H$235];7;0)" office:value-type="float" office:value="208">
            <text:p>208</text:p>
          </table:table-cell>
          <table:table-cell table:number-columns-repeated="1007"/>
        </table:table-row>
        <table:table-row table:style-name="ro1">
          <table:table-cell table:formula="of:=[.A210]+1" office:value-type="float" office:value="207">
            <text:p>207</text:p>
          </table:table-cell>
          <table:table-cell office:value-type="string">
            <text:p>Thyroid Stimulating Hormone (TSH)</text:p>
          </table:table-cell>
          <table:table-cell table:number-columns-repeated="5"/>
          <table:table-cell table:formula="of:=[.A211]" office:value-type="float" office:value="207">
            <text:p>207</text:p>
          </table:table-cell>
          <table:table-cell table:formula="of:=IF(ISBLANK([.J211]);[.I210];[.J211])" office:value-type="string" office:string-value="Thyroid Function Tests">
            <text:p>Thyroid Function Tests</text:p>
          </table:table-cell>
          <table:table-cell/>
          <table:table-cell office:value-type="string">
            <text:p>Thyroxine, total (T4)</text:p>
          </table:table-cell>
          <table:table-cell table:number-columns-repeated="5"/>
          <table:table-cell table:formula="of:=VLOOKUP([.$K211];[.$B$4:.$H$235];7;0)" office:value-type="float" office:value="209">
            <text:p>209</text:p>
          </table:table-cell>
          <table:table-cell table:number-columns-repeated="1007"/>
        </table:table-row>
        <table:table-row table:style-name="ro1">
          <table:table-cell table:formula="of:=[.A211]+1" office:value-type="float" office:value="208">
            <text:p>208</text:p>
          </table:table-cell>
          <table:table-cell office:value-type="string">
            <text:p>Thyroxine, free (fT4)</text:p>
          </table:table-cell>
          <table:table-cell table:number-columns-repeated="5"/>
          <table:table-cell table:formula="of:=[.A212]" office:value-type="float" office:value="208">
            <text:p>208</text:p>
          </table:table-cell>
          <table:table-cell table:formula="of:=IF(ISBLANK([.J212]);[.I211];[.J212])" office:value-type="string" office:string-value="Thyroid Function Tests">
            <text:p>Thyroid Function Tests</text:p>
          </table:table-cell>
          <table:table-cell/>
          <table:table-cell office:value-type="string">
            <text:p>Triiodothyronine, free (fT3)</text:p>
          </table:table-cell>
          <table:table-cell table:number-columns-repeated="5"/>
          <table:table-cell table:formula="of:=VLOOKUP([.$K212];[.$B$4:.$H$235];7;0)" office:value-type="float" office:value="219">
            <text:p>219</text:p>
          </table:table-cell>
          <table:table-cell table:number-columns-repeated="1007"/>
        </table:table-row>
        <table:table-row table:style-name="ro1">
          <table:table-cell table:formula="of:=[.A212]+1" office:value-type="float" office:value="209">
            <text:p>209</text:p>
          </table:table-cell>
          <table:table-cell office:value-type="string">
            <text:p>Thyroxine, total (T4)</text:p>
          </table:table-cell>
          <table:table-cell table:number-columns-repeated="5"/>
          <table:table-cell table:formula="of:=[.A213]" office:value-type="float" office:value="209">
            <text:p>209</text:p>
          </table:table-cell>
          <table:table-cell table:formula="of:=IF(ISBLANK([.J213]);[.I212];[.J213])" office:value-type="string" office:string-value="Thyroid Function Tests">
            <text:p>Thyroid Function Tests</text:p>
          </table:table-cell>
          <table:table-cell/>
          <table:table-cell office:value-type="string">
            <text:p>Triiodothyronine, total (T3)</text:p>
          </table:table-cell>
          <table:table-cell table:style-name="ce18"/>
          <table:table-cell table:number-columns-repeated="4"/>
          <table:table-cell table:formula="of:=VLOOKUP([.$K213];[.$B$4:.$H$235];7;0)" office:value-type="float" office:value="220">
            <text:p>220</text:p>
          </table:table-cell>
          <table:table-cell table:number-columns-repeated="1007"/>
        </table:table-row>
        <table:table-row table:style-name="ro1">
          <table:table-cell table:formula="of:=[.A213]+1" office:value-type="float" office:value="210">
            <text:p>210</text:p>
          </table:table-cell>
          <table:table-cell office:value-type="string">
            <text:p>TLC</text:p>
          </table:table-cell>
          <table:table-cell table:number-columns-repeated="5"/>
          <table:table-cell table:formula="of:=[.A214]" office:value-type="float" office:value="210">
            <text:p>210</text:p>
          </table:table-cell>
          <table:table-cell table:formula="of:=IF(ISBLANK([.J214]);[.I213];[.J214])" office:value-type="string" office:string-value="Total Hemolytic Component">
            <text:p>Total Hemolytic Component</text:p>
          </table:table-cell>
          <table:table-cell office:value-type="string">
            <text:p>Total Hemolytic Component</text:p>
          </table:table-cell>
          <table:table-cell office:value-type="string">
            <text:p>CH 50</text:p>
          </table:table-cell>
          <table:table-cell table:style-name="ce17"/>
          <table:table-cell table:number-columns-repeated="4"/>
          <table:table-cell table:formula="of:=VLOOKUP([.$K214];[.$B$4:.$H$235];7;0)" office:value-type="float" office:value="41">
            <text:p>41</text:p>
          </table:table-cell>
          <table:table-cell table:number-columns-repeated="1007"/>
        </table:table-row>
        <table:table-row table:style-name="ro1">
          <table:table-cell table:formula="of:=[.A214]+1" office:value-type="float" office:value="211">
            <text:p>211</text:p>
          </table:table-cell>
          <table:table-cell office:value-type="string">
            <text:p>Total Bilirubin</text:p>
          </table:table-cell>
          <table:table-cell table:number-columns-repeated="5"/>
          <table:table-cell table:formula="of:=[.A215]" office:value-type="float" office:value="211">
            <text:p>211</text:p>
          </table:table-cell>
          <table:table-cell table:formula="of:=IF(ISBLANK([.J215]);[.I214];[.J215])" office:value-type="string" office:string-value="Total Protein">
            <text:p>Total Protein</text:p>
          </table:table-cell>
          <table:table-cell office:value-type="string">
            <text:p>Total Protein</text:p>
          </table:table-cell>
          <table:table-cell office:value-type="string">
            <text:p>Proteins</text:p>
          </table:table-cell>
          <table:table-cell table:style-name="ce17"/>
          <table:table-cell table:number-columns-repeated="4"/>
          <table:table-cell table:formula="of:=VLOOKUP([.$K215];[.$B$4:.$H$235];7;0)" office:value-type="float" office:value="173">
            <text:p>173</text:p>
          </table:table-cell>
          <table:table-cell table:number-columns-repeated="1007"/>
        </table:table-row>
        <table:table-row table:style-name="ro1">
          <table:table-cell table:formula="of:=[.A215]+1" office:value-type="float" office:value="212">
            <text:p>212</text:p>
          </table:table-cell>
          <table:table-cell office:value-type="string">
            <text:p>Total Leucocyte Count</text:p>
          </table:table-cell>
          <table:table-cell table:number-columns-repeated="5"/>
          <table:table-cell table:formula="of:=[.A216]" office:value-type="float" office:value="212">
            <text:p>212</text:p>
          </table:table-cell>
          <table:table-cell table:formula="of:=IF(ISBLANK([.J216]);[.I215];[.J216])" office:value-type="string" office:string-value="Transferrin">
            <text:p>Transferrin</text:p>
          </table:table-cell>
          <table:table-cell table:number-columns-repeated="2" office:value-type="string">
            <text:p>Transferrin</text:p>
          </table:table-cell>
          <table:table-cell table:style-name="ce17"/>
          <table:table-cell table:number-columns-repeated="4"/>
          <table:table-cell table:formula="of:=VLOOKUP([.$K216];[.$B$4:.$H$235];7;0)" office:value-type="float" office:value="218">
            <text:p>218</text:p>
          </table:table-cell>
          <table:table-cell table:number-columns-repeated="1007"/>
        </table:table-row>
        <table:table-row table:style-name="ro1">
          <table:table-cell table:formula="of:=[.A216]+1" office:value-type="float" office:value="213">
            <text:p>213</text:p>
          </table:table-cell>
          <table:table-cell office:value-type="string">
            <text:p>Total Proteins</text:p>
          </table:table-cell>
          <table:table-cell table:number-columns-repeated="5"/>
          <table:table-cell table:formula="of:=[.A217]" office:value-type="float" office:value="213">
            <text:p>213</text:p>
          </table:table-cell>
          <table:table-cell table:formula="of:=IF(ISBLANK([.J217]);[.I216];[.J217])" office:value-type="string" office:string-value="Troponin I">
            <text:p>Troponin I</text:p>
          </table:table-cell>
          <table:table-cell office:value-type="string">
            <text:p>Troponin I</text:p>
          </table:table-cell>
          <table:table-cell office:value-type="string">
            <text:p>cut off for MI</text:p>
          </table:table-cell>
          <table:table-cell table:style-name="ce6"/>
          <table:table-cell table:number-columns-repeated="4"/>
          <table:table-cell table:formula="of:=VLOOKUP([.$K217];[.$B$4:.$H$235];7;0)" office:value-type="float" office:value="56">
            <text:p>56</text:p>
          </table:table-cell>
          <table:table-cell table:number-columns-repeated="1007"/>
        </table:table-row>
        <table:table-row table:style-name="ro1">
          <table:table-cell table:formula="of:=[.A217]+1" office:value-type="float" office:value="214">
            <text:p>214</text:p>
          </table:table-cell>
          <table:table-cell office:value-type="string">
            <text:p>Total Proteins, Albumin</text:p>
          </table:table-cell>
          <table:table-cell table:number-columns-repeated="5"/>
          <table:table-cell table:formula="of:=[.A218]" office:value-type="float" office:value="214">
            <text:p>214</text:p>
          </table:table-cell>
          <table:table-cell table:formula="of:=IF(ISBLANK([.J218]);[.I217];[.J218])" office:value-type="string" office:string-value="Troponin I">
            <text:p>Troponin I</text:p>
          </table:table-cell>
          <table:table-cell/>
          <table:table-cell office:value-type="string">
            <text:p>Troponin I Normal Population</text:p>
          </table:table-cell>
          <table:table-cell table:style-name="ce18"/>
          <table:table-cell table:number-columns-repeated="4"/>
          <table:table-cell table:formula="of:=VLOOKUP([.$K218];[.$B$4:.$H$235];7;0)" office:value-type="float" office:value="221">
            <text:p>221</text:p>
          </table:table-cell>
          <table:table-cell table:number-columns-repeated="1007"/>
        </table:table-row>
        <table:table-row table:style-name="ro1">
          <table:table-cell table:formula="of:=[.A218]+1" office:value-type="float" office:value="215">
            <text:p>215</text:p>
          </table:table-cell>
          <table:table-cell office:value-type="string">
            <text:p>Total Proteins, Cisternal</text:p>
          </table:table-cell>
          <table:table-cell table:number-columns-repeated="5"/>
          <table:table-cell table:formula="of:=[.A219]" office:value-type="float" office:value="215">
            <text:p>215</text:p>
          </table:table-cell>
          <table:table-cell table:formula="of:=IF(ISBLANK([.J219]);[.I218];[.J219])" office:value-type="string" office:string-value="Troponin T">
            <text:p>Troponin T</text:p>
          </table:table-cell>
          <table:table-cell office:value-type="string">
            <text:p>Troponin T</text:p>
          </table:table-cell>
          <table:table-cell office:value-type="string">
            <text:p>cut off for MI</text:p>
          </table:table-cell>
          <table:table-cell table:style-name="ce6"/>
          <table:table-cell table:number-columns-repeated="4"/>
          <table:table-cell table:formula="of:=VLOOKUP([.$K219];[.$B$4:.$H$235];7;0)" office:value-type="float" office:value="56">
            <text:p>56</text:p>
          </table:table-cell>
          <table:table-cell table:number-columns-repeated="1007"/>
        </table:table-row>
        <table:table-row table:style-name="ro1">
          <table:table-cell table:formula="of:=[.A219]+1" office:value-type="float" office:value="216">
            <text:p>216</text:p>
          </table:table-cell>
          <table:table-cell office:value-type="string">
            <text:p>Total Proteins, Lumbar</text:p>
          </table:table-cell>
          <table:table-cell table:number-columns-repeated="5"/>
          <table:table-cell table:formula="of:=[.A220]" office:value-type="float" office:value="216">
            <text:p>216</text:p>
          </table:table-cell>
          <table:table-cell table:formula="of:=IF(ISBLANK([.J220]);[.I219];[.J220])" office:value-type="string" office:string-value="Troponin T">
            <text:p>Troponin T</text:p>
          </table:table-cell>
          <table:table-cell/>
          <table:table-cell office:value-type="string">
            <text:p>Troponin T Normal Population</text:p>
          </table:table-cell>
          <table:table-cell table:style-name="ce18"/>
          <table:table-cell table:number-columns-repeated="4"/>
          <table:table-cell table:formula="of:=VLOOKUP([.$K220];[.$B$4:.$H$235];7;0)" office:value-type="float" office:value="222">
            <text:p>222</text:p>
          </table:table-cell>
          <table:table-cell table:number-columns-repeated="1007"/>
        </table:table-row>
        <table:table-row table:style-name="ro1">
          <table:table-cell table:formula="of:=[.A220]+1" office:value-type="float" office:value="217">
            <text:p>217</text:p>
          </table:table-cell>
          <table:table-cell office:value-type="string">
            <text:p>Total Proteins, Ventricular</text:p>
          </table:table-cell>
          <table:table-cell table:number-columns-repeated="5"/>
          <table:table-cell table:formula="of:=[.A221]" office:value-type="float" office:value="217">
            <text:p>217</text:p>
          </table:table-cell>
          <table:table-cell table:formula="of:=IF(ISBLANK([.J221]);[.I220];[.J221])" office:value-type="string" office:string-value="Uric Acid">
            <text:p>Uric Acid</text:p>
          </table:table-cell>
          <table:table-cell table:number-columns-repeated="2" office:value-type="string">
            <text:p>Uric Acid</text:p>
          </table:table-cell>
          <table:table-cell table:style-name="ce17"/>
          <table:table-cell table:number-columns-repeated="4"/>
          <table:table-cell table:formula="of:=VLOOKUP([.$K221];[.$B$4:.$H$235];7;0)" office:value-type="float" office:value="224">
            <text:p>224</text:p>
          </table:table-cell>
          <table:table-cell table:number-columns-repeated="1007"/>
        </table:table-row>
        <table:table-row table:style-name="ro1">
          <table:table-cell table:formula="of:=[.A221]+1" office:value-type="float" office:value="218">
            <text:p>218</text:p>
          </table:table-cell>
          <table:table-cell office:value-type="string">
            <text:p>Transferrin</text:p>
          </table:table-cell>
          <table:table-cell table:number-columns-repeated="5"/>
          <table:table-cell table:formula="of:=[.A222]" office:value-type="float" office:value="218">
            <text:p>218</text:p>
          </table:table-cell>
          <table:table-cell table:formula="of:=IF(ISBLANK([.J222]);[.I221];[.J222])" office:value-type="string" office:string-value="Urine Analysis">
            <text:p>Urine Analysis</text:p>
          </table:table-cell>
          <table:table-cell office:value-type="string">
            <text:p>Urine Analysis</text:p>
          </table:table-cell>
          <table:table-cell office:value-type="string">
            <text:p>Bacteria</text:p>
          </table:table-cell>
          <table:table-cell table:style-name="ce6"/>
          <table:table-cell table:number-columns-repeated="4"/>
          <table:table-cell table:formula="of:=VLOOKUP([.$K222];[.$B$4:.$H$235];7;0)" office:value-type="float" office:value="13">
            <text:p>13</text:p>
          </table:table-cell>
          <table:table-cell table:number-columns-repeated="1007"/>
        </table:table-row>
        <table:table-row table:style-name="ro1">
          <table:table-cell table:formula="of:=[.A222]+1" office:value-type="float" office:value="219">
            <text:p>219</text:p>
          </table:table-cell>
          <table:table-cell office:value-type="string">
            <text:p>Triiodothyronine, free (fT3)</text:p>
          </table:table-cell>
          <table:table-cell table:number-columns-repeated="5"/>
          <table:table-cell table:formula="of:=[.A223]" office:value-type="float" office:value="219">
            <text:p>219</text:p>
          </table:table-cell>
          <table:table-cell table:formula="of:=IF(ISBLANK([.J223]);[.I222];[.J223])" office:value-type="string" office:string-value="Urine Analysis">
            <text:p>Urine Analysis</text:p>
          </table:table-cell>
          <table:table-cell/>
          <table:table-cell office:value-type="string">
            <text:p>Bladder cells</text:p>
          </table:table-cell>
          <table:table-cell table:number-columns-repeated="5"/>
          <table:table-cell table:formula="of:=VLOOKUP([.$K223];[.$B$4:.$H$235];7;0)" office:value-type="float" office:value="18">
            <text:p>18</text:p>
          </table:table-cell>
          <table:table-cell table:number-columns-repeated="1007"/>
        </table:table-row>
        <table:table-row table:style-name="ro1">
          <table:table-cell table:formula="of:=[.A223]+1" office:value-type="float" office:value="220">
            <text:p>220</text:p>
          </table:table-cell>
          <table:table-cell office:value-type="string">
            <text:p>Triiodothyronine, total (T3)</text:p>
          </table:table-cell>
          <table:table-cell table:number-columns-repeated="5"/>
          <table:table-cell table:formula="of:=[.A224]" office:value-type="float" office:value="220">
            <text:p>220</text:p>
          </table:table-cell>
          <table:table-cell table:formula="of:=IF(ISBLANK([.J224]);[.I223];[.J224])" office:value-type="string" office:string-value="Urine Analysis">
            <text:p>Urine Analysis</text:p>
          </table:table-cell>
          <table:table-cell/>
          <table:table-cell office:value-type="string">
            <text:p>Broad casts</text:p>
          </table:table-cell>
          <table:table-cell table:number-columns-repeated="5"/>
          <table:table-cell table:formula="of:=VLOOKUP([.$K224];[.$B$4:.$H$235];7;0)" office:value-type="float" office:value="23">
            <text:p>23</text:p>
          </table:table-cell>
          <table:table-cell table:number-columns-repeated="1007"/>
        </table:table-row>
        <table:table-row table:style-name="ro1">
          <table:table-cell table:formula="of:=[.A224]+1" office:value-type="float" office:value="221">
            <text:p>221</text:p>
          </table:table-cell>
          <table:table-cell office:value-type="string">
            <text:p>Troponin I Normal Population</text:p>
          </table:table-cell>
          <table:table-cell table:number-columns-repeated="5"/>
          <table:table-cell table:formula="of:=[.A225]" office:value-type="float" office:value="221">
            <text:p>221</text:p>
          </table:table-cell>
          <table:table-cell table:formula="of:=IF(ISBLANK([.J225]);[.I224];[.J225])" office:value-type="string" office:string-value="Urine Analysis">
            <text:p>Urine Analysis</text:p>
          </table:table-cell>
          <table:table-cell/>
          <table:table-cell office:value-type="string">
            <text:p>Crystals</text:p>
          </table:table-cell>
          <table:table-cell table:number-columns-repeated="5"/>
          <table:table-cell table:formula="of:=VLOOKUP([.$K225];[.$B$4:.$H$235];7;0)" office:value-type="float" office:value="53">
            <text:p>53</text:p>
          </table:table-cell>
          <table:table-cell table:number-columns-repeated="1007"/>
        </table:table-row>
        <table:table-row table:style-name="ro1">
          <table:table-cell table:formula="of:=[.A225]+1" office:value-type="float" office:value="222">
            <text:p>222</text:p>
          </table:table-cell>
          <table:table-cell office:value-type="string">
            <text:p>Troponin T Normal Population</text:p>
          </table:table-cell>
          <table:table-cell table:number-columns-repeated="5"/>
          <table:table-cell table:formula="of:=[.A226]" office:value-type="float" office:value="222">
            <text:p>222</text:p>
          </table:table-cell>
          <table:table-cell table:formula="of:=IF(ISBLANK([.J226]);[.I225];[.J226])" office:value-type="string" office:string-value="Urine Analysis">
            <text:p>Urine Analysis</text:p>
          </table:table-cell>
          <table:table-cell/>
          <table:table-cell office:value-type="string">
            <text:p>Eosinophils</text:p>
          </table:table-cell>
          <table:table-cell table:number-columns-repeated="5"/>
          <table:table-cell table:formula="of:=VLOOKUP([.$K226];[.$B$4:.$H$235];7;0)" office:value-type="float" office:value="71">
            <text:p>71</text:p>
          </table:table-cell>
          <table:table-cell table:number-columns-repeated="1007"/>
        </table:table-row>
        <table:table-row table:style-name="ro1">
          <table:table-cell table:formula="of:=[.A226]+1" office:value-type="float" office:value="223">
            <text:p>223</text:p>
          </table:table-cell>
          <table:table-cell office:value-type="string">
            <text:p>Tubular cells</text:p>
          </table:table-cell>
          <table:table-cell table:number-columns-repeated="5"/>
          <table:table-cell table:formula="of:=[.A227]" office:value-type="float" office:value="223">
            <text:p>223</text:p>
          </table:table-cell>
          <table:table-cell table:formula="of:=IF(ISBLANK([.J227]);[.I226];[.J227])" office:value-type="string" office:string-value="Urine Analysis">
            <text:p>Urine Analysis</text:p>
          </table:table-cell>
          <table:table-cell/>
          <table:table-cell office:value-type="string">
            <text:p>Epithelial cell casts</text:p>
          </table:table-cell>
          <table:table-cell table:number-columns-repeated="5"/>
          <table:table-cell table:formula="of:=VLOOKUP([.$K227];[.$B$4:.$H$235];7;0)" office:value-type="float" office:value="76">
            <text:p>76</text:p>
          </table:table-cell>
          <table:table-cell table:number-columns-repeated="1007"/>
        </table:table-row>
        <table:table-row table:style-name="ro1">
          <table:table-cell table:formula="of:=[.A227]+1" office:value-type="float" office:value="224">
            <text:p>224</text:p>
          </table:table-cell>
          <table:table-cell office:value-type="string">
            <text:p>Uric Acid</text:p>
          </table:table-cell>
          <table:table-cell table:number-columns-repeated="5"/>
          <table:table-cell table:formula="of:=[.A228]" office:value-type="float" office:value="224">
            <text:p>224</text:p>
          </table:table-cell>
          <table:table-cell table:formula="of:=IF(ISBLANK([.J228]);[.I227];[.J228])" office:value-type="string" office:string-value="Urine Analysis">
            <text:p>Urine Analysis</text:p>
          </table:table-cell>
          <table:table-cell/>
          <table:table-cell office:value-type="string">
            <text:p>Glucose</text:p>
          </table:table-cell>
          <table:table-cell table:number-columns-repeated="5"/>
          <table:table-cell table:formula="of:=VLOOKUP([.$K228];[.$B$4:.$H$235];7;0)" office:value-type="float" office:value="89">
            <text:p>89</text:p>
          </table:table-cell>
          <table:table-cell table:number-columns-repeated="1007"/>
        </table:table-row>
        <table:table-row table:style-name="ro1">
          <table:table-cell table:formula="of:=[.A228]+1" office:value-type="float" office:value="225">
            <text:p>225</text:p>
          </table:table-cell>
          <table:table-cell office:value-type="string">
            <text:p>Urobilinogen</text:p>
          </table:table-cell>
          <table:table-cell table:number-columns-repeated="5"/>
          <table:table-cell table:formula="of:=[.A229]" office:value-type="float" office:value="225">
            <text:p>225</text:p>
          </table:table-cell>
          <table:table-cell table:formula="of:=IF(ISBLANK([.J229]);[.I228];[.J229])" office:value-type="string" office:string-value="Urine Analysis">
            <text:p>Urine Analysis</text:p>
          </table:table-cell>
          <table:table-cell/>
          <table:table-cell office:value-type="string">
            <text:p>Granular casts</text:p>
          </table:table-cell>
          <table:table-cell table:number-columns-repeated="5"/>
          <table:table-cell table:formula="of:=VLOOKUP([.$K229];[.$B$4:.$H$235];7;0)" office:value-type="float" office:value="93">
            <text:p>93</text:p>
          </table:table-cell>
          <table:table-cell table:number-columns-repeated="1007"/>
        </table:table-row>
        <table:table-row table:style-name="ro1">
          <table:table-cell table:formula="of:=[.A229]+1" office:value-type="float" office:value="226">
            <text:p>226</text:p>
          </table:table-cell>
          <table:table-cell office:value-type="string">
            <text:p>VIP</text:p>
          </table:table-cell>
          <table:table-cell table:number-columns-repeated="5"/>
          <table:table-cell table:formula="of:=[.A230]" office:value-type="float" office:value="226">
            <text:p>226</text:p>
          </table:table-cell>
          <table:table-cell table:formula="of:=IF(ISBLANK([.J230]);[.I229];[.J230])" office:value-type="string" office:string-value="Urine Analysis">
            <text:p>Urine Analysis</text:p>
          </table:table-cell>
          <table:table-cell/>
          <table:table-cell office:value-type="string">
            <text:p>Hyaline casts</text:p>
          </table:table-cell>
          <table:table-cell table:number-columns-repeated="5"/>
          <table:table-cell table:formula="of:=VLOOKUP([.$K230];[.$B$4:.$H$235];7;0)" office:value-type="float" office:value="108">
            <text:p>108</text:p>
          </table:table-cell>
          <table:table-cell table:number-columns-repeated="1007"/>
        </table:table-row>
        <table:table-row table:style-name="ro1">
          <table:table-cell table:formula="of:=[.A230]+1" office:value-type="float" office:value="227">
            <text:p>227</text:p>
          </table:table-cell>
          <table:table-cell office:value-type="string">
            <text:p>VMA</text:p>
          </table:table-cell>
          <table:table-cell table:number-columns-repeated="5"/>
          <table:table-cell table:formula="of:=[.A231]" office:value-type="float" office:value="227">
            <text:p>227</text:p>
          </table:table-cell>
          <table:table-cell table:formula="of:=IF(ISBLANK([.J231]);[.I230];[.J231])" office:value-type="string" office:string-value="Urine Analysis">
            <text:p>Urine Analysis</text:p>
          </table:table-cell>
          <table:table-cell/>
          <table:table-cell office:value-type="string">
            <text:p>Iodine, Mild deficiency</text:p>
          </table:table-cell>
          <table:table-cell table:number-columns-repeated="5"/>
          <table:table-cell table:formula="of:=VLOOKUP([.$K231];[.$B$4:.$H$235];7;0)" office:value-type="float" office:value="113">
            <text:p>113</text:p>
          </table:table-cell>
          <table:table-cell table:number-columns-repeated="1007"/>
        </table:table-row>
        <table:table-row table:style-name="ro1">
          <table:table-cell table:formula="of:=[.A231]+1" office:value-type="float" office:value="228">
            <text:p>228</text:p>
          </table:table-cell>
          <table:table-cell office:value-type="string">
            <text:p>Waxy casts</text:p>
          </table:table-cell>
          <table:table-cell table:number-columns-repeated="5"/>
          <table:table-cell table:formula="of:=[.A232]" office:value-type="float" office:value="228">
            <text:p>228</text:p>
          </table:table-cell>
          <table:table-cell table:formula="of:=IF(ISBLANK([.J232]);[.I231];[.J232])" office:value-type="string" office:string-value="Urine Analysis">
            <text:p>Urine Analysis</text:p>
          </table:table-cell>
          <table:table-cell/>
          <table:table-cell office:value-type="string">
            <text:p>Iodine, Moderate deficiency</text:p>
          </table:table-cell>
          <table:table-cell table:number-columns-repeated="5"/>
          <table:table-cell table:formula="of:=VLOOKUP([.$K232];[.$B$4:.$H$235];7;0)" office:value-type="float" office:value="114">
            <text:p>114</text:p>
          </table:table-cell>
          <table:table-cell table:number-columns-repeated="1007"/>
        </table:table-row>
        <table:table-row table:style-name="ro1">
          <table:table-cell table:formula="of:=[.A232]+1" office:value-type="float" office:value="229">
            <text:p>229</text:p>
          </table:table-cell>
          <table:table-cell office:value-type="string">
            <text:p>WBC casts</text:p>
          </table:table-cell>
          <table:table-cell table:number-columns-repeated="5"/>
          <table:table-cell table:formula="of:=[.A233]" office:value-type="float" office:value="229">
            <text:p>229</text:p>
          </table:table-cell>
          <table:table-cell table:formula="of:=IF(ISBLANK([.J233]);[.I232];[.J233])" office:value-type="string" office:string-value="Urine Analysis">
            <text:p>Urine Analysis</text:p>
          </table:table-cell>
          <table:table-cell/>
          <table:table-cell office:value-type="string">
            <text:p>Iodine, Normal</text:p>
          </table:table-cell>
          <table:table-cell table:number-columns-repeated="5"/>
          <table:table-cell table:formula="of:=VLOOKUP([.$K233];[.$B$4:.$H$235];7;0)" office:value-type="float" office:value="115">
            <text:p>115</text:p>
          </table:table-cell>
          <table:table-cell table:number-columns-repeated="1007"/>
        </table:table-row>
        <table:table-row table:style-name="ro1">
          <table:table-cell table:formula="of:=[.A233]+1" office:value-type="float" office:value="230">
            <text:p>230</text:p>
          </table:table-cell>
          <table:table-cell table:style-name="ce4" office:value-type="string">
            <text:p>White Blood Cells/ Pus cells</text:p>
          </table:table-cell>
          <table:table-cell table:style-name="ce8"/>
          <table:table-cell table:number-columns-repeated="4"/>
          <table:table-cell table:formula="of:=[.A234]" office:value-type="float" office:value="230">
            <text:p>230</text:p>
          </table:table-cell>
          <table:table-cell table:formula="of:=IF(ISBLANK([.J234]);[.I233];[.J234])" office:value-type="string" office:string-value="Urine Analysis">
            <text:p>Urine Analysis</text:p>
          </table:table-cell>
          <table:table-cell/>
          <table:table-cell office:value-type="string">
            <text:p>Iodine, Severe deficiency</text:p>
          </table:table-cell>
          <table:table-cell table:number-columns-repeated="5"/>
          <table:table-cell table:formula="of:=VLOOKUP([.$K234];[.$B$4:.$H$235];7;0)" office:value-type="float" office:value="116">
            <text:p>116</text:p>
          </table:table-cell>
          <table:table-cell table:number-columns-repeated="1007"/>
        </table:table-row>
        <table:table-row table:style-name="ro1">
          <table:table-cell table:formula="of:=[.A234]+1" office:value-type="float" office:value="231">
            <text:p>231</text:p>
          </table:table-cell>
          <table:table-cell table:style-name="Default" table:number-columns-repeated="2"/>
          <table:table-cell table:number-columns-repeated="4"/>
          <table:table-cell table:formula="of:=[.A235]" office:value-type="float" office:value="231">
            <text:p>231</text:p>
          </table:table-cell>
          <table:table-cell table:formula="of:=IF(ISBLANK([.J235]);[.I234];[.J235])" office:value-type="string" office:string-value="Urine Analysis">
            <text:p>Urine Analysis</text:p>
          </table:table-cell>
          <table:table-cell/>
          <table:table-cell office:value-type="string">
            <text:p>Microalbumin; Clinical albuminuria</text:p>
          </table:table-cell>
          <table:table-cell table:number-columns-repeated="5"/>
          <table:table-cell table:formula="of:=VLOOKUP([.$K235];[.$B$4:.$H$235];7;0)" office:value-type="float" office:value="151">
            <text:p>151</text:p>
          </table:table-cell>
          <table:table-cell table:number-columns-repeated="1007"/>
        </table:table-row>
        <table:table-row table:style-name="ro1">
          <table:table-cell/>
          <table:table-cell table:style-name="Default" table:number-columns-repeated="2"/>
          <table:table-cell table:number-columns-repeated="5"/>
          <table:table-cell table:formula="of:=IF(ISBLANK([.J236]);[.I235];[.J236])" office:value-type="string" office:string-value="Urine Analysis">
            <text:p>Urine Analysis</text:p>
          </table:table-cell>
          <table:table-cell/>
          <table:table-cell office:value-type="string">
            <text:p>Microalbumin; Microalbuminuria</text:p>
          </table:table-cell>
          <table:table-cell table:number-columns-repeated="5"/>
          <table:table-cell table:formula="of:=VLOOKUP([.$K236];[.$B$4:.$H$235];7;0)" office:value-type="float" office:value="152">
            <text:p>152</text:p>
          </table:table-cell>
          <table:table-cell table:number-columns-repeated="1007"/>
        </table:table-row>
        <table:table-row table:style-name="ro1">
          <table:table-cell/>
          <table:table-cell table:style-name="Default" table:number-columns-repeated="2"/>
          <table:table-cell table:number-columns-repeated="5"/>
          <table:table-cell table:formula="of:=IF(ISBLANK([.J237]);[.I236];[.J237])" office:value-type="string" office:string-value="Urine Analysis">
            <text:p>Urine Analysis</text:p>
          </table:table-cell>
          <table:table-cell/>
          <table:table-cell office:value-type="string">
            <text:p>Microalbumin; normal</text:p>
          </table:table-cell>
          <table:table-cell table:number-columns-repeated="5"/>
          <table:table-cell table:formula="of:=VLOOKUP([.$K237];[.$B$4:.$H$235];7;0)" office:value-type="float" office:value="153">
            <text:p>153</text:p>
          </table:table-cell>
          <table:table-cell table:number-columns-repeated="1007"/>
        </table:table-row>
        <table:table-row table:style-name="ro1">
          <table:table-cell/>
          <table:table-cell table:style-name="Default" table:number-columns-repeated="2"/>
          <table:table-cell table:number-columns-repeated="5"/>
          <table:table-cell table:formula="of:=IF(ISBLANK([.J238]);[.I237];[.J238])" office:value-type="string" office:string-value="Urine Analysis">
            <text:p>Urine Analysis</text:p>
          </table:table-cell>
          <table:table-cell/>
          <table:table-cell office:value-type="string">
            <text:p>Oxalate</text:p>
          </table:table-cell>
          <table:table-cell table:number-columns-repeated="5"/>
          <table:table-cell table:formula="of:=VLOOKUP([.$K238];[.$B$4:.$H$235];7;0)" office:value-type="float" office:value="161">
            <text:p>161</text:p>
          </table:table-cell>
          <table:table-cell table:number-columns-repeated="1007"/>
        </table:table-row>
        <table:table-row table:style-name="ro1">
          <table:table-cell/>
          <table:table-cell table:style-name="Default" table:number-columns-repeated="2"/>
          <table:table-cell table:number-columns-repeated="5"/>
          <table:table-cell table:formula="of:=IF(ISBLANK([.J239]);[.I238];[.J239])" office:value-type="string" office:string-value="Urine Analysis">
            <text:p>Urine Analysis</text:p>
          </table:table-cell>
          <table:table-cell/>
          <table:table-cell office:value-type="string">
            <text:p>pH</text:p>
          </table:table-cell>
          <table:table-cell table:number-columns-repeated="5"/>
          <table:table-cell table:formula="of:=VLOOKUP([.$K239];[.$B$4:.$H$235];7;0)" office:value-type="float" office:value="165">
            <text:p>165</text:p>
          </table:table-cell>
          <table:table-cell table:number-columns-repeated="1007"/>
        </table:table-row>
        <table:table-row table:style-name="ro1">
          <table:table-cell/>
          <table:table-cell table:style-name="Default" table:number-columns-repeated="2"/>
          <table:table-cell table:number-columns-repeated="5"/>
          <table:table-cell table:formula="of:=IF(ISBLANK([.J240]);[.I239];[.J240])" office:value-type="string" office:string-value="Urine Analysis">
            <text:p>Urine Analysis</text:p>
          </table:table-cell>
          <table:table-cell/>
          <table:table-cell office:value-type="string">
            <text:p>Proteins</text:p>
          </table:table-cell>
          <table:table-cell table:number-columns-repeated="5"/>
          <table:table-cell table:formula="of:=VLOOKUP([.$K240];[.$B$4:.$H$235];7;0)" office:value-type="float" office:value="173">
            <text:p>173</text:p>
          </table:table-cell>
          <table:table-cell table:number-columns-repeated="1007"/>
        </table:table-row>
        <table:table-row table:style-name="ro1">
          <table:table-cell/>
          <table:table-cell table:style-name="Default" table:number-columns-repeated="2"/>
          <table:table-cell table:number-columns-repeated="5"/>
          <table:table-cell table:formula="of:=IF(ISBLANK([.J241]);[.I240];[.J241])" office:value-type="string" office:string-value="Urine Analysis">
            <text:p>Urine Analysis</text:p>
          </table:table-cell>
          <table:table-cell/>
          <table:table-cell office:value-type="string">
            <text:p>RBC casts</text:p>
          </table:table-cell>
          <table:table-cell table:number-columns-repeated="5"/>
          <table:table-cell table:formula="of:=VLOOKUP([.$K241];[.$B$4:.$H$235];7;0)" office:value-type="float" office:value="180">
            <text:p>180</text:p>
          </table:table-cell>
          <table:table-cell table:number-columns-repeated="1007"/>
        </table:table-row>
        <table:table-row table:style-name="ro1">
          <table:table-cell/>
          <table:table-cell table:style-name="Default" table:number-columns-repeated="2"/>
          <table:table-cell table:number-columns-repeated="5"/>
          <table:table-cell table:formula="of:=IF(ISBLANK([.J242]);[.I241];[.J242])" office:value-type="string" office:string-value="Urine Analysis">
            <text:p>Urine Analysis</text:p>
          </table:table-cell>
          <table:table-cell/>
          <table:table-cell office:value-type="string">
            <text:p>Red Blood Cells</text:p>
          </table:table-cell>
          <table:table-cell table:number-columns-repeated="5"/>
          <table:table-cell table:formula="of:=VLOOKUP([.$K242];[.$B$4:.$H$235];7;0)" office:value-type="float" office:value="182">
            <text:p>182</text:p>
          </table:table-cell>
          <table:table-cell table:number-columns-repeated="1007"/>
        </table:table-row>
        <table:table-row table:style-name="ro1">
          <table:table-cell/>
          <table:table-cell table:style-name="Default" table:number-columns-repeated="2"/>
          <table:table-cell table:number-columns-repeated="5"/>
          <table:table-cell table:formula="of:=IF(ISBLANK([.J243]);[.I242];[.J243])" office:value-type="string" office:string-value="Urine Analysis">
            <text:p>Urine Analysis</text:p>
          </table:table-cell>
          <table:table-cell/>
          <table:table-cell office:value-type="string">
            <text:p>Specific Gravity</text:p>
          </table:table-cell>
          <table:table-cell table:number-columns-repeated="5"/>
          <table:table-cell table:formula="of:=VLOOKUP([.$K243];[.$B$4:.$H$235];7;0)" office:value-type="float" office:value="198">
            <text:p>198</text:p>
          </table:table-cell>
          <table:table-cell table:number-columns-repeated="1007"/>
        </table:table-row>
        <table:table-row table:style-name="ro1">
          <table:table-cell/>
          <table:table-cell table:style-name="Default" table:number-columns-repeated="2"/>
          <table:table-cell table:number-columns-repeated="5"/>
          <table:table-cell table:formula="of:=IF(ISBLANK([.J244]);[.I243];[.J244])" office:value-type="string" office:string-value="Urine Analysis">
            <text:p>Urine Analysis</text:p>
          </table:table-cell>
          <table:table-cell/>
          <table:table-cell office:value-type="string">
            <text:p>Squamous Cells</text:p>
          </table:table-cell>
          <table:table-cell table:number-columns-repeated="5"/>
          <table:table-cell table:formula="of:=VLOOKUP([.$K244];[.$B$4:.$H$235];7;0)" office:value-type="float" office:value="200">
            <text:p>200</text:p>
          </table:table-cell>
          <table:table-cell table:number-columns-repeated="1007"/>
        </table:table-row>
        <table:table-row table:style-name="ro1">
          <table:table-cell/>
          <table:table-cell table:style-name="Default" table:number-columns-repeated="2"/>
          <table:table-cell table:number-columns-repeated="5"/>
          <table:table-cell table:formula="of:=IF(ISBLANK([.J245]);[.I244];[.J245])" office:value-type="string" office:string-value="Urine Analysis">
            <text:p>Urine Analysis</text:p>
          </table:table-cell>
          <table:table-cell/>
          <table:table-cell office:value-type="string">
            <text:p>Tubular cells</text:p>
          </table:table-cell>
          <table:table-cell table:number-columns-repeated="5"/>
          <table:table-cell table:formula="of:=VLOOKUP([.$K245];[.$B$4:.$H$235];7;0)" office:value-type="float" office:value="223">
            <text:p>223</text:p>
          </table:table-cell>
          <table:table-cell table:number-columns-repeated="1007"/>
        </table:table-row>
        <table:table-row table:style-name="ro1">
          <table:table-cell/>
          <table:table-cell table:style-name="Default" table:number-columns-repeated="2"/>
          <table:table-cell table:number-columns-repeated="5"/>
          <table:table-cell table:formula="of:=IF(ISBLANK([.J246]);[.I245];[.J246])" office:value-type="string" office:string-value="Urine Analysis">
            <text:p>Urine Analysis</text:p>
          </table:table-cell>
          <table:table-cell/>
          <table:table-cell office:value-type="string">
            <text:p>Waxy casts</text:p>
          </table:table-cell>
          <table:table-cell table:number-columns-repeated="5"/>
          <table:table-cell table:formula="of:=VLOOKUP([.$K246];[.$B$4:.$H$235];7;0)" office:value-type="float" office:value="228">
            <text:p>228</text:p>
          </table:table-cell>
          <table:table-cell table:number-columns-repeated="1007"/>
        </table:table-row>
        <table:table-row table:style-name="ro1">
          <table:table-cell/>
          <table:table-cell table:style-name="Default" table:number-columns-repeated="2"/>
          <table:table-cell table:number-columns-repeated="5"/>
          <table:table-cell table:formula="of:=IF(ISBLANK([.J247]);[.I246];[.J247])" office:value-type="string" office:string-value="Urine Analysis">
            <text:p>Urine Analysis</text:p>
          </table:table-cell>
          <table:table-cell/>
          <table:table-cell office:value-type="string">
            <text:p>WBC casts</text:p>
          </table:table-cell>
          <table:table-cell table:number-columns-repeated="5"/>
          <table:table-cell table:formula="of:=VLOOKUP([.$K247];[.$B$4:.$H$235];7;0)" office:value-type="float" office:value="229">
            <text:p>229</text:p>
          </table:table-cell>
          <table:table-cell table:number-columns-repeated="1007"/>
        </table:table-row>
        <table:table-row table:style-name="ro1">
          <table:table-cell/>
          <table:table-cell table:style-name="Default" table:number-columns-repeated="2"/>
          <table:table-cell table:number-columns-repeated="5"/>
          <table:table-cell table:formula="of:=IF(ISBLANK([.J248]);[.I247];[.J248])" office:value-type="string" office:string-value="Urine Analysis">
            <text:p>Urine Analysis</text:p>
          </table:table-cell>
          <table:table-cell/>
          <table:table-cell office:value-type="string">
            <text:p>White Blood Cells/ Pus cells</text:p>
          </table:table-cell>
          <table:table-cell table:style-name="ce18"/>
          <table:table-cell table:number-columns-repeated="4"/>
          <table:table-cell table:formula="of:=VLOOKUP([.$K248];[.$B$4:.$H$235];7;0)" office:value-type="float" office:value="230">
            <text:p>230</text:p>
          </table:table-cell>
          <table:table-cell table:number-columns-repeated="1007"/>
        </table:table-row>
        <table:table-row table:style-name="ro1">
          <table:table-cell/>
          <table:table-cell table:style-name="Default" table:number-columns-repeated="2"/>
          <table:table-cell table:number-columns-repeated="5"/>
          <table:table-cell table:formula="of:=IF(ISBLANK([.J249]);[.I248];[.J249])" office:value-type="string" office:string-value="Urobilinogen">
            <text:p>Urobilinogen</text:p>
          </table:table-cell>
          <table:table-cell table:number-columns-repeated="2" office:value-type="string">
            <text:p>Urobilinogen</text:p>
          </table:table-cell>
          <table:table-cell table:style-name="ce17"/>
          <table:table-cell table:number-columns-repeated="4"/>
          <table:table-cell table:formula="of:=VLOOKUP([.$K249];[.$B$4:.$H$235];7;0)" office:value-type="float" office:value="225">
            <text:p>225</text:p>
          </table:table-cell>
          <table:table-cell table:number-columns-repeated="1007"/>
        </table:table-row>
        <table:table-row table:style-name="ro1">
          <table:table-cell/>
          <table:table-cell table:style-name="Default" table:number-columns-repeated="2"/>
          <table:table-cell table:number-columns-repeated="5"/>
          <table:table-cell table:formula="of:=IF(ISBLANK([.J250]);[.I249];[.J250])" office:value-type="string" office:string-value="Vasoactive Intestinal Peptide">
            <text:p>Vasoactive Intestinal Peptide</text:p>
          </table:table-cell>
          <table:table-cell office:value-type="string">
            <text:p>Vasoactive Intestinal Peptide</text:p>
          </table:table-cell>
          <table:table-cell office:value-type="string">
            <text:p>VIP</text:p>
          </table:table-cell>
          <table:table-cell table:style-name="ce17"/>
          <table:table-cell table:number-columns-repeated="4"/>
          <table:table-cell table:formula="of:=VLOOKUP([.$K250];[.$B$4:.$H$235];7;0)" office:value-type="float" office:value="226">
            <text:p>226</text:p>
          </table:table-cell>
          <table:table-cell table:number-columns-repeated="1007"/>
        </table:table-row>
        <table:table-row table:style-name="ro1">
          <table:table-cell/>
          <table:table-cell table:style-name="Default" table:number-columns-repeated="2"/>
          <table:table-cell table:number-columns-repeated="5"/>
          <table:table-cell table:formula="of:=IF(ISBLANK([.J251]);[.I250];[.J251])" office:value-type="string" office:string-value="Vinillylmandelic Acid, Urine">
            <text:p>Vinillylmandelic Acid, Urine</text:p>
          </table:table-cell>
          <table:table-cell table:style-name="ce12" office:value-type="string">
            <text:p>Vinillylmandelic Acid, Urine</text:p>
          </table:table-cell>
          <table:table-cell table:style-name="ce16" office:value-type="string">
            <text:p>VMA</text:p>
          </table:table-cell>
          <table:table-cell table:style-name="ce19"/>
          <table:table-cell table:number-columns-repeated="4"/>
          <table:table-cell table:formula="of:=VLOOKUP([.$K251];[.$B$4:.$H$235];7;0)" office:value-type="float" office:value="227">
            <text:p>227</text:p>
          </table:table-cell>
          <table:table-cell table:number-columns-repeated="1007"/>
        </table:table-row>
        <table:table-row table:style-name="ro1">
          <table:table-cell/>
          <table:table-cell table:style-name="Default" table:number-columns-repeated="2"/>
          <table:table-cell table:number-columns-repeated="5"/>
          <table:table-cell table:formula="of:=IF(ISBLANK([.J252]);[.I251];[.J252])" office:value-type="string" office:string-value="Vinillylmandelic Acid, Urine">
            <text:p>Vinillylmandelic Acid, Urine</text:p>
          </table:table-cell>
          <table:table-cell table:number-columns-repeated="2" table:style-name="Default"/>
          <table:table-cell table:style-name="Default"/>
          <table:table-cell table:number-columns-repeated="4"/>
          <table:table-cell table:formula="of:=VLOOKUP([.$K252];[.$B$4:.$H$235];7;0)" office:value-type="float" office:value="0">
            <text:p>#N/A</text:p>
          </table:table-cell>
          <table:table-cell table:number-columns-repeated="1007"/>
        </table:table-row>
      </table:table>
      <table:table table:name="Tests" table:style-name="ta2">
        <office:forms form:automatic-focus="false" form:apply-design-mode="false"/>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2"/>
        <table:table-column table:style-name="co11" table:default-cell-style-name="ce22"/>
        <table:table-column table:style-name="co12" table:default-cell-style-name="ce22"/>
        <table:table-column table:style-name="co13"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8" table:number-columns-repeated="2" table:default-cell-style-name="ce22"/>
        <table:table-column table:style-name="co19" table:default-cell-style-name="ce22"/>
        <table:table-column table:style-name="co20" table:default-cell-style-name="ce22"/>
        <table:table-column table:style-name="co21" table:default-cell-style-name="ce22"/>
        <table:table-column table:style-name="co22" table:default-cell-style-name="ce22"/>
        <table:table-column table:style-name="co23" table:number-columns-repeated="1006" table:default-cell-style-name="ce22"/>
        <table:table-row table:style-name="ro2">
          <table:table-cell table:style-name="ce20" office:value-type="string">
            <text:p>Lab Test</text:p>
          </table:table-cell>
          <table:table-cell table:style-name="ce20" office:value-type="string">
            <text:p>Method</text:p>
          </table:table-cell>
          <table:table-cell table:style-name="ce20" office:value-type="string">
            <text:p>Sample Used</text:p>
          </table:table-cell>
          <table:table-cell table:style-name="ce20" office:value-type="string">
            <text:p>Sampling Procedure</text:p>
          </table:table-cell>
          <table:table-cell table:style-name="ce20" office:value-type="string">
            <text:p>Parameters</text:p>
          </table:table-cell>
          <table:table-cell table:style-name="ce20" office:value-type="string">
            <text:p>Range (AM)</text:p>
          </table:table-cell>
          <table:table-cell table:style-name="ce20" office:value-type="string">
            <text:p>Range (AF)</text:p>
          </table:table-cell>
          <table:table-cell table:style-name="ce20" office:value-type="string">
            <text:p>Range (Pregnant)</text:p>
          </table:table-cell>
          <table:table-cell table:style-name="ce20" office:value-type="string">
            <text:p>Range (Child)</text:p>
          </table:table-cell>
          <table:table-cell table:style-name="ce20" office:value-type="string">
            <text:p>Unit</text:p>
          </table:table-cell>
          <table:table-cell table:style-name="ce20" office:value-type="string">
            <text:p>Common Test</text:p>
          </table:table-cell>
          <table:table-cell table:style-name="ce20" office:value-type="string">
            <office:annotation office:display="true" draw:style-name="gr1" draw:text-style-name="P1" svg:width="12.87cm" svg:height="1.763cm" svg:x="71.448cm" svg:y="0cm" draw:caption-point-x="12.785cm" draw:caption-point-y="0.01cm">
              <dc:date>2012-08-15T00:00:00</dc:date>
              <text:p text:style-name="P1">Harsh Shah:</text:p>
              <text:p text:style-name="P1"><text:span text:style-name="T1">Is the order of the departments important? Why are there only few departments? Is this the department where the test is required or the department that conducts the test?</text:span></text:p>
            </office:annotation>
            <text:p>Dept 1</text:p>
          </table:table-cell>
          <table:table-cell table:style-name="ce20" office:value-type="string">
            <text:p>Dept 2</text:p>
          </table:table-cell>
          <table:table-cell table:style-name="ce20" office:value-type="string">
            <text:p>Dept3</text:p>
          </table:table-cell>
          <table:table-cell table:style-name="ce20" office:value-type="string">
            <text:p>Clinical Significance</text:p>
          </table:table-cell>
          <table:table-cell table:style-name="ce20" office:value-type="string">
            <text:p>Disease Associated</text:p>
          </table:table-cell>
          <table:table-cell table:style-name="ce20" office:value-type="string">
            <office:annotation office:display="true" draw:style-name="gr2" draw:text-style-name="P1" svg:width="4.05cm" svg:height="2.169cm" svg:x="121.654cm" svg:y="-0.203cm" draw:caption-point-x="-0.085cm" draw:caption-point-y="0.213cm">
              <dc:date>2012-08-15T00:00:00</dc:date>
              <text:p text:style-name="P1">Harsh Shah:</text:p>
              <text:p text:style-name="P1"><text:span text:style-name="T1">Why are there only 2 diagnostic departments? Are these names of departments that conduct this test?</text:span></text:p>
            </office:annotation>
            <text:p>Diagnostic Department</text:p>
          </table:table-cell>
          <table:table-cell table:style-name="ce20" office:value-type="string">
            <text:p>Time Frame (Days)</text:p>
          </table:table-cell>
          <table:table-cell table:number-columns-repeated="1006"/>
        </table:table-row>
        <table:table-row table:style-name="ro3">
          <table:table-cell table:style-name="ce21" office:value-type="string">
            <text:p>Absolute Eosinophil Count</text:p>
          </table:table-cell>
          <table:table-cell table:style-name="ce21" office:value-type="string">
            <text:p>Coulter Electronic Cell Cytometry, manual</text:p>
          </table:table-cell>
          <table:table-cell table:style-name="ce21" office:value-type="string">
            <text:p>Blood</text:p>
          </table:table-cell>
          <table:table-cell table:style-name="ce21" office:value-type="string">
            <office:annotation office:display="true" draw:style-name="gr3" draw:text-style-name="P1" svg:width="2.899cm" svg:height="1.841cm" svg:x="40.712cm" svg:y="-0.36cm" draw:caption-point-x="-0.61cm" draw:caption-point-y="2.133cm">
              <dc:date>2012-08-15T00:00:00</dc:date>
              <text:p text:style-name="P1">Harsh Shah:</text:p>
              <text:p text:style-name="P1"><text:span text:style-name="T1">Is vial colour coding universal or specific to MAMC?</text:span></text:p>
            </office:annotation>
            <text:p>2ml whole blood to be shipped in Lavender top (EDTA vial)</text:p>
          </table:table-cell>
          <table:table-cell table:style-name="ce21" office:value-type="string">
            <text:p>AEC</text:p>
          </table:table-cell>
          <table:table-cell table:style-name="ce21" office:value-type="string">
            <text:p>150-300</text:p>
          </table:table-cell>
          <table:table-cell table:number-columns-repeated="3"/>
          <table:table-cell table:style-name="ce21" office:value-type="string">
            <text:p>/microL</text:p>
          </table:table-cell>
          <table:table-cell table:style-name="ce21" office:value-type="string">
            <text:p>Yes</text:p>
          </table:table-cell>
          <table:table-cell table:number-columns-repeated="3"/>
          <table:table-cell table:style-name="ce21" office:value-type="string">
            <text:p>Eosinophilia occurs in association with allergic and hypersensitivity reactions, parasitic infestations, cancers, connective tissue disorders and the syndrome of pulmonary infiltrates with eosinophilia.</text:p>
          </table:table-cell>
          <table:table-cell table:style-name="ce21" office:value-type="string">
            <text:p>Parasitic infections, Asthma, Hay fever, Loeffler's syndrome, vasculitis, Churg-Strauss syndrome, Lymphoma,</text:p>
            <text:p>Liver cirrhosis, Dermatitis herpetiformis,</text:p>
            <text:p>Hypereosinophilic syndrome, Hypersensitivity reactions, Allergy, Hodgkin's disease, Eosinophilic leukemia, Rheumatoid Arthritis, <text:s/>Polyarteritis Nodosa, syndrome of pulmonary infiltrates with eosinophilia.</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4">
          <table:table-cell table:style-name="ce21" office:value-type="string">
            <text:p>Alpha 1 antitrypsin</text:p>
          </table:table-cell>
          <table:table-cell table:style-name="ce21" office:value-type="string">
            <text:p>Nephelometry</text:p>
          </table:table-cell>
          <table:table-cell table:style-name="ce21" office:value-type="string">
            <text:p>Blood</text:p>
          </table:table-cell>
          <table:table-cell table:style-name="ce21" office:value-type="string">
            <text:p>2 mL (0.5 mL min.) serum from 1 Red Top (No Additive) tube. Overnight fasting is preferred. Spin and separate serum immediately. Ship refrigerated or frozen.</text:p>
          </table:table-cell>
          <table:table-cell table:style-name="ce21" office:value-type="string">
            <text:p>Alpha 1 antitrypsin</text:p>
          </table:table-cell>
          <table:table-cell table:style-name="ce21" office:value-type="string">
            <text:p>100-200</text:p>
          </table:table-cell>
          <table:table-cell table:number-columns-repeated="3"/>
          <table:table-cell table:style-name="ce21" office:value-type="string">
            <text:p>mg/dL</text:p>
          </table:table-cell>
          <table:table-cell table:style-name="ce21" office:value-type="string">
            <text:p>No</text:p>
          </table:table-cell>
          <table:table-cell table:style-name="ce21" office:value-type="string">
            <text:p>Pediatrics</text:p>
          </table:table-cell>
          <table:table-cell table:style-name="ce21" office:value-type="string">
            <text:p>General Medicine</text:p>
          </table:table-cell>
          <table:table-cell/>
          <table:table-cell table:style-name="ce21" office:value-type="string">
            <text:p>Congenital deficiency of AAT is associated with early lung disease, neonatal hepatitis and infantile cirrhosis.</text:p>
          </table:table-cell>
          <table:table-cell table:style-name="ce21" office:value-type="string">
            <text:p>Lung disease, Neonatal hepatitis,Infantile cirrhosis, Genetic disorder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Ammonia</text:p>
          </table:table-cell>
          <table:table-cell table:style-name="ce21" office:value-type="string">
            <text:p>Spectrophotometry</text:p>
          </table:table-cell>
          <table:table-cell table:style-name="ce21" office:value-type="string">
            <text:p>Blood</text:p>
          </table:table-cell>
          <table:table-cell table:style-name="ce21" office:value-type="string">
            <text:p>3 mL (2 mL min.) whole blood in 1 Lavender Top (EDTA) tube. Avoid Hemolysis. Add 1 mL whole blood to 4 mL deproteinizing reagent. Mix well and centrifuge. Transfer the supernatant to a plastic screw capped vial. Ship refrigerated within 1 hour. DO NOT FREEZE.</text:p>
          </table:table-cell>
          <table:table-cell table:style-name="ce21" office:value-type="string">
            <text:p>Blood Ammonia</text:p>
          </table:table-cell>
          <table:table-cell table:style-name="ce21" office:value-type="string">
            <text:p>19-60</text:p>
          </table:table-cell>
          <table:table-cell table:number-columns-repeated="3"/>
          <table:table-cell table:style-name="ce21" office:value-type="string">
            <text:p>ug/dL</text:p>
          </table:table-cell>
          <table:table-cell table:style-name="ce21" office:value-type="string">
            <text:p>No</text:p>
          </table:table-cell>
          <table:table-cell table:style-name="ce21" office:value-type="string">
            <text:p>General Medicine</text:p>
          </table:table-cell>
          <table:table-cell table:number-columns-repeated="2"/>
          <table:table-cell table:style-name="ce29" office:value-type="string">
            <text:p>Ammonia is elevated in liver disease, Reye's Syndrome, Urea Cycle Enzyme deficiencies and other medical conditions. The correlation with hepatic coma is poor.</text:p>
          </table:table-cell>
          <table:table-cell table:style-name="ce21" office:value-type="string">
            <text:p>Liver disease, Reye's Syndrome, Urea Cycle Enzyme deficiencie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Androstenedione</text:p>
          </table:table-cell>
          <table:table-cell table:style-name="ce21" office:value-type="string">
            <text:p>Chemiluminescent Immunoassay</text:p>
          </table:table-cell>
          <table:table-cell table:style-name="ce21" office:value-type="string">
            <text:p>Blood</text:p>
          </table:table-cell>
          <table:table-cell table:style-name="ce21" office:value-type="string">
            <text:p>3 mL (1.5 mL min.) serum from 1 SST. An early morning specimen is preferred. Ship refrigerated or frozen. Specify age and sex on test request form.</text:p>
          </table:table-cell>
          <table:table-cell table:style-name="ce21" office:value-type="string">
            <text:p>Androstenedione</text:p>
          </table:table-cell>
          <table:table-cell table:style-name="ce21" office:value-type="string">
            <text:p>50-250</text:p>
          </table:table-cell>
          <table:table-cell table:number-columns-repeated="3"/>
          <table:table-cell table:style-name="ce21" office:value-type="string">
            <text:p>ng/dL</text:p>
          </table:table-cell>
          <table:table-cell table:style-name="ce21" office:value-type="string">
            <text:p>No</text:p>
          </table:table-cell>
          <table:table-cell table:style-name="ce21" office:value-type="string">
            <text:p>General Medicine</text:p>
          </table:table-cell>
          <table:table-cell table:number-columns-repeated="2"/>
          <table:table-cell table:style-name="ce29" office:value-type="string">
            <text:p>Androstenedione is a steroid produced by the adrenals and gonads. It may be useful in evaluating patients with androgen excess and managing patients with Congenital Adrenal Hyperplasia.</text:p>
          </table:table-cell>
          <table:table-cell table:style-name="ce21" office:value-type="string">
            <text:p>Congenital Adrenal Hyperplasia.</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Androstenedione stimulation by ACTH </text:p>
          </table:table-cell>
          <table:table-cell table:style-name="ce21" office:value-type="string">
            <text:p>Chemiluminescent Immunoassay</text:p>
          </table:table-cell>
          <table:table-cell table:style-name="ce21" office:value-type="string">
            <text:p>Blood</text:p>
          </table:table-cell>
          <table:table-cell table:style-name="ce21" office:value-type="string">
            <text:p>2 mL (0.5 mL min.) serum from 1 SST for each timed specimen. Draw fasting baseline sample; administer 250 ug of synthetic ACTH (Synacthen) IV, draw additional samples at 30 &amp; 60 min. Ship refrigerated or frozen. All tubes must be clearly marked with time drawn. Submit all tubes with 1 test request form.</text:p>
          </table:table-cell>
          <table:table-cell table:style-name="ce21" office:value-type="string">
            <text:p>Androstenedione</text:p>
          </table:table-cell>
          <table:table-cell table:style-name="ce21" office:value-type="string">
            <text:p>50-250</text:p>
          </table:table-cell>
          <table:table-cell table:number-columns-repeated="3"/>
          <table:table-cell table:style-name="ce21" office:value-type="string">
            <text:p>ng/dL</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Androstenedione is a steroid produced by both adrenals and gonads. Androstenedione response to ACTH may be useful in the differential diagnosis of androgen excess in women.</text:p>
          </table:table-cell>
          <table:table-cell table:style-name="ce21" office:value-type="string">
            <text:p>Androgen excess in women., Infertility, </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Arterial Blood Gas Analysis / ABG / ABGA</text:p>
          </table:table-cell>
          <table:table-cell table:style-name="ce21" office:value-type="string">
            <text:p>ISE, Amperometry, Reflectance photometry</text:p>
          </table:table-cell>
          <table:table-cell table:style-name="ce21" office:value-type="string">
            <text:p>Blood</text:p>
          </table:table-cell>
          <table:table-cell table:style-name="ce21" office:value-type="string">
            <text:p>2 mL arterial blood in a preheparinised (1000 IU/mL) disposable syringe and needle. Avoid air bubbles. Mix gently 10 times. Seal needle with rubber stopper. Ship refrigerated. DO NOT FREEZE.</text:p>
          </table:table-cell>
          <table:table-cell table:style-name="ce21" office:value-type="string">
            <text:p>pH</text:p>
          </table:table-cell>
          <table:table-cell table:style-name="ce21" office:value-type="string">
            <text:p>7.35-7.45</text:p>
          </table:table-cell>
          <table:table-cell table:number-columns-repeated="4"/>
          <table:table-cell table:style-name="ce21" office:value-type="string">
            <text:p>Yes</text:p>
          </table:table-cell>
          <table:table-cell table:number-columns-repeated="3"/>
          <table:table-cell table:style-name="ce21" office:value-type="string">
            <text:p>The pH or H+ indicates if a patient is acidemic (pH &lt; 7.35; H+ &gt;45) or alkalemic (pH &gt; 7.45; H+ &lt; 35).</text:p>
          </table:table-cell>
          <table:table-cell table:style-name="ce21" office:value-type="string">
            <text:p>Acid Base imbalance, Respiratory disorders, Cardiovascular disorders, Renal insufficiency</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Arterial Blood Gas Analysis / ABG / ABGA</text:p>
          </table:table-cell>
          <table:table-cell table:style-name="ce21" office:value-type="string">
            <text:p>ISE, Amperometry, Reflectance photometry</text:p>
          </table:table-cell>
          <table:table-cell table:style-name="ce21" office:value-type="string">
            <text:p>Blood</text:p>
          </table:table-cell>
          <table:table-cell table:style-name="ce21" office:value-type="string">
            <text:p>2 mL arterial blood in a preheparinised (1000 IU/mL) disposable syringe and needle. Avoid air bubbles. Mix gently 10 times. Seal needle with rubber stopper. Ship refrigerated. DO NOT FREEZE.</text:p>
          </table:table-cell>
          <table:table-cell table:style-name="ce21" office:value-type="string">
            <text:p>pO2</text:p>
          </table:table-cell>
          <table:table-cell table:style-name="ce21" office:value-type="string">
            <text:p>72-104</text:p>
          </table:table-cell>
          <table:table-cell table:number-columns-repeated="3"/>
          <table:table-cell table:style-name="ce21" office:value-type="string">
            <text:p>mmHg</text:p>
          </table:table-cell>
          <table:table-cell table:style-name="ce21" office:value-type="string">
            <text:p>Yes</text:p>
          </table:table-cell>
          <table:table-cell table:number-columns-repeated="3"/>
          <table:table-cell table:style-name="ce21" office:value-type="string">
            <text:p>A low PaO2 indicates that the patient is not oxygenating properly, and is hypoxemic. (Note that a low PaO2 is not required for the patient to have hypoxemia.) At a PaO2 of less than 60 mm Hg, supplemental oxygen should be administered.</text:p>
          </table:table-cell>
          <table:table-cell table:style-name="ce21" office:value-type="string">
            <text:p>Acid Base imbalance, Respiratory disorders, Cardiovascular disorders, Renal insufficiency, Hypoxemia, </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7">
          <table:table-cell table:style-name="ce21" office:value-type="string">
            <text:p>Arterial Blood Gas Analysis / ABG / ABGA</text:p>
          </table:table-cell>
          <table:table-cell table:style-name="ce21" office:value-type="string">
            <text:p>ISE, Amperometry, Reflectance photometry</text:p>
          </table:table-cell>
          <table:table-cell table:style-name="ce21" office:value-type="string">
            <text:p>Blood</text:p>
          </table:table-cell>
          <table:table-cell table:style-name="ce21" office:value-type="string">
            <text:p>2 mL arterial blood in a preheparinised (1000 IU/mL) disposable syringe and needle. Avoid air bubbles. Mix gently 10 times. Seal needle with rubber stopper. Ship refrigerated. DO NOT FREEZE.</text:p>
          </table:table-cell>
          <table:table-cell table:style-name="ce21" office:value-type="string">
            <text:p>pCO2</text:p>
          </table:table-cell>
          <table:table-cell table:style-name="ce21" office:value-type="string">
            <text:p>32-45</text:p>
          </table:table-cell>
          <table:table-cell table:number-columns-repeated="3"/>
          <table:table-cell table:style-name="ce21" office:value-type="string">
            <text:p>mmHg</text:p>
          </table:table-cell>
          <table:table-cell table:style-name="ce21" office:value-type="string">
            <text:p>Yes</text:p>
          </table:table-cell>
          <table:table-cell table:number-columns-repeated="3"/>
          <table:table-cell table:style-name="ce21" office:value-type="string">
            <text:p>The carbon dioxide partial pressure is an indicator of CO2 production and elimination: for a constant metabolic rate, the PaCO2 is determined entirely by its elimination through ventilation. A high PaCO2 <text:s/>indicates underventilation, a low PaCO2 <text:s/>hyper- or overventilation.</text:p>
          </table:table-cell>
          <table:table-cell table:style-name="ce21" office:value-type="string">
            <text:p>Acid Base imbalance, Respiratory disorders, Cardiovascular disorders, Renal insufficiency, Respiratory acidosis, Hypercapnia, Hypermetabolic disorders, Respiratory Alkalosis, Hypocapnia</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Arterial Blood Gas Analysis / ABG / ABGA</text:p>
          </table:table-cell>
          <table:table-cell table:style-name="ce21" office:value-type="string">
            <text:p>ISE, Amperometry, Reflectance photometry</text:p>
          </table:table-cell>
          <table:table-cell table:style-name="ce21" office:value-type="string">
            <text:p>Blood</text:p>
          </table:table-cell>
          <table:table-cell table:style-name="ce21" office:value-type="string">
            <text:p>2 mL arterial blood in a preheparinised (1000 IU/mL) disposable syringe and needle. Avoid air bubbles. Mix gently 10 times. Seal needle with rubber stopper. Ship refrigerated. DO NOT FREEZE.</text:p>
          </table:table-cell>
          <table:table-cell table:style-name="ce21" office:value-type="string">
            <text:p>HCO3 ( Bicarbonate )</text:p>
          </table:table-cell>
          <table:table-cell table:style-name="ce21" office:value-type="string">
            <text:p>22-30</text:p>
          </table:table-cell>
          <table:table-cell table:number-columns-repeated="3"/>
          <table:table-cell table:style-name="ce21" office:value-type="string">
            <text:p>meq / L</text:p>
          </table:table-cell>
          <table:table-cell table:style-name="ce21" office:value-type="string">
            <text:p>Yes</text:p>
          </table:table-cell>
          <table:table-cell table:number-columns-repeated="3"/>
          <table:table-cell table:style-name="ce21" office:value-type="string">
            <text:p>The HCO3− ion indicates whether a metabolic problem is present (such as ketoacidosis). A low HCO3− indicatesmetabolic acidosis, a high HCO3− indicates metabolic alkalosis.</text:p>
          </table:table-cell>
          <table:table-cell table:style-name="ce21" office:value-type="string">
            <text:p>Acid Base imbalance, Renal insufficiency, Ketoacidosis, Metabolic acidosis, Metabolic alkalosi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3">
          <table:table-cell table:style-name="ce21" office:value-type="string">
            <text:p>Arterial Blood Gas Analysis / ABG / ABGA</text:p>
          </table:table-cell>
          <table:table-cell table:style-name="ce21" office:value-type="string">
            <text:p>ISE, Amperometry, Reflectance photometry</text:p>
          </table:table-cell>
          <table:table-cell table:style-name="ce21" office:value-type="string">
            <text:p>Blood</text:p>
          </table:table-cell>
          <table:table-cell table:style-name="ce21" office:value-type="string">
            <text:p>2 mL arterial blood in a preheparinised (1000 IU/mL) disposable syringe and needle. Avoid air bubbles. Mix gently 10 times. Seal needle with rubber stopper. Ship refrigerated. DO NOT FREEZE.</text:p>
          </table:table-cell>
          <table:table-cell table:style-name="ce21" office:value-type="string">
            <text:p>Base Excess</text:p>
          </table:table-cell>
          <table:table-cell table:style-name="ce21" office:value-type="string">
            <text:p><text:s/>-2 - +2</text:p>
          </table:table-cell>
          <table:table-cell table:number-columns-repeated="3"/>
          <table:table-cell table:style-name="ce21" office:value-type="string">
            <text:p>mmol/L</text:p>
          </table:table-cell>
          <table:table-cell table:style-name="ce21" office:value-type="string">
            <text:p>Yes</text:p>
          </table:table-cell>
          <table:table-cell table:number-columns-repeated="3"/>
          <table:table-cell table:style-name="ce21" office:value-type="string">
            <text:p>The base excess is used for the assessment of the metabolic component of acid-base disorders, and indicates whether the patient has metabolic acidosis or metabolic alkalosis. Contrasted with the bicarbonate levels, the base excess is a calculated value intended to completely isolate the non-respiratory portion of the pH change.</text:p>
          </table:table-cell>
          <table:table-cell table:style-name="ce21" office:value-type="string">
            <text:p>Acid Base imbalance, Renal insufficiency, Ketoacidosis, Metabolic acidosis, Metabolic alkalosi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Arterial Blood Gas Analysis / ABG / ABGA</text:p>
          </table:table-cell>
          <table:table-cell table:style-name="ce21" office:value-type="string">
            <text:p>ISE, Amperometry, Reflectance photometry</text:p>
          </table:table-cell>
          <table:table-cell table:style-name="ce21" office:value-type="string">
            <text:p>Blood</text:p>
          </table:table-cell>
          <table:table-cell table:style-name="ce21" office:value-type="string">
            <text:p>2 mL arterial blood in a preheparinised (1000 IU/mL) disposable syringe and needle. Avoid air bubbles. Mix gently 10 times. Seal needle with rubber stopper. Ship refrigerated. DO NOT FREEZE.</text:p>
          </table:table-cell>
          <table:table-cell table:style-name="ce21" office:value-type="string">
            <text:p>spO2 ( Oxygen Saturation )</text:p>
          </table:table-cell>
          <table:table-cell table:style-name="ce21" office:value-type="string">
            <text:p>94-100</text:p>
          </table:table-cell>
          <table:table-cell table:number-columns-repeated="3"/>
          <table:table-cell table:style-name="ce21" office:value-type="string">
            <text:p>%</text:p>
          </table:table-cell>
          <table:table-cell table:style-name="ce21" office:value-type="string">
            <text:p>Yes</text:p>
          </table:table-cell>
          <table:table-cell table:number-columns-repeated="3"/>
          <table:table-cell table:style-name="ce21" office:value-type="string">
            <text:p> Oxygen saturation, or O2 sats measure the percentage of hemoglobin binding sites in the bloodstream occupied by oxygen.</text:p>
          </table:table-cell>
          <table:table-cell table:style-name="ce21" office:value-type="string">
            <text:p>Acid Base imbalance, Respiratory disorders, Cardiovascular disorders, Renal insufficiency, Hypoxemia, </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8">
          <table:table-cell table:style-name="ce21" office:value-type="string">
            <office:annotation office:display="true" draw:style-name="gr4" draw:text-style-name="P1" svg:width="2.899cm" svg:height="1.185cm" svg:x="12.391cm" svg:y="25.151cm" draw:caption-point-x="-0.61cm" draw:caption-point-y="1.805cm">
              <dc:date>2012-08-15T00:00:00</dc:date>
              <text:p text:style-name="P1">Harsh Shah:</text:p>
              <text:p text:style-name="P1"><text:span text:style-name="T1">More of a Yes/No Test?</text:span></text:p>
            </office:annotation>
            <text:p>Bence Jones proteins</text:p>
          </table:table-cell>
          <table:table-cell table:style-name="ce21" office:value-type="string">
            <text:p>Electrophoresis</text:p>
          </table:table-cell>
          <table:table-cell table:style-name="ce21" office:value-type="string">
            <text:p>Blood</text:p>
          </table:table-cell>
          <table:table-cell table:style-name="ce21" office:value-type="string">
            <text:p>2 mL (0.5 mL min.) serum from 1 SST. Avoid hemolysis. Ship refrigerated or frozen.</text:p>
          </table:table-cell>
          <table:table-cell table:style-name="ce21" office:value-type="string">
            <text:p>Bence Jones Protein</text:p>
          </table:table-cell>
          <table:table-cell table:style-name="ce21" office:value-type="string">
            <text:p>None detected</text:p>
          </table:table-cell>
          <table:table-cell table:number-columns-repeated="4"/>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A Bence Jones protein is a protein found in the blood or urine.</text:p>
            <text:p>Bence Jones Proteins are particularly diagnostic of multiple myeloma in the context of end-organ manifestations such as malignant bone marrow cancer, renal failure, lytic bone disease, or anemia, or large numbers of plasma cells in the bone marrow of patients.</text:p>
          </table:table-cell>
          <table:table-cell table:style-name="ce21" office:value-type="string">
            <text:p>Multiple Myeloma, Waldenstrom's Macroglobulinemia</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Beta 2 microglobulin</text:p>
          </table:table-cell>
          <table:table-cell table:style-name="ce21" office:value-type="string">
            <text:p>Microparticle Enzyme Immunoassay</text:p>
          </table:table-cell>
          <table:table-cell table:style-name="ce21" office:value-type="string">
            <text:p>Blood</text:p>
          </table:table-cell>
          <table:table-cell table:style-name="ce21" office:value-type="string">
            <text:p>2 mL (1 mL min.) serum from 1 SST. Ship refrigerated or frozen. Avoid hemolysis. Overnight fasting is preferred.</text:p>
          </table:table-cell>
          <table:table-cell table:style-name="ce21" office:value-type="string">
            <text:p>Beta 2 microglobulin</text:p>
          </table:table-cell>
          <table:table-cell table:style-name="ce21" office:value-type="string">
            <text:p>0-0.27</text:p>
          </table:table-cell>
          <table:table-cell table:number-columns-repeated="3"/>
          <table:table-cell table:style-name="ce21" office:value-type="string">
            <text:p>mg/dL</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Patients with lymphomas, multiple myelomas and other medical conditions have an increased serum concentration of beta 2 microglobulin due to increased production.</text:p>
          </table:table-cell>
          <table:table-cell table:style-name="ce21" office:value-type="string">
            <text:p>Lymphomas, Multiple Myeloma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9">
          <table:table-cell table:style-name="ce21" office:value-type="string">
            <text:p>Beta Hydroxy Butyrate</text:p>
          </table:table-cell>
          <table:table-cell/>
          <table:table-cell table:style-name="ce21" office:value-type="string">
            <text:p>Blood</text:p>
          </table:table-cell>
          <table:table-cell table:style-name="ce21" office:value-type="string">
            <text:p>plasma</text:p>
          </table:table-cell>
          <table:table-cell table:style-name="ce21" office:value-type="string">
            <text:p>Beta Hydroxy Butyrate</text:p>
          </table:table-cell>
          <table:table-cell/>
          <table:table-cell table:style-name="ce21" office:value-type="string">
            <text:p>0-3</text:p>
          </table:table-cell>
          <table:table-cell table:number-columns-repeated="2"/>
          <table:table-cell table:style-name="ce21" office:value-type="string">
            <text:p>mg/dL</text:p>
          </table:table-cell>
          <table:table-cell table:number-columns-repeated="6"/>
          <table:table-cell table:style-name="ce21" office:value-type="string">
            <text:p>Biochemistry, Clinical Chemistry</text:p>
          </table:table-cell>
          <table:table-cell table:number-columns-repeated="1007"/>
        </table:table-row>
        <table:table-row table:style-name="ro4">
          <table:table-cell table:style-name="ce21" office:value-type="string">
            <text:p>Blood Grouping</text:p>
          </table:table-cell>
          <table:table-cell table:style-name="ce21" office:value-type="string">
            <text:p>Immune agglutination</text:p>
          </table:table-cell>
          <table:table-cell table:style-name="ce21" office:value-type="string">
            <text:p>Blood</text:p>
          </table:table-cell>
          <table:table-cell table:style-name="ce21" office:value-type="string">
            <text:p>2ml ( min 1 ml ) whole blood to be shipped in Lavender top (EDTA vial)</text:p>
          </table:table-cell>
          <table:table-cell table:style-name="ce21" office:value-type="string">
            <text:p>ABO grouping</text:p>
          </table:table-cell>
          <table:table-cell table:style-name="ce21" office:value-type="string">
            <text:p>A/B/O/AB</text:p>
          </table:table-cell>
          <table:table-cell table:number-columns-repeated="4"/>
          <table:table-cell table:style-name="ce21" office:value-type="string">
            <text:p>Yes</text:p>
          </table:table-cell>
          <table:table-cell table:number-columns-repeated="3"/>
          <table:table-cell table:style-name="ce21" office:value-type="string">
            <text:p>Blood Grouping is essential before blood transfusion. Rh incompatibility in a fetus may lead to hemolysis</text:p>
          </table:table-cell>
          <table:table-cell table:style-name="ce21" office:value-type="string">
            <text:p>Hydrops fetalis, Transfusion mismatch</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4">
          <table:table-cell table:style-name="ce21" office:value-type="string">
            <text:p>Blood Grouping</text:p>
          </table:table-cell>
          <table:table-cell table:style-name="ce21" office:value-type="string">
            <text:p>Immune agglutination</text:p>
          </table:table-cell>
          <table:table-cell table:style-name="ce21" office:value-type="string">
            <text:p>Blood</text:p>
          </table:table-cell>
          <table:table-cell table:style-name="ce21" office:value-type="string">
            <text:p>2ml ( min 1 ml ) whole blood to be shipped in Lavender top (EDTA vial)</text:p>
          </table:table-cell>
          <table:table-cell table:style-name="ce21" office:value-type="string">
            <text:p>Rh Grouping</text:p>
          </table:table-cell>
          <table:table-cell table:style-name="ce21" office:value-type="string">
            <text:p>positive/negative</text:p>
          </table:table-cell>
          <table:table-cell table:number-columns-repeated="4"/>
          <table:table-cell table:style-name="ce21" office:value-type="string">
            <text:p>Yes</text:p>
          </table:table-cell>
          <table:table-cell table:number-columns-repeated="3"/>
          <table:table-cell table:style-name="ce21" office:value-type="string">
            <text:p>Blood Grouping is essential before blood transfusion. Rh incompatibility in a fetus may lead to hemolysis</text:p>
          </table:table-cell>
          <table:table-cell table:style-name="ce21" office:value-type="string">
            <text:p>Hydrops fetalis, Transfusion mismatch</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10">
          <table:table-cell table:style-name="ce21" office:value-type="string">
            <text:p>C Reactive Protein / CRP</text:p>
          </table:table-cell>
          <table:table-cell table:style-name="ce21" office:value-type="string">
            <text:p>Immunoturbidometry</text:p>
          </table:table-cell>
          <table:table-cell table:style-name="ce21" office:value-type="string">
            <text:p>Blood</text:p>
          </table:table-cell>
          <table:table-cell table:style-name="ce21" office:value-type="string">
            <text:p>2 mL (0.5 mL min.) serum from 1 SST. Ship refrigerated or frozen.Overnight fasting is preferred</text:p>
          </table:table-cell>
          <table:table-cell table:style-name="ce21" office:value-type="string">
            <text:p>CRP</text:p>
          </table:table-cell>
          <table:table-cell table:style-name="ce21" office:value-type="string">
            <text:p>0.2-3.0</text:p>
          </table:table-cell>
          <table:table-cell table:number-columns-repeated="3"/>
          <table:table-cell table:style-name="ce21" office:value-type="string">
            <text:p>mg/L</text:p>
          </table:table-cell>
          <table:table-cell table:style-name="ce21" office:value-type="string">
            <text:p>No</text:p>
          </table:table-cell>
          <table:table-cell table:style-name="ce21" office:value-type="string">
            <text:p>General Medicine</text:p>
          </table:table-cell>
          <table:table-cell table:style-name="ce21" office:value-type="string">
            <text:p>Orthopedics</text:p>
          </table:table-cell>
          <table:table-cell/>
          <table:table-cell table:style-name="ce21" office:value-type="string">
            <text:p>CRP is a nonspecific acute phase protein produced by the liver in response to infection, inflammation and tissue injury. In acute inflammatory conditons, CRP begins to rise within 4-6 hours with greater intensity than ESR. In the recovery phase, CRP precedes the return to normal as compared to ESR. CRP disappears when inflammatory process is suppressed by steroids or salicylates. Highest levels are found in acute bacterial infections. This test is used to monitor recovery from infection.It is most useful as an indicator of activity in rheumatic disease like Rheumatoid arthritis and Rheumatic fever.</text:p>
            <text:p/>
          </table:table-cell>
          <table:table-cell table:style-name="ce21" office:value-type="string">
            <text:p>Acute Inflammatory Reactions, Rheumatoid Arthritis, Arthritis, Rheumatic Fever</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C1 esterase inhibitor / C1 inhibitor Qualitative</text:p>
          </table:table-cell>
          <table:table-cell table:style-name="ce21" office:value-type="string">
            <text:p>Enzyme Immunoassay</text:p>
          </table:table-cell>
          <table:table-cell table:style-name="ce21" office:value-type="string">
            <text:p>Blood</text:p>
          </table:table-cell>
          <table:table-cell table:style-name="ce21" office:value-type="string">
            <text:p>2 mL (0.5 mL min.) serum from 1 Red Top (No Additive) tube. Separate serum within 1 hour of collection. Ship refrigerated or frozen. Overnight fasting is preferred.</text:p>
          </table:table-cell>
          <table:table-cell table:style-name="ce21" office:value-type="string">
            <text:p>C1 inhibitor </text:p>
          </table:table-cell>
          <table:table-cell table:style-name="ce21" office:value-type="string">
            <text:p>Present</text:p>
          </table:table-cell>
          <table:table-cell table:number-columns-repeated="3"/>
          <table:table-cell table:style-name="ce21" office:value-type="string">
            <text:p>mg/d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C1 esterase is decreased in Angioedema. The inherited form is usually diagnosed in the first two decades of life. The acquired form affects primarily adults with autoimmune or lymphoproliferative disorders. </text:p>
          </table:table-cell>
          <table:table-cell table:style-name="ce21" office:value-type="string">
            <text:p>Angioedema, Autoimmune disorders, Lymphoproliferative disorders</text:p>
          </table:table-cell>
          <table:table-cell table:style-name="ce21" office:value-type="string">
            <text:p>Biochemistry, Clinical Chemistry</text:p>
          </table:table-cell>
          <table:table-cell table:style-name="ce21" office:value-type="float" office:value="3">
            <text:p>3</text:p>
          </table:table-cell>
          <table:table-cell table:number-columns-repeated="1006"/>
        </table:table-row>
        <table:table-row table:style-name="ro5">
          <table:table-cell table:style-name="ce21" office:value-type="string">
            <text:p>C1 esterase inhibitor / C1 inhibitor Quantitative</text:p>
          </table:table-cell>
          <table:table-cell table:style-name="ce21" office:value-type="string">
            <text:p>Radial Immunodiffusion</text:p>
          </table:table-cell>
          <table:table-cell table:style-name="ce21" office:value-type="string">
            <text:p>Blood</text:p>
          </table:table-cell>
          <table:table-cell table:style-name="ce21" office:value-type="string">
            <text:p>2 mL (0.5 mL min.) serum from 1 Red Top (No Additive) tube. Separate serum within 1 hour of collection. Ship refrigerated or frozen. Overnight fasting is preferred.</text:p>
          </table:table-cell>
          <table:table-cell table:style-name="ce21" office:value-type="string">
            <text:p>C1 inhibitor </text:p>
          </table:table-cell>
          <table:table-cell table:style-name="ce21" office:value-type="string">
            <text:p>12.4-24.5</text:p>
          </table:table-cell>
          <table:table-cell table:number-columns-repeated="3"/>
          <table:table-cell table:style-name="ce21" office:value-type="string">
            <text:p>mg/d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C1 esterase is decreased in Angioedema. The inherited form is usually diagnosed in the first two decades of life. The acquired form affects primarily adults with autoimmune or lymphoproliferative disorders. </text:p>
          </table:table-cell>
          <table:table-cell table:style-name="ce21" office:value-type="string">
            <text:p>Angioedema, Autoimmune disorders, Lymphoproliferative disorders</text:p>
          </table:table-cell>
          <table:table-cell table:style-name="ce21" office:value-type="string">
            <text:p>Biochemistry, Clinical Chemistry</text:p>
          </table:table-cell>
          <table:table-cell table:style-name="ce21" office:value-type="float" office:value="3">
            <text:p>3</text:p>
          </table:table-cell>
          <table:table-cell table:number-columns-repeated="1006"/>
        </table:table-row>
        <table:table-row table:style-name="ro6">
          <table:table-cell table:style-name="ce21" office:value-type="string">
            <text:p>CA 125</text:p>
          </table:table-cell>
          <table:table-cell table:style-name="ce21" office:value-type="string">
            <text:p>Electrochemiluminescence</text:p>
          </table:table-cell>
          <table:table-cell table:style-name="ce21" office:value-type="string">
            <text:p>Blood</text:p>
          </table:table-cell>
          <table:table-cell table:style-name="ce21" office:value-type="string">
            <text:p>2 mL (0.5 mL min) serum from 1 SST. Ship refrigerated or frozen. Provide brief clinical history.</text:p>
          </table:table-cell>
          <table:table-cell table:style-name="ce21" office:value-type="string">
            <text:p>CA 125</text:p>
          </table:table-cell>
          <table:table-cell table:style-name="ce21" office:value-type="string">
            <text:p>0-35</text:p>
          </table:table-cell>
          <table:table-cell table:number-columns-repeated="3"/>
          <table:table-cell table:style-name="ce21" office:value-type="string">
            <text:p>U/mL</text:p>
          </table:table-cell>
          <table:table-cell table:style-name="ce21" office:value-type="string">
            <text:p>No</text:p>
          </table:table-cell>
          <table:table-cell table:style-name="ce21" office:value-type="string">
            <text:p>Gynaecology</text:p>
          </table:table-cell>
          <table:table-cell table:number-columns-repeated="2"/>
          <table:table-cell table:style-name="ce21" office:value-type="string">
            <text:p>CA 125 is useful to monitor the response to therapy and if elevated suggests recurrence in women with ovarian cancer. Approximately 50% of women with metastatic ovarian cancer have elevated levels.</text:p>
          </table:table-cell>
          <table:table-cell table:style-name="ce21" office:value-type="string">
            <text:p>Ovarian Cancer</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4">
          <table:table-cell table:style-name="ce21" office:value-type="string">
            <text:p>CA 15-3</text:p>
          </table:table-cell>
          <table:table-cell table:style-name="ce21" office:value-type="string">
            <text:p>Electrochemiluminescence</text:p>
          </table:table-cell>
          <table:table-cell table:style-name="ce21" office:value-type="string">
            <text:p>Blood</text:p>
          </table:table-cell>
          <table:table-cell table:style-name="ce21" office:value-type="string">
            <text:p>2 mL (0.5 mL min) serum from 1 SST. Ship refrigerated or frozen. Provide brief clinical history.</text:p>
          </table:table-cell>
          <table:table-cell table:style-name="ce21" office:value-type="string">
            <text:p>CA 15-3</text:p>
          </table:table-cell>
          <table:table-cell table:style-name="ce21" office:value-type="string">
            <text:p>0-34</text:p>
          </table:table-cell>
          <table:table-cell table:number-columns-repeated="3"/>
          <table:table-cell table:style-name="ce21" office:value-type="string">
            <text:p>U/mL</text:p>
          </table:table-cell>
          <table:table-cell table:style-name="ce21" office:value-type="string">
            <text:p>No</text:p>
          </table:table-cell>
          <table:table-cell table:style-name="ce21" office:value-type="string">
            <text:p>Gynaecology</text:p>
          </table:table-cell>
          <table:table-cell table:style-name="ce21" office:value-type="string">
            <text:p>General Surgery</text:p>
          </table:table-cell>
          <table:table-cell/>
          <table:table-cell table:style-name="ce21" office:value-type="string">
            <text:p>CA 15.3 is useful to monitor the response to treatment and if elevated suggests recurrence in women with Stage II or III Breast Cancer.</text:p>
          </table:table-cell>
          <table:table-cell table:style-name="ce21" office:value-type="string">
            <text:p>Breast Cancer</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Calcitonin</text:p>
          </table:table-cell>
          <table:table-cell table:style-name="ce21" office:value-type="string">
            <text:p>Chemiluminescent immunoassay</text:p>
          </table:table-cell>
          <table:table-cell table:style-name="ce21" office:value-type="string">
            <text:p>Blood</text:p>
          </table:table-cell>
          <table:table-cell table:style-name="ce21" office:value-type="string">
            <text:p>2 mL (0.5 mL min.) serum from 1 Red Top tube. Ship frozen. Overnight fasting is preferred.</text:p>
          </table:table-cell>
          <table:table-cell table:style-name="ce21" office:value-type="string">
            <text:p>Calcitonin</text:p>
          </table:table-cell>
          <table:table-cell table:style-name="ce23" office:value-type="string">
            <text:p>3.0-26.0</text:p>
          </table:table-cell>
          <table:table-cell table:style-name="ce21" office:value-type="string">
            <text:p>2.0-17.0</text:p>
          </table:table-cell>
          <table:table-cell table:number-columns-repeated="2"/>
          <table:table-cell table:style-name="ce21" office:value-type="string">
            <text:p>pg/mL</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Calcotonin is a hormone responsible for calcium homeostasis. Its concentration is increased in patients with Medullary Carcinoma Thyroid. Calcitonin concentrations may be used to monitor the disease.</text:p>
          </table:table-cell>
          <table:table-cell table:style-name="ce21" office:value-type="string">
            <text:p>Medullary Carcinoma Thyroid</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8">
          <table:table-cell table:style-name="ce21" office:value-type="string">
            <text:p>Carboxyhemoglobin</text:p>
          </table:table-cell>
          <table:table-cell table:style-name="ce21" office:value-type="string">
            <text:p>Spectrophotometry, Chromatography</text:p>
          </table:table-cell>
          <table:table-cell table:style-name="ce21" office:value-type="string">
            <text:p>Blood</text:p>
          </table:table-cell>
          <table:table-cell table:style-name="ce21" office:value-type="string">
            <text:p>2 mL (0.5 mL min.) whole blood in 1 Lavender Top tube. Ship frozen or referigerated</text:p>
          </table:table-cell>
          <table:table-cell table:style-name="ce21" office:value-type="string">
            <text:p>Carboxyhemoglobin</text:p>
          </table:table-cell>
          <table:table-cell table:style-name="ce21" office:value-type="string">
            <text:p>Non smoker - 0-4 <text:s text:c="29"/>Smoker 4-9</text:p>
          </table:table-cell>
          <table:table-cell table:number-columns-repeated="3"/>
          <table:table-cell table:style-name="ce21" office:value-type="string">
            <text:p>%</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Carboxyhemoglobin is a stable complex of carbon monoxide and hemoglobin that forms in red blood cells when carbon monoxide is inhaled or produced in normal metabolism. Large quantities of it hinder delivery of oxygen to the body. Tobacco smoking raises the blood levels of COHb by a factor of several times from its normal concentrations. It is bright, cherry red.</text:p>
          </table:table-cell>
          <table:table-cell table:style-name="ce21" office:value-type="string">
            <text:p>Carbon monoxide poisoning</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3">
          <table:table-cell table:style-name="ce21" office:value-type="string">
            <text:p>Carcinoembryonic Antigen</text:p>
          </table:table-cell>
          <table:table-cell table:style-name="ce21" office:value-type="string">
            <text:p>Electrochemiluminescence</text:p>
          </table:table-cell>
          <table:table-cell table:style-name="ce21" office:value-type="string">
            <text:p>Blood</text:p>
          </table:table-cell>
          <table:table-cell table:style-name="ce21" office:value-type="string">
            <text:p>2 mL (1 mL min.) serum from 1 SST. Ship refrigerated or frozen. Give brief clinical history.</text:p>
          </table:table-cell>
          <table:table-cell table:style-name="ce21" office:value-type="string">
            <text:p>CEA Carcinoembryonic antigen</text:p>
          </table:table-cell>
          <table:table-cell table:style-name="ce21" office:value-type="string">
            <text:p>non smokers 0-3 <text:s/>smokers 0-5</text:p>
          </table:table-cell>
          <table:table-cell table:number-columns-repeated="3"/>
          <table:table-cell table:style-name="ce21" office:value-type="string">
            <text:p>ng/mL</text:p>
          </table:table-cell>
          <table:table-cell/>
          <table:table-cell table:style-name="ce21" office:value-type="string">
            <text:p>General Medicine</text:p>
          </table:table-cell>
          <table:table-cell table:style-name="ce21" office:value-type="string">
            <text:p>General Surgery</text:p>
          </table:table-cell>
          <table:table-cell/>
          <table:table-cell table:style-name="ce21" office:value-type="string">
            <text:p>CEA is a tumor marker used to monitor patients with persistent, recurrent or metastatic colonic carcinoma. High levels of CEA are also seen in 30% of patients with Breast, Lung, Hepatocellular and Pancreatic carcinoma. Individuals who smoke may have a slightly higher baseline than non smokers.</text:p>
          </table:table-cell>
          <table:table-cell table:style-name="ce21" office:value-type="string">
            <text:p>Colonic Carcinoma, Breast Cancer, Lung Cancer, Hepatocellular Carcinoma, Pancreatic Carcinoma.</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Ceruloplasmin</text:p>
          </table:table-cell>
          <table:table-cell table:style-name="ce21" office:value-type="string">
            <text:p>Nephelometry</text:p>
          </table:table-cell>
          <table:table-cell table:style-name="ce21" office:value-type="string">
            <text:p>Blood</text:p>
          </table:table-cell>
          <table:table-cell table:style-name="ce21" office:value-type="string">
            <text:p>2 mL (0.5 mL min.) serum from 1 SST. Overnight fasting is preferred. Ship refrigerated or frozen.</text:p>
          </table:table-cell>
          <table:table-cell table:style-name="ce21" office:value-type="string">
            <text:p>Ceruloplasmin</text:p>
          </table:table-cell>
          <table:table-cell table:style-name="ce21" office:value-type="string">
            <text:p>25-63</text:p>
          </table:table-cell>
          <table:table-cell table:number-columns-repeated="3"/>
          <table:table-cell table:style-name="ce21" office:value-type="string">
            <text:p>mg/dL</text:p>
          </table:table-cell>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Approximately 80% of body's copper is bound to ceruloplasmin which is an acute phase reactant. About 75% of patients with Wilson s disease show decreased concentration of Ceruloplasmin.</text:p>
          </table:table-cell>
          <table:table-cell table:style-name="ce21" office:value-type="string">
            <text:p>Acute Inflammatory Reactions, Wilson's Disease</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7">
          <table:table-cell table:style-name="ce21" office:value-type="string">
            <text:p>Chloride</text:p>
          </table:table-cell>
          <table:table-cell table:style-name="ce21" office:value-type="string">
            <text:p>Ion Selective Electrode</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Chloride</text:p>
          </table:table-cell>
          <table:table-cell table:style-name="ce21" office:value-type="string">
            <text:p>102-109</text:p>
          </table:table-cell>
          <table:table-cell table:number-columns-repeated="3"/>
          <table:table-cell table:style-name="ce21" office:value-type="string">
            <text:p>meq / L</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Chloride is an inorganic anion. It is distributed exclusively within the extracellular fluid compartment (ECF), which comprises the blood/plasma (or serum) compartment and the interstitial fluid compartment. Chloride is the major anion associated with sodium in the ECF.</text:p>
          </table:table-cell>
          <table:table-cell table:style-name="ce21" office:value-type="string">
            <text:p>Prolonged/Protracted Vomiting, Gastric Outlet Obstruction, Nasogastric Suction, Trauma Loop Diuretics abuse, Osmotic Diuresis, Diabetic Ketoacidosis, Hyperosmolar Nonketotic Coma, Renal Disorders, Interstitial Nephritis, Chronic Renal Failure, Postobstructive Diuresis, Adrenal Insufficiency, pure water loss, Fever, Thyrotxicosis, Altered mental statu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11">
          <table:table-cell table:style-name="ce21" office:value-type="string">
            <text:p>Cholinesterase</text:p>
          </table:table-cell>
          <table:table-cell table:style-name="ce21" office:value-type="string">
            <text:p>Spectrophotometry</text:p>
          </table:table-cell>
          <table:table-cell table:style-name="ce21" office:value-type="string">
            <text:p>Blood</text:p>
          </table:table-cell>
          <table:table-cell table:style-name="ce21" office:value-type="string">
            <text:p>2 mL (0.5 mL min.) serum from 1 SST. Ship refrigerated or frozen.</text:p>
          </table:table-cell>
          <table:table-cell table:style-name="ce21" office:value-type="string">
            <text:p>Cholineterase</text:p>
          </table:table-cell>
          <table:table-cell table:style-name="ce21" office:value-type="string">
            <text:p>5.0-12.0</text:p>
          </table:table-cell>
          <table:table-cell table:number-columns-repeated="3"/>
          <table:table-cell table:style-name="ce21" office:value-type="string">
            <text:p>U/mL</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Approximately 1 in 2500 individuals have an inherited severe deficiency of enzyme pseudocholinesterase that metabolizes succinyl choline, an anaesthetic agent. These individuals are responsive at much lower concentrations of the anaesthetic agent than the general population. Low levels of pseudocholinesterase are seen in individuals exposed to organophosphorus insecticides and in patients with hepatic dysfunction.</text:p>
          </table:table-cell>
          <table:table-cell table:style-name="ce21" office:value-type="string">
            <text:p>Pseudocholinesterase Deficiency, Organophosphate Poisoning, Hepatic Dysfunction</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8">
          <table:table-cell table:style-name="ce21" office:value-type="string">
            <text:p>Coagulation Profle1</text:p>
          </table:table-cell>
          <table:table-cell/>
          <table:table-cell table:style-name="ce21" office:value-type="string">
            <text:p>Blood</text:p>
          </table:table-cell>
          <table:table-cell table:style-name="ce21" office:value-type="string">
            <text:p>3 mL (1.5 mL min.) whole blood in 1 Lavender Top (EDTA) tube with 2 peripheral smears. Ship refrigerated. DO NOT FREEZE AND 3 mL (2..5 mL min.) platelet poor plasma from 2 Blue Top (Sodium Citrate) tubes. Collect blood in Blue Top tubes and mix thoroughly by inversion. Transport to lab within 24 hrs at 18-220C . If this is not possible make the plasma platelet poor, transfer into sterile screw capped vial and FREEZE. Ship frozen. DO NOT THAW. Overnight fasting is preferred.</text:p>
          </table:table-cell>
          <table:table-cell table:style-name="ce21" office:value-type="string">
            <text:p>CBC</text:p>
          </table:table-cell>
          <table:table-cell table:number-columns-repeated="1019"/>
        </table:table-row>
        <table:table-row table:style-name="ro6">
          <table:table-cell table:style-name="ce21" office:value-type="string">
            <text:p>Coagulation Profle1</text:p>
          </table:table-cell>
          <table:table-cell/>
          <table:table-cell table:style-name="ce21" office:value-type="string">
            <text:p>Blood</text:p>
          </table:table-cell>
          <table:table-cell/>
          <table:table-cell table:style-name="ce21" office:value-type="string">
            <text:p>Bleeding Time (Duke's method )</text:p>
          </table:table-cell>
          <table:table-cell table:style-name="ce21" office:value-type="string">
            <text:p>&lt; 7.1 </text:p>
          </table:table-cell>
          <table:table-cell table:number-columns-repeated="3"/>
          <table:table-cell table:style-name="ce21" office:value-type="string">
            <text:p>minutes</text:p>
          </table:table-cell>
          <table:table-cell table:style-name="ce21" office:value-type="string">
            <text:p>Yes</text:p>
          </table:table-cell>
          <table:table-cell table:number-columns-repeated="3"/>
          <table:table-cell table:style-name="ce21" office:value-type="string">
            <text:p>Bleeding time is a clinical indicator of platelet function. BT may be abnormal during low platelet count and in disorders of platelet function.</text:p>
          </table:table-cell>
          <table:table-cell table:style-name="ce21" office:value-type="string">
            <text:p><text:s/>purpura, petechiae, echymoses, spontaneous bruising, <text:s text:c="2"/>thrombocytopenia, drug induced (aspirin and the nonsteroidal anti-inflammatory agents) thrombocytopenia, uremia, von Willebrand's disease.</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5">
          <table:table-cell table:style-name="ce21" office:value-type="string">
            <text:p>Coagulation Profle1</text:p>
          </table:table-cell>
          <table:table-cell/>
          <table:table-cell table:style-name="ce21" office:value-type="string">
            <text:p>Blood</text:p>
          </table:table-cell>
          <table:table-cell/>
          <table:table-cell table:style-name="ce21" office:value-type="string">
            <text:p>Clotting Time ( Lee and White Method )</text:p>
          </table:table-cell>
          <table:table-cell table:style-name="ce24" office:value-type="string">
            <text:p>5 to 10</text:p>
          </table:table-cell>
          <table:table-cell table:number-columns-repeated="3"/>
          <table:table-cell table:style-name="ce21" office:value-type="string">
            <text:p>minutes</text:p>
          </table:table-cell>
          <table:table-cell table:style-name="ce21" office:value-type="string">
            <text:p>Yes</text:p>
          </table:table-cell>
          <table:table-cell table:number-columns-repeated="3"/>
          <table:table-cell table:style-name="ce21" office:value-type="string">
            <text:p><text:s/>The whole blood clotting time is a rough measure of all intrinsic clotting factors in the absence of tissue factors. Within limits, the time required for the formation of the solid clot is a measure of the coagulation system.</text:p>
          </table:table-cell>
          <table:table-cell table:style-name="ce21" office:value-type="string">
            <text:p>Hemophillia, Monitoring nticoagulant therapy</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4">
          <table:table-cell table:style-name="ce21" office:value-type="string">
            <text:p>Coagulation Profle1</text:p>
          </table:table-cell>
          <table:table-cell/>
          <table:table-cell table:style-name="ce21" office:value-type="string">
            <text:p>Blood</text:p>
          </table:table-cell>
          <table:table-cell/>
          <table:table-cell table:style-name="ce21" office:value-type="string">
            <text:p>Activated Clotting Time ( ACT )</text:p>
          </table:table-cell>
          <table:table-cell table:style-name="ce21" office:value-type="string">
            <text:p>70 - 180</text:p>
          </table:table-cell>
          <table:table-cell table:number-columns-repeated="3"/>
          <table:table-cell table:style-name="ce21" office:value-type="string">
            <text:p>seconds</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Activated clotting time (ACT) is used to monitor the effectiveness of high dose heparin therapy during Cardiopulmonary Bypass Surgeries.</text:p>
          </table:table-cell>
          <table:table-cell table:style-name="ce21" office:value-type="string">
            <text:p><text:s/>Pulmonary Embolus, Extracorporeal Membrane Oxygenation (ECMO), hemodialysis, Cardiopulmonary bypass (CPB) surgery</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6">
          <table:table-cell table:style-name="ce21" office:value-type="string">
            <text:p>Coagulation Profle1</text:p>
          </table:table-cell>
          <table:table-cell/>
          <table:table-cell table:style-name="ce21" office:value-type="string">
            <text:p>Blood</text:p>
          </table:table-cell>
          <table:table-cell/>
          <table:table-cell table:style-name="ce21" office:value-type="string">
            <text:p>Prothrombin Time</text:p>
          </table:table-cell>
          <table:table-cell table:style-name="ce21" office:value-type="string">
            <text:p>12.7-15.4</text:p>
          </table:table-cell>
          <table:table-cell table:number-columns-repeated="3"/>
          <table:table-cell table:style-name="ce21" office:value-type="string">
            <text:p>seconds</text:p>
          </table:table-cell>
          <table:table-cell table:style-name="ce21" office:value-type="string">
            <text:p>Yes</text:p>
          </table:table-cell>
          <table:table-cell table:number-columns-repeated="3"/>
          <table:table-cell table:style-name="ce21" office:value-type="string">
            <text:p>The PT measures the time necessary to generate fibrin after activation of factor VII. It measures the integrity of the "extrinsic" and "common" pathways (factors VII, V, X, prothrombin, and fibrinogen).</text:p>
          </table:table-cell>
          <table:table-cell table:style-name="ce21" office:value-type="string">
            <text:p><text:s/>Liver disease, warfarin therapy, Consumptive Coagulopathy, Bleeding, <text:s/>Massive Transfusion, Inherited deficiency of factor VII, </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5">
          <table:table-cell table:style-name="ce21" office:value-type="string">
            <text:p>Coagulation Profle1</text:p>
          </table:table-cell>
          <table:table-cell/>
          <table:table-cell table:style-name="ce21" office:value-type="string">
            <text:p>Blood</text:p>
          </table:table-cell>
          <table:table-cell/>
          <table:table-cell table:style-name="ce21" office:value-type="string">
            <text:p>Activated Partial Thromboplastin Time</text:p>
          </table:table-cell>
          <table:table-cell table:style-name="ce21" office:value-type="string">
            <text:p>26.3-39.4</text:p>
          </table:table-cell>
          <table:table-cell table:number-columns-repeated="3"/>
          <table:table-cell table:style-name="ce21" office:value-type="string">
            <text:p>seconds</text:p>
          </table:table-cell>
          <table:table-cell table:number-columns-repeated="4"/>
          <table:table-cell table:style-name="ce21" office:value-type="string">
            <text:p>The aPTT measures the time necessary to generate fibrin from initiation of the intrinsic pathway. The aPTT is a good screening test for inherited or acquired factor deficiencies like Hemophilia</text:p>
          </table:table-cell>
          <table:table-cell table:style-name="ce21" office:value-type="string">
            <text:p>Hemophilia A, Hemophilia B, Vitamin K deficiency, Liver Failure, CLD, warfarin therapy</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4">
          <table:table-cell table:style-name="ce21" office:value-type="string">
            <text:p>Coagulation Profle1</text:p>
          </table:table-cell>
          <table:table-cell/>
          <table:table-cell table:style-name="ce21" office:value-type="string">
            <text:p>Blood</text:p>
          </table:table-cell>
          <table:table-cell/>
          <table:table-cell table:style-name="ce21" office:value-type="string">
            <text:p>International Normalised Ratio ( INR )</text:p>
          </table:table-cell>
          <table:table-cell table:style-name="ce21" office:value-type="string">
            <text:p>0.8–1.2</text:p>
          </table:table-cell>
          <table:table-cell table:number-columns-repeated="3"/>
          <table:table-cell table:style-name="ce21" office:value-type="string">
            <text:p>Ratio</text:p>
          </table:table-cell>
          <table:table-cell table:style-name="ce21" office:value-type="string">
            <text:p>Yes</text:p>
          </table:table-cell>
          <table:table-cell table:number-columns-repeated="3"/>
          <table:table-cell table:style-name="ce21" office:value-type="string">
            <text:p>The INR is the ratio of a patient's prothrombin time to a normal (control) sample, raised to the power of the ISI value for the analytical system used.</text:p>
          </table:table-cell>
          <table:table-cell table:style-name="ce21" office:value-type="string">
            <text:p><text:s/>Liver disease, warfarin therapy, Consumptive Coagulopathy, Bleeding, <text:s/>Massive Transfusion, Inherited deficiency of factor VII</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6">
          <table:table-cell table:style-name="ce21" office:value-type="string">
            <text:p>Complement</text:p>
          </table:table-cell>
          <table:table-cell table:style-name="ce21" office:value-type="string">
            <text:p>Radial Immunodiffusion</text:p>
          </table:table-cell>
          <table:table-cell table:style-name="ce21" office:value-type="string">
            <text:p>Blood</text:p>
          </table:table-cell>
          <table:table-cell table:style-name="ce21" office:value-type="string">
            <text:p>2 mL (0.5 mL min.) serum from 1 Red Top (No Additive) tube. Separate serum within 1 hour of collection. Ship refrigerated or frozen.</text:p>
          </table:table-cell>
          <table:table-cell table:style-name="ce21" office:value-type="string">
            <text:p>C1q</text:p>
          </table:table-cell>
          <table:table-cell table:style-name="ce21" office:value-type="string">
            <text:p>58-72</text:p>
          </table:table-cell>
          <table:table-cell table:number-columns-repeated="3"/>
          <table:table-cell table:style-name="ce21" office:value-type="string">
            <text:p>microgm/m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C1q concentrations may be decreased in Acquired Angioedema, Immune Complex induced vasculitis and concurrent low concentrations of C1 inhibitor, carcinoma or lymphoma.</text:p>
          </table:table-cell>
          <table:table-cell table:style-name="ce21" office:value-type="string">
            <text:p>Acquired Angioedema, Immune Complex induced vasculitis, C1 inhibitor deficiency, Carcinoma, Lymphoma.</text:p>
          </table:table-cell>
          <table:table-cell table:style-name="ce21" office:value-type="string">
            <text:p>Biochemistry, Clinical Chemistry</text:p>
          </table:table-cell>
          <table:table-cell table:style-name="ce21" office:value-type="float" office:value="15">
            <text:p>15</text:p>
          </table:table-cell>
          <table:table-cell table:number-columns-repeated="1006"/>
        </table:table-row>
        <table:table-row table:style-name="ro6">
          <table:table-cell table:style-name="ce21" office:value-type="string">
            <text:p>Complement</text:p>
          </table:table-cell>
          <table:table-cell table:style-name="ce21" office:value-type="string">
            <text:p>Radial Immunodiffusion</text:p>
          </table:table-cell>
          <table:table-cell table:style-name="ce21" office:value-type="string">
            <text:p>Blood</text:p>
          </table:table-cell>
          <table:table-cell table:style-name="ce21" office:value-type="string">
            <text:p>2 mL (0.5 mL min.) serum from 1 Red Top (No Additive) tube. Separate serum within 1 hour of collection. Ship refrigerated or frozen.</text:p>
          </table:table-cell>
          <table:table-cell table:style-name="ce21" office:value-type="string">
            <text:p>C2</text:p>
          </table:table-cell>
          <table:table-cell table:style-name="ce21" office:value-type="string">
            <text:p>22-34</text:p>
          </table:table-cell>
          <table:table-cell table:number-columns-repeated="3"/>
          <table:table-cell table:style-name="ce21" office:value-type="string">
            <text:p>microgm/m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C2 is a component of the classical pathway. Decreased concentrations are observed in patients with Immune Complex diseases such as SLE and Immune Complex induced vasculitis.</text:p>
          </table:table-cell>
          <table:table-cell table:style-name="ce21" office:value-type="string">
            <text:p>SLE, Immune Complex Vasculitis</text:p>
          </table:table-cell>
          <table:table-cell table:style-name="ce21" office:value-type="string">
            <text:p>Biochemistry, Clinical Chemistry</text:p>
          </table:table-cell>
          <table:table-cell table:style-name="ce21" office:value-type="float" office:value="15">
            <text:p>15</text:p>
          </table:table-cell>
          <table:table-cell table:number-columns-repeated="1006"/>
        </table:table-row>
        <table:table-row table:style-name="ro6">
          <table:table-cell table:style-name="ce21" office:value-type="string">
            <text:p>Complement</text:p>
          </table:table-cell>
          <table:table-cell table:style-name="ce21" office:value-type="string">
            <text:p>Radial Immunodiffusion</text:p>
          </table:table-cell>
          <table:table-cell table:style-name="ce21" office:value-type="string">
            <text:p>Blood</text:p>
          </table:table-cell>
          <table:table-cell table:style-name="ce21" office:value-type="string">
            <text:p>2 mL (0.5 mL min.) serum from 1 Red Top (No Additive) tube. Separate serum within 1 hour of collection. Ship refrigerated or frozen.</text:p>
          </table:table-cell>
          <table:table-cell table:style-name="ce21" office:value-type="string">
            <text:p>C3</text:p>
          </table:table-cell>
          <table:table-cell table:style-name="ce21" office:value-type="string">
            <text:p>83-177</text:p>
          </table:table-cell>
          <table:table-cell table:number-columns-repeated="3"/>
          <table:table-cell table:style-name="ce21" office:value-type="string">
            <text:p>mg/d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C3 is an acute phase reactant. Decreased levels are seen in patients with SLE, Endocarditis and DIC. Congenital deficiency of C3 increases the risk for recurrent bacteremia.</text:p>
          </table:table-cell>
          <table:table-cell table:style-name="ce21" office:value-type="string">
            <text:p>SLE, Endocarditis, DIC, Congenital Deficiency of C3, Recurrent Bacteremia</text:p>
          </table:table-cell>
          <table:table-cell table:style-name="ce21" office:value-type="string">
            <text:p>Biochemistry, Clinical Chemistry</text:p>
          </table:table-cell>
          <table:table-cell table:style-name="ce21" office:value-type="float" office:value="15">
            <text:p>15</text:p>
          </table:table-cell>
          <table:table-cell table:number-columns-repeated="1006"/>
        </table:table-row>
        <table:table-row table:style-name="ro7">
          <table:table-cell table:style-name="ce21" office:value-type="string">
            <text:p>Complement</text:p>
          </table:table-cell>
          <table:table-cell table:style-name="ce21" office:value-type="string">
            <text:p>Radial Immunodiffusion</text:p>
          </table:table-cell>
          <table:table-cell table:style-name="ce21" office:value-type="string">
            <text:p>Blood</text:p>
          </table:table-cell>
          <table:table-cell table:style-name="ce21" office:value-type="string">
            <text:p>2 mL (0.5 mL min.) serum from 1 Red Top (No Additive) tube. Separate serum within 1 hour of collection. Ship refrigerated or frozen.</text:p>
          </table:table-cell>
          <table:table-cell table:style-name="ce21" office:value-type="string">
            <text:p>C4</text:p>
          </table:table-cell>
          <table:table-cell table:style-name="ce21" office:value-type="string">
            <text:p>16-47</text:p>
          </table:table-cell>
          <table:table-cell table:number-columns-repeated="3"/>
          <table:table-cell table:style-name="ce21" office:value-type="string">
            <text:p>mg/d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C4 is critical to activation of classical pathway. Decreased levels are seen in patients with SLE, Immune Complex disease and Hereditary Angioedema. Congenital deficiency of C4 increases the risk for recurrent bacteremia especially S.pneumoniae.</text:p>
          </table:table-cell>
          <table:table-cell table:style-name="ce21" office:value-type="string">
            <text:p>SLE, Immune Complex Disease, Hereditary Angioedema. Congenital deficiency of C4, Recurrent Bacteremia, S.pneumoniae infection</text:p>
          </table:table-cell>
          <table:table-cell table:style-name="ce21" office:value-type="string">
            <text:p>Biochemistry, Clinical Chemistry</text:p>
          </table:table-cell>
          <table:table-cell table:style-name="ce21" office:value-type="float" office:value="15">
            <text:p>15</text:p>
          </table:table-cell>
          <table:table-cell table:number-columns-repeated="1006"/>
        </table:table-row>
        <table:table-row table:style-name="ro6">
          <table:table-cell table:style-name="ce21" office:value-type="string">
            <text:p>Complement</text:p>
          </table:table-cell>
          <table:table-cell table:style-name="ce21" office:value-type="string">
            <text:p>Radial Immunodiffusion</text:p>
          </table:table-cell>
          <table:table-cell table:style-name="ce21" office:value-type="string">
            <text:p>Blood</text:p>
          </table:table-cell>
          <table:table-cell table:style-name="ce21" office:value-type="string">
            <text:p>2 mL (0.5 mL min.) serum from 1 Red Top (No Additive) tube. Separate serum within 1 hour of collection. Ship refrigerated or frozen.</text:p>
          </table:table-cell>
          <table:table-cell table:style-name="ce21" office:value-type="string">
            <text:p>C5</text:p>
          </table:table-cell>
          <table:table-cell table:style-name="ce21" office:value-type="string">
            <text:p>51-77</text:p>
          </table:table-cell>
          <table:table-cell table:number-columns-repeated="3"/>
          <table:table-cell table:style-name="ce21" office:value-type="string">
            <text:p>microgm/m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C5 to C9 are components of common pathway. Patients with Congenital deficiency of any of these components are at increased risk of Meningococcal meningitis.</text:p>
          </table:table-cell>
          <table:table-cell table:style-name="ce21" office:value-type="string">
            <text:p>Congenital Deficiency C5, Meningococcal Meningitis</text:p>
          </table:table-cell>
          <table:table-cell table:style-name="ce21" office:value-type="string">
            <text:p>Biochemistry, Clinical Chemistry</text:p>
          </table:table-cell>
          <table:table-cell table:style-name="ce21" office:value-type="float" office:value="15">
            <text:p>15</text:p>
          </table:table-cell>
          <table:table-cell table:number-columns-repeated="1006"/>
        </table:table-row>
        <table:table-row table:style-name="ro6">
          <table:table-cell table:style-name="ce21" office:value-type="string">
            <text:p>Complement</text:p>
          </table:table-cell>
          <table:table-cell table:style-name="ce21" office:value-type="string">
            <text:p>Radial Immunodiffusion</text:p>
          </table:table-cell>
          <table:table-cell table:style-name="ce21" office:value-type="string">
            <text:p>Blood</text:p>
          </table:table-cell>
          <table:table-cell table:style-name="ce21" office:value-type="string">
            <text:p>2 mL (0.5 mL min.) serum from 1 Red Top (No Additive) tube. Separate serum within 1 hour of collection. Ship refrigerated or frozen.</text:p>
          </table:table-cell>
          <table:table-cell table:style-name="ce21" office:value-type="string">
            <text:p>C6</text:p>
          </table:table-cell>
          <table:table-cell table:style-name="ce21" office:value-type="string">
            <text:p>48-64</text:p>
          </table:table-cell>
          <table:table-cell table:number-columns-repeated="3"/>
          <table:table-cell table:style-name="ce21" office:value-type="string">
            <text:p>microgm/m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C5 to C9 are components of common pathway. Patients with Congenital deficiency of any of these components are at increased risk of Meningococcal meningitis.</text:p>
          </table:table-cell>
          <table:table-cell table:style-name="ce21" office:value-type="string">
            <text:p>Congenital Deficiency C6, Meningococcal Meningitis</text:p>
          </table:table-cell>
          <table:table-cell table:style-name="ce21" office:value-type="string">
            <text:p>Biochemistry, Clinical Chemistry</text:p>
          </table:table-cell>
          <table:table-cell table:style-name="ce21" office:value-type="float" office:value="15">
            <text:p>15</text:p>
          </table:table-cell>
          <table:table-cell table:number-columns-repeated="1006"/>
        </table:table-row>
        <table:table-row table:style-name="ro6">
          <table:table-cell table:style-name="ce21" office:value-type="string">
            <text:p>Complement</text:p>
          </table:table-cell>
          <table:table-cell table:style-name="ce21" office:value-type="string">
            <text:p>Radial Immunodiffusion</text:p>
          </table:table-cell>
          <table:table-cell table:style-name="ce21" office:value-type="string">
            <text:p>Blood</text:p>
          </table:table-cell>
          <table:table-cell table:style-name="ce21" office:value-type="string">
            <text:p>2 mL (0.5 mL min.) serum from 1 Red Top (No Additive) tube. Separate serum within 1 hour of collection. Ship refrigerated or frozen.</text:p>
          </table:table-cell>
          <table:table-cell table:style-name="ce21" office:value-type="string">
            <text:p>C7</text:p>
          </table:table-cell>
          <table:table-cell table:style-name="ce21" office:value-type="string">
            <text:p>49-70</text:p>
          </table:table-cell>
          <table:table-cell table:number-columns-repeated="3"/>
          <table:table-cell table:style-name="ce21" office:value-type="string">
            <text:p>microgm/m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C7 complement is synthesized in the liver, hematopoietic cells, fibroblasts, microglial cells and astrocytes of the CNS. It is critical for inflammatory responses.</text:p>
          </table:table-cell>
          <table:table-cell table:style-name="ce21" office:value-type="string">
            <text:p>Inflammatory responses</text:p>
          </table:table-cell>
          <table:table-cell table:style-name="ce21" office:value-type="string">
            <text:p>Biochemistry, Clinical Chemistry</text:p>
          </table:table-cell>
          <table:table-cell table:style-name="ce21" office:value-type="float" office:value="15">
            <text:p>15</text:p>
          </table:table-cell>
          <table:table-cell table:number-columns-repeated="1006"/>
        </table:table-row>
        <table:table-row table:style-name="ro6">
          <table:table-cell table:style-name="ce21" office:value-type="string">
            <text:p>Complement</text:p>
          </table:table-cell>
          <table:table-cell table:style-name="ce21" office:value-type="string">
            <text:p>Radial Immunodiffusion</text:p>
          </table:table-cell>
          <table:table-cell table:style-name="ce21" office:value-type="string">
            <text:p>Blood</text:p>
          </table:table-cell>
          <table:table-cell table:style-name="ce21" office:value-type="string">
            <text:p>2 mL (0.5 mL min.) serum from 1 Red Top (No Additive) tube. Separate serum within 1 hour of collection. Ship refrigerated or frozen.</text:p>
          </table:table-cell>
          <table:table-cell table:style-name="ce21" office:value-type="string">
            <text:p>C8</text:p>
          </table:table-cell>
          <table:table-cell table:style-name="ce21" office:value-type="string">
            <text:p>43-63</text:p>
          </table:table-cell>
          <table:table-cell table:number-columns-repeated="3"/>
          <table:table-cell table:style-name="ce21" office:value-type="string">
            <text:p>microgm/m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C5 to C9 are components of common pathway. Patients with Congenital deficiency of any of these components are at increased risk of Meningococcal meningitis.</text:p>
          </table:table-cell>
          <table:table-cell table:style-name="ce21" office:value-type="string">
            <text:p>Congenital Deficiency C8, Meningococcal Meningitis</text:p>
          </table:table-cell>
          <table:table-cell table:style-name="ce21" office:value-type="string">
            <text:p>Biochemistry, Clinical Chemistry</text:p>
          </table:table-cell>
          <table:table-cell table:style-name="ce21" office:value-type="float" office:value="15">
            <text:p>15</text:p>
          </table:table-cell>
          <table:table-cell table:number-columns-repeated="1006"/>
        </table:table-row>
        <table:table-row table:style-name="ro6">
          <table:table-cell table:style-name="ce21" office:value-type="string">
            <text:p>Complement</text:p>
          </table:table-cell>
          <table:table-cell table:style-name="ce21" office:value-type="string">
            <text:p>Radial Immunodiffusion</text:p>
          </table:table-cell>
          <table:table-cell table:style-name="ce21" office:value-type="string">
            <text:p>Blood</text:p>
          </table:table-cell>
          <table:table-cell table:style-name="ce21" office:value-type="string">
            <text:p>2 mL (0.5 mL min.) serum from 1 Red Top (No Additive) tube. Separate serum within 1 hour of collection. Ship refrigerated or frozen.</text:p>
          </table:table-cell>
          <table:table-cell table:style-name="ce21" office:value-type="string">
            <text:p>C9</text:p>
          </table:table-cell>
          <table:table-cell table:style-name="ce21" office:value-type="string">
            <text:p>47-69</text:p>
          </table:table-cell>
          <table:table-cell table:number-columns-repeated="3"/>
          <table:table-cell table:style-name="ce21" office:value-type="string">
            <text:p>microgm/m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C5 to C9 are components of common pathway. Patients with Congenital deficiency of any of these components are at increased risk of Meningococcal meningitis.</text:p>
          </table:table-cell>
          <table:table-cell table:style-name="ce21" office:value-type="string">
            <text:p>Congenital Deficiency C9, Meningococcal Meningitis</text:p>
          </table:table-cell>
          <table:table-cell table:style-name="ce21" office:value-type="string">
            <text:p>Biochemistry, Clinical Chemistry</text:p>
          </table:table-cell>
          <table:table-cell table:style-name="ce21" office:value-type="float" office:value="15">
            <text:p>15</text:p>
          </table:table-cell>
          <table:table-cell table:number-columns-repeated="1006"/>
        </table:table-row>
        <table:table-row table:style-name="ro7">
          <table:table-cell table:style-name="ce21" office:value-type="string">
            <text:p>Complement</text:p>
          </table:table-cell>
          <table:table-cell table:style-name="ce21" office:value-type="string">
            <text:p>Radial Immunodiffusion</text:p>
          </table:table-cell>
          <table:table-cell table:style-name="ce21" office:value-type="string">
            <text:p>Blood</text:p>
          </table:table-cell>
          <table:table-cell table:style-name="ce21" office:value-type="string">
            <text:p>2 mL (0.5 mL min.) serum from 1 Red Top (No Additive) tube. Separate serum within 1 hour of collection. Ship refrigerated or frozen.</text:p>
          </table:table-cell>
          <table:table-cell table:style-name="ce21" office:value-type="string">
            <text:p>Factor B </text:p>
          </table:table-cell>
          <table:table-cell table:style-name="ce21" office:value-type="string">
            <text:p>17-42</text:p>
          </table:table-cell>
          <table:table-cell table:number-columns-repeated="3"/>
          <table:table-cell table:style-name="ce21" office:value-type="string">
            <text:p>mg/d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Complement factor B is a component of the alternative pathway. Factor B circulates in the blood as a single chain polypeptide. Upon activation of the alternative pathway, Bb leads to proliferation of preactivated B lymphocytes, while Ba inhibits their proliferation.</text:p>
          </table:table-cell>
          <table:table-cell table:style-name="ce21" office:value-type="string">
            <text:p>Factor B deficiency</text:p>
          </table:table-cell>
          <table:table-cell table:style-name="ce21" office:value-type="string">
            <text:p>Biochemistry, Clinical Chemistry</text:p>
          </table:table-cell>
          <table:table-cell table:style-name="ce21" office:value-type="float" office:value="15">
            <text:p>15</text:p>
          </table:table-cell>
          <table:table-cell table:number-columns-repeated="1006"/>
        </table:table-row>
        <table:table-row table:style-name="ro5">
          <table:table-cell table:style-name="ce21" office:value-type="string">
            <text:p>Complement, Total CH50</text:p>
          </table:table-cell>
          <table:table-cell table:style-name="ce21" office:value-type="string">
            <text:p>Colorimetry</text:p>
          </table:table-cell>
          <table:table-cell table:style-name="ce21" office:value-type="string">
            <text:p>Blood</text:p>
          </table:table-cell>
          <table:table-cell table:style-name="ce21" office:value-type="string">
            <text:p>2 mL (0.5 mL min.) serum from 1 Red Top (No Additive) tube. Overnight fasting is preferred. Ship frozen.</text:p>
          </table:table-cell>
          <table:table-cell table:style-name="ce21" office:value-type="string">
            <text:p>CH 50</text:p>
          </table:table-cell>
          <table:table-cell table:style-name="ce21" office:value-type="string">
            <text:p>50-150</text:p>
          </table:table-cell>
          <table:table-cell table:number-columns-repeated="3"/>
          <table:table-cell table:style-name="ce21" office:value-type="string">
            <text:p>%</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9" office:value-type="string">
            <text:p>Total Complement (CH 50) concentration is an overall measure of the complement system. Decreased concentrations are seen in patients with complement factor deficiencies and diseases like SLE and Immune Complex diseases.</text:p>
          </table:table-cell>
          <table:table-cell table:style-name="ce21" office:value-type="string">
            <text:p>Complement Factor Deficiencies, SLE, Immune Complex Diseases.</text:p>
          </table:table-cell>
          <table:table-cell table:style-name="ce21" office:value-type="string">
            <text:p>Biochemistry, Clinical Chemistry</text:p>
          </table:table-cell>
          <table:table-cell table:style-name="ce21" office:value-type="float" office:value="15">
            <text:p>15</text:p>
          </table:table-cell>
          <table:table-cell table:number-columns-repeated="1006"/>
        </table:table-row>
        <table:table-row table:style-name="ro8">
          <table:table-cell table:style-name="ce21" office:value-type="string">
            <text:p>Complete Blood Count</text:p>
          </table:table-cell>
          <table:table-cell table:style-name="ce21" office:value-type="string">
            <text:p>Coulter Electronic Cell Cytometry, Calculated </text:p>
          </table:table-cell>
          <table:table-cell table:style-name="ce21" office:value-type="string">
            <text:p>Blood</text:p>
          </table:table-cell>
          <table:table-cell table:style-name="ce21" office:value-type="string">
            <text:p><text:s/>3 mL ( 2 mL min.) whole blood from 1 Lavender Top (EDTA) tube with 2 peripheral smears. Ship refrigerated. </text:p>
          </table:table-cell>
          <table:table-cell table:style-name="ce21" office:value-type="string">
            <text:p>Hemoglobin</text:p>
          </table:table-cell>
          <table:table-cell table:style-name="ce21" office:value-type="string">
            <text:p>14-18</text:p>
          </table:table-cell>
          <table:table-cell table:style-name="ce23" office:value-type="string">
            <text:p>12 to 16</text:p>
          </table:table-cell>
          <table:table-cell table:style-name="ce21" office:value-type="string">
            <text:p>11 to 12</text:p>
          </table:table-cell>
          <table:table-cell table:style-name="ce21" office:value-type="string">
            <text:p>new born 14 to 22 ;One week of age 15-20;</text:p>
            <text:p>One month of age 11-15 </text:p>
            <text:p>;Children: 11-13 </text:p>
            <text:p>;Children 6 months to 6 years: 9.5-14;</text:p>
            <text:p>Children 6 to 18 years: 10 to 15.5;</text:p>
          </table:table-cell>
          <table:table-cell table:style-name="ce21" office:value-type="string">
            <text:p>gm/dl</text:p>
          </table:table-cell>
          <table:table-cell table:style-name="ce21" office:value-type="string">
            <text:p>Yes</text:p>
          </table:table-cell>
          <table:table-cell table:number-columns-repeated="2"/>
          <table:table-cell table:style-name="ce27"/>
          <table:table-cell table:style-name="ce29" office:value-type="string">
            <text:p>Hemoglobin is the protein molecule in red blood cells that carries oxygen from the lungs to the body's tissues and returns carbon dioxide from the tissues to the lungs</text:p>
          </table:table-cell>
          <table:table-cell table:style-name="ce29" office:value-type="string">
            <text:p>Decreased in anemia, hemorrhage, and hemolytic reactions;increased in dehydration, heart and lung disease </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6">
          <table:table-cell table:style-name="ce21" office:value-type="string">
            <text:p>Complete Blood Count</text:p>
          </table:table-cell>
          <table:table-cell table:style-name="ce21" office:value-type="string">
            <text:p>Coulter Electronic Cell Cytometry, Calculated </text:p>
          </table:table-cell>
          <table:table-cell table:style-name="ce21" office:value-type="string">
            <text:p>Blood</text:p>
          </table:table-cell>
          <table:table-cell table:style-name="ce21" office:value-type="string">
            <text:p><text:s/>3 mL ( 2 mL min.) whole blood from 1 Lavender Top (EDTA) tube with 2 peripheral smears. Ship refrigerated. </text:p>
          </table:table-cell>
          <table:table-cell table:style-name="ce21" office:value-type="string">
            <text:p>TLC</text:p>
          </table:table-cell>
          <table:table-cell table:style-name="ce21" office:value-type="string">
            <text:p>4300-10800</text:p>
          </table:table-cell>
          <table:table-cell table:number-columns-repeated="2"/>
          <table:table-cell table:style-name="ce21" office:value-type="string">
            <text:p>At birth : 10,000-25,000</text:p>
            <text:p>• 1 to 3 years 6,000-18,000</text:p>
            <text:p>• 4 to 7 years 6,000-15,000</text:p>
            <text:p>• 8 to 12 yr 4,500-13,500</text:p>
          </table:table-cell>
          <table:table-cell table:style-name="ce21" office:value-type="string">
            <text:p>per mm3</text:p>
          </table:table-cell>
          <table:table-cell table:style-name="ce21" office:value-type="string">
            <text:p>Yes</text:p>
          </table:table-cell>
          <table:table-cell table:number-columns-repeated="2"/>
          <table:table-cell table:style-name="ce27"/>
          <table:table-cell table:style-name="ce29" office:value-type="string">
            <text:p>Raised TLC is indicative of underlying infection. Low leucocyte levels may predispose to infection. TLC may increase or decrease in Systemic Inflammatory Response</text:p>
          </table:table-cell>
          <table:table-cell table:style-name="ce29" office:value-type="string">
            <text:p>Cellulitis, infections, SIRS, Leukemia, UTI, URTI, LRTI</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12">
          <table:table-cell table:style-name="ce21" office:value-type="string">
            <text:p>Complete Blood Count</text:p>
          </table:table-cell>
          <table:table-cell table:style-name="ce21" office:value-type="string">
            <text:p>Coulter Electronic Cell Cytometry, Calculated </text:p>
          </table:table-cell>
          <table:table-cell table:style-name="ce21" office:value-type="string">
            <text:p>Blood</text:p>
          </table:table-cell>
          <table:table-cell table:style-name="ce21" office:value-type="string">
            <text:p><text:s/>3 mL ( 2 mL min.) whole blood from 1 Lavender Top (EDTA) tube with 2 peripheral smears. Ship refrigerated. </text:p>
          </table:table-cell>
          <table:table-cell table:style-name="ce21" office:value-type="string">
            <text:p>DLC Neutrophils</text:p>
          </table:table-cell>
          <table:table-cell table:style-name="ce21" office:value-type="string">
            <text:p>40-70</text:p>
          </table:table-cell>
          <table:table-cell table:number-columns-repeated="3"/>
          <table:table-cell table:style-name="ce21" office:value-type="string">
            <text:p>%</text:p>
          </table:table-cell>
          <table:table-cell table:style-name="ce21" office:value-type="string">
            <text:p>Yes</text:p>
          </table:table-cell>
          <table:table-cell table:number-columns-repeated="3"/>
          <table:table-cell table:style-name="ce29" office:value-type="string">
            <text:p>Neutrophilia is usually secondary to a pathologic process outside the marrow. It can occur in infectious diseases, especially acute bacterial infections; neoplasia, either affecting the myeloid system or secondary to a solid tumor (paraneoplastic syndrome); inflammation secondary to tissue necrosis; hemorrhage; hemolysis; and stress.Neutropenia is due in the great majority of cases to decreased production of granulocytes</text:p>
          </table:table-cell>
          <table:table-cell table:style-name="ce21" office:value-type="string">
            <text:p>Bacterial infections, Neoplasia, Chronic Myeloid Leukemia, other myeloproliferative disorders, metabolic and collagen diseases, hypersensitivity reactions, Extensive Radiotherapy, Chemotherapy, Bone Marrow Suppression, extensive radiation therapy, Viral disease , Rickettsia</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13">
          <table:table-cell table:style-name="ce21" office:value-type="string">
            <text:p>Complete Blood Count</text:p>
          </table:table-cell>
          <table:table-cell table:style-name="ce21" office:value-type="string">
            <text:p>Coulter Electronic Cell Cytometry, Calculated </text:p>
          </table:table-cell>
          <table:table-cell table:style-name="ce21" office:value-type="string">
            <text:p>Blood</text:p>
          </table:table-cell>
          <table:table-cell table:style-name="ce21" office:value-type="string">
            <text:p><text:s/>3 mL ( 2 mL min.) whole blood from 1 Lavender Top (EDTA) tube with 2 peripheral smears. Ship refrigerated. </text:p>
          </table:table-cell>
          <table:table-cell table:style-name="ce21" office:value-type="string">
            <text:p>DLC Bands</text:p>
          </table:table-cell>
          <table:table-cell table:style-name="ce21" office:value-type="string">
            <text:p>0-5</text:p>
          </table:table-cell>
          <table:table-cell table:number-columns-repeated="3"/>
          <table:table-cell table:style-name="ce21" office:value-type="string">
            <text:p>%</text:p>
          </table:table-cell>
          <table:table-cell table:style-name="ce21" office:value-type="string">
            <text:p>Yes</text:p>
          </table:table-cell>
          <table:table-cell table:number-columns-repeated="5"/>
          <table:table-cell table:style-name="ce21" office:value-type="string">
            <text:p>Hematology</text:p>
          </table:table-cell>
          <table:table-cell table:style-name="ce21" office:value-type="float" office:value="1">
            <text:p>1</text:p>
          </table:table-cell>
          <table:table-cell table:number-columns-repeated="1006"/>
        </table:table-row>
        <table:table-row table:style-name="ro3">
          <table:table-cell table:style-name="ce21" office:value-type="string">
            <text:p>Complete Blood Count</text:p>
          </table:table-cell>
          <table:table-cell table:style-name="ce21" office:value-type="string">
            <text:p>Coulter Electronic Cell Cytometry, Calculated </text:p>
          </table:table-cell>
          <table:table-cell table:style-name="ce21" office:value-type="string">
            <text:p>Blood</text:p>
          </table:table-cell>
          <table:table-cell table:style-name="ce21" office:value-type="string">
            <text:p><text:s/>3 mL ( 2 mL min.) whole blood from 1 Lavender Top (EDTA) tube with 2 peripheral smears. Ship refrigerated. </text:p>
          </table:table-cell>
          <table:table-cell table:style-name="ce21" office:value-type="string">
            <text:p>DLC Lymphocytes</text:p>
          </table:table-cell>
          <table:table-cell table:style-name="ce21" office:value-type="string">
            <text:p>20-50</text:p>
          </table:table-cell>
          <table:table-cell table:number-columns-repeated="3"/>
          <table:table-cell table:style-name="ce21" office:value-type="string">
            <text:p>%</text:p>
          </table:table-cell>
          <table:table-cell table:style-name="ce21" office:value-type="string">
            <text:p>Yes</text:p>
          </table:table-cell>
          <table:table-cell table:number-columns-repeated="3"/>
          <table:table-cell table:style-name="ce30" office:value-type="string">
            <text:p>Lymphocytopenia can be seen mainly in association with several congenital diseases of the immune system or following treatment with corticosteroids, antineoplastic agents, or radiation. Lymphocytosis can accompany some infections, both acute and chronic, usually viral, Addison's disease, and autoimmune diseases.</text:p>
          </table:table-cell>
          <table:table-cell table:style-name="ce21" office:value-type="string">
            <text:p>Bacterial infections, Viral Infections, Chronic and acute infections, Neoplasia, Acute and Chronic Leukemia, other myeloproliferative disorder, Extensive Radiotherapy, Chemotherapy, Bone Marrow Suppression,</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5">
          <table:table-cell table:style-name="ce21" office:value-type="string">
            <text:p>Complete Blood Count</text:p>
          </table:table-cell>
          <table:table-cell table:style-name="ce21" office:value-type="string">
            <text:p>Coulter Electronic Cell Cytometry, Calculated </text:p>
          </table:table-cell>
          <table:table-cell table:style-name="ce21" office:value-type="string">
            <text:p>Blood</text:p>
          </table:table-cell>
          <table:table-cell table:style-name="ce21" office:value-type="string">
            <text:p><text:s/>3 mL ( 2 mL min.) whole blood from 1 Lavender Top (EDTA) tube with 2 peripheral smears. Ship refrigerated. </text:p>
          </table:table-cell>
          <table:table-cell table:style-name="ce21" office:value-type="string">
            <text:p>DLC Monocytes</text:p>
          </table:table-cell>
          <table:table-cell table:style-name="ce24" office:value-type="string">
            <text:p>4 to 8</text:p>
          </table:table-cell>
          <table:table-cell table:number-columns-repeated="3"/>
          <table:table-cell table:style-name="ce21" office:value-type="string">
            <text:p>%</text:p>
          </table:table-cell>
          <table:table-cell table:style-name="ce21" office:value-type="string">
            <text:p>Yes</text:p>
          </table:table-cell>
          <table:table-cell table:number-columns-repeated="2"/>
          <table:table-cell table:style-name="ce28"/>
          <table:table-cell table:style-name="ce31" office:value-type="string">
            <text:p>Monocytosis can follow chronic infectious disorders , rheumatic diseases, chronic inflammatory bowel disease, and some malignant processes . Monocytes play an important role in other chronic granulomatous diseases and storage disorders</text:p>
          </table:table-cell>
          <table:table-cell table:style-name="ce33" office:value-type="string">
            <text:p>Tuberculosis, Brucellosis, Lupus, Rheumatoid Arthritis, Hodgkin's and non-Hodgkin's lymphoma, Sarcoidosis, Histiocytosis X, Gaucher's disease, Niemann–Pick disease</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3">
          <table:table-cell table:style-name="ce21" office:value-type="string">
            <text:p>Complete Blood Count</text:p>
          </table:table-cell>
          <table:table-cell table:style-name="ce21" office:value-type="string">
            <text:p>Coulter Electronic Cell Cytometry, Calculated </text:p>
          </table:table-cell>
          <table:table-cell table:style-name="ce21" office:value-type="string">
            <text:p>Blood</text:p>
          </table:table-cell>
          <table:table-cell table:style-name="ce21" office:value-type="string">
            <text:p><text:s/>3 mL ( 2 mL min.) whole blood from 1 Lavender Top (EDTA) tube with 2 peripheral smears. Ship refrigerated. </text:p>
          </table:table-cell>
          <table:table-cell table:style-name="ce21" office:value-type="string">
            <text:p>DLC Eosinophils</text:p>
          </table:table-cell>
          <table:table-cell table:style-name="ce21" office:value-type="string">
            <text:p>0-6</text:p>
          </table:table-cell>
          <table:table-cell table:number-columns-repeated="3"/>
          <table:table-cell table:style-name="ce21" office:value-type="string">
            <text:p>%</text:p>
          </table:table-cell>
          <table:table-cell table:style-name="ce21" office:value-type="string">
            <text:p>Yes</text:p>
          </table:table-cell>
          <table:table-cell table:number-columns-repeated="2"/>
          <table:table-cell table:style-name="ce28"/>
          <table:table-cell table:style-name="ce31" office:value-type="string">
            <text:p>Eosinophilia occurs in association with allergic and hypersensitivity reactions, parasitic infestations, cancers, connective tissue disorders <text:s/>and the syndrome of pulmonary infiltrates with eosinophilia.</text:p>
          </table:table-cell>
          <table:table-cell table:style-name="ce33" office:value-type="string">
            <text:p>Parasitic infections, Asthma, Hay fever, Loeffler's syndrome, vasculitis, Churg-Strauss syndrome, Lymphoma,</text:p>
            <text:p>Liver cirrhosis, Dermatitis herpetiformis,</text:p>
            <text:p>Hypereosinophilic syndrome, Hypersensitivity reactions, Allergy, Hodgkin's disease, Eosinophilic leukemia, Rheumatoid Arthritis, <text:s/>Polyarteritis Nodosa, syndrome of pulmonary infiltrates with eosinophilia.</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6">
          <table:table-cell table:style-name="ce21" office:value-type="string">
            <text:p>Complete Blood Count</text:p>
          </table:table-cell>
          <table:table-cell table:style-name="ce21" office:value-type="string">
            <text:p>Coulter Electronic Cell Cytometry, Calculated </text:p>
          </table:table-cell>
          <table:table-cell table:style-name="ce21" office:value-type="string">
            <text:p>Blood</text:p>
          </table:table-cell>
          <table:table-cell table:style-name="ce21" office:value-type="string">
            <text:p><text:s/>3 mL ( 2 mL min.) whole blood from 1 Lavender Top (EDTA) tube with 2 peripheral smears. Ship refrigerated. </text:p>
          </table:table-cell>
          <table:table-cell table:style-name="ce21" office:value-type="string">
            <text:p>DLC Basophils</text:p>
          </table:table-cell>
          <table:table-cell table:style-name="ce21" office:value-type="string">
            <text:p>0-2</text:p>
          </table:table-cell>
          <table:table-cell table:number-columns-repeated="3"/>
          <table:table-cell table:style-name="ce21" office:value-type="string">
            <text:p>%</text:p>
          </table:table-cell>
          <table:table-cell table:style-name="ce21" office:value-type="string">
            <text:p>Yes</text:p>
          </table:table-cell>
          <table:table-cell table:number-columns-repeated="3"/>
          <table:table-cell table:style-name="ce32" office:value-type="string">
            <text:p>Basophilia can be found in chronic myelogenous leukemia and other myeloproliferative disorders, Hodgkin's disease, and some chronic inflammatory and infectious disorders.</text:p>
          </table:table-cell>
          <table:table-cell table:style-name="ce21" office:value-type="string">
            <text:p>CML, Hodgkin's disease</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6">
          <table:table-cell table:style-name="ce21" office:value-type="string">
            <text:p>Complete Blood Count</text:p>
          </table:table-cell>
          <table:table-cell table:style-name="ce21" office:value-type="string">
            <text:p>Coulter Electronic Cell Cytometry, Calculated </text:p>
          </table:table-cell>
          <table:table-cell table:style-name="ce21" office:value-type="string">
            <text:p>Blood</text:p>
          </table:table-cell>
          <table:table-cell table:style-name="ce21" office:value-type="string">
            <text:p><text:s/>3 mL ( 2 mL min.) whole blood from 1 Lavender Top (EDTA) tube with 2 peripheral smears. Ship refrigerated. </text:p>
          </table:table-cell>
          <table:table-cell table:style-name="ce21" office:value-type="string">
            <text:p>Platelet count</text:p>
          </table:table-cell>
          <table:table-cell table:style-name="ce21" office:value-type="string">
            <text:p>1.5 - 4</text:p>
          </table:table-cell>
          <table:table-cell/>
          <table:table-cell table:style-name="ce21" office:value-type="string">
            <text:p>mild increase or decrease is normal</text:p>
          </table:table-cell>
          <table:table-cell table:style-name="ce21" office:value-type="string">
            <text:p>1.5 - 4.5</text:p>
          </table:table-cell>
          <table:table-cell table:style-name="ce21" office:value-type="string">
            <text:p>lacs/mm3</text:p>
          </table:table-cell>
          <table:table-cell table:style-name="ce21" office:value-type="string">
            <text:p>Yes</text:p>
          </table:table-cell>
          <table:table-cell table:number-columns-repeated="3"/>
          <table:table-cell table:style-name="ce21" office:value-type="string">
            <text:p>Platelets are responsible for coagulation. Platelet level below 20,000 may lead to spontaneous hemorrhage. Increased levels are suggestive of thrombosis and myeloproliferative disorders</text:p>
          </table:table-cell>
          <table:table-cell table:style-name="ce21" office:value-type="string">
            <text:p>Thrombosis, TTP, ITP, coagulopathy, HELLP syndrome, Hemolytic Uremic Syndrome, Gaucher's disease, Aplastic Anemia</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7">
          <table:table-cell table:style-name="ce21" office:value-type="string">
            <text:p>Complete Blood Count</text:p>
          </table:table-cell>
          <table:table-cell table:style-name="ce21" office:value-type="string">
            <text:p>Coulter Electronic Cell Cytometry, Calculated </text:p>
          </table:table-cell>
          <table:table-cell table:style-name="ce21" office:value-type="string">
            <text:p>Blood</text:p>
          </table:table-cell>
          <table:table-cell table:style-name="ce21" office:value-type="string">
            <text:p><text:s/>3 mL ( 2 mL min.) whole blood from 1 Lavender Top (EDTA) tube with 2 peripheral smears. Ship refrigerated. </text:p>
          </table:table-cell>
          <table:table-cell table:style-name="ce21" office:value-type="string">
            <text:p>RBC count</text:p>
          </table:table-cell>
          <table:table-cell table:style-name="ce21" office:value-type="string">
            <text:p>4.5-6.0</text:p>
          </table:table-cell>
          <table:table-cell table:style-name="ce21" office:value-type="string">
            <text:p>4.2-5.4</text:p>
          </table:table-cell>
          <table:table-cell table:style-name="ce21" office:value-type="string">
            <text:p>slightly lower</text:p>
          </table:table-cell>
          <table:table-cell table:style-name="ce21" office:value-type="string">
            <text:p>neonate <text:s/>5.5 - 6 child 4.6 - 4.8</text:p>
          </table:table-cell>
          <table:table-cell table:style-name="ce21" office:value-type="string">
            <text:p>*10^6/mm^3</text:p>
          </table:table-cell>
          <table:table-cell table:style-name="ce21" office:value-type="string">
            <text:p>Yes</text:p>
          </table:table-cell>
          <table:table-cell table:number-columns-repeated="3"/>
          <table:table-cell table:style-name="ce21" office:value-type="string">
            <text:p>Erythrocytes/RBC are blood corpuscles responsible for carrying blood. High RBC count is indicative of inefficient oxygen transport to the tissues and also of polycythemia vera. Low count is indicative of anemia, disorders of the lymphoreticular system and hypoplastic bone marrow</text:p>
          </table:table-cell>
          <table:table-cell table:style-name="ce21" office:value-type="string">
            <text:p>Excessive smoking, Kidney cancer, Heart failure, lung disease, Steroids, Dehydration, Erythropoietin doping, Pulmonary fibrosis, Polycythemia vera, Hemoglobinopathies, Anemia, Leukemia, SLE, Autoimmune Hemolytic Anemia, Pernicious Anemia, Hodgkin's disease</text:p>
            <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4">
          <table:table-cell table:style-name="ce21" office:value-type="string">
            <text:p>Complete Blood Count</text:p>
          </table:table-cell>
          <table:table-cell table:style-name="ce21" office:value-type="string">
            <text:p>Coulter Electronic Cell Cytometry, Calculated </text:p>
          </table:table-cell>
          <table:table-cell table:style-name="ce21" office:value-type="string">
            <text:p>Blood</text:p>
          </table:table-cell>
          <table:table-cell table:style-name="ce21" office:value-type="string">
            <text:p><text:s/>3 mL ( 2 mL min.) whole blood from 1 Lavender Top (EDTA) tube with 2 peripheral smears. Ship refrigerated. </text:p>
          </table:table-cell>
          <table:table-cell table:style-name="ce21" office:value-type="string">
            <text:p>Hematocrit/ PCV</text:p>
          </table:table-cell>
          <table:table-cell table:style-name="ce21" office:value-type="string">
            <text:p>38.8-46.4</text:p>
          </table:table-cell>
          <table:table-cell table:style-name="ce21" office:value-type="string">
            <text:p>35.4-44.4</text:p>
          </table:table-cell>
          <table:table-cell table:number-columns-repeated="2"/>
          <table:table-cell table:style-name="ce21" office:value-type="string">
            <text:p>%</text:p>
          </table:table-cell>
          <table:table-cell table:style-name="ce21" office:value-type="string">
            <text:p>Yes</text:p>
          </table:table-cell>
          <table:table-cell table:number-columns-repeated="3"/>
          <table:table-cell table:style-name="ce21" office:value-type="string">
            <text:p>The hematocrit measures the volume of red blood cells compared to the total blood volume (red blood cells and plasma)</text:p>
          </table:table-cell>
          <table:table-cell table:style-name="ce21" office:value-type="string">
            <text:p>Shock, Dengue Hemorrhagic Shock, Hypoxia, COPD, Policythemia vera, Dehyration, Anabolic Steroids, High Erythropoietin levels.</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4">
          <table:table-cell table:style-name="ce21" office:value-type="string">
            <text:p>Complete Blood Count</text:p>
          </table:table-cell>
          <table:table-cell table:style-name="ce21" office:value-type="string">
            <text:p>Coulter Electronic Cell Cytometry, Calculated </text:p>
          </table:table-cell>
          <table:table-cell table:style-name="ce21" office:value-type="string">
            <text:p>Blood</text:p>
          </table:table-cell>
          <table:table-cell table:style-name="ce21" office:value-type="string">
            <text:p><text:s/>3 mL ( 2 mL min.) whole blood from 1 Lavender Top (EDTA) tube with 2 peripheral smears. Ship refrigerated. </text:p>
          </table:table-cell>
          <table:table-cell table:style-name="ce21" office:value-type="string">
            <text:p>MCV</text:p>
          </table:table-cell>
          <table:table-cell table:style-name="ce21" office:value-type="string">
            <text:p>79-93.3</text:p>
          </table:table-cell>
          <table:table-cell table:number-columns-repeated="3"/>
          <table:table-cell table:style-name="ce21" office:value-type="string">
            <text:p>microm^3</text:p>
          </table:table-cell>
          <table:table-cell table:style-name="ce21" office:value-type="string">
            <text:p>Yes</text:p>
          </table:table-cell>
          <table:table-cell table:number-columns-repeated="3"/>
          <table:table-cell table:style-name="ce21" office:value-type="string">
            <text:p>MCV is an indicator of the size of RBC. It helps gauge osmotic balance of blood. In Anemia, MCV helps categorise the underlying pathology.</text:p>
          </table:table-cell>
          <table:table-cell table:style-name="ce21" office:value-type="string">
            <text:p>Anemia, Herditory Spherocytosis, Thallasemia</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4">
          <table:table-cell table:style-name="ce21" office:value-type="string">
            <text:p>Complete Blood Count</text:p>
          </table:table-cell>
          <table:table-cell table:style-name="ce21" office:value-type="string">
            <text:p>Coulter Electronic Cell Cytometry, Calculated </text:p>
          </table:table-cell>
          <table:table-cell table:style-name="ce21" office:value-type="string">
            <text:p>Blood</text:p>
          </table:table-cell>
          <table:table-cell table:style-name="ce21" office:value-type="string">
            <text:p><text:s/>3 mL ( 2 mL min.) whole blood from 1 Lavender Top (EDTA) tube with 2 peripheral smears. Ship refrigerated. </text:p>
          </table:table-cell>
          <table:table-cell table:style-name="ce21" office:value-type="string">
            <text:p>MCH</text:p>
          </table:table-cell>
          <table:table-cell table:style-name="ce21" office:value-type="string">
            <text:p>26.7-31.9</text:p>
          </table:table-cell>
          <table:table-cell table:number-columns-repeated="3"/>
          <table:table-cell table:style-name="ce21" office:value-type="string">
            <text:p>pg/cell</text:p>
          </table:table-cell>
          <table:table-cell table:style-name="ce21" office:value-type="string">
            <text:p>Yes</text:p>
          </table:table-cell>
          <table:table-cell table:number-columns-repeated="3"/>
          <table:table-cell table:style-name="ce21" office:value-type="string">
            <text:p>MCH is an indiacator of the absolute amount of Hemoglobin present in each red blood corpuscle. Indirect indicator of anemia</text:p>
          </table:table-cell>
          <table:table-cell table:style-name="ce21" office:value-type="string">
            <text:p>Anemia, Herditory Spherocytosis, Thallasemia</text:p>
          </table:table-cell>
          <table:table-cell table:number-columns-repeated="1008"/>
        </table:table-row>
        <table:table-row table:style-name="ro5">
          <table:table-cell table:style-name="ce21" office:value-type="string">
            <text:p>Complete Blood Count</text:p>
          </table:table-cell>
          <table:table-cell table:style-name="ce21" office:value-type="string">
            <text:p>Coulter Electronic Cell Cytometry, Calculated </text:p>
          </table:table-cell>
          <table:table-cell table:style-name="ce21" office:value-type="string">
            <text:p>Blood</text:p>
          </table:table-cell>
          <table:table-cell table:style-name="ce21" office:value-type="string">
            <text:p><text:s/>3 mL ( 2 mL min.) whole blood from 1 Lavender Top (EDTA) tube with 2 peripheral smears. Ship refrigerated. </text:p>
          </table:table-cell>
          <table:table-cell table:style-name="ce21" office:value-type="string">
            <text:p>MCHC</text:p>
          </table:table-cell>
          <table:table-cell table:style-name="ce21" office:value-type="string">
            <text:p>32.3-35.9</text:p>
          </table:table-cell>
          <table:table-cell table:number-columns-repeated="3"/>
          <table:table-cell table:style-name="ce21" office:value-type="string">
            <text:p>g/dl</text:p>
          </table:table-cell>
          <table:table-cell table:style-name="ce21" office:value-type="string">
            <text:p>Yes</text:p>
          </table:table-cell>
          <table:table-cell table:number-columns-repeated="3"/>
          <table:table-cell table:style-name="ce21" office:value-type="string">
            <text:p>MCHC is a better indicator of Anemia than MCH as it takes into account MCV (MCH closesly parallels MCV , so any change in MCH which is parallel to MCV need not indicate Anemia.) A change in MCHC is indicative of Anemia.</text:p>
          </table:table-cell>
          <table:table-cell table:style-name="ce21" office:value-type="string">
            <text:p>Anemia, Herditory Spherocytosis, Thallasemia</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7">
          <table:table-cell table:style-name="ce21" office:value-type="string">
            <text:p>Complete Blood Count</text:p>
          </table:table-cell>
          <table:table-cell table:style-name="ce21" office:value-type="string">
            <text:p>Coulter Electronic Cell Cytometry, Calculated </text:p>
          </table:table-cell>
          <table:table-cell table:style-name="ce21" office:value-type="string">
            <text:p>Blood</text:p>
          </table:table-cell>
          <table:table-cell table:style-name="ce21" office:value-type="string">
            <text:p><text:s/>3 mL ( 2 mL min.) whole blood from 1 Lavender Top (EDTA) tube with 2 peripheral smears. Ship refrigerated. </text:p>
          </table:table-cell>
          <table:table-cell table:style-name="ce21" office:value-type="string">
            <text:p>Red Cell Distribution width</text:p>
          </table:table-cell>
          <table:table-cell table:style-name="ce21" office:value-type="string">
            <text:p>&lt; 14.5 %</text:p>
          </table:table-cell>
          <table:table-cell table:number-columns-repeated="4"/>
          <table:table-cell table:style-name="ce21" office:value-type="string">
            <text:p>Yes</text:p>
          </table:table-cell>
          <table:table-cell table:number-columns-repeated="3"/>
          <table:table-cell table:style-name="ce21" office:value-type="string">
            <text:p>The general availability of RDW as a measure of anisocytosis helps further in the evaluation of anemias based on morphology. Significant anisocytosis often leads to an increased RDW, whereas in its absence the RDW remains normal.</text:p>
          </table:table-cell>
          <table:table-cell table:style-name="ce21" office:value-type="string">
            <text:p>Iron deficiency, Megaloblastic Anemia, </text:p>
            <text:p>Red cell fragmentation, Early megaloblastic changes, Sideroblastic Anemia, Myelodysplastic syndrome, </text:p>
            <text:p>Sickle cell anemia, </text:p>
            <text:p>Immune hemolysis,</text:p>
            <text:p>chemotheraphy </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6">
          <table:table-cell table:style-name="ce21" office:value-type="string">
            <text:p>Cortisol, 12noon to 8pm</text:p>
          </table:table-cell>
          <table:table-cell table:style-name="ce21" office:value-type="string">
            <text:p>Chemiluminescent immunoassay</text:p>
          </table:table-cell>
          <table:table-cell table:style-name="ce21" office:value-type="string">
            <text:p>Blood</text:p>
          </table:table-cell>
          <table:table-cell table:style-name="ce21" office:value-type="string">
            <text:p>2 mL (1 mL min.) serum from 1 SST. Diurnal variation present; take sample between 3-5 p.m. Specify time and date on sample container and test request form. Ship refrigerated or frozen. Four hours fasting is recommended.</text:p>
          </table:table-cell>
          <table:table-cell table:style-name="ce21" office:value-type="string">
            <text:p>Cortisol</text:p>
          </table:table-cell>
          <table:table-cell table:style-name="ce23" office:value-type="string">
            <text:p>5.0-15.0</text:p>
          </table:table-cell>
          <table:table-cell table:number-columns-repeated="3"/>
          <table:table-cell table:style-name="ce21" office:value-type="string">
            <text:p>microgm/dL</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Total cortisol concentrations are decreased in Addison s disease and increased in Cushing s disease and in other conditions of glucocorticoid excess.</text:p>
          </table:table-cell>
          <table:table-cell table:style-name="ce21" office:value-type="string">
            <text:p>Addison's Disease, Cushing's Disease, Cushing Syndrome</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Cortisol, 8pm to 8 am</text:p>
          </table:table-cell>
          <table:table-cell table:style-name="ce21" office:value-type="string">
            <text:p>Chemiluminescent immunoassay</text:p>
          </table:table-cell>
          <table:table-cell table:style-name="ce21" office:value-type="string">
            <text:p>Blood</text:p>
          </table:table-cell>
          <table:table-cell table:style-name="ce21" office:value-type="string">
            <text:p>2 mL (1 mL min.) serum from 1 SST. Take sample between 11p.m-12 midnight. Specify time and date on sample container and test request form. Ship refrigerated or frozen. Four hours fasting is recommended.</text:p>
          </table:table-cell>
          <table:table-cell table:style-name="ce21" office:value-type="string">
            <text:p>Cortisol</text:p>
          </table:table-cell>
          <table:table-cell table:style-name="ce21" office:value-type="string">
            <text:p>0-10.0</text:p>
          </table:table-cell>
          <table:table-cell table:number-columns-repeated="3"/>
          <table:table-cell table:style-name="ce21" office:value-type="string">
            <text:p>microgm/dL</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Total cortisol concentrations are decreased in Addison s disease and increased in Cushing s disease and in other conditions of glucocorticoid excess.</text:p>
          </table:table-cell>
          <table:table-cell table:style-name="ce21" office:value-type="string">
            <text:p>Addison's Disease, Cushing's Disease, Cushing Syndrome</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Cortsol, 8am to 12 noon</text:p>
          </table:table-cell>
          <table:table-cell table:style-name="ce21" office:value-type="string">
            <text:p>Chemiluminescent immunoassay</text:p>
          </table:table-cell>
          <table:table-cell table:style-name="ce21" office:value-type="string">
            <text:p>Blood</text:p>
          </table:table-cell>
          <table:table-cell table:style-name="ce21" office:value-type="string">
            <text:p>2 mL (1 mL min.) serum from 1 SST. Diurnal variation present; take specimen between 8-10 a.m. Specify time and date on sample container and test request form. Ship refrigerated or frozen. Overnight fasting is preferred.</text:p>
          </table:table-cell>
          <table:table-cell table:style-name="ce21" office:value-type="string">
            <text:p>Cortisol</text:p>
          </table:table-cell>
          <table:table-cell table:style-name="ce21" office:value-type="string">
            <text:p>5.0-25.0</text:p>
          </table:table-cell>
          <table:table-cell table:number-columns-repeated="3"/>
          <table:table-cell table:style-name="ce21" office:value-type="string">
            <text:p>microgm/dL</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Total cortisol concentrations are decreased in Addison s disease and increased in Cushing s disease and in other conditions of glucocorticoid excess.</text:p>
          </table:table-cell>
          <table:table-cell table:style-name="ce21" office:value-type="string">
            <text:p>Addison's Disease, Cushing's Disease, Cushing Syndrome</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Creatinine Kinase </text:p>
          </table:table-cell>
          <table:table-cell table:style-name="ce21" office:value-type="string">
            <text:p>Spectrophotometry</text:p>
          </table:table-cell>
          <table:table-cell table:style-name="ce21" office:value-type="string">
            <text:p>Blood</text:p>
          </table:table-cell>
          <table:table-cell table:style-name="ce21" office:value-type="string">
            <text:p>2 mL (0.5 mL min.) serum from 1 SST. Hemolysed specimens are not acceptable. Ship refrigerated or frozen.</text:p>
          </table:table-cell>
          <table:table-cell table:style-name="ce21" office:value-type="string">
            <text:p>CPK - Total</text:p>
          </table:table-cell>
          <table:table-cell table:style-name="ce21" office:value-type="string">
            <text:p>51-294</text:p>
          </table:table-cell>
          <table:table-cell table:style-name="ce21" office:value-type="string">
            <text:p>39-238</text:p>
          </table:table-cell>
          <table:table-cell table:number-columns-repeated="2"/>
          <table:table-cell table:style-name="ce21" office:value-type="string">
            <text:p>U/L</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CPK is an enzyme bound primarily in skeletal and cardiac muscle. Drugs, infections and other diseases may cause injury or inflammation of muscles releasing CPK into the circulation.</text:p>
          </table:table-cell>
          <table:table-cell table:style-name="ce21" office:value-type="string">
            <text:p>Myocardial Infarction, Infection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13">
          <table:table-cell table:style-name="ce21" office:value-type="string">
            <text:p>Creatinine Kinase </text:p>
          </table:table-cell>
          <table:table-cell table:style-name="ce21" office:value-type="string">
            <text:p>Spectrophotometry</text:p>
          </table:table-cell>
          <table:table-cell table:style-name="ce21" office:value-type="string">
            <text:p>Blood</text:p>
          </table:table-cell>
          <table:table-cell table:style-name="ce21" office:value-type="string">
            <text:p>2 mL (0.5 mL min.) serum from 1 SST. Hemolysed specimens are not acceptable. Ship refrigerated or frozen.</text:p>
          </table:table-cell>
          <table:table-cell table:style-name="ce21" office:value-type="string">
            <text:p>CPK - MB mass</text:p>
          </table:table-cell>
          <table:table-cell table:style-name="ce21" office:value-type="string">
            <text:p>0.0-5.5</text:p>
          </table:table-cell>
          <table:table-cell table:number-columns-repeated="3"/>
          <table:table-cell table:style-name="ce21" office:value-type="string">
            <text:p>ng/mL</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Isoenzyme CPK MB is increased in cases of recent myocardial damage.</text:p>
          </table:table-cell>
          <table:table-cell table:style-name="ce21" office:value-type="string">
            <text:p>Myocardial Infarction</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13">
          <table:table-cell table:style-name="ce21" office:value-type="string">
            <text:p>Creatinine Kinase </text:p>
          </table:table-cell>
          <table:table-cell table:style-name="ce21" office:value-type="string">
            <text:p>Electrophoresis</text:p>
          </table:table-cell>
          <table:table-cell table:style-name="ce21" office:value-type="string">
            <text:p>Blood</text:p>
          </table:table-cell>
          <table:table-cell table:style-name="ce21" office:value-type="string">
            <text:p>2 mL (0.5 mL min.) serum from 1 SST. Hemolysed specimens are not acceptable. Ship refrigerated or frozen.</text:p>
          </table:table-cell>
          <table:table-cell table:style-name="ce21" office:value-type="string">
            <text:p>CPK - MB fraction of total activity</text:p>
          </table:table-cell>
          <table:table-cell table:style-name="ce21" office:value-type="string">
            <text:p>0-4</text:p>
          </table:table-cell>
          <table:table-cell table:number-columns-repeated="3"/>
          <table:table-cell table:style-name="ce21" office:value-type="string">
            <text:p>%</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Isoenzyme CPK MB is increased in cases of recent myocardial damage.</text:p>
          </table:table-cell>
          <table:table-cell table:style-name="ce21" office:value-type="string">
            <text:p>Myocardial Infarction</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Dehydroepiandrosterone / DHEA</text:p>
          </table:table-cell>
          <table:table-cell table:style-name="ce21" office:value-type="string">
            <text:p>Enzyme Immunoassay</text:p>
          </table:table-cell>
          <table:table-cell table:style-name="ce21" office:value-type="string">
            <text:p>Blood</text:p>
          </table:table-cell>
          <table:table-cell table:style-name="ce21" office:value-type="string">
            <text:p>2 mL (0.5 mL min.) serum from 1 SST. Overnight fasting is preferred. Specify age and sex on test request form. Ship refrigerated or frozen.</text:p>
          </table:table-cell>
          <table:table-cell table:style-name="ce21" office:value-type="string">
            <text:p>DHEA</text:p>
          </table:table-cell>
          <table:table-cell table:style-name="ce21" office:value-type="string">
            <text:p>180-1250</text:p>
          </table:table-cell>
          <table:table-cell table:style-name="ce21" office:value-type="string">
            <text:p>130-980</text:p>
          </table:table-cell>
          <table:table-cell table:number-columns-repeated="2"/>
          <table:table-cell table:style-name="ce21" office:value-type="string">
            <text:p>ng/dL</text:p>
          </table:table-cell>
          <table:table-cell table:style-name="ce21" office:value-type="string">
            <text:p>No</text:p>
          </table:table-cell>
          <table:table-cell table:style-name="ce21" office:value-type="string">
            <text:p>General Medicine</text:p>
          </table:table-cell>
          <table:table-cell table:style-name="ce21" office:value-type="string">
            <text:p>Gynaecology</text:p>
          </table:table-cell>
          <table:table-cell table:style-name="ce21" office:value-type="string">
            <text:p>Pediatrics</text:p>
          </table:table-cell>
          <table:table-cell table:style-name="ce21" office:value-type="string">
            <text:p>DHEA is a weakly androgenic steroid that is useful when Congenital Adrenal Hyperplasia is suspected. It is also useful in determining the source of androgens in hyperandrogenic conditions like Polycystic ovarian disease and Adrenal tumors.</text:p>
          </table:table-cell>
          <table:table-cell table:style-name="ce21" office:value-type="string">
            <text:p>Congenital Adrenal Hyperplasia, Hyperandrogenic conditions, Polycystic ovarian disease, Adrenal tumor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Dehydroepiandrosterone Sulphate / DHEA Sulphate</text:p>
          </table:table-cell>
          <table:table-cell table:style-name="ce21" office:value-type="string">
            <text:p>Electrochemiluminescence</text:p>
          </table:table-cell>
          <table:table-cell table:style-name="ce21" office:value-type="string">
            <text:p>Blood</text:p>
          </table:table-cell>
          <table:table-cell table:style-name="ce21" office:value-type="string">
            <text:p>2 mL (0.5 mL min.) serum from 1 SST. Overnight fasting is preferred. Specify age and sex on test request form. Ship refrigerated or frozen.</text:p>
          </table:table-cell>
          <table:table-cell table:style-name="ce21" office:value-type="string">
            <text:p>DHEA Sulphate</text:p>
          </table:table-cell>
          <table:table-cell table:style-name="ce21" office:value-type="string">
            <text:p>10-619</text:p>
          </table:table-cell>
          <table:table-cell table:style-name="ce21" office:value-type="string">
            <text:p>Premenaopausal - 12-535 <text:s/>post menopausal -30 - 260 </text:p>
          </table:table-cell>
          <table:table-cell table:number-columns-repeated="2"/>
          <table:table-cell table:style-name="ce21" office:value-type="string">
            <text:p>microgm/dL</text:p>
          </table:table-cell>
          <table:table-cell table:style-name="ce21" office:value-type="string">
            <text:p>No</text:p>
          </table:table-cell>
          <table:table-cell table:style-name="ce21" office:value-type="string">
            <text:p>Gynaecology</text:p>
          </table:table-cell>
          <table:table-cell table:style-name="ce21" office:value-type="string">
            <text:p>General Medicine</text:p>
          </table:table-cell>
          <table:table-cell/>
          <table:table-cell table:style-name="ce21" office:value-type="string">
            <text:p>DHEA-S is synthesized almost exclusively by Adrenal glands. The measurement is useful in patients suspected of having a virilizing tumor. It can also serve as an early indicator for the onset of puberty.</text:p>
          </table:table-cell>
          <table:table-cell table:style-name="ce21" office:value-type="string">
            <text:p>PCOS, PCOD, Adrenal Dysfunction, Virilising tumors, Puberty onset</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Dihydrotestosterone</text:p>
          </table:table-cell>
          <table:table-cell table:style-name="ce21" office:value-type="string">
            <text:p>Equilibrium dialysis, Extraction,Chromatography, Radioimmunoassay</text:p>
          </table:table-cell>
          <table:table-cell table:style-name="ce21" office:value-type="string">
            <text:p>Blood</text:p>
          </table:table-cell>
          <table:table-cell table:style-name="ce21" office:value-type="string">
            <text:p>4 mL (2 mL min.) serum from 2 Red Top (No Additive) tubes. Ship refrigerated or frozen.</text:p>
          </table:table-cell>
          <table:table-cell table:style-name="ce21" office:value-type="string">
            <text:p>Dihydrotestosterone</text:p>
          </table:table-cell>
          <table:table-cell table:style-name="ce21" office:value-type="string">
            <text:p>30-85</text:p>
          </table:table-cell>
          <table:table-cell table:style-name="ce23" office:value-type="string">
            <text:p>4.0-22.0</text:p>
          </table:table-cell>
          <table:table-cell table:number-columns-repeated="2"/>
          <table:table-cell table:style-name="ce21" office:value-type="string">
            <text:p>ng/d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DHT is a potent androgen derived from testosterone via 5-alpha reductase activity. DHT avidly binds to sex hormone binding globulin. Measurement of Free DHT reflects the amount of hormone available to target tissues.</text:p>
          </table:table-cell>
          <table:table-cell table:style-name="ce21" office:value-type="string">
            <text:p>Endocrine disorders, Sex Hormone Disorders, BHP, Carcinoma Prostate, Male Pattern Baldnes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4">
          <table:table-cell table:style-name="ce21" office:value-type="string">
            <text:p>Dopamine</text:p>
          </table:table-cell>
          <table:table-cell/>
          <table:table-cell table:style-name="ce21" office:value-type="string">
            <text:p>Blood</text:p>
          </table:table-cell>
          <table:table-cell table:style-name="ce21" office:value-type="string">
            <text:p>plasma</text:p>
          </table:table-cell>
          <table:table-cell table:style-name="ce21" office:value-type="string">
            <text:p>Dopamine</text:p>
          </table:table-cell>
          <table:table-cell table:style-name="ce21" office:value-type="string">
            <text:p>0-87</text:p>
          </table:table-cell>
          <table:table-cell table:number-columns-repeated="3"/>
          <table:table-cell table:style-name="ce21" office:value-type="string">
            <text:p>pg/mL</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Dopamine acts as a neurotransmitter. Low levels of Dopamine are associated with Parkinson's disease. High levels are associated with Psychosis. </text:p>
          </table:table-cell>
          <table:table-cell table:style-name="ce21" office:value-type="string">
            <text:p>Parkinson's disease, Psychosis, </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7">
          <table:table-cell table:style-name="ce21" office:value-type="string">
            <text:p>Epinephrine</text:p>
          </table:table-cell>
          <table:table-cell/>
          <table:table-cell table:style-name="ce21" office:value-type="string">
            <text:p>Blood</text:p>
          </table:table-cell>
          <table:table-cell table:style-name="ce21" office:value-type="string">
            <text:p>plasma</text:p>
          </table:table-cell>
          <table:table-cell table:style-name="ce21" office:value-type="string">
            <text:p>Epinephrine Supine (30 min)</text:p>
          </table:table-cell>
          <table:table-cell table:style-name="ce21" office:value-type="string">
            <text:p>0-50</text:p>
          </table:table-cell>
          <table:table-cell table:number-columns-repeated="3"/>
          <table:table-cell table:style-name="ce21" office:value-type="string">
            <text:p>pg/m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The active sympathomimetic hormone from the adrenal medulla. It causes systemic vasoconstriction and gastrointestinal relaxation, stimulates the heart, and dilates bronchi and cerebral vessels. It is used in asthma and cardiac failure and to delay absorption of local anesthetics. </text:p>
          </table:table-cell>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7">
          <table:table-cell table:style-name="ce21" office:value-type="string">
            <text:p>Epinephrine</text:p>
          </table:table-cell>
          <table:table-cell/>
          <table:table-cell table:style-name="ce21" office:value-type="string">
            <text:p>Blood</text:p>
          </table:table-cell>
          <table:table-cell table:style-name="ce21" office:value-type="string">
            <text:p>plasma</text:p>
          </table:table-cell>
          <table:table-cell table:style-name="ce21" office:value-type="string">
            <text:p>Epinephrine Sitting</text:p>
          </table:table-cell>
          <table:table-cell table:style-name="ce21" office:value-type="string">
            <text:p>0-60</text:p>
          </table:table-cell>
          <table:table-cell table:number-columns-repeated="3"/>
          <table:table-cell table:style-name="ce21" office:value-type="string">
            <text:p>pg/m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The active sympathomimetic hormone from the adrenal medulla. It causes systemic vasoconstriction and gastrointestinal relaxation, stimulates the heart, and dilates bronchi and cerebral vessels. It is used in asthma and cardiac failure and to delay absorption of local anesthetics. </text:p>
          </table:table-cell>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7">
          <table:table-cell table:style-name="ce21" office:value-type="string">
            <text:p>Epinephrine</text:p>
          </table:table-cell>
          <table:table-cell/>
          <table:table-cell table:style-name="ce21" office:value-type="string">
            <text:p>Blood</text:p>
          </table:table-cell>
          <table:table-cell table:style-name="ce21" office:value-type="string">
            <text:p>plasma</text:p>
          </table:table-cell>
          <table:table-cell table:style-name="ce21" office:value-type="string">
            <text:p>Epinephrine Standing (30 min)</text:p>
          </table:table-cell>
          <table:table-cell table:style-name="ce21" office:value-type="string">
            <text:p>0-90</text:p>
          </table:table-cell>
          <table:table-cell table:number-columns-repeated="3"/>
          <table:table-cell table:style-name="ce21" office:value-type="string">
            <text:p>pg/m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The active sympathomimetic hormone from the adrenal medulla. It causes systemic vasoconstriction and gastrointestinal relaxation, stimulates the heart, and dilates bronchi and cerebral vessels. It is used in asthma and cardiac failure and to delay absorption of local anesthetics. </text:p>
          </table:table-cell>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4">
          <table:table-cell table:style-name="ce21" office:value-type="string">
            <text:p>Erythrocyte sedimentation rate (ESR)</text:p>
          </table:table-cell>
          <table:table-cell table:style-name="ce21" office:value-type="string">
            <text:p>Westergren</text:p>
          </table:table-cell>
          <table:table-cell table:style-name="ce21" office:value-type="string">
            <text:p>Blood</text:p>
          </table:table-cell>
          <table:table-cell table:style-name="ce21" office:value-type="string">
            <text:p>5ml whole blood to be shipped in Lavender top (EDTA vial)</text:p>
          </table:table-cell>
          <table:table-cell table:style-name="ce21" office:value-type="string">
            <text:p>ESR</text:p>
          </table:table-cell>
          <table:table-cell table:style-name="ce21" office:value-type="string">
            <text:p>&lt;50 years 0 - 15 &gt;50 years 0 - 20</text:p>
          </table:table-cell>
          <table:table-cell table:style-name="ce21" office:value-type="string">
            <text:p>&lt;50 years 0-20 <text:s/>&gt;50 years 0-30</text:p>
          </table:table-cell>
          <table:table-cell table:style-name="ce21" office:value-type="string">
            <text:p>increased</text:p>
          </table:table-cell>
          <table:table-cell table:style-name="ce21" office:value-type="string">
            <text:p>newborn 0-2 <text:s text:c="8"/>upto puberty 3-13</text:p>
          </table:table-cell>
          <table:table-cell table:style-name="ce21" office:value-type="string">
            <text:p>mm in 1st hour</text:p>
          </table:table-cell>
          <table:table-cell table:style-name="ce21" office:value-type="string">
            <text:p>Yes</text:p>
          </table:table-cell>
          <table:table-cell table:number-columns-repeated="3"/>
          <table:table-cell table:style-name="ce21" office:value-type="string">
            <text:p>Sedimenatation rate of erythrocytes is measured. It is an indicator of fibrinogen activity in blood. Raised levels usually indicate underlying infection</text:p>
          </table:table-cell>
          <table:table-cell table:style-name="ce21" office:value-type="string">
            <text:p>aging, pregnancy, infections, cancer, multiple myeloma, macrocytosis, polycythemia, spherocytosis, sikle cell anemia</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12">
          <table:table-cell table:style-name="ce21" office:value-type="string">
            <text:p>Erythropoietin</text:p>
          </table:table-cell>
          <table:table-cell table:style-name="ce21" office:value-type="string">
            <text:p>Chemiluminescent immunoassay</text:p>
          </table:table-cell>
          <table:table-cell table:style-name="ce21" office:value-type="string">
            <text:p>Blood</text:p>
          </table:table-cell>
          <table:table-cell table:style-name="ce21" office:value-type="string">
            <text:p>2 mL (0.5 mL min.) serum from 1 SST. Ship refrigerated or frozen.</text:p>
          </table:table-cell>
          <table:table-cell table:style-name="ce21" office:value-type="string">
            <text:p>Erythropoietin</text:p>
          </table:table-cell>
          <table:table-cell table:style-name="ce21" office:value-type="string">
            <text:p>4.0-27.0</text:p>
          </table:table-cell>
          <table:table-cell table:number-columns-repeated="3"/>
          <table:table-cell table:style-name="ce21" office:value-type="string">
            <text:p>U/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EPO is a hormone produced in the kidneys that regulates red cell production. Concentration of EPO is inversely related to hemoglobin. A blunted or absent EPO response to anemia is seen in renal disease, cancers, HIV infection, Rheumatoid arthritis and Ulcerative colitis. Abnormally high EPO levels are seen in Renal cell carcinoma and certain cases of bone marrow resistance to the effects of EPO.</text:p>
          </table:table-cell>
          <table:table-cell table:style-name="ce21" office:value-type="string">
            <text:p>Anemia, Renal disease, Cancers, HIV infection, Rheumatoid arthritis, <text:s/>Ulcerative colitis, Renal cell carcinoma</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7">
          <table:table-cell table:style-name="ce21" office:value-type="string">
            <text:p>Estradiol female</text:p>
          </table:table-cell>
          <table:table-cell table:style-name="ce21" office:value-type="string">
            <text:p>Chemiluminescent immunoassay</text:p>
          </table:table-cell>
          <table:table-cell table:style-name="ce21" office:value-type="string">
            <text:p>Blood</text:p>
          </table:table-cell>
          <table:table-cell table:style-name="ce21" office:value-type="string">
            <text:p>3 mL (1 mL min.) serum from 1 SST. Specify age and sex on test request form. Ship refrigerated or frozen</text:p>
          </table:table-cell>
          <table:table-cell table:style-name="ce21" office:value-type="string">
            <text:p>Menstruating follicular phase</text:p>
          </table:table-cell>
          <table:table-cell/>
          <table:table-cell table:style-name="ce21" office:value-type="string">
            <text:p>20-145</text:p>
          </table:table-cell>
          <table:table-cell table:number-columns-repeated="2"/>
          <table:table-cell table:style-name="ce21" office:value-type="string">
            <text:p>pg/m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style-name="ce21" office:value-type="string">
            <text:p>Gynaecology</text:p>
          </table:table-cell>
          <table:table-cell table:style-name="ce21" office:value-type="string">
            <text:p>Estradiol is the major estrogenic hormone secreted by the ovaries. The measurement is useful in women to assess ovarian function especially in cases with menstrual disorders, precocious or delayed puberty and menopause. It is used in men to assess gynecomastia.</text:p>
          </table:table-cell>
          <table:table-cell table:style-name="ce21" office:value-type="string">
            <text:p>Menstrual disorders, Precocious Puberty, Delayed puberty, Menopause, Gynecomastia.</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7">
          <table:table-cell table:style-name="ce21" office:value-type="string">
            <text:p>Estradiol female</text:p>
          </table:table-cell>
          <table:table-cell table:style-name="ce21" office:value-type="string">
            <text:p>Chemiluminescent immunoassay</text:p>
          </table:table-cell>
          <table:table-cell table:style-name="ce21" office:value-type="string">
            <text:p>Blood</text:p>
          </table:table-cell>
          <table:table-cell table:style-name="ce21" office:value-type="string">
            <text:p>3 mL (1 mL min.) serum from 1 SST. Specify age and sex on test request form. Ship refrigerated or frozen</text:p>
          </table:table-cell>
          <table:table-cell table:style-name="ce21" office:value-type="string">
            <text:p>Menstruating mid-cycle peak</text:p>
          </table:table-cell>
          <table:table-cell/>
          <table:table-cell table:style-name="ce21" office:value-type="string">
            <text:p>112-443</text:p>
          </table:table-cell>
          <table:table-cell table:number-columns-repeated="2"/>
          <table:table-cell table:style-name="ce21" office:value-type="string">
            <text:p>pg/m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style-name="ce21" office:value-type="string">
            <text:p>Gynaecology</text:p>
          </table:table-cell>
          <table:table-cell table:style-name="ce21" office:value-type="string">
            <text:p>Estradiol is the major estrogenic hormone secreted by the ovaries. The measurement is useful in women to assess ovarian function especially in cases with menstrual disorders, precocious or delayed puberty and menopause. It is used in men to assess gynecomastia.</text:p>
          </table:table-cell>
          <table:table-cell table:style-name="ce21" office:value-type="string">
            <text:p>Menstrual disorders, Precocious Puberty, Delayed puberty, Menopause, Gynecomastia.</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7">
          <table:table-cell table:style-name="ce21" office:value-type="string">
            <text:p>Estradiol female</text:p>
          </table:table-cell>
          <table:table-cell table:style-name="ce21" office:value-type="string">
            <text:p>Chemiluminescent immunoassay</text:p>
          </table:table-cell>
          <table:table-cell table:style-name="ce21" office:value-type="string">
            <text:p>Blood</text:p>
          </table:table-cell>
          <table:table-cell table:style-name="ce21" office:value-type="string">
            <text:p>3 mL (1 mL min.) serum from 1 SST. Specify age and sex on test request form. Ship refrigerated or frozen</text:p>
          </table:table-cell>
          <table:table-cell table:style-name="ce21" office:value-type="string">
            <text:p>Menstruating luteal phase</text:p>
          </table:table-cell>
          <table:table-cell/>
          <table:table-cell table:style-name="ce21" office:value-type="string">
            <text:p>20-241</text:p>
          </table:table-cell>
          <table:table-cell table:number-columns-repeated="2"/>
          <table:table-cell table:style-name="ce21" office:value-type="string">
            <text:p>pg/m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style-name="ce21" office:value-type="string">
            <text:p>Gynaecology</text:p>
          </table:table-cell>
          <table:table-cell table:style-name="ce21" office:value-type="string">
            <text:p>Estradiol is the major estrogenic hormone secreted by the ovaries. The measurement is useful in women to assess ovarian function especially in cases with menstrual disorders, precocious or delayed puberty and menopause. It is used in men to assess gynecomastia.</text:p>
          </table:table-cell>
          <table:table-cell table:style-name="ce21" office:value-type="string">
            <text:p>Menstrual disorders, Precocious Puberty, Delayed puberty, Menopause, Gynecomastia.</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7">
          <table:table-cell table:style-name="ce21" office:value-type="string">
            <text:p>Estradiol female</text:p>
          </table:table-cell>
          <table:table-cell table:style-name="ce21" office:value-type="string">
            <text:p>Chemiluminescent immunoassay</text:p>
          </table:table-cell>
          <table:table-cell table:style-name="ce21" office:value-type="string">
            <text:p>Blood</text:p>
          </table:table-cell>
          <table:table-cell table:style-name="ce21" office:value-type="string">
            <text:p>3 mL (1 mL min.) serum from 1 SST. Specify age and sex on test request form. Ship refrigerated or frozen</text:p>
          </table:table-cell>
          <table:table-cell table:style-name="ce21" office:value-type="string">
            <text:p>Postmenopausal</text:p>
          </table:table-cell>
          <table:table-cell/>
          <table:table-cell table:style-name="ce21" office:value-type="string">
            <text:p>0-59</text:p>
          </table:table-cell>
          <table:table-cell table:number-columns-repeated="2"/>
          <table:table-cell table:style-name="ce21" office:value-type="string">
            <text:p>pg/m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style-name="ce21" office:value-type="string">
            <text:p>Gynaecology</text:p>
          </table:table-cell>
          <table:table-cell table:style-name="ce21" office:value-type="string">
            <text:p>Estradiol is the major estrogenic hormone secreted by the ovaries. The measurement is useful in women to assess ovarian function especially in cases with menstrual disorders, precocious or delayed puberty and menopause. It is used in men to assess gynecomastia.</text:p>
          </table:table-cell>
          <table:table-cell table:style-name="ce21" office:value-type="string">
            <text:p>Menstrual disorders, Precocious Puberty, Delayed puberty, Menopause, Gynecomastia.</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7">
          <table:table-cell table:style-name="ce21" office:value-type="string">
            <text:p>Estradiol Male</text:p>
          </table:table-cell>
          <table:table-cell table:style-name="ce21" office:value-type="string">
            <text:p>Chemiluminescent immunoassay</text:p>
          </table:table-cell>
          <table:table-cell table:style-name="ce21" office:value-type="string">
            <text:p>Blood</text:p>
          </table:table-cell>
          <table:table-cell table:style-name="ce21" office:value-type="string">
            <text:p>3 mL (1 mL min.) serum from 1 SST. Specify age and sex on test request form. Ship refrigerated or frozen</text:p>
          </table:table-cell>
          <table:table-cell table:style-name="ce21" office:value-type="string">
            <text:p>Estradiol Male</text:p>
          </table:table-cell>
          <table:table-cell table:style-name="ce21" office:value-type="string">
            <text:p>15-65</text:p>
          </table:table-cell>
          <table:table-cell table:number-columns-repeated="3"/>
          <table:table-cell table:style-name="ce21" office:value-type="string">
            <text:p>pg/m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Estradiol is the major estrogenic hormone secreted by the ovaries. The measurement is useful in women to assess ovarian function especially in cases with menstrual disorders, precocious or delayed puberty and menopause. It is used in men to assess gynecomastia.</text:p>
          </table:table-cell>
          <table:table-cell table:style-name="ce21" office:value-type="string">
            <text:p>Menstrual disorders, Precocious Puberty, Delayed puberty, Menopause, Gynecomastia.</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4">
          <table:table-cell table:style-name="ce21" office:value-type="string">
            <text:p>Fatty Acids, free</text:p>
          </table:table-cell>
          <table:table-cell office:value-type="string">
            <text:p>Spectrophotometry, Enzymatic</text:p>
          </table:table-cell>
          <table:table-cell table:style-name="ce21" office:value-type="string">
            <text:p>Blood</text:p>
          </table:table-cell>
          <table:table-cell table:style-name="ce21" office:value-type="string">
            <text:p>2 mL (1 mL min.) serum from 1 Red Top (No Additive) tube. Separate serum from cells immediately. Ship frozen. DO NOT THAW. Overnight fasting is preferred.</text:p>
          </table:table-cell>
          <table:table-cell table:style-name="ce21" office:value-type="string">
            <text:p>Fatty Acids, free</text:p>
          </table:table-cell>
          <table:table-cell table:style-name="ce21" office:value-type="string">
            <text:p>8.0-25.0</text:p>
          </table:table-cell>
          <table:table-cell table:number-columns-repeated="3"/>
          <table:table-cell table:style-name="ce21" office:value-type="string">
            <text:p>mg/dL</text:p>
          </table:table-cell>
          <table:table-cell office:value-type="string">
            <text:p>Yes</text:p>
          </table:table-cell>
          <table:table-cell table:number-columns-repeated="5"/>
          <table:table-cell table:style-name="ce21" office:value-type="string">
            <text:p>Biochemistry, Clinical Chemistry</text:p>
          </table:table-cell>
          <table:table-cell table:number-columns-repeated="1007"/>
        </table:table-row>
        <table:table-row table:style-name="ro5">
          <table:table-cell table:style-name="ce21" office:value-type="string">
            <text:p>Follicle Stimulating Hormone female</text:p>
          </table:table-cell>
          <table:table-cell table:style-name="ce21" office:value-type="string">
            <text:p>Chemiluminescent immunoassay</text:p>
          </table:table-cell>
          <table:table-cell table:style-name="ce21" office:value-type="string">
            <text:p>Blood</text:p>
          </table:table-cell>
          <table:table-cell table:style-name="ce21" office:value-type="string">
            <text:p>2 mL (1 mL min.) serum from 1 SST. Ship refrigerated or frozen. Specify age, sex and day of menstrual cycle on test request form.</text:p>
          </table:table-cell>
          <table:table-cell table:style-name="ce21" office:value-type="string">
            <text:p>Menstruating follicular phase</text:p>
          </table:table-cell>
          <table:table-cell/>
          <table:table-cell table:style-name="ce21" office:value-type="string">
            <text:p>3.0-20.0</text:p>
          </table:table-cell>
          <table:table-cell table:number-columns-repeated="2"/>
          <table:table-cell table:style-name="ce21" office:value-type="string">
            <text:p>mIU/mL</text:p>
          </table:table-cell>
          <table:table-cell table:style-name="ce21" office:value-type="string">
            <text:p>No</text:p>
          </table:table-cell>
          <table:table-cell table:style-name="ce21" office:value-type="string">
            <text:p>Gynaecology</text:p>
          </table:table-cell>
          <table:table-cell table:style-name="ce21" office:value-type="string">
            <text:p>General Medicine</text:p>
          </table:table-cell>
          <table:table-cell table:style-name="ce21" office:value-type="string">
            <text:p>Pediatrics</text:p>
          </table:table-cell>
          <table:table-cell table:style-name="ce21" office:value-type="string">
            <text:p>FSH testing alone is used to assess gonadal dysfunction. Combined with LH hormone, FSH is useful in the diagnosis and management of infertility and in monitoring FSH suppressive therapy.</text:p>
          </table:table-cell>
          <table:table-cell table:style-name="ce21" office:value-type="string">
            <text:p>Gonadal Dysfunction, Infertility</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Follicle Stimulating Hormone female</text:p>
          </table:table-cell>
          <table:table-cell table:style-name="ce21" office:value-type="string">
            <text:p>Chemiluminescent immunoassay</text:p>
          </table:table-cell>
          <table:table-cell table:style-name="ce21" office:value-type="string">
            <text:p>Blood</text:p>
          </table:table-cell>
          <table:table-cell table:style-name="ce21" office:value-type="string">
            <text:p>2 mL (1 mL min.) serum from 1 SST. Ship refrigerated or frozen. Specify age, sex and day of menstrual cycle on test request form.</text:p>
          </table:table-cell>
          <table:table-cell table:style-name="ce21" office:value-type="string">
            <text:p>Menstruating ovulatory phase</text:p>
          </table:table-cell>
          <table:table-cell/>
          <table:table-cell table:style-name="ce21" office:value-type="string">
            <text:p>9.0-26.0</text:p>
          </table:table-cell>
          <table:table-cell table:number-columns-repeated="2"/>
          <table:table-cell table:style-name="ce21" office:value-type="string">
            <text:p>mIU/mL</text:p>
          </table:table-cell>
          <table:table-cell table:style-name="ce21" office:value-type="string">
            <text:p>No</text:p>
          </table:table-cell>
          <table:table-cell table:style-name="ce21" office:value-type="string">
            <text:p>Gynaecology</text:p>
          </table:table-cell>
          <table:table-cell table:style-name="ce21" office:value-type="string">
            <text:p>General Medicine</text:p>
          </table:table-cell>
          <table:table-cell table:style-name="ce21" office:value-type="string">
            <text:p>Pediatrics</text:p>
          </table:table-cell>
          <table:table-cell table:style-name="ce21" office:value-type="string">
            <text:p>FSH testing alone is used to assess gonadal dysfunction. Combined with LH hormone, FSH is useful in the diagnosis and management of infertility and in monitoring FSH suppressive therapy.</text:p>
          </table:table-cell>
          <table:table-cell table:style-name="ce21" office:value-type="string">
            <text:p>Gonadal Dysfunction, Infertility</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Follicle Stimulating Hormone female</text:p>
          </table:table-cell>
          <table:table-cell table:style-name="ce21" office:value-type="string">
            <text:p>Chemiluminescent immunoassay</text:p>
          </table:table-cell>
          <table:table-cell table:style-name="ce21" office:value-type="string">
            <text:p>Blood</text:p>
          </table:table-cell>
          <table:table-cell table:style-name="ce21" office:value-type="string">
            <text:p>2 mL (1 mL min.) serum from 1 SST. Ship refrigerated or frozen. Specify age, sex and day of menstrual cycle on test request form.</text:p>
          </table:table-cell>
          <table:table-cell table:style-name="ce21" office:value-type="string">
            <text:p>Menstruating luteal phase</text:p>
          </table:table-cell>
          <table:table-cell/>
          <table:table-cell table:style-name="ce21" office:value-type="string">
            <text:p>1.0-12.0</text:p>
          </table:table-cell>
          <table:table-cell table:number-columns-repeated="2"/>
          <table:table-cell table:style-name="ce21" office:value-type="string">
            <text:p>mIU/mL</text:p>
          </table:table-cell>
          <table:table-cell table:style-name="ce21" office:value-type="string">
            <text:p>No</text:p>
          </table:table-cell>
          <table:table-cell table:style-name="ce21" office:value-type="string">
            <text:p>Gynaecology</text:p>
          </table:table-cell>
          <table:table-cell table:style-name="ce21" office:value-type="string">
            <text:p>General Medicine</text:p>
          </table:table-cell>
          <table:table-cell table:style-name="ce21" office:value-type="string">
            <text:p>Pediatrics</text:p>
          </table:table-cell>
          <table:table-cell table:style-name="ce21" office:value-type="string">
            <text:p>FSH testing alone is used to assess gonadal dysfunction. Combined with LH hormone, FSH is useful in the diagnosis and management of infertility and in monitoring FSH suppressive therapy.</text:p>
          </table:table-cell>
          <table:table-cell table:style-name="ce21" office:value-type="string">
            <text:p>Gonadal Dysfunction, Infertility</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Follicle Stimulating Hormone female</text:p>
          </table:table-cell>
          <table:table-cell table:style-name="ce21" office:value-type="string">
            <text:p>Chemiluminescent immunoassay</text:p>
          </table:table-cell>
          <table:table-cell table:style-name="ce21" office:value-type="string">
            <text:p>Blood</text:p>
          </table:table-cell>
          <table:table-cell table:style-name="ce21" office:value-type="string">
            <text:p>2 mL (1 mL min.) serum from 1 SST. Ship refrigerated or frozen. Specify age, sex and day of menstrual cycle on test request form.</text:p>
          </table:table-cell>
          <table:table-cell table:style-name="ce21" office:value-type="string">
            <text:p>Postmenopausal</text:p>
          </table:table-cell>
          <table:table-cell/>
          <table:table-cell table:style-name="ce21" office:value-type="string">
            <text:p>18.0-153.0</text:p>
          </table:table-cell>
          <table:table-cell table:number-columns-repeated="2"/>
          <table:table-cell table:style-name="ce21" office:value-type="string">
            <text:p>mIU/mL</text:p>
          </table:table-cell>
          <table:table-cell table:style-name="ce21" office:value-type="string">
            <text:p>No</text:p>
          </table:table-cell>
          <table:table-cell table:style-name="ce21" office:value-type="string">
            <text:p>Gynaecology</text:p>
          </table:table-cell>
          <table:table-cell table:style-name="ce21" office:value-type="string">
            <text:p>General Medicine</text:p>
          </table:table-cell>
          <table:table-cell table:style-name="ce21" office:value-type="string">
            <text:p>Pediatrics</text:p>
          </table:table-cell>
          <table:table-cell table:style-name="ce21" office:value-type="string">
            <text:p>FSH testing alone is used to assess gonadal dysfunction. Combined with LH hormone, FSH is useful in the diagnosis and management of infertility and in monitoring FSH suppressive therapy.</text:p>
          </table:table-cell>
          <table:table-cell table:style-name="ce21" office:value-type="string">
            <text:p>Gonadal Dysfunction, Infertility</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Follicle Stimulating Hormone male</text:p>
          </table:table-cell>
          <table:table-cell table:style-name="ce21" office:value-type="string">
            <text:p>Chemiluminescent immunoassay</text:p>
          </table:table-cell>
          <table:table-cell table:style-name="ce21" office:value-type="string">
            <text:p>Blood</text:p>
          </table:table-cell>
          <table:table-cell table:style-name="ce21" office:value-type="string">
            <text:p>2 mL (1 mL min.) serum from 1 SST. Ship refrigerated or frozen. Specify age, sex and day of menstrual cycle on test request form.</text:p>
          </table:table-cell>
          <table:table-cell table:style-name="ce21" office:value-type="string">
            <text:p>Follicle Stimulating Hormone male</text:p>
          </table:table-cell>
          <table:table-cell table:style-name="ce21" office:value-type="string">
            <text:p>1.0-12.0</text:p>
          </table:table-cell>
          <table:table-cell table:number-columns-repeated="3"/>
          <table:table-cell table:style-name="ce21" office:value-type="string">
            <text:p>mIU/mL</text:p>
          </table:table-cell>
          <table:table-cell table:style-name="ce21" office:value-type="string">
            <text:p>No</text:p>
          </table:table-cell>
          <table:table-cell/>
          <table:table-cell table:style-name="ce21" office:value-type="string">
            <text:p>General Medicine</text:p>
          </table:table-cell>
          <table:table-cell table:style-name="ce21" office:value-type="string">
            <text:p>Pediatrics</text:p>
          </table:table-cell>
          <table:table-cell table:style-name="ce21" office:value-type="string">
            <text:p>FSH testing alone is used to assess gonadal dysfunction. Combined with LH hormone, FSH is useful in the diagnosis and management of infertility and in monitoring FSH suppressive therapy.</text:p>
          </table:table-cell>
          <table:table-cell table:style-name="ce21" office:value-type="string">
            <text:p>Gonadal Dysfunction, Infertility</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Gastrin</text:p>
          </table:table-cell>
          <table:table-cell table:style-name="ce21" office:value-type="string">
            <text:p>Chemiluminescent immunoassay</text:p>
          </table:table-cell>
          <table:table-cell table:style-name="ce21" office:value-type="string">
            <text:p>Blood</text:p>
          </table:table-cell>
          <table:table-cell table:style-name="ce21" office:value-type="string">
            <text:p>2 mL (1 mL min.) serum from 1 SST. Ship frozen. DO NOT THAW. Overnight fasting is required.</text:p>
          </table:table-cell>
          <table:table-cell table:style-name="ce21" office:value-type="string">
            <text:p>Gastrin</text:p>
          </table:table-cell>
          <table:table-cell table:style-name="ce21" office:value-type="string">
            <text:p>0-100</text:p>
          </table:table-cell>
          <table:table-cell table:number-columns-repeated="3"/>
          <table:table-cell table:style-name="ce21" office:value-type="string">
            <text:p>pg/mL</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Gastrin is a gastrointestinal hormone that stimulates the release of gastric acid, pepsin and intrinsic factor. Gastrin concentrations are increased in pernicious anemia and dramatically increased in Zollinger-Ellison syndrome.</text:p>
          </table:table-cell>
          <table:table-cell table:style-name="ce21" office:value-type="string">
            <text:p>Pernicious Anemia, Zollinger-Ellison syndrome</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4">
          <table:table-cell table:style-name="ce21" office:value-type="string">
            <text:p>Glucagon</text:p>
          </table:table-cell>
          <table:table-cell table:style-name="ce21" office:value-type="string">
            <text:p>Radioimmunoassay</text:p>
          </table:table-cell>
          <table:table-cell table:style-name="ce21" office:value-type="string">
            <text:p>Blood</text:p>
          </table:table-cell>
          <table:table-cell table:style-name="ce21" office:value-type="string">
            <text:p>4 mL (2 mL min.) plasma from 2 Lavender Top (EDTA) tubes. Ship refrigerated or frozen.</text:p>
          </table:table-cell>
          <table:table-cell table:style-name="ce21" office:value-type="string">
            <text:p>Glucagon</text:p>
          </table:table-cell>
          <table:table-cell table:style-name="ce21" office:value-type="string">
            <text:p>20-100</text:p>
          </table:table-cell>
          <table:table-cell table:number-columns-repeated="3"/>
          <table:table-cell table:style-name="ce21" office:value-type="string">
            <text:p>pg/mL</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Glucagon like insulin regulates the circulating concentration of glucose. Glucagon secreting tumors of the pancreas produce excess glucagon.</text:p>
          </table:table-cell>
          <table:table-cell table:style-name="ce21" office:value-type="string">
            <text:p>Ca Pancrea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Glucose</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plasma from 1 Grey Top (Sodium Fluoride) tube. Overnight fasting is essential. Ship refrigerated or frozen</text:p>
          </table:table-cell>
          <table:table-cell table:style-name="ce21" office:value-type="string">
            <text:p>Glucose fasting</text:p>
          </table:table-cell>
          <table:table-cell table:style-name="ce21" office:value-type="string">
            <text:p>Normal - 75-110 <text:s/>Impaired GT - 110-125 <text:s text:c="13"/>DM &gt; 125</text:p>
          </table:table-cell>
          <table:table-cell table:number-columns-repeated="3"/>
          <table:table-cell table:style-name="ce21" office:value-type="string">
            <text:p>mg/dL</text:p>
          </table:table-cell>
          <table:table-cell table:style-name="ce21" office:value-type="string">
            <text:p>Yes</text:p>
          </table:table-cell>
          <table:table-cell table:number-columns-repeated="3"/>
          <table:table-cell table:style-name="ce21" office:value-type="string">
            <text:p>A primary source of energy for living organisms. It is naturally occurring and is found in fruits and other parts of plants in its free state. It is used therapeutically in fluid and nutrient replacement. </text:p>
          </table:table-cell>
          <table:table-cell table:style-name="ce21" office:value-type="string">
            <text:p>Diabetes Mellitus, Hypoglycemia, Ketoacidosis, Seizure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Glucose</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plasma from 1 Grey Top (Sodium Fluoride) tube. Overnight fasting is essential. Ship refrigerated or frozen</text:p>
          </table:table-cell>
          <table:table-cell table:style-name="ce21" office:value-type="string">
            <text:p>Glucose 2h Postprandial</text:p>
          </table:table-cell>
          <table:table-cell table:style-name="ce21" office:value-type="string">
            <text:p>70 - 120</text:p>
          </table:table-cell>
          <table:table-cell table:number-columns-repeated="3"/>
          <table:table-cell table:style-name="ce21" office:value-type="string">
            <text:p>mg/dL</text:p>
          </table:table-cell>
          <table:table-cell table:style-name="ce21" office:value-type="string">
            <text:p>Yes</text:p>
          </table:table-cell>
          <table:table-cell table:number-columns-repeated="3"/>
          <table:table-cell table:style-name="ce21" office:value-type="string">
            <text:p>A primary source of energy for living organisms. It is naturally occurring and is found in fruits and other parts of plants in its free state. It is used therapeutically in fluid and nutrient replacement. </text:p>
          </table:table-cell>
          <table:table-cell table:style-name="ce21" office:value-type="string">
            <text:p>Diabetes Mellitus, Hypoglycemia, Ketoacidosis, Seizure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Glucose</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plasma from 1 Grey Top (Sodium Fluoride) tube. Overnight fasting is essential. Ship refrigerated or frozen</text:p>
          </table:table-cell>
          <table:table-cell table:style-name="ce21" office:value-type="string">
            <text:p>Glucose Random Blood</text:p>
          </table:table-cell>
          <table:table-cell table:style-name="ce21" office:value-type="string">
            <text:p>&lt;200</text:p>
          </table:table-cell>
          <table:table-cell table:number-columns-repeated="3"/>
          <table:table-cell table:style-name="ce21" office:value-type="string">
            <text:p>mg/dL</text:p>
          </table:table-cell>
          <table:table-cell table:style-name="ce21" office:value-type="string">
            <text:p>Yes</text:p>
          </table:table-cell>
          <table:table-cell table:number-columns-repeated="3"/>
          <table:table-cell table:style-name="ce21" office:value-type="string">
            <text:p>A primary source of energy for living organisms. It is naturally occurring and is found in fruits and other parts of plants in its free state. It is used therapeutically in fluid and nutrient replacement. </text:p>
          </table:table-cell>
          <table:table-cell table:style-name="ce21" office:value-type="string">
            <text:p>Diabetes Mellitus, Hypoglycemia, Ketoacidosis, Seizure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7">
          <table:table-cell table:style-name="ce21" office:value-type="string">
            <text:p>Growth Hormone (resting)</text:p>
          </table:table-cell>
          <table:table-cell table:style-name="ce21" office:value-type="string">
            <text:p>Chemiluminescent immunoassa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Growth Hormone (resting)</text:p>
          </table:table-cell>
          <table:table-cell table:style-name="ce21" office:value-type="string">
            <text:p>0.5-17.0</text:p>
          </table:table-cell>
          <table:table-cell table:number-columns-repeated="3"/>
          <table:table-cell table:style-name="ce21" office:value-type="string">
            <text:p>ng/mL</text:p>
          </table:table-cell>
          <table:table-cell table:style-name="ce21" office:value-type="string">
            <text:p>No</text:p>
          </table:table-cell>
          <table:table-cell table:style-name="ce21" office:value-type="string">
            <text:p>Pediatrics</text:p>
          </table:table-cell>
          <table:table-cell table:style-name="ce21" office:value-type="string">
            <text:p>General Medicine</text:p>
          </table:table-cell>
          <table:table-cell/>
          <table:table-cell table:style-name="ce21" office:value-type="string">
            <text:p>Growth hormone measurements in children are used in the evaluation of short stature. GH values are used to differentiate low Growth hormone production from other causes of growth failure. Stimulation and suppression tests are often more meaningful than random measurements</text:p>
          </table:table-cell>
          <table:table-cell table:style-name="ce21" office:value-type="string">
            <text:p>Short Stature, Growth Failure</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Hemoglobin A1c</text:p>
          </table:table-cell>
          <table:table-cell table:style-name="ce21" office:value-type="string">
            <text:p>High Performance Liquid Chromatography</text:p>
          </table:table-cell>
          <table:table-cell table:style-name="ce21" office:value-type="string">
            <text:p>Blood</text:p>
          </table:table-cell>
          <table:table-cell table:style-name="ce21" office:value-type="string">
            <text:p>3 mL (2 mL min.) whole blood in 1 Lavender Top (EDTA) tube. Ship refrigerated. DO NOT FREEZE.</text:p>
          </table:table-cell>
          <table:table-cell table:style-name="ce21" office:value-type="string">
            <text:p>Hemoglobin A1c</text:p>
          </table:table-cell>
          <table:table-cell table:style-name="ce21" office:value-type="string">
            <text:p>4.0 - 6.0</text:p>
          </table:table-cell>
          <table:table-cell table:number-columns-repeated="3"/>
          <table:table-cell table:style-name="ce21" office:value-type="string">
            <text:p>%</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To assist with control of blood glucose levels, Hemoglobin A1c testing is recommended at least twice a year for patients with stable glycemia and quarterly for patients with poor glucose control.</text:p>
          </table:table-cell>
          <table:table-cell table:style-name="ce21" office:value-type="string">
            <text:p>Diabetes Mellitus, Ketoacidosi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Insulin</text:p>
          </table:table-cell>
          <table:table-cell table:style-name="ce21" office:value-type="string">
            <text:p>Chemiluminescent Microparticle Immunoassa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Insulin</text:p>
          </table:table-cell>
          <table:table-cell table:style-name="ce23" office:value-type="string">
            <text:p>2.0-20.0</text:p>
          </table:table-cell>
          <table:table-cell table:number-columns-repeated="3"/>
          <table:table-cell table:style-name="ce21" office:value-type="string">
            <text:p>microU/m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Insulin is useful in diagnosing hyperinsulinemia in hypoglycemic patients which may be due to insulin producing tumors, insulin resistance, or persistent hyperinsulinemic hyperglycemia of infancy.</text:p>
          </table:table-cell>
          <table:table-cell table:style-name="ce21" office:value-type="string">
            <text:p>Hyperinsulinemia, Insulin Producing Tumors, Insulin Resistance, Persistent Hyperinsulinemic Hyperglycemia of Infancy.</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14">
          <table:table-cell table:style-name="ce21" office:value-type="string">
            <text:p>Ionised calcium</text:p>
          </table:table-cell>
          <table:table-cell table:style-name="ce21" office:value-type="string">
            <text:p>Ion Selective Electrode</text:p>
          </table:table-cell>
          <table:table-cell table:style-name="ce21" office:value-type="string">
            <text:p>Blood</text:p>
          </table:table-cell>
          <table:table-cell table:style-name="ce21" office:value-type="string">
            <text:p>3 mL (1 mL min.) whole blood from 1 Green Top (Sodium Heparin) tube. Keep specimen capped at all times. Ship refrigerated. DO NOT FREEZE.</text:p>
          </table:table-cell>
          <table:table-cell table:style-name="ce21" office:value-type="string">
            <text:p>Ionised Calcium</text:p>
          </table:table-cell>
          <table:table-cell table:style-name="ce21" office:value-type="string">
            <text:p>4.5-5.3</text:p>
          </table:table-cell>
          <table:table-cell table:number-columns-repeated="3"/>
          <table:table-cell table:style-name="ce21" office:value-type="string">
            <text:p>mg/dL</text:p>
          </table:table-cell>
          <table:table-cell table:style-name="ce21" office:value-type="string">
            <text:p>No</text:p>
          </table:table-cell>
          <table:table-cell table:style-name="ce21" office:value-type="string">
            <text:p>Pediatrics</text:p>
          </table:table-cell>
          <table:table-cell table:style-name="ce21" office:value-type="string">
            <text:p>General Medicine</text:p>
          </table:table-cell>
          <table:table-cell/>
          <table:table-cell table:style-name="ce21" office:value-type="string">
            <text:p>Ionized calcium provides a more physiologically accurate assessment of calcium especially in the presence of high protein concentrations, hyperparathyroidism and hypoparathyroidism.</text:p>
          </table:table-cell>
          <table:table-cell table:style-name="ce21" office:value-type="string">
            <text:p>Seizures, Hyperparathyroidism, </text:p>
            <text:p>Immobilization, </text:p>
            <text:p>idiopathic hypocalciuria, </text:p>
            <text:p>Metastatic bone tumor, </text:p>
            <text:p>Milk-alkali syndrome, </text:p>
            <text:p>Multiple myeloma, </text:p>
            <text:p>Paget's disease, </text:p>
            <text:p>Sarcoidosis, thiazide diuretics, Hypoparathyroidism, </text:p>
            <text:p>Malabsorption, </text:p>
            <text:p>Osteomalacia, </text:p>
            <text:p>Pancreatitis, </text:p>
            <text:p>Renal failure, </text:p>
            <text:p>Ricket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Iron</text:p>
          </table:table-cell>
          <table:table-cell table:style-name="ce21" office:value-type="string">
            <text:p>Spectrophotometry</text:p>
          </table:table-cell>
          <table:table-cell table:style-name="ce21" office:value-type="string">
            <text:p>Blood</text:p>
          </table:table-cell>
          <table:table-cell table:style-name="ce21" office:value-type="string">
            <text:p>3 mL (1.5 mL min ) serum from 1 SST. Avoid hemolysis. Ship refrigerated or frozen.</text:p>
          </table:table-cell>
          <table:table-cell table:style-name="ce21" office:value-type="string">
            <text:p>Iron</text:p>
          </table:table-cell>
          <table:table-cell table:style-name="ce21" office:value-type="string">
            <text:p>41-141</text:p>
          </table:table-cell>
          <table:table-cell table:number-columns-repeated="3"/>
          <table:table-cell table:style-name="ce21" office:value-type="string">
            <text:p>microgm/d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Iron is required for hematopoiesis and other cellular functions. Deficiency may be due to inadequate intake, poor absorption or excessive loss.Important consequence of iron deficiency is microcytic anemia.</text:p>
          </table:table-cell>
          <table:table-cell table:style-name="ce21" office:value-type="string">
            <text:p>Iron Deficiency Anemia, Thalassemia</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Iron Binding Capacity</text:p>
          </table:table-cell>
          <table:table-cell table:style-name="ce21" office:value-type="string">
            <text:p>Spectrophotometry</text:p>
          </table:table-cell>
          <table:table-cell table:style-name="ce21" office:value-type="string">
            <text:p>Blood</text:p>
          </table:table-cell>
          <table:table-cell table:style-name="ce21" office:value-type="string">
            <text:p>3 mL (1.5 mL min ) serum from 1 SST. Avoid hemolysis. Ship refrigerated or frozen.</text:p>
          </table:table-cell>
          <table:table-cell table:style-name="ce21" office:value-type="string">
            <text:p>Iron Binding Capacity</text:p>
          </table:table-cell>
          <table:table-cell table:style-name="ce21" office:value-type="string">
            <text:p>251-406</text:p>
          </table:table-cell>
          <table:table-cell table:number-columns-repeated="3"/>
          <table:table-cell table:style-name="ce21" office:value-type="string">
            <text:p>microgm/d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Iron is required for hematopoiesis and other cellular functions. Deficiency may be due to inadequate intake, poor absorption or excessive loss.Important consequence of iron deficiency is microcytic anemia.</text:p>
          </table:table-cell>
          <table:table-cell table:style-name="ce21" office:value-type="string">
            <text:p>Iron Deficiency Anemia, Thalassemia</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Iron Binding Capacity Saturation</text:p>
          </table:table-cell>
          <table:table-cell table:style-name="ce21" office:value-type="string">
            <text:p>Spectrophotometry</text:p>
          </table:table-cell>
          <table:table-cell table:style-name="ce21" office:value-type="string">
            <text:p>Blood</text:p>
          </table:table-cell>
          <table:table-cell table:style-name="ce21" office:value-type="string">
            <text:p>3 mL (1.5 mL min ) serum from 1 SST. Avoid hemolysis. Ship refrigerated or frozen.</text:p>
          </table:table-cell>
          <table:table-cell table:style-name="ce21" office:value-type="string">
            <text:p>Iron Binding Capacity Saturation</text:p>
          </table:table-cell>
          <table:table-cell table:style-name="ce21" office:value-type="string">
            <text:p>16-35</text:p>
          </table:table-cell>
          <table:table-cell table:number-columns-repeated="3"/>
          <table:table-cell table:style-name="ce21" office:value-type="string">
            <text:p>%</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Iron is required for hematopoiesis and other cellular functions. Deficiency may be due to inadequate intake, poor absorption or excessive loss.Important consequence of iron deficiency is microcytic anemia.</text:p>
          </table:table-cell>
          <table:table-cell table:style-name="ce21" office:value-type="string">
            <text:p>Iron Deficiency Anemia, Thalassemia</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Ketone</text:p>
          </table:table-cell>
          <table:table-cell/>
          <table:table-cell table:style-name="ce21" office:value-type="string">
            <text:p>Blood</text:p>
          </table:table-cell>
          <table:table-cell table:style-name="ce21" office:value-type="string">
            <text:p>Serum</text:p>
          </table:table-cell>
          <table:table-cell table:style-name="ce21" office:value-type="string">
            <text:p>Ketone</text:p>
          </table:table-cell>
          <table:table-cell table:style-name="ce21" office:value-type="string">
            <text:p>Negative</text:p>
          </table:table-cell>
          <table:table-cell table:number-columns-repeated="4"/>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Poorly controlled or decompensated diabetes mellitus is the most common pathologic condition causing ketonuria. Excessive ethanol consumption and prolonged starvation may also lead to ketoacidosis and ketonuria</text:p>
          </table:table-cell>
          <table:table-cell table:style-name="ce21" office:value-type="string">
            <text:p>Diabetes Mellitus, Diabetic Ketoacidosis, Alcoholic Ketoacidosis, Starvation</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Kidney Function Tests / Renal Function Tests</text:p>
          </table:table-cell>
          <table:table-cell table:style-name="ce21" office:value-type="string">
            <text:p>Spectrophotometry</text:p>
          </table:table-cell>
          <table:table-cell table:style-name="ce21" office:value-type="string">
            <text:p>Blood</text:p>
          </table:table-cell>
          <table:table-cell table:style-name="ce21" office:value-type="string">
            <text:p><text:s/>2 mL (1 mL min.) serum from 1 SST. Ship refrigerated or frozen.</text:p>
          </table:table-cell>
          <table:table-cell table:style-name="ce21" office:value-type="string">
            <text:p>Blood Urea</text:p>
          </table:table-cell>
          <table:table-cell table:style-name="ce21" office:value-type="string">
            <text:p>11.2 - 44.8</text:p>
          </table:table-cell>
          <table:table-cell table:number-columns-repeated="3"/>
          <table:table-cell table:style-name="ce21" office:value-type="string">
            <text:p>g / dL</text:p>
          </table:table-cell>
          <table:table-cell table:style-name="ce21" office:value-type="string">
            <text:p>Yes</text:p>
          </table:table-cell>
          <table:table-cell table:number-columns-repeated="3"/>
          <table:table-cell table:style-name="ce21" office:value-type="string">
            <text:p>Urea and creatinine are nitrogenous end products of metabolism. Urea is the primary metabolite derived from dietary protein and tissue protein turnover. Creatinine is the product of muscle creatine catabolism</text:p>
          </table:table-cell>
          <table:table-cell table:style-name="ce21" office:value-type="string">
            <text:p>Dehydration, Shock, Renal failure, Acute and Chronic Kidney Disease, CHF, Bleeding due to gastric ulcer, TPN, high protein diet, burns, fever, Uremia</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4">
          <table:table-cell table:style-name="ce21" office:value-type="string">
            <text:p>Kidney Function Tests / Renal Function Tests</text:p>
          </table:table-cell>
          <table:table-cell table:style-name="ce21" office:value-type="string">
            <text:p>Spectrophotometry</text:p>
          </table:table-cell>
          <table:table-cell table:style-name="ce21" office:value-type="string">
            <text:p>Blood</text:p>
          </table:table-cell>
          <table:table-cell table:style-name="ce21" office:value-type="string">
            <text:p><text:s/>2 mL (1 mL min.) serum from 1 SST. Ship refrigerated or frozen.</text:p>
          </table:table-cell>
          <table:table-cell table:style-name="ce21" office:value-type="string">
            <text:p>Blood Urea Nitrogen</text:p>
          </table:table-cell>
          <table:table-cell table:style-name="ce21" office:value-type="string">
            <text:p>5.0-20.0</text:p>
          </table:table-cell>
          <table:table-cell table:number-columns-repeated="3"/>
          <table:table-cell table:style-name="ce21" office:value-type="string">
            <text:p>g / dL</text:p>
          </table:table-cell>
          <table:table-cell table:style-name="ce21" office:value-type="string">
            <text:p>Yes</text:p>
          </table:table-cell>
          <table:table-cell table:number-columns-repeated="3"/>
          <table:table-cell table:style-name="ce21" office:value-type="string">
            <text:p> The BUN, then, is roughly one-half (28/60 or 0.446) of the blood urea. </text:p>
          </table:table-cell>
          <table:table-cell table:style-name="ce21" office:value-type="string">
            <text:p>Dehydration, Shock, Renal failure, Acute and Chronic Kidney Disease, CHF, Bleeding due to gastric ulcer, TPN, high protein diet, burns, fever, Uremia</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Kidney Function Tests / Renal Function Tests</text:p>
          </table:table-cell>
          <table:table-cell table:style-name="ce21" office:value-type="string">
            <text:p>Spectrophotometry</text:p>
          </table:table-cell>
          <table:table-cell table:style-name="ce21" office:value-type="string">
            <text:p>Blood</text:p>
          </table:table-cell>
          <table:table-cell table:style-name="ce21" office:value-type="string">
            <text:p><text:s/>2 mL (1 mL min.) serum from 1 SST. Ship refrigerated or frozen.</text:p>
          </table:table-cell>
          <table:table-cell table:style-name="ce21" office:value-type="string">
            <text:p>Serum Creatinine</text:p>
          </table:table-cell>
          <table:table-cell table:style-name="ce21" office:value-type="string">
            <text:p>0.6-1.2</text:p>
          </table:table-cell>
          <table:table-cell table:style-name="ce21" office:value-type="string">
            <text:p>0.5-0.9</text:p>
          </table:table-cell>
          <table:table-cell table:number-columns-repeated="2"/>
          <table:table-cell table:style-name="ce21" office:value-type="string">
            <text:p>ng/mL</text:p>
          </table:table-cell>
          <table:table-cell table:style-name="ce21" office:value-type="string">
            <text:p>Yes</text:p>
          </table:table-cell>
          <table:table-cell table:number-columns-repeated="3"/>
          <table:table-cell table:style-name="ce21" office:value-type="string">
            <text:p>The BUN and creatinine, taken together, are valuable screening tests in evaluating renal disease. They are useful in following progression of renal diseases.</text:p>
          </table:table-cell>
          <table:table-cell table:style-name="ce21" office:value-type="string">
            <text:p>Renal failure, Acute and Chronic Kidney Disease, ESRD</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Lactate</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plasma (arterial) <text:s/>from 1 Grey Top (Sodium Fluoride) tube without applying tourniquet. Separate plasma within 2 hours of collection. Avoid sweat contamination. Ship frozen. DO NOT THAW.</text:p>
          </table:table-cell>
          <table:table-cell table:style-name="ce21" office:value-type="string">
            <text:p>Lactate</text:p>
          </table:table-cell>
          <table:table-cell table:style-name="ce21" office:value-type="string">
            <text:p>4.5-14.4</text:p>
          </table:table-cell>
          <table:table-cell table:number-columns-repeated="3"/>
          <table:table-cell table:style-name="ce21" office:value-type="string">
            <text:p>mg/d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A normal intermediate in the fermentation (oxidation, metabolism) of sugar. The concentrated form is used internally to prevent gastrointestinal fermentation. Lactic Acidosis may be caused by prolonged Metformin administration</text:p>
          </table:table-cell>
          <table:table-cell table:style-name="ce21" office:value-type="string">
            <text:p>Lactic Acidosis, Metformin Toxicity, MELA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Lactate Dehydrogenase</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serum from 1 SST. Ship refrigerated. DO NOT FREEZE. Hemolysed specimens are not acceptable.</text:p>
          </table:table-cell>
          <table:table-cell table:style-name="ce21" office:value-type="string">
            <text:p>Lactate Dehydrogenase</text:p>
          </table:table-cell>
          <table:table-cell table:style-name="ce21" office:value-type="string">
            <text:p>115-221</text:p>
          </table:table-cell>
          <table:table-cell table:number-columns-repeated="3"/>
          <table:table-cell table:style-name="ce21" office:value-type="string">
            <text:p>U/L</text:p>
          </table:table-cell>
          <table:table-cell office:value-type="string">
            <text:p>No</text:p>
          </table:table-cell>
          <table:table-cell table:style-name="ce21" office:value-type="string">
            <text:p>General Medicine</text:p>
          </table:table-cell>
          <table:table-cell table:number-columns-repeated="2"/>
          <table:table-cell office:value-type="string">
            <text:p>LDH is an enzyme found in most organs and cells. Highest concentrations are found in the liver, heart, kidney and blood cells. It is released into the bloodstrea, whenever there is injury to these tissues</text:p>
          </table:table-cell>
          <table:table-cell office:value-type="string">
            <text:p>Myocardial Infarction</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Lactate Dehydrogenase Isoenzymes</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serum from 1 SST. Ship refrigerated. DO NOT FREEZE. Hemolysed specimens are not acceptable.</text:p>
          </table:table-cell>
          <table:table-cell table:style-name="ce21" office:value-type="string">
            <text:p>LDH Isoenzyme Fraction 1</text:p>
          </table:table-cell>
          <table:table-cell table:style-name="ce21" office:value-type="string">
            <text:p>14-26</text:p>
          </table:table-cell>
          <table:table-cell table:number-columns-repeated="3"/>
          <table:table-cell table:style-name="ce21" office:value-type="string">
            <text:p>%</text:p>
          </table:table-cell>
          <table:table-cell office:value-type="string">
            <text:p>No</text:p>
          </table:table-cell>
          <table:table-cell table:style-name="ce21" office:value-type="string">
            <text:p>General Medicine</text:p>
          </table:table-cell>
          <table:table-cell table:number-columns-repeated="2"/>
          <table:table-cell office:value-type="string">
            <text:p>LDH is an enzyme found in most organs and cells. Highest concentrations are found in the liver, heart, kidney and blood cells. It is released into the bloodstrea, whenever there is injury to these tissues</text:p>
          </table:table-cell>
          <table:table-cell office:value-type="string">
            <text:p>Myocardial Infarction</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Lactate Dehydrogenase Isoenzymes</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serum from 1 SST. Ship refrigerated. DO NOT FREEZE. Hemolysed specimens are not acceptable.</text:p>
          </table:table-cell>
          <table:table-cell table:style-name="ce21" office:value-type="string">
            <text:p>LDH Isoenzyme Fraction 2</text:p>
          </table:table-cell>
          <table:table-cell table:style-name="ce21" office:value-type="string">
            <text:p>29-39</text:p>
          </table:table-cell>
          <table:table-cell table:number-columns-repeated="3"/>
          <table:table-cell table:style-name="ce21" office:value-type="string">
            <text:p>%</text:p>
          </table:table-cell>
          <table:table-cell office:value-type="string">
            <text:p>No</text:p>
          </table:table-cell>
          <table:table-cell table:style-name="ce21" office:value-type="string">
            <text:p>General Medicine</text:p>
          </table:table-cell>
          <table:table-cell table:number-columns-repeated="2"/>
          <table:table-cell office:value-type="string">
            <text:p>LDH is an enzyme found in most organs and cells. Highest concentrations are found in the liver, heart, kidney and blood cells. It is released into the bloodstrea, whenever there is injury to these tissues</text:p>
          </table:table-cell>
          <table:table-cell office:value-type="string">
            <text:p>Myocardial Infarction</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Lactate Dehydrogenase Isoenzymes</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serum from 1 SST. Ship refrigerated. DO NOT FREEZE. Hemolysed specimens are not acceptable.</text:p>
          </table:table-cell>
          <table:table-cell table:style-name="ce21" office:value-type="string">
            <text:p>LDH Isoenzyme Fraction 3</text:p>
          </table:table-cell>
          <table:table-cell table:style-name="ce21" office:value-type="string">
            <text:p>20-26</text:p>
          </table:table-cell>
          <table:table-cell table:number-columns-repeated="3"/>
          <table:table-cell table:style-name="ce21" office:value-type="string">
            <text:p>%</text:p>
          </table:table-cell>
          <table:table-cell office:value-type="string">
            <text:p>No</text:p>
          </table:table-cell>
          <table:table-cell table:style-name="ce21" office:value-type="string">
            <text:p>General Medicine</text:p>
          </table:table-cell>
          <table:table-cell table:number-columns-repeated="2"/>
          <table:table-cell office:value-type="string">
            <text:p>LDH is an enzyme found in most organs and cells. Highest concentrations are found in the liver, heart, kidney and blood cells. It is released into the bloodstrea, whenever there is injury to these tissues</text:p>
          </table:table-cell>
          <table:table-cell office:value-type="string">
            <text:p>Myocardial Infarction</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Lactate Dehydrogenase Isoenzymes</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serum from 1 SST. Ship refrigerated. DO NOT FREEZE. Hemolysed specimens are not acceptable.</text:p>
          </table:table-cell>
          <table:table-cell table:style-name="ce21" office:value-type="string">
            <text:p>LDH Isoenzyme Fraction 4</text:p>
          </table:table-cell>
          <table:table-cell table:style-name="ce23" office:value-type="string">
            <text:p>8.0-16.0</text:p>
          </table:table-cell>
          <table:table-cell table:number-columns-repeated="3"/>
          <table:table-cell table:style-name="ce21" office:value-type="string">
            <text:p>%</text:p>
          </table:table-cell>
          <table:table-cell office:value-type="string">
            <text:p>No</text:p>
          </table:table-cell>
          <table:table-cell table:style-name="ce21" office:value-type="string">
            <text:p>General Medicine</text:p>
          </table:table-cell>
          <table:table-cell table:number-columns-repeated="2"/>
          <table:table-cell office:value-type="string">
            <text:p>LDH is an enzyme found in most organs and cells. Highest concentrations are found in the liver, heart, kidney and blood cells. It is released into the bloodstrea, whenever there is injury to these tissues</text:p>
          </table:table-cell>
          <table:table-cell office:value-type="string">
            <text:p>Myocardial Infarction</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Lactate Dehydrogenase Isoenzymes</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serum from 1 SST. Ship refrigerated. DO NOT FREEZE. Hemolysed specimens are not acceptable.</text:p>
          </table:table-cell>
          <table:table-cell table:style-name="ce21" office:value-type="string">
            <text:p>LDH Isoenzyme Fraction 5</text:p>
          </table:table-cell>
          <table:table-cell table:style-name="ce21" office:value-type="string">
            <text:p>6.0-16.0</text:p>
          </table:table-cell>
          <table:table-cell table:number-columns-repeated="3"/>
          <table:table-cell table:style-name="ce21" office:value-type="string">
            <text:p>%</text:p>
          </table:table-cell>
          <table:table-cell office:value-type="string">
            <text:p>No</text:p>
          </table:table-cell>
          <table:table-cell table:style-name="ce21" office:value-type="string">
            <text:p>General Medicine</text:p>
          </table:table-cell>
          <table:table-cell table:number-columns-repeated="2"/>
          <table:table-cell office:value-type="string">
            <text:p>LDH is an enzyme found in most organs and cells. Highest concentrations are found in the liver, heart, kidney and blood cells. It is released into the bloodstrea, whenever there is injury to these tissues</text:p>
          </table:table-cell>
          <table:table-cell office:value-type="string">
            <text:p>Myocardial Infarction</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4">
          <table:table-cell table:style-name="ce21" office:value-type="string">
            <text:p>Leutinizing Hormone, female</text:p>
          </table:table-cell>
          <table:table-cell office:value-type="string">
            <text:p>Chemiluminescent immunoassay</text:p>
          </table:table-cell>
          <table:table-cell table:style-name="ce21" office:value-type="string">
            <text:p>Blood</text:p>
          </table:table-cell>
          <table:table-cell table:style-name="ce21" office:value-type="string">
            <text:p>2 mL (1mL min.) serum from 1 SST. Ship refrigerated or frozen. Specify age and sex on test request form.</text:p>
          </table:table-cell>
          <table:table-cell table:style-name="ce21" office:value-type="string">
            <text:p>LH Menstruating Follicular Phase</text:p>
          </table:table-cell>
          <table:table-cell/>
          <table:table-cell table:style-name="ce21" office:value-type="string">
            <text:p>2.0-15.0</text:p>
          </table:table-cell>
          <table:table-cell table:number-columns-repeated="2"/>
          <table:table-cell table:style-name="ce21" office:value-type="string">
            <text:p>U/L</text:p>
          </table:table-cell>
          <table:table-cell office:value-type="string">
            <text:p>No</text:p>
          </table:table-cell>
          <table:table-cell office:value-type="string">
            <text:p>Gynaecology</text:p>
          </table:table-cell>
          <table:table-cell office:value-type="string">
            <text:p>Pediatrics</text:p>
          </table:table-cell>
          <table:table-cell office:value-type="string">
            <text:p>General Medicine</text:p>
          </table:table-cell>
          <table:table-cell office:value-type="string">
            <text:p>LH is useful in evaluating gonadal dysfunction and assesing ovulation and infertility. LH is often interpreted with other laboratory tests like FSH.</text:p>
          </table:table-cell>
          <table:table-cell office:value-type="string">
            <text:p>Gonadal dysfunction, Infertility</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4">
          <table:table-cell table:style-name="ce21" office:value-type="string">
            <text:p>Leutinizing Hormone, female</text:p>
          </table:table-cell>
          <table:table-cell office:value-type="string">
            <text:p>Chemiluminescent immunoassay</text:p>
          </table:table-cell>
          <table:table-cell table:style-name="ce21" office:value-type="string">
            <text:p>Blood</text:p>
          </table:table-cell>
          <table:table-cell table:style-name="ce21" office:value-type="string">
            <text:p>2 mL (1mL min.) serum from 1 SST. Ship refrigerated or frozen. Specify age and sex on test request form.</text:p>
          </table:table-cell>
          <table:table-cell table:style-name="ce21" office:value-type="string">
            <text:p>LH Menstruating Ovulatory Phase</text:p>
          </table:table-cell>
          <table:table-cell/>
          <table:table-cell table:style-name="ce21" office:value-type="string">
            <text:p>22.0-105.0</text:p>
          </table:table-cell>
          <table:table-cell table:number-columns-repeated="2"/>
          <table:table-cell table:style-name="ce21" office:value-type="string">
            <text:p>U/L</text:p>
          </table:table-cell>
          <table:table-cell office:value-type="string">
            <text:p>No</text:p>
          </table:table-cell>
          <table:table-cell office:value-type="string">
            <text:p>Gynaecology</text:p>
          </table:table-cell>
          <table:table-cell office:value-type="string">
            <text:p>Pediatrics</text:p>
          </table:table-cell>
          <table:table-cell office:value-type="string">
            <text:p>General Medicine</text:p>
          </table:table-cell>
          <table:table-cell office:value-type="string">
            <text:p>LH is useful in evaluating gonadal dysfunction and assesing ovulation and infertility. LH is often interpreted with other laboratory tests like FSH.</text:p>
          </table:table-cell>
          <table:table-cell office:value-type="string">
            <text:p>Gonadal dysfunction, Infertility</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4">
          <table:table-cell table:style-name="ce21" office:value-type="string">
            <text:p>Leutinizing Hormone, female</text:p>
          </table:table-cell>
          <table:table-cell office:value-type="string">
            <text:p>Chemiluminescent immunoassay</text:p>
          </table:table-cell>
          <table:table-cell table:style-name="ce21" office:value-type="string">
            <text:p>Blood</text:p>
          </table:table-cell>
          <table:table-cell table:style-name="ce21" office:value-type="string">
            <text:p>2 mL (1mL min.) serum from 1 SST. Ship refrigerated or frozen. Specify age and sex on test request form.</text:p>
          </table:table-cell>
          <table:table-cell table:style-name="ce21" office:value-type="string">
            <text:p>LH Menstruating Luteal Phase</text:p>
          </table:table-cell>
          <table:table-cell/>
          <table:table-cell table:style-name="ce21" office:value-type="string">
            <text:p>0.6-19.0</text:p>
          </table:table-cell>
          <table:table-cell table:number-columns-repeated="2"/>
          <table:table-cell table:style-name="ce21" office:value-type="string">
            <text:p>U/L</text:p>
          </table:table-cell>
          <table:table-cell office:value-type="string">
            <text:p>No</text:p>
          </table:table-cell>
          <table:table-cell office:value-type="string">
            <text:p>Gynaecology</text:p>
          </table:table-cell>
          <table:table-cell office:value-type="string">
            <text:p>Pediatrics</text:p>
          </table:table-cell>
          <table:table-cell office:value-type="string">
            <text:p>General Medicine</text:p>
          </table:table-cell>
          <table:table-cell office:value-type="string">
            <text:p>LH is useful in evaluating gonadal dysfunction and assesing ovulation and infertility. LH is often interpreted with other laboratory tests like FSH.</text:p>
          </table:table-cell>
          <table:table-cell office:value-type="string">
            <text:p>Gonadal dysfunction, Infertility</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4">
          <table:table-cell table:style-name="ce21" office:value-type="string">
            <text:p>Leutinizing Hormone, female</text:p>
          </table:table-cell>
          <table:table-cell office:value-type="string">
            <text:p>Chemiluminescent immunoassay</text:p>
          </table:table-cell>
          <table:table-cell table:style-name="ce21" office:value-type="string">
            <text:p>Blood</text:p>
          </table:table-cell>
          <table:table-cell table:style-name="ce21" office:value-type="string">
            <text:p>2 mL (1mL min.) serum from 1 SST. Ship refrigerated or frozen. Specify age and sex on test request form.</text:p>
          </table:table-cell>
          <table:table-cell table:style-name="ce21" office:value-type="string">
            <text:p>Postmenopausal</text:p>
          </table:table-cell>
          <table:table-cell/>
          <table:table-cell table:style-name="ce21" office:value-type="string">
            <text:p>16.0-64.0</text:p>
          </table:table-cell>
          <table:table-cell table:number-columns-repeated="2"/>
          <table:table-cell table:style-name="ce21" office:value-type="string">
            <text:p>U/L</text:p>
          </table:table-cell>
          <table:table-cell office:value-type="string">
            <text:p>No</text:p>
          </table:table-cell>
          <table:table-cell office:value-type="string">
            <text:p>Gynaecology</text:p>
          </table:table-cell>
          <table:table-cell office:value-type="string">
            <text:p>Pediatrics</text:p>
          </table:table-cell>
          <table:table-cell office:value-type="string">
            <text:p>General Medicine</text:p>
          </table:table-cell>
          <table:table-cell office:value-type="string">
            <text:p>LH is useful in evaluating gonadal dysfunction and assesing ovulation and infertility. LH is often interpreted with other laboratory tests like FSH.</text:p>
          </table:table-cell>
          <table:table-cell office:value-type="string">
            <text:p>Gonadal dysfunction, Infertility</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4">
          <table:table-cell table:style-name="ce21" office:value-type="string">
            <text:p>Leutinizing Hormone, male</text:p>
          </table:table-cell>
          <table:table-cell office:value-type="string">
            <text:p>Chemiluminescent immunoassay</text:p>
          </table:table-cell>
          <table:table-cell table:style-name="ce21" office:value-type="string">
            <text:p>Blood</text:p>
          </table:table-cell>
          <table:table-cell table:style-name="ce21" office:value-type="string">
            <text:p>2 mL (1mL min.) serum from 1 SST. Ship refrigerated or frozen. Specify age and sex on test request form.</text:p>
          </table:table-cell>
          <table:table-cell table:style-name="ce21" office:value-type="string">
            <text:p>LH male</text:p>
          </table:table-cell>
          <table:table-cell table:style-name="ce21" office:value-type="string">
            <text:p>2.0-12.0</text:p>
          </table:table-cell>
          <table:table-cell table:number-columns-repeated="3"/>
          <table:table-cell table:style-name="ce21" office:value-type="string">
            <text:p>U/L</text:p>
          </table:table-cell>
          <table:table-cell office:value-type="string">
            <text:p>No</text:p>
          </table:table-cell>
          <table:table-cell/>
          <table:table-cell office:value-type="string">
            <text:p>Pediatrics</text:p>
          </table:table-cell>
          <table:table-cell office:value-type="string">
            <text:p>General Medicine</text:p>
          </table:table-cell>
          <table:table-cell office:value-type="string">
            <text:p>LH is useful in evaluating gonadal dysfunction and assesing ovulation and infertility. LH is often interpreted with other laboratory tests like FSH.</text:p>
          </table:table-cell>
          <table:table-cell office:value-type="string">
            <text:p>Gonadal dysfunction, Infertility</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7">
          <table:table-cell table:style-name="ce21" office:value-type="string">
            <text:p>Lipid Profile HDL Cholesterol</text:p>
          </table:table-cell>
          <table:table-cell office:value-type="string">
            <text:p>Spectrophotometry</text:p>
          </table:table-cell>
          <table:table-cell table:style-name="ce21" office:value-type="string">
            <text:p>Blood</text:p>
          </table:table-cell>
          <table:table-cell table:style-name="ce21" office:value-type="string">
            <text:p>3 mL (1.5 mL min.) serum from 1 SST. Separate serum within 1 hour of collection. Ship refrigerated or frozen. Minimum 12 hours fasting is mandatory. Grossly hemolysed samples are not acceptable.</text:p>
          </table:table-cell>
          <table:table-cell table:style-name="ce21" office:value-type="string">
            <text:p>HDL, Low</text:p>
          </table:table-cell>
          <table:table-cell table:style-name="ce21" office:value-type="string">
            <text:p>&lt;40</text:p>
          </table:table-cell>
          <table:table-cell table:number-columns-repeated="3"/>
          <table:table-cell table:style-name="ce21" office:value-type="string">
            <text:p>mg/dL</text:p>
          </table:table-cell>
          <table:table-cell office:value-type="string">
            <text:p>Yes</text:p>
          </table:table-cell>
          <table:table-cell table:number-columns-repeated="3"/>
          <table:table-cell office:value-type="string">
            <text:p>HDL cholesterol is referred to as the "Good Cholesterol". This test is used to assess the risk of coronary artery disease (CAD) and diagnosis of various lipoproteinemias. It is inversely related to the risk of CAD. For every 1 mg/dL decrease in HDL risk of CAD increases by 2-3%.</text:p>
          </table:table-cell>
          <table:table-cell office:value-type="string">
            <text:p>Cardiovascular disease, Coronary Artery Disease, Cerebrovascular disease, Peripheral vascular disease, Hypertension, Hyperlipidemia</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7">
          <table:table-cell table:style-name="ce21" office:value-type="string">
            <text:p>Lipid Profile HDL Cholesterol</text:p>
          </table:table-cell>
          <table:table-cell office:value-type="string">
            <text:p>Spectrophotometry</text:p>
          </table:table-cell>
          <table:table-cell table:style-name="ce21" office:value-type="string">
            <text:p>Blood</text:p>
          </table:table-cell>
          <table:table-cell table:style-name="ce21" office:value-type="string">
            <text:p>3 mL (1.5 mL min.) serum from 1 SST. Separate serum within 1 hour of collection. Ship refrigerated or frozen. Minimum 12 hours fasting is mandatory. Grossly hemolysed samples are not acceptable.</text:p>
          </table:table-cell>
          <table:table-cell table:style-name="ce21" office:value-type="string">
            <text:p>HDL, High</text:p>
          </table:table-cell>
          <table:table-cell table:style-name="ce21" office:value-type="string">
            <text:p>&gt;= 60</text:p>
          </table:table-cell>
          <table:table-cell table:number-columns-repeated="3"/>
          <table:table-cell table:style-name="ce21" office:value-type="string">
            <text:p>mg/dL</text:p>
          </table:table-cell>
          <table:table-cell office:value-type="string">
            <text:p>Yes</text:p>
          </table:table-cell>
          <table:table-cell table:number-columns-repeated="3"/>
          <table:table-cell office:value-type="string">
            <text:p>HDL cholesterol is referred to as the "Good Cholesterol". This test is used to assess the risk of coronary artery disease (CAD) and diagnosis of various lipoproteinemias. It is inversely related to the risk of CAD. For every 1 mg/dL decrease in HDL risk of CAD increases by 2-3%.</text:p>
          </table:table-cell>
          <table:table-cell office:value-type="string">
            <text:p>Cardiovascular disease, Coronary Artery Disease, Cerebrovascular disease, Peripheral vascular disease, Hypertension, Hyperlipidemia</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Lipid Profile HDL/LDL Ratio</text:p>
          </table:table-cell>
          <table:table-cell office:value-type="string">
            <text:p>Spectrophotometry, calculated</text:p>
          </table:table-cell>
          <table:table-cell table:style-name="ce21" office:value-type="string">
            <text:p>Blood</text:p>
          </table:table-cell>
          <table:table-cell table:style-name="ce21" office:value-type="string">
            <text:p>3 mL (1.5 mL min.) serum from 1 SST. Separate serum within 1 hour of collection. Ship refrigerated or frozen. Minimum 12 hours fasting is mandatory. Grossly hemolysed samples are not acceptable.</text:p>
          </table:table-cell>
          <table:table-cell table:style-name="ce21" office:value-type="string">
            <text:p>HDL/LDL</text:p>
          </table:table-cell>
          <table:table-cell table:style-name="ce21" office:value-type="string">
            <text:p>&gt; 0.4</text:p>
          </table:table-cell>
          <table:table-cell table:number-columns-repeated="3"/>
          <table:table-cell office:value-type="string">
            <text:p>Ratio</text:p>
          </table:table-cell>
          <table:table-cell office:value-type="string">
            <text:p>Yes</text:p>
          </table:table-cell>
          <table:table-cell table:number-columns-repeated="3"/>
          <table:table-cell office:value-type="string">
            <text:p>The ratio is a relative indicator of HDL and LDL levels in the body. A falling ratio indicates predisposition to cardiovascular diseases.</text:p>
          </table:table-cell>
          <table:table-cell office:value-type="string">
            <text:p>Cardiovascular disease, Coronary Artery Disease, Cerebrovascular disease, Peripheral vascular disease, Hypertension, Hyperlipidemia</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Lipid Profile LDL Cholesterol</text:p>
          </table:table-cell>
          <table:table-cell office:value-type="string">
            <text:p>Spectrophotometry</text:p>
          </table:table-cell>
          <table:table-cell table:style-name="ce21" office:value-type="string">
            <text:p>Blood</text:p>
          </table:table-cell>
          <table:table-cell table:style-name="ce21" office:value-type="string">
            <text:p>3 mL (1.5 mL min.) serum from 1 SST. Separate serum within 1 hour of collection. Ship refrigerated or frozen. Minimum 12 hours fasting is mandatory. Grossly hemolysed samples are not acceptable.</text:p>
          </table:table-cell>
          <table:table-cell table:style-name="ce21" office:value-type="string">
            <text:p>LDL, Very high risk patients</text:p>
          </table:table-cell>
          <table:table-cell table:style-name="ce21" office:value-type="string">
            <text:p>&lt;70</text:p>
          </table:table-cell>
          <table:table-cell table:number-columns-repeated="3"/>
          <table:table-cell table:style-name="ce21" office:value-type="string">
            <text:p>mg/dL</text:p>
          </table:table-cell>
          <table:table-cell office:value-type="string">
            <text:p>Yes</text:p>
          </table:table-cell>
          <table:table-cell table:number-columns-repeated="3"/>
          <table:table-cell office:value-type="string">
            <text:p>LDL cholesterol is referred to as the "Bad Cholesterol". Used to assess the risk of CAD and to decide the treatment. It's increase is directly related with the risk of CAD.</text:p>
          </table:table-cell>
          <table:table-cell office:value-type="string">
            <text:p>Cardiovascular disease, Coronary Artery Disease, Cerebrovascular disease, Peripheral vascular disease, Hypertension, Hyperlipidemia</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Lipid Profile LDL Cholesterol</text:p>
          </table:table-cell>
          <table:table-cell office:value-type="string">
            <text:p>Spectrophotometry</text:p>
          </table:table-cell>
          <table:table-cell table:style-name="ce21" office:value-type="string">
            <text:p>Blood</text:p>
          </table:table-cell>
          <table:table-cell table:style-name="ce21" office:value-type="string">
            <text:p>3 mL (1.5 mL min.) serum from 1 SST. Separate serum within 1 hour of collection. Ship refrigerated or frozen. Minimum 12 hours fasting is mandatory. Grossly hemolysed samples are not acceptable.</text:p>
          </table:table-cell>
          <table:table-cell table:style-name="ce21" office:value-type="string">
            <text:p>LDL, Optimal</text:p>
          </table:table-cell>
          <table:table-cell table:style-name="ce21" office:value-type="string">
            <text:p>&lt;100</text:p>
          </table:table-cell>
          <table:table-cell table:number-columns-repeated="3"/>
          <table:table-cell table:style-name="ce21" office:value-type="string">
            <text:p>mg/dL</text:p>
          </table:table-cell>
          <table:table-cell office:value-type="string">
            <text:p>Yes</text:p>
          </table:table-cell>
          <table:table-cell table:number-columns-repeated="3"/>
          <table:table-cell office:value-type="string">
            <text:p>LDL cholesterol is referred to as the "Bad Cholesterol". Used to assess the risk of CAD and to decide the treatment. It's increase is directly related with the risk of CAD.</text:p>
          </table:table-cell>
          <table:table-cell office:value-type="string">
            <text:p>Cardiovascular disease, Coronary Artery Disease, Cerebrovascular disease, Peripheral vascular disease, Hypertension, Hyperlipidemia</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Lipid Profile LDL Cholesterol</text:p>
          </table:table-cell>
          <table:table-cell office:value-type="string">
            <text:p>Spectrophotometry</text:p>
          </table:table-cell>
          <table:table-cell table:style-name="ce21" office:value-type="string">
            <text:p>Blood</text:p>
          </table:table-cell>
          <table:table-cell table:style-name="ce21" office:value-type="string">
            <text:p>3 mL (1.5 mL min.) serum from 1 SST. Separate serum within 1 hour of collection. Ship refrigerated or frozen. Minimum 12 hours fasting is mandatory. Grossly hemolysed samples are not acceptable.</text:p>
          </table:table-cell>
          <table:table-cell table:style-name="ce21" office:value-type="string">
            <text:p>LDL, Above Optimal</text:p>
          </table:table-cell>
          <table:table-cell table:style-name="ce21" office:value-type="string">
            <text:p>100-129</text:p>
          </table:table-cell>
          <table:table-cell table:number-columns-repeated="3"/>
          <table:table-cell table:style-name="ce21" office:value-type="string">
            <text:p>mg/dL</text:p>
          </table:table-cell>
          <table:table-cell office:value-type="string">
            <text:p>Yes</text:p>
          </table:table-cell>
          <table:table-cell table:number-columns-repeated="3"/>
          <table:table-cell office:value-type="string">
            <text:p>LDL cholesterol is referred to as the "Bad Cholesterol". Used to assess the risk of CAD and to decide the treatment. It's increase is directly related with the risk of CAD.</text:p>
          </table:table-cell>
          <table:table-cell office:value-type="string">
            <text:p>Cardiovascular disease, Coronary Artery Disease, Cerebrovascular disease, Peripheral vascular disease, Hypertension, Hyperlipidemia</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Lipid Profile LDL Cholesterol</text:p>
          </table:table-cell>
          <table:table-cell office:value-type="string">
            <text:p>Spectrophotometry</text:p>
          </table:table-cell>
          <table:table-cell table:style-name="ce21" office:value-type="string">
            <text:p>Blood</text:p>
          </table:table-cell>
          <table:table-cell table:style-name="ce21" office:value-type="string">
            <text:p>3 mL (1.5 mL min.) serum from 1 SST. Separate serum within 1 hour of collection. Ship refrigerated or frozen. Minimum 12 hours fasting is mandatory. Grossly hemolysed samples are not acceptable.</text:p>
          </table:table-cell>
          <table:table-cell table:style-name="ce21" office:value-type="string">
            <text:p>LDL, Borderline High</text:p>
          </table:table-cell>
          <table:table-cell table:style-name="ce21" office:value-type="string">
            <text:p>130-159</text:p>
          </table:table-cell>
          <table:table-cell table:number-columns-repeated="3"/>
          <table:table-cell table:style-name="ce21" office:value-type="string">
            <text:p>mg/dL</text:p>
          </table:table-cell>
          <table:table-cell office:value-type="string">
            <text:p>Yes</text:p>
          </table:table-cell>
          <table:table-cell table:number-columns-repeated="3"/>
          <table:table-cell office:value-type="string">
            <text:p>LDL cholesterol is referred to as the "Bad Cholesterol". Used to assess the risk of CAD and to decide the treatment. It's increase is directly related with the risk of CAD.</text:p>
          </table:table-cell>
          <table:table-cell office:value-type="string">
            <text:p>Cardiovascular disease, Coronary Artery Disease, Cerebrovascular disease, Peripheral vascular disease, Hypertension, Hyperlipidemia</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Lipid Profile LDL Cholesterol</text:p>
          </table:table-cell>
          <table:table-cell office:value-type="string">
            <text:p>Spectrophotometry</text:p>
          </table:table-cell>
          <table:table-cell table:style-name="ce21" office:value-type="string">
            <text:p>Blood</text:p>
          </table:table-cell>
          <table:table-cell table:style-name="ce21" office:value-type="string">
            <text:p>3 mL (1.5 mL min.) serum from 1 SST. Separate serum within 1 hour of collection. Ship refrigerated or frozen. Minimum 12 hours fasting is mandatory. Grossly hemolysed samples are not acceptable.</text:p>
          </table:table-cell>
          <table:table-cell table:style-name="ce21" office:value-type="string">
            <text:p>LDL, High</text:p>
          </table:table-cell>
          <table:table-cell table:style-name="ce21" office:value-type="string">
            <text:p>160-189</text:p>
          </table:table-cell>
          <table:table-cell table:number-columns-repeated="3"/>
          <table:table-cell table:style-name="ce21" office:value-type="string">
            <text:p>mg/dL</text:p>
          </table:table-cell>
          <table:table-cell office:value-type="string">
            <text:p>Yes</text:p>
          </table:table-cell>
          <table:table-cell table:number-columns-repeated="3"/>
          <table:table-cell office:value-type="string">
            <text:p>LDL cholesterol is referred to as the "Bad Cholesterol". Used to assess the risk of CAD and to decide the treatment. It's increase is directly related with the risk of CAD.</text:p>
          </table:table-cell>
          <table:table-cell office:value-type="string">
            <text:p>Cardiovascular disease, Coronary Artery Disease, Cerebrovascular disease, Peripheral vascular disease, Hypertension, Hyperlipidemia</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Lipid Profile LDL Cholesterol</text:p>
          </table:table-cell>
          <table:table-cell office:value-type="string">
            <text:p>Spectrophotometry</text:p>
          </table:table-cell>
          <table:table-cell table:style-name="ce21" office:value-type="string">
            <text:p>Blood</text:p>
          </table:table-cell>
          <table:table-cell table:style-name="ce21" office:value-type="string">
            <text:p>3 mL (1.5 mL min.) serum from 1 SST. Separate serum within 1 hour of collection. Ship refrigerated or frozen. Minimum 12 hours fasting is mandatory. Grossly hemolysed samples are not acceptable.</text:p>
          </table:table-cell>
          <table:table-cell table:style-name="ce21" office:value-type="string">
            <text:p>LDL, Very High </text:p>
          </table:table-cell>
          <table:table-cell table:style-name="ce21" office:value-type="string">
            <text:p>&gt;190</text:p>
          </table:table-cell>
          <table:table-cell table:number-columns-repeated="3"/>
          <table:table-cell table:style-name="ce21" office:value-type="string">
            <text:p>mg/dL</text:p>
          </table:table-cell>
          <table:table-cell office:value-type="string">
            <text:p>Yes</text:p>
          </table:table-cell>
          <table:table-cell table:number-columns-repeated="3"/>
          <table:table-cell office:value-type="string">
            <text:p>LDL cholesterol is referred to as the "Bad Cholesterol". Used to assess the risk of CAD and to decide the treatment. It's increase is directly related with the risk of CAD.</text:p>
          </table:table-cell>
          <table:table-cell office:value-type="string">
            <text:p>Cardiovascular disease, Coronary Artery Disease, Cerebrovascular disease, Peripheral vascular disease, Hypertension, Hyperlipidemia</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Lipid Profile Total Cholesterol</text:p>
          </table:table-cell>
          <table:table-cell office:value-type="string">
            <text:p>Spectrophotometry</text:p>
          </table:table-cell>
          <table:table-cell table:style-name="ce21" office:value-type="string">
            <text:p>Blood</text:p>
          </table:table-cell>
          <table:table-cell table:style-name="ce21" office:value-type="string">
            <text:p>3 mL (1.5 mL min.) serum from 1 SST. Separate serum within 1 hour of collection. Ship refrigerated or frozen. Minimum 12 hours fasting is mandatory. Grossly hemolysed samples are not acceptable.</text:p>
          </table:table-cell>
          <table:table-cell table:style-name="ce21" office:value-type="string">
            <text:p>Cholesterol, Desirable</text:p>
          </table:table-cell>
          <table:table-cell table:style-name="ce21" office:value-type="string">
            <text:p>&lt;200</text:p>
          </table:table-cell>
          <table:table-cell table:number-columns-repeated="3"/>
          <table:table-cell table:style-name="ce21" office:value-type="string">
            <text:p>mg/dL</text:p>
          </table:table-cell>
          <table:table-cell office:value-type="string">
            <text:p>Yes</text:p>
          </table:table-cell>
          <table:table-cell table:number-columns-repeated="3"/>
          <table:table-cell office:value-type="string">
            <text:p>Increasing concentrations of Total cholesterol and LDL cholesterol are both correlated with increasing risk of cardiovascular disease. The levels are used to monitor response to cholesterol lowering therapy.</text:p>
          </table:table-cell>
          <table:table-cell office:value-type="string">
            <text:p>Cardiovascular disease, Coronary Artery Disease, Cerebrovascular disease, Peripheral vascular disease, Hypertension, Hyperlipidemia</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Lipid Profile Total Cholesterol</text:p>
          </table:table-cell>
          <table:table-cell office:value-type="string">
            <text:p>Spectrophotometry</text:p>
          </table:table-cell>
          <table:table-cell table:style-name="ce21" office:value-type="string">
            <text:p>Blood</text:p>
          </table:table-cell>
          <table:table-cell table:style-name="ce21" office:value-type="string">
            <text:p>3 mL (1.5 mL min.) serum from 1 SST. Separate serum within 1 hour of collection. Ship refrigerated or frozen. Minimum 12 hours fasting is mandatory. Grossly hemolysed samples are not acceptable.</text:p>
          </table:table-cell>
          <table:table-cell table:style-name="ce21" office:value-type="string">
            <text:p>Cholesterol, Borderline high</text:p>
          </table:table-cell>
          <table:table-cell table:style-name="ce21" office:value-type="string">
            <text:p>200-239</text:p>
          </table:table-cell>
          <table:table-cell table:number-columns-repeated="3"/>
          <table:table-cell table:style-name="ce21" office:value-type="string">
            <text:p>mg/dL</text:p>
          </table:table-cell>
          <table:table-cell office:value-type="string">
            <text:p>Yes</text:p>
          </table:table-cell>
          <table:table-cell table:number-columns-repeated="3"/>
          <table:table-cell office:value-type="string">
            <text:p>Increasing concentrations of Total cholesterol and LDL cholesterol are both correlated with increasing risk of cardiovascular disease. The levels are used to monitor response to cholesterol lowering therapy.</text:p>
          </table:table-cell>
          <table:table-cell office:value-type="string">
            <text:p>Cardiovascular disease, Coronary Artery Disease, Cerebrovascular disease, Peripheral vascular disease, Hypertension, Hyperlipidemia</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Lipid Profile Total Cholesterol</text:p>
          </table:table-cell>
          <table:table-cell office:value-type="string">
            <text:p>Spectrophotometry</text:p>
          </table:table-cell>
          <table:table-cell table:style-name="ce21" office:value-type="string">
            <text:p>Blood</text:p>
          </table:table-cell>
          <table:table-cell table:style-name="ce21" office:value-type="string">
            <text:p>3 mL (1.5 mL min.) serum from 1 SST. Separate serum within 1 hour of collection. Ship refrigerated or frozen. Minimum 12 hours fasting is mandatory. Grossly hemolysed samples are not acceptable.</text:p>
          </table:table-cell>
          <table:table-cell table:style-name="ce21" office:value-type="string">
            <text:p>Cholesterol, High</text:p>
          </table:table-cell>
          <table:table-cell table:style-name="ce21" office:value-type="string">
            <text:p>&gt;240</text:p>
          </table:table-cell>
          <table:table-cell table:number-columns-repeated="3"/>
          <table:table-cell table:style-name="ce21" office:value-type="string">
            <text:p>mg/dL</text:p>
          </table:table-cell>
          <table:table-cell office:value-type="string">
            <text:p>Yes</text:p>
          </table:table-cell>
          <table:table-cell table:number-columns-repeated="3"/>
          <table:table-cell office:value-type="string">
            <text:p>Increasing concentrations of Total cholesterol and LDL cholesterol are both correlated with increasing risk of cardiovascular disease. The levels are used to monitor response to cholesterol lowering therapy.</text:p>
          </table:table-cell>
          <table:table-cell office:value-type="string">
            <text:p>Cardiovascular disease, Coronary Artery Disease, Cerebrovascular disease, Peripheral vascular disease, Hypertension, Hyperlipidemia</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7">
          <table:table-cell table:style-name="ce21" office:value-type="string">
            <text:p>Lipoprotein A</text:p>
          </table:table-cell>
          <table:table-cell office:value-type="string">
            <text:p>latex enhanced nephelometr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Lipoprotein A</text:p>
          </table:table-cell>
          <table:table-cell table:style-name="ce21" office:value-type="string">
            <text:p>0-30</text:p>
          </table:table-cell>
          <table:table-cell table:number-columns-repeated="3"/>
          <table:table-cell table:style-name="ce21" office:value-type="string">
            <text:p>mg/dL</text:p>
          </table:table-cell>
          <table:table-cell office:value-type="string">
            <text:p>No</text:p>
          </table:table-cell>
          <table:table-cell table:style-name="ce21" office:value-type="string">
            <text:p>General Medicine</text:p>
          </table:table-cell>
          <table:table-cell office:value-type="string">
            <text:p>Pediatrics</text:p>
          </table:table-cell>
          <table:table-cell/>
          <table:table-cell office:value-type="string">
            <text:p>This test is used to assess the risk of cardiovascular disease. Increased levels are seen in patients with coronary artery disease / cerebrovascular and peripheral vascular disease. Non-genetically related increase is seen in Nephrotic syndrome and end stage renal disease</text:p>
          </table:table-cell>
          <table:table-cell office:value-type="string">
            <text:p>Cardiovascular disease, Coronary Artery Disease, Cerebrovascular disease, Peripheral vascular disease, Nephrotic syndrome, End stage renal diseas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Liver Function Tests</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serum from 1 SST. Wrap tube in alumium foil to protect from light. Ship refrigerated or frozen.</text:p>
          </table:table-cell>
          <table:table-cell table:style-name="ce21" office:value-type="string">
            <text:p>Total Bilirubin</text:p>
          </table:table-cell>
          <table:table-cell table:style-name="ce21" office:value-type="string">
            <text:p>0.3-1.3</text:p>
          </table:table-cell>
          <table:table-cell table:number-columns-repeated="3"/>
          <table:table-cell table:style-name="ce21" office:value-type="string">
            <text:p>mg/dL</text:p>
          </table:table-cell>
          <table:table-cell table:style-name="ce21" office:value-type="string">
            <text:p>Yes</text:p>
          </table:table-cell>
          <table:table-cell table:number-columns-repeated="3"/>
          <table:table-cell table:style-name="ce21" office:value-type="string">
            <text:p>Bilirubin is the yellow breakdown product of normal heme catabolism. Heme is found in hemogloglobin. <text:s/>Bilirubin is excreted in bile and urine, and elevated levels may indicate hemolysis or liver disease</text:p>
          </table:table-cell>
          <table:table-cell table:style-name="ce21" office:value-type="string">
            <text:p>CLD, Jaundice, CHF, Extrahepatic obstruction, <text:s/>Hemolysis, Hepatitis, Hepatic necrosi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Liver Function Tests</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serum from 1 SST. Wrap tube in alumium foil to protect from light. Ship refrigerated or frozen.</text:p>
          </table:table-cell>
          <table:table-cell table:style-name="ce21" office:value-type="string">
            <text:p>Direct Bilirubin</text:p>
          </table:table-cell>
          <table:table-cell table:style-name="ce21" office:value-type="string">
            <text:p>0.1-0.4</text:p>
          </table:table-cell>
          <table:table-cell table:number-columns-repeated="3"/>
          <table:table-cell table:style-name="ce21" office:value-type="string">
            <text:p>mg/dL</text:p>
          </table:table-cell>
          <table:table-cell table:style-name="ce21" office:value-type="string">
            <text:p>Yes</text:p>
          </table:table-cell>
          <table:table-cell table:number-columns-repeated="3"/>
          <table:table-cell table:style-name="ce21" office:value-type="string">
            <text:p>The heme is metabolised <text:s/>into unconjugated bilirubin in the reticuloendothelial cells of the spleen. This unconjugated bilirubin is not soluble in water. It is then bound to albumin and sent to the liver.</text:p>
          </table:table-cell>
          <table:table-cell table:style-name="ce21" office:value-type="string">
            <text:p>Hemolytic Anemias, Liver Disease</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Liver Function Tests</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serum from 1 SST. Wrap tube in alumium foil to protect from light. Ship refrigerated or frozen.</text:p>
          </table:table-cell>
          <table:table-cell table:style-name="ce21" office:value-type="string">
            <text:p>Indirect Bilirubin</text:p>
          </table:table-cell>
          <table:table-cell table:style-name="ce21" office:value-type="string">
            <text:p>0.2-0.9</text:p>
          </table:table-cell>
          <table:table-cell table:number-columns-repeated="3"/>
          <table:table-cell table:style-name="ce21" office:value-type="string">
            <text:p>mg/dL</text:p>
          </table:table-cell>
          <table:table-cell table:style-name="ce21" office:value-type="string">
            <text:p>Yes</text:p>
          </table:table-cell>
          <table:table-cell table:number-columns-repeated="3"/>
          <table:table-cell table:style-name="ce21" office:value-type="string">
            <text:p><text:s/>In the liver Direct Bilirubin is conjugated with glucuronic acid, making it soluble in water. Much of it goes into the bile and thus out into the small intestine. Some of it is excreted through urine and stools</text:p>
          </table:table-cell>
          <table:table-cell table:style-name="ce21" office:value-type="string">
            <text:p>Liver Disease, Obstructive Liver Disease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Liver Function Tests</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serum from 1 SST. Wrap tube in alumium foil to protect from light. Ship refrigerated or frozen.</text:p>
          </table:table-cell>
          <table:table-cell table:style-name="ce21" office:value-type="string">
            <text:p>AST, SGOT</text:p>
          </table:table-cell>
          <table:table-cell table:style-name="ce23" office:value-type="string">
            <text:p>12.0 - 38.0</text:p>
          </table:table-cell>
          <table:table-cell table:number-columns-repeated="3"/>
          <table:table-cell table:style-name="ce21" office:value-type="string">
            <text:p>U / L</text:p>
          </table:table-cell>
          <table:table-cell table:style-name="ce21" office:value-type="string">
            <text:p>Yes</text:p>
          </table:table-cell>
          <table:table-cell table:number-columns-repeated="3"/>
          <table:table-cell table:style-name="ce21" office:value-type="string">
            <text:p>This enzyme is found in many organs including the liver. Though nonspecific, it is used to detect and monitor liver disease and other medical conditions. This is a more sensitive test in alcoholic liver disease than SGPT.</text:p>
          </table:table-cell>
          <table:table-cell table:style-name="ce21" office:value-type="string">
            <text:p>CLD, Jaundice, CHF, Extrahepatic obstruction, Hepatitis, Hepatic necrosi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Liver Function Tests</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serum from 1 SST. Wrap tube in alumium foil to protect from light. Ship refrigerated or frozen.</text:p>
          </table:table-cell>
          <table:table-cell table:style-name="ce21" office:value-type="string">
            <text:p>ALT, SGPT</text:p>
          </table:table-cell>
          <table:table-cell table:style-name="ce23" office:value-type="string">
            <text:p>7.0-41.0</text:p>
          </table:table-cell>
          <table:table-cell table:number-columns-repeated="3"/>
          <table:table-cell table:style-name="ce21" office:value-type="string">
            <text:p>U / L</text:p>
          </table:table-cell>
          <table:table-cell table:style-name="ce21" office:value-type="string">
            <text:p>Yes</text:p>
          </table:table-cell>
          <table:table-cell table:number-columns-repeated="3"/>
          <table:table-cell table:style-name="ce21" office:value-type="string">
            <text:p>This is an enzyme found mainly in liver tissue and to a lesser extent in heart, kidney and skeletal muscle. It's measurement is clinically useful in the diagnosis of liver and biliary disease.</text:p>
          </table:table-cell>
          <table:table-cell table:style-name="ce21" office:value-type="string">
            <text:p>CLD, Jaundice, CHF, Extrahepatic obstruction, Hepatitis, Hepatic necrosi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Liver Function Tests</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serum from 1 SST. Wrap tube in alumium foil to protect from light. Ship refrigerated or frozen.</text:p>
          </table:table-cell>
          <table:table-cell table:style-name="ce21" office:value-type="string">
            <text:p>Alkaline Phosphatase</text:p>
          </table:table-cell>
          <table:table-cell table:style-name="ce21" office:value-type="string">
            <text:p>33-96</text:p>
          </table:table-cell>
          <table:table-cell table:number-columns-repeated="3"/>
          <table:table-cell table:style-name="ce21" office:value-type="string">
            <text:p>U / L</text:p>
          </table:table-cell>
          <table:table-cell table:style-name="ce21" office:value-type="string">
            <text:p>Yes</text:p>
          </table:table-cell>
          <table:table-cell table:number-columns-repeated="3"/>
          <table:table-cell table:style-name="ce21" office:value-type="string">
            <text:p>Majority of ALP activity is derived from the liver and bone. Concentrations are increased in patients with biliary obstructive disorders, tumors of liver and bone etc.</text:p>
          </table:table-cell>
          <table:table-cell table:style-name="ce21" office:value-type="string">
            <text:p>Granulomatous Hepatitis, Hepatocellular Carcinoma, <text:s/>metastatic Adenocarcinoma Prostate, <text:s/>hepatic metastases, bone metastases, pregnancy</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4">
          <table:table-cell table:style-name="ce21" office:value-type="string">
            <text:p>Liver Function Tests</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serum from 1 SST. Wrap tube in alumium foil to protect from light. Ship refrigerated or frozen.</text:p>
          </table:table-cell>
          <table:table-cell table:style-name="ce21" office:value-type="string">
            <text:p>Gamma Glutamyl Transferase, GGTP, GGT</text:p>
          </table:table-cell>
          <table:table-cell table:style-name="ce21" office:value-type="string">
            <text:p>9.0-58.0</text:p>
          </table:table-cell>
          <table:table-cell table:number-columns-repeated="3"/>
          <table:table-cell table:style-name="ce21" office:value-type="string">
            <text:p>U / L</text:p>
          </table:table-cell>
          <table:table-cell table:style-name="ce21" office:value-type="string">
            <text:p>Yes</text:p>
          </table:table-cell>
          <table:table-cell table:number-columns-repeated="3"/>
          <table:table-cell table:style-name="ce21" office:value-type="string">
            <text:p>GGTP is a sensitive indicator of biliary tract disease. Measurement of GGT is of clinical value in identifying the source of obscure ALP elevations. </text:p>
          </table:table-cell>
          <table:table-cell table:style-name="ce21" office:value-type="string">
            <text:p> Acute Pancreatitis, Chronic Pancreatitis, Prostatic adenocarcinoma </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Liver Function Tests</text:p>
          </table:table-cell>
          <table:table-cell office:value-type="string">
            <text:p>Spectrophotometr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Total Proteins</text:p>
          </table:table-cell>
          <table:table-cell table:style-name="ce21" office:value-type="string">
            <text:p>6.7-8.6</text:p>
          </table:table-cell>
          <table:table-cell table:number-columns-repeated="3"/>
          <table:table-cell table:style-name="ce21" office:value-type="string">
            <text:p>gm/dL</text:p>
          </table:table-cell>
          <table:table-cell office:value-type="string">
            <text:p>Yes</text:p>
          </table:table-cell>
          <table:table-cell table:number-columns-repeated="3"/>
          <table:table-cell office:value-type="string">
            <text:p>Total Protein is useful in evaluating patients for nutritional status, liver disease, protein losing renal and gastrointestinal diseases. High levels are seen in patients with Monoclonal gammopathies, Autoimmune hepatitis and inflammation.</text:p>
          </table:table-cell>
          <table:table-cell office:value-type="string">
            <text:p>Liver disease, Protein losing renal diseases, Gastrointestinal diseases, Monoclonal gammopathies, Autoimmune hepatitis, Inflammation.</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table:style-name="ce21" office:value-type="string">
            <text:p>Liver Function Tests</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serum from 1 SST. Wrap tube in alumium foil to protect from light. Ship refrigerated or frozen.</text:p>
          </table:table-cell>
          <table:table-cell table:style-name="ce21" office:value-type="string">
            <text:p>Serum Albumin</text:p>
          </table:table-cell>
          <table:table-cell table:style-name="ce21" office:value-type="string">
            <text:p>4.0 - 5.0</text:p>
          </table:table-cell>
          <table:table-cell table:style-name="ce21" office:value-type="string">
            <text:p>4.1 - 5.3</text:p>
          </table:table-cell>
          <table:table-cell table:number-columns-repeated="2"/>
          <table:table-cell table:style-name="ce21" office:value-type="string">
            <text:p>g / dL</text:p>
          </table:table-cell>
          <table:table-cell table:style-name="ce21" office:value-type="string">
            <text:p>Yes</text:p>
          </table:table-cell>
          <table:table-cell table:number-columns-repeated="3"/>
          <table:table-cell table:style-name="ce21" office:value-type="string">
            <text:p>Albumin makes up more than half of the total protein present in serum.. Decreased albumin level can be either from depressed synthesis in liver or increased losses through kidney. Low albumin levels lead to <text:s/>edema formation.</text:p>
          </table:table-cell>
          <table:table-cell table:style-name="ce21" office:value-type="string">
            <text:p>Acute Dehydration, End-stage liver disease, Intestinal malabsorption syndromes, Protein-calorie malnutrition. Nephrotic syndrome, Severe burns </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Liver Function Tests</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serum from 1 SST. Wrap tube in alumium foil to protect from light. Ship refrigerated or frozen.</text:p>
          </table:table-cell>
          <table:table-cell table:style-name="ce21" office:value-type="string">
            <text:p>Serum Globulin</text:p>
          </table:table-cell>
          <table:table-cell table:style-name="ce21" office:value-type="string">
            <text:p>2.0-3.5</text:p>
          </table:table-cell>
          <table:table-cell table:number-columns-repeated="3"/>
          <table:table-cell table:style-name="ce21" office:value-type="string">
            <text:p>g / dL</text:p>
          </table:table-cell>
          <table:table-cell table:style-name="ce21" office:value-type="string">
            <text:p>Yes</text:p>
          </table:table-cell>
          <table:table-cell table:number-columns-repeated="3"/>
          <table:table-cell table:style-name="ce21" office:value-type="string">
            <text:p>The globulin fraction of plasma proteins includes hundreds of serum proteins including carrier proteins, enzymes, complement, and immunoglobulins. Most of these are synthesized in the liver.</text:p>
          </table:table-cell>
          <table:table-cell table:style-name="ce21" office:value-type="string">
            <text:p>congenital α1 antitrypsin deficiency, acute inflammatory disorders, <text:s/>nephrotic syndrome, severe iron deficiency, <text:s/>multiple myeloma, Waldenstrom's macro-globulinemia, primary amyloidosis, lymphoma, monoclonal gammopathy</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13">
          <table:table-cell table:style-name="ce21" office:value-type="string">
            <text:p>Liver Function Tests</text:p>
          </table:table-cell>
          <table:table-cell table:style-name="ce21" office:value-type="string">
            <text:p>Spectrophotometry</text:p>
          </table:table-cell>
          <table:table-cell table:style-name="ce21" office:value-type="string">
            <text:p>Blood</text:p>
          </table:table-cell>
          <table:table-cell table:style-name="ce21" office:value-type="string">
            <text:p>2 mL (1 mL min.) serum from 1 SST. Wrap tube in alumium foil to protect from light. Ship refrigerated or frozen.</text:p>
          </table:table-cell>
          <table:table-cell table:style-name="ce21" office:value-type="string">
            <text:p>A:G Ratio</text:p>
          </table:table-cell>
          <table:table-cell table:style-name="ce25" office:value-type="time" office:time-value="PT02H01M00S">
            <text:p>02:01</text:p>
          </table:table-cell>
          <table:table-cell table:number-columns-repeated="3"/>
          <table:table-cell table:style-name="ce21" office:value-type="string">
            <text:p>Ratio</text:p>
          </table:table-cell>
          <table:table-cell table:style-name="ce21" office:value-type="string">
            <text:p>Yes</text:p>
          </table:table-cell>
          <table:table-cell table:number-columns-repeated="5"/>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12">
          <table:table-cell table:style-name="ce21" office:value-type="string">
            <text:p>Methemoglobin</text:p>
          </table:table-cell>
          <table:table-cell/>
          <table:table-cell table:style-name="ce21" office:value-type="string">
            <text:p>Blood</text:p>
          </table:table-cell>
          <table:table-cell table:style-name="ce21" office:value-type="string">
            <text:p>Whole Blood</text:p>
          </table:table-cell>
          <table:table-cell table:style-name="ce21" office:value-type="string">
            <text:p>Methemoglobin</text:p>
          </table:table-cell>
          <table:table-cell table:style-name="ce21" office:value-type="string">
            <text:p>0-1</text:p>
          </table:table-cell>
          <table:table-cell table:number-columns-repeated="3"/>
          <table:table-cell table:style-name="ce21" office:value-type="string">
            <text:p>%</text:p>
          </table:table-cell>
          <table:table-cell office:value-type="string">
            <text:p>No</text:p>
          </table:table-cell>
          <table:table-cell office:value-type="string">
            <text:p>General Medicine</text:p>
          </table:table-cell>
          <table:table-cell office:value-type="string">
            <text:p>Pediatrics</text:p>
          </table:table-cell>
          <table:table-cell/>
          <table:table-cell office:value-type="string">
            <text:p>Methemoglobin is a form of hemoglobin, in which the iron in the heme group is in the Fe3+ state, not the Fe2+ of normal hemoglobin. Methemoglobin cannot release bound. Normally one percent of people's hemoglobin is methemoglobin; a higher percentage than this can be genetic or caused by exposure to various chemicals and depending on the level can cause health problems known as methemoglobinemia</text:p>
          </table:table-cell>
          <table:table-cell office:value-type="string">
            <text:p>Cytochrome b5 reductase deficiency, G6PD deficiency, Hemoglobin M disease, Pyruvate kinase deficiency, Nitrates, Nitrites, Amyl nitrite, Dapsone, Chloroquin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4">
          <table:table-cell table:style-name="ce21" office:value-type="string">
            <text:p>Norepinephrine</text:p>
          </table:table-cell>
          <table:table-cell/>
          <table:table-cell table:style-name="ce21" office:value-type="string">
            <text:p>Blood</text:p>
          </table:table-cell>
          <table:table-cell table:style-name="ce21" office:value-type="string">
            <text:p>Plasma</text:p>
          </table:table-cell>
          <table:table-cell table:style-name="ce21" office:value-type="string">
            <text:p>Norepinephrine Supine (30 min)</text:p>
          </table:table-cell>
          <table:table-cell table:style-name="ce21" office:value-type="string">
            <text:p>110-410</text:p>
          </table:table-cell>
          <table:table-cell table:number-columns-repeated="3"/>
          <table:table-cell table:style-name="ce21" office:value-type="string">
            <text:p>pg/mL</text:p>
          </table:table-cell>
          <table:table-cell office:value-type="string">
            <text:p>No</text:p>
          </table:table-cell>
          <table:table-cell office:value-type="string">
            <text:p>General Medicine</text:p>
          </table:table-cell>
          <table:table-cell office:value-type="string">
            <text:p>Pediatrics</text:p>
          </table:table-cell>
          <table:table-cell/>
          <table:table-cell office:value-type="string">
            <text:p>Norepinephrine is a neurotransmitter and a hormone. It acts as a stress hormone by activating noradrnergic autonomic system</text:p>
          </table:table-cell>
          <table:table-cell office:value-type="string">
            <text:p>ADHD, Depression, Schizophrenia</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4">
          <table:table-cell table:style-name="ce21" office:value-type="string">
            <text:p>Norepinephrine</text:p>
          </table:table-cell>
          <table:table-cell/>
          <table:table-cell table:style-name="ce21" office:value-type="string">
            <text:p>Blood</text:p>
          </table:table-cell>
          <table:table-cell table:style-name="ce21" office:value-type="string">
            <text:p>Plasma</text:p>
          </table:table-cell>
          <table:table-cell table:style-name="ce21" office:value-type="string">
            <text:p>Norepinephrine Sitting</text:p>
          </table:table-cell>
          <table:table-cell table:style-name="ce21" office:value-type="string">
            <text:p>120-680</text:p>
          </table:table-cell>
          <table:table-cell table:number-columns-repeated="3"/>
          <table:table-cell table:style-name="ce21" office:value-type="string">
            <text:p>pg/mL</text:p>
          </table:table-cell>
          <table:table-cell office:value-type="string">
            <text:p>No</text:p>
          </table:table-cell>
          <table:table-cell office:value-type="string">
            <text:p>General Medicine</text:p>
          </table:table-cell>
          <table:table-cell office:value-type="string">
            <text:p>Pediatrics</text:p>
          </table:table-cell>
          <table:table-cell/>
          <table:table-cell office:value-type="string">
            <text:p>Norepinephrine is a neurotransmitter and a hormone. It acts as a stress hormone by activating noradrnergic autonomic system</text:p>
          </table:table-cell>
          <table:table-cell office:value-type="string">
            <text:p>ADHD, Depression, Schizophrenia</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4">
          <table:table-cell table:style-name="ce21" office:value-type="string">
            <text:p>Norepinephrine</text:p>
          </table:table-cell>
          <table:table-cell/>
          <table:table-cell table:style-name="ce21" office:value-type="string">
            <text:p>Blood</text:p>
          </table:table-cell>
          <table:table-cell table:style-name="ce21" office:value-type="string">
            <text:p>Plasma</text:p>
          </table:table-cell>
          <table:table-cell table:style-name="ce21" office:value-type="string">
            <text:p>Norepinephrine Standing (30 min)</text:p>
          </table:table-cell>
          <table:table-cell table:style-name="ce21" office:value-type="string">
            <text:p>125-700</text:p>
          </table:table-cell>
          <table:table-cell table:number-columns-repeated="3"/>
          <table:table-cell table:style-name="ce21" office:value-type="string">
            <text:p>pg/mL</text:p>
          </table:table-cell>
          <table:table-cell office:value-type="string">
            <text:p>No</text:p>
          </table:table-cell>
          <table:table-cell office:value-type="string">
            <text:p>General Medicine</text:p>
          </table:table-cell>
          <table:table-cell office:value-type="string">
            <text:p>Pediatrics</text:p>
          </table:table-cell>
          <table:table-cell/>
          <table:table-cell office:value-type="string">
            <text:p>Norepinephrine is a neurotransmitter and a hormone. It acts as a stress hormone by activating noradrnergic autonomic system</text:p>
          </table:table-cell>
          <table:table-cell office:value-type="string">
            <text:p>ADHD, Depression, Schizophrenia</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Oxygen Percent Saturation, Arterial</text:p>
          </table:table-cell>
          <table:table-cell table:style-name="ce21" office:value-type="string">
            <text:p>ISE, Amperometry, Reflectance photometry</text:p>
          </table:table-cell>
          <table:table-cell table:style-name="ce21" office:value-type="string">
            <text:p>Blood</text:p>
          </table:table-cell>
          <table:table-cell table:style-name="ce21" office:value-type="string">
            <text:p>2 mL arterial blood in a preheparinised (1000 IU/mL) disposable syringe and needle. Avoid air bubbles. Mix gently 10 times. Seal needle with rubber stopper. Ship refrigerated. DO NOT FREEZE.</text:p>
          </table:table-cell>
          <table:table-cell table:style-name="ce21" office:value-type="string">
            <text:p>spO2 ( Oxygen Saturation )</text:p>
          </table:table-cell>
          <table:table-cell table:style-name="ce21" office:value-type="string">
            <text:p>94-100</text:p>
          </table:table-cell>
          <table:table-cell table:number-columns-repeated="3"/>
          <table:table-cell table:style-name="ce21" office:value-type="string">
            <text:p>%</text:p>
          </table:table-cell>
          <table:table-cell table:style-name="ce21" office:value-type="string">
            <text:p>Yes</text:p>
          </table:table-cell>
          <table:table-cell table:number-columns-repeated="3"/>
          <table:table-cell table:style-name="ce21" office:value-type="string">
            <text:p> Oxygen saturation, or O2 sats measure the percentage of hemoglobin binding sites in the bloodstream occupied by oxygen.</text:p>
          </table:table-cell>
          <table:table-cell table:style-name="ce21" office:value-type="string">
            <text:p>Acid Base imbalance, Respiratory disorders, Cardiovascular disorders, Renal insufficiency, Hypoxemia, </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Oxygen Percent Saturation, Venous, Arm</text:p>
          </table:table-cell>
          <table:table-cell table:style-name="ce21" office:value-type="string">
            <text:p>ISE, Amperometry, Reflectance photometry</text:p>
          </table:table-cell>
          <table:table-cell table:style-name="ce21" office:value-type="string">
            <text:p>Blood</text:p>
          </table:table-cell>
          <table:table-cell table:style-name="ce21" office:value-type="string">
            <text:p>2 mL venous blood in a preheparinised (1000 IU/mL) disposable syringe and needle. Avoid air bubbles. Mix gently 10 times. Seal needle with rubber stopper. Ship refrigerated. DO NOT FREEZE.</text:p>
          </table:table-cell>
          <table:table-cell table:style-name="ce21" office:value-type="string">
            <text:p>Oxygen Percent Saturation, Arterial</text:p>
          </table:table-cell>
          <table:table-cell table:style-name="ce21" office:value-type="string">
            <text:p>60-85</text:p>
          </table:table-cell>
          <table:table-cell table:number-columns-repeated="3"/>
          <table:table-cell table:style-name="ce21" office:value-type="string">
            <text:p>%</text:p>
          </table:table-cell>
          <table:table-cell table:style-name="ce21" office:value-type="string">
            <text:p>Yes</text:p>
          </table:table-cell>
          <table:table-cell table:number-columns-repeated="3"/>
          <table:table-cell table:style-name="ce21" office:value-type="string">
            <text:p> Oxygen saturation, or O2 sats measure the percentage of hemoglobin binding sites in the bloodstream occupied by oxygen.</text:p>
          </table:table-cell>
          <table:table-cell table:style-name="ce21" office:value-type="string">
            <text:p>Acid Base imbalance, Respiratory disorders, Cardiovascular disorders, Renal insufficiency, Hypoxemia, </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7">
          <table:table-cell table:style-name="ce21" office:value-type="string">
            <text:p>Parathyroid Hormone</text:p>
          </table:table-cell>
          <table:table-cell office:value-type="string">
            <text:p>Chemiluminescent Microparticle Immunoassay</text:p>
          </table:table-cell>
          <table:table-cell table:style-name="ce21" office:value-type="string">
            <text:p>Blood</text:p>
          </table:table-cell>
          <table:table-cell table:style-name="ce21" office:value-type="string">
            <text:p>3 mL (1.5 mL min.) serum from 1 SST between 8-10 a.m Allow blood to clot. Separate serum and freeze within 30 minutes. Ship frozen. DO NOT THAW. Hemolysed samples not acceptable.</text:p>
          </table:table-cell>
          <table:table-cell table:style-name="ce21" office:value-type="string">
            <text:p>Parathyroid Hormone</text:p>
          </table:table-cell>
          <table:table-cell table:style-name="ce23" office:value-type="string">
            <text:p>8.0-51.0</text:p>
          </table:table-cell>
          <table:table-cell table:number-columns-repeated="3"/>
          <table:table-cell table:style-name="ce21" office:value-type="string">
            <text:p>pg/mL</text:p>
          </table:table-cell>
          <table:table-cell office:value-type="string">
            <text:p>No</text:p>
          </table:table-cell>
          <table:table-cell office:value-type="string">
            <text:p>General Medicine</text:p>
          </table:table-cell>
          <table:table-cell office:value-type="string">
            <text:p>Pediatrics</text:p>
          </table:table-cell>
          <table:table-cell office:value-type="string">
            <text:p>Orthopedics</text:p>
          </table:table-cell>
          <table:table-cell office:value-type="string">
            <text:p> PTH is the recommended initial assay for the differential diagnosis of calcium related abnormalities. PTH increases serum calcium and decreases phosphorus. PTH function is related to calcium concentration. Hence both results should be interpreted together</text:p>
          </table:table-cell>
          <table:table-cell office:value-type="string">
            <text:p>Hyperparathyroidism, Hypoparathyroidism, Calcium metabolism disorders, Bone disorder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table:style-name="ce21" office:value-type="string">
            <text:p>Progesterone, Female</text:p>
          </table:table-cell>
          <table:table-cell office:value-type="string">
            <text:p>Chemiluminescent immunoassay</text:p>
          </table:table-cell>
          <table:table-cell table:style-name="ce21" office:value-type="string">
            <text:p>Blood</text:p>
          </table:table-cell>
          <table:table-cell table:style-name="ce21" office:value-type="string">
            <text:p>2 mL (1 mL min.) serum from 1 SST. Ship refrigerated or frozen.Specify age, sex and menopausal status on test request form.</text:p>
          </table:table-cell>
          <table:table-cell table:style-name="ce21" office:value-type="string">
            <text:p>Progesterone Follicular Phase</text:p>
          </table:table-cell>
          <table:table-cell table:style-name="ce21" office:value-type="string">
            <text:p>0.0-1.0</text:p>
          </table:table-cell>
          <table:table-cell table:number-columns-repeated="3"/>
          <table:table-cell table:style-name="ce21" office:value-type="string">
            <text:p>ng/mL</text:p>
          </table:table-cell>
          <table:table-cell office:value-type="string">
            <text:p>No</text:p>
          </table:table-cell>
          <table:table-cell office:value-type="string">
            <text:p>Gynaecology</text:p>
          </table:table-cell>
          <table:table-cell table:number-columns-repeated="2"/>
          <table:table-cell office:value-type="string">
            <text:p>Progesterone is a hormone secreted by the adrenal glands. Low levels are seen in women with inadequate Luteal phases. High concentrations are seen in patients with tumors of the adrenals and ovaries amd also during pregnancy.</text:p>
          </table:table-cell>
          <table:table-cell office:value-type="string">
            <text:p>Menstrual disorders, Tumors of Adrenal Gland, Ovarian Cancer, Pregnancy</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table:style-name="ce21" office:value-type="string">
            <text:p>Progesterone, Female</text:p>
          </table:table-cell>
          <table:table-cell office:value-type="string">
            <text:p>Chemiluminescent immunoassay</text:p>
          </table:table-cell>
          <table:table-cell table:style-name="ce21" office:value-type="string">
            <text:p>Blood</text:p>
          </table:table-cell>
          <table:table-cell table:style-name="ce21" office:value-type="string">
            <text:p>2 mL (1 mL min.) serum from 1 SST. Ship refrigerated or frozen.Specify age, sex and menopausal status on test request form.</text:p>
          </table:table-cell>
          <table:table-cell table:style-name="ce21" office:value-type="string">
            <text:p>Progesterone Midluteal Phase</text:p>
          </table:table-cell>
          <table:table-cell table:style-name="ce21" office:value-type="string">
            <text:p>3.0-20.0</text:p>
          </table:table-cell>
          <table:table-cell table:number-columns-repeated="3"/>
          <table:table-cell table:style-name="ce21" office:value-type="string">
            <text:p>ng/mL</text:p>
          </table:table-cell>
          <table:table-cell office:value-type="string">
            <text:p>No</text:p>
          </table:table-cell>
          <table:table-cell office:value-type="string">
            <text:p>Gynaecology</text:p>
          </table:table-cell>
          <table:table-cell table:number-columns-repeated="2"/>
          <table:table-cell office:value-type="string">
            <text:p>Progesterone is a hormone secreted by the adrenal glands. Low levels are seen in women with inadequate Luteal phases. High concentrations are seen in patients with tumors of the adrenals and ovaries amd also during pregnancy.</text:p>
          </table:table-cell>
          <table:table-cell office:value-type="string">
            <text:p>Menstrual disorders, Tumors of Adrenal Gland, Ovarian Cancer, Pregnancy</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table:style-name="ce21" office:value-type="string">
            <text:p>Progesterone, male</text:p>
          </table:table-cell>
          <table:table-cell office:value-type="string">
            <text:p>Chemiluminescent immunoassay</text:p>
          </table:table-cell>
          <table:table-cell table:style-name="ce21" office:value-type="string">
            <text:p>Blood</text:p>
          </table:table-cell>
          <table:table-cell table:style-name="ce21" office:value-type="string">
            <text:p>2 mL (1 mL min.) serum from 1 SST. Ship refrigerated or frozen.Specify age, sex and menopausal status on test request form.</text:p>
          </table:table-cell>
          <table:table-cell table:style-name="ce21" office:value-type="string">
            <text:p>Progesterone </text:p>
          </table:table-cell>
          <table:table-cell table:style-name="ce21" office:value-type="string">
            <text:p>0.0-1.0</text:p>
          </table:table-cell>
          <table:table-cell table:number-columns-repeated="3"/>
          <table:table-cell table:style-name="ce21" office:value-type="string">
            <text:p>ng/mL</text:p>
          </table:table-cell>
          <table:table-cell office:value-type="string">
            <text:p>No</text:p>
          </table:table-cell>
          <table:table-cell office:value-type="string">
            <text:p>General Medicine</text:p>
          </table:table-cell>
          <table:table-cell table:number-columns-repeated="2"/>
          <table:table-cell office:value-type="string">
            <text:p>Progesterone is a hormone secreted by the adrenal glands. Low levels are seen in women with inadequate Luteal phases. High concentrations are seen in patients with tumors of the adrenals and ovaries amd also during pregnancy.</text:p>
          </table:table-cell>
          <table:table-cell office:value-type="string">
            <text:p>Menstrual disorders, Tumors of Adrenal Gland, Ovarian Cancer, Pregnancy</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7">
          <table:table-cell table:style-name="ce21" office:value-type="string">
            <text:p>Prolactin</text:p>
          </table:table-cell>
          <table:table-cell office:value-type="string">
            <text:p>Chemiluminescent immunoassay</text:p>
          </table:table-cell>
          <table:table-cell table:style-name="ce21" office:value-type="string">
            <text:p>Blood</text:p>
          </table:table-cell>
          <table:table-cell table:style-name="ce21" office:value-type="string">
            <text:p>2 mL (1 mL min.) serum from 1 SST. Overnight fasting is preferred. Ship refrigerated or frozen.</text:p>
          </table:table-cell>
          <table:table-cell table:style-name="ce21" office:value-type="string">
            <text:p>Prolactin</text:p>
          </table:table-cell>
          <table:table-cell table:style-name="ce21" office:value-type="string">
            <text:p>0.0-20.0</text:p>
          </table:table-cell>
          <table:table-cell table:number-columns-repeated="3"/>
          <table:table-cell table:style-name="ce21" office:value-type="string">
            <text:p>ng/mL</text:p>
          </table:table-cell>
          <table:table-cell office:value-type="string">
            <text:p>No</text:p>
          </table:table-cell>
          <table:table-cell office:value-type="string">
            <text:p>Gynaecology</text:p>
          </table:table-cell>
          <table:table-cell office:value-type="string">
            <text:p>General Medicine</text:p>
          </table:table-cell>
          <table:table-cell office:value-type="string">
            <text:p>Pediatrics</text:p>
          </table:table-cell>
          <table:table-cell office:value-type="string">
            <text:p>Hypersecretion of prolactin can be caused by hypothalamic or pituitary tumors, hypothalamic disease, breast or chest wall stimulation, hyperthyroidism and other conditions. Usually high prolactin levels are associated with low LH and FSH concentrations.</text:p>
          </table:table-cell>
          <table:table-cell office:value-type="string">
            <text:p>Hypothalamic tumor, Pituitary tumors, Hypothalamic disease, Hyperthyroidism</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Prostate Specific Antigen</text:p>
          </table:table-cell>
          <table:table-cell office:value-type="string">
            <text:p>Electrochemiluminescence</text:p>
          </table:table-cell>
          <table:table-cell table:style-name="ce21" office:value-type="string">
            <text:p>Blood</text:p>
          </table:table-cell>
          <table:table-cell table:style-name="ce21" office:value-type="string">
            <text:p>2 mL (1 mL min.) serum from 1 SST. Ship refrigerated or frozen. Do not draw sample within 7 days of Digital Rectal Examination (DRE) or Rectal Prostatic Ultrasonography.</text:p>
          </table:table-cell>
          <table:table-cell table:style-name="ce21" office:value-type="string">
            <text:p>PSA males &lt; 40 years</text:p>
          </table:table-cell>
          <table:table-cell table:style-name="ce21" office:value-type="string">
            <text:p>0.0-2.0</text:p>
          </table:table-cell>
          <table:table-cell table:number-columns-repeated="3"/>
          <table:table-cell table:style-name="ce21" office:value-type="string">
            <text:p>ng/mL</text:p>
          </table:table-cell>
          <table:table-cell office:value-type="string">
            <text:p>No</text:p>
          </table:table-cell>
          <table:table-cell office:value-type="string">
            <text:p>General Surgery</text:p>
          </table:table-cell>
          <table:table-cell table:number-columns-repeated="2"/>
          <table:table-cell office:value-type="string">
            <text:p>PSA is used in the early detection and management of Prostate Cancer. It may be elevated in Benign Prostatic Hypertrophy and Prostatitis. In such cases free PSA levels are recommended.</text:p>
          </table:table-cell>
          <table:table-cell office:value-type="string">
            <text:p>Prostate Cancer, Benign Prostatic Hypertrophy, Prostatiti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Prostate Specific Antigen</text:p>
          </table:table-cell>
          <table:table-cell office:value-type="string">
            <text:p>Electrochemiluminescence</text:p>
          </table:table-cell>
          <table:table-cell table:style-name="ce21" office:value-type="string">
            <text:p>Blood</text:p>
          </table:table-cell>
          <table:table-cell table:style-name="ce21" office:value-type="string">
            <text:p>2 mL (1 mL min.) serum from 1 SST. Ship refrigerated or frozen. Do not draw sample within 7 days of Digital Rectal Examination (DRE) or Rectal Prostatic Ultrasonography.</text:p>
          </table:table-cell>
          <table:table-cell table:style-name="ce21" office:value-type="string">
            <text:p>PSA males &gt; 40 years</text:p>
          </table:table-cell>
          <table:table-cell table:style-name="ce21" office:value-type="string">
            <text:p>0.0-4.0</text:p>
          </table:table-cell>
          <table:table-cell table:number-columns-repeated="3"/>
          <table:table-cell table:style-name="ce21" office:value-type="string">
            <text:p>ng/mL</text:p>
          </table:table-cell>
          <table:table-cell office:value-type="string">
            <text:p>No</text:p>
          </table:table-cell>
          <table:table-cell office:value-type="string">
            <text:p>General Surgery</text:p>
          </table:table-cell>
          <table:table-cell table:number-columns-repeated="2"/>
          <table:table-cell office:value-type="string">
            <text:p>PSA is used in the early detection and management of Prostate Cancer. It may be elevated in Benign Prostatic Hypertrophy and Prostatitis. In such cases free PSA levels are recommended.</text:p>
          </table:table-cell>
          <table:table-cell office:value-type="string">
            <text:p>Prostate Cancer, Benign Prostatic Hypertrophy, Prostatiti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Prostate Specific Antigen, free</text:p>
          </table:table-cell>
          <table:table-cell office:value-type="string">
            <text:p>Electrochemiluminescence</text:p>
          </table:table-cell>
          <table:table-cell table:style-name="ce21" office:value-type="string">
            <text:p>Blood</text:p>
          </table:table-cell>
          <table:table-cell table:style-name="ce21" office:value-type="string">
            <text:p>2 mL (1 mL min.) serum from 1 SST. Ship refrigerated or frozen. Do not draw sample within 7 days of Digital Rectal Examination (DRE) or Rectal Prostatic Ultrasonography.</text:p>
          </table:table-cell>
          <table:table-cell table:style-name="ce21" office:value-type="string">
            <text:p>PSA, free</text:p>
          </table:table-cell>
          <table:table-cell table:style-name="ce21" office:value-type="string">
            <text:p>0-25</text:p>
          </table:table-cell>
          <table:table-cell table:number-columns-repeated="3"/>
          <table:table-cell table:style-name="ce21" office:value-type="string">
            <text:p>%</text:p>
          </table:table-cell>
          <table:table-cell office:value-type="string">
            <text:p>No</text:p>
          </table:table-cell>
          <table:table-cell office:value-type="string">
            <text:p>General Surgery</text:p>
          </table:table-cell>
          <table:table-cell table:number-columns-repeated="2"/>
          <table:table-cell office:value-type="string">
            <text:p>PSA is used in the early detection and management of Prostate Cancer. It may be elevated in Benign Prostatic Hypertrophy and Prostatitis. In such cases free PSA levels are recommended.</text:p>
          </table:table-cell>
          <table:table-cell office:value-type="string">
            <text:p>Prostate Cancer, Benign Prostatic Hypertrophy, Prostatiti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table:style-name="ce21" office:value-type="string">
            <text:p>Pyruvate</text:p>
          </table:table-cell>
          <table:table-cell office:value-type="string">
            <text:p>Spectrophotometry</text:p>
          </table:table-cell>
          <table:table-cell table:style-name="ce21" office:value-type="string">
            <text:p>Blood</text:p>
          </table:table-cell>
          <table:table-cell table:style-name="ce21" office:value-type="string">
            <text:p>3 mL (2 mL min.) whole blood from 1 Grey Top ( Sodium Fluoride) tube. Mix whole blood immediately with equal volume of 7% Perchloric Acid. Mix well and centrifuge immediately. Separate supernatant and submit minimum 2 mL Ship refrigerated or frozen.</text:p>
          </table:table-cell>
          <table:table-cell table:style-name="ce21" office:value-type="string">
            <text:p>Pyruvate</text:p>
          </table:table-cell>
          <table:table-cell table:style-name="ce21" office:value-type="string">
            <text:p>0.35-1.14</text:p>
          </table:table-cell>
          <table:table-cell table:number-columns-repeated="3"/>
          <table:table-cell table:style-name="ce21" office:value-type="string">
            <text:p>mg/dL</text:p>
          </table:table-cell>
          <table:table-cell office:value-type="string">
            <text:p>No</text:p>
          </table:table-cell>
          <table:table-cell table:number-columns-repeated="5"/>
          <table:table-cell office:value-type="string">
            <text:p>Biochemistry, Clinical Chemistry</text:p>
          </table:table-cell>
          <table:table-cell table:number-columns-repeated="1007"/>
        </table:table-row>
        <table:table-row table:style-name="ro6">
          <table:table-cell table:style-name="ce21" office:value-type="string">
            <text:p>RA Factor / RAF</text:p>
          </table:table-cell>
          <table:table-cell table:style-name="ce21" office:value-type="string">
            <text:p>Immunoturbidometry</text:p>
          </table:table-cell>
          <table:table-cell table:style-name="ce21" office:value-type="string">
            <text:p>Blood</text:p>
          </table:table-cell>
          <table:table-cell table:style-name="ce21" office:value-type="string">
            <text:p>2 mL (0.5 mL min.) serum from 1 SST. Ship refrigerated or frozen.Overnight fasting is preferred</text:p>
          </table:table-cell>
          <table:table-cell table:style-name="ce21" office:value-type="string">
            <text:p>RAF/ RF</text:p>
          </table:table-cell>
          <table:table-cell table:style-name="ce21" office:value-type="string">
            <text:p>0-30</text:p>
          </table:table-cell>
          <table:table-cell table:number-columns-repeated="3"/>
          <table:table-cell table:style-name="ce21" office:value-type="string">
            <text:p>IU/mL</text:p>
          </table:table-cell>
          <table:table-cell table:style-name="ce21" office:value-type="string">
            <text:p>No</text:p>
          </table:table-cell>
          <table:table-cell table:style-name="ce21" office:value-type="string">
            <text:p>General Medicine</text:p>
          </table:table-cell>
          <table:table-cell table:style-name="ce21" office:value-type="string">
            <text:p>Orthopedics</text:p>
          </table:table-cell>
          <table:table-cell/>
          <table:table-cell table:style-name="ce21" office:value-type="string">
            <text:p>Approximately 85% of patients with Rheumatoid arthritis have detectable RA. It may also be seen in other medical conditions like Sjogren's syndrome and SLE.</text:p>
          </table:table-cell>
          <table:table-cell table:style-name="ce21" office:value-type="string">
            <text:p>SLE, Rheumatoid Arthritis, Sjogren's Syndrome</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8">
          <table:table-cell table:style-name="ce21" office:value-type="string">
            <text:p>Reticulocyte Count</text:p>
          </table:table-cell>
          <table:table-cell table:style-name="ce21" office:value-type="string">
            <text:p>Manual, Methylene Blue Stain</text:p>
          </table:table-cell>
          <table:table-cell table:style-name="ce21" office:value-type="string">
            <text:p>Blood</text:p>
          </table:table-cell>
          <table:table-cell table:style-name="ce21" office:value-type="string">
            <text:p>2ml whole blood to be shipped in Lavender top (EDTA vial)</text:p>
          </table:table-cell>
          <table:table-cell table:style-name="ce21" office:value-type="string">
            <text:p>Reticulocyte</text:p>
          </table:table-cell>
          <table:table-cell table:style-name="ce21" office:value-type="string">
            <text:p>0.8-2.3</text:p>
          </table:table-cell>
          <table:table-cell table:style-name="ce21" office:value-type="string">
            <text:p>0.8-2.0</text:p>
          </table:table-cell>
          <table:table-cell table:number-columns-repeated="2"/>
          <table:table-cell table:style-name="ce21" office:value-type="string">
            <text:p>% of red cells</text:p>
          </table:table-cell>
          <table:table-cell table:style-name="ce21" office:value-type="string">
            <text:p>Yes</text:p>
          </table:table-cell>
          <table:table-cell table:number-columns-repeated="3"/>
          <table:table-cell table:style-name="ce21" office:value-type="string">
            <text:p>Reduced reticulocyte percentages are seen in bone marrow suppression. Increased reticulocyte percentages are seen in hemolytic disorders. So, a low reticulocyte percentage or count reflects a marrow unable to compensate for anemia. A high reticulocyte count reflects a marrow that is attempting compensation for or <text:s/>recovering from anemia.</text:p>
          </table:table-cell>
          <table:table-cell table:style-name="ce21" office:value-type="string">
            <text:p>Hemoglobinopathy, enzymopathy, Traumatic hemolysis, Prosthetic heart valve, Acquired immune hemolytic anemia, Anemia of chronic disease, Aplastic anemia, Cytotoxic chemotherapy </text:p>
          </table:table-cell>
          <table:table-cell table:style-name="ce21" office:value-type="string">
            <text:p>Hematology</text:p>
          </table:table-cell>
          <table:table-cell table:style-name="ce21" office:value-type="float" office:value="1">
            <text:p>1</text:p>
          </table:table-cell>
          <table:table-cell table:number-columns-repeated="1006"/>
        </table:table-row>
        <table:table-row table:style-name="ro6">
          <table:table-cell table:style-name="ce21" office:value-type="string">
            <text:p>Serum Amylase ( Pancreatic )</text:p>
          </table:table-cell>
          <table:table-cell table:style-name="ce21" office:value-type="string">
            <text:p>Spectrophotometry</text:p>
          </table:table-cell>
          <table:table-cell table:style-name="ce21" office:value-type="string">
            <text:p>Blood</text:p>
          </table:table-cell>
          <table:table-cell table:style-name="ce21" office:value-type="string">
            <text:p>2 mL (0.5 mL min.) serum from 1 SST. Avoid hemolysis. Ship refrigerated or frozen.</text:p>
          </table:table-cell>
          <table:table-cell table:style-name="ce21" office:value-type="string">
            <text:p>Amylase ( Pancreatic )</text:p>
          </table:table-cell>
          <table:table-cell table:style-name="ce21" office:value-type="string">
            <text:p>20-96</text:p>
          </table:table-cell>
          <table:table-cell table:number-columns-repeated="3"/>
          <table:table-cell table:style-name="ce21" office:value-type="string">
            <text:p>U/L</text:p>
          </table:table-cell>
          <table:table-cell table:style-name="ce21" office:value-type="string">
            <text:p>No</text:p>
          </table:table-cell>
          <table:table-cell table:style-name="ce21" office:value-type="string">
            <text:p>General Medicine</text:p>
          </table:table-cell>
          <table:table-cell table:style-name="ce21" office:value-type="string">
            <text:p>General Surgery</text:p>
          </table:table-cell>
          <table:table-cell table:style-name="ce29"/>
          <table:table-cell table:style-name="ce29" office:value-type="string">
            <text:p>Amylase is produced in the pancreas. Increased levels may reflect acute inflammation of the pancreas. Mumps, perforated peptic ulcers etc. also increase amylase levels.</text:p>
          </table:table-cell>
          <table:table-cell table:style-name="ce29" office:value-type="string">
            <text:p>Pancreatitis, Mumps, Perforated peptic ulcer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Serum Electrolytes</text:p>
          </table:table-cell>
          <table:table-cell table:style-name="ce21" office:value-type="string">
            <text:p>Spectrophotometry</text:p>
          </table:table-cell>
          <table:table-cell table:style-name="ce21" office:value-type="string">
            <text:p>Blood</text:p>
          </table:table-cell>
          <table:table-cell table:style-name="ce21" office:value-type="string">
            <text:p><text:s/>2 mL (1 mL min.) serum from 1 SST. Ship refrigerated or frozen.</text:p>
          </table:table-cell>
          <table:table-cell table:style-name="ce21" office:value-type="string">
            <text:p>Serum Sodium</text:p>
          </table:table-cell>
          <table:table-cell table:style-name="ce21" office:value-type="string">
            <text:p>136-146</text:p>
          </table:table-cell>
          <table:table-cell table:number-columns-repeated="3"/>
          <table:table-cell table:style-name="ce21" office:value-type="string">
            <text:p>meq / L</text:p>
          </table:table-cell>
          <table:table-cell table:style-name="ce21" office:value-type="string">
            <text:p>Yes</text:p>
          </table:table-cell>
          <table:table-cell table:number-columns-repeated="3"/>
          <table:table-cell table:style-name="ce21" office:value-type="string">
            <text:p>Sodium is critical in maintaining water and osmotic equilibrium in extracellular fluids. Disturbances in acid base and water balance are typically reflected in the sodium concentrations.</text:p>
          </table:table-cell>
          <table:table-cell table:style-name="ce21" office:value-type="string">
            <text:p>Excessive sodium bicarbonate administration, Dehydration, central diabetes insipidus, nephrogenic diabetes insipidus, Uncontrolled Diabetes Mellitus, Thiazide diuretics, Psychosis, Seizure</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table:style-name="ce21" office:value-type="string">
            <text:p>Serum Electrolytes</text:p>
          </table:table-cell>
          <table:table-cell table:style-name="ce21" office:value-type="string">
            <text:p>Spectrophotometry</text:p>
          </table:table-cell>
          <table:table-cell table:style-name="ce21" office:value-type="string">
            <text:p>Blood</text:p>
          </table:table-cell>
          <table:table-cell table:style-name="ce21" office:value-type="string">
            <text:p><text:s/>2 mL (1 mL min.) serum from 1 SST. Ship refrigerated or frozen.</text:p>
          </table:table-cell>
          <table:table-cell table:style-name="ce21" office:value-type="string">
            <text:p>Serum Potassium</text:p>
          </table:table-cell>
          <table:table-cell table:style-name="ce21" office:value-type="string">
            <text:p>3.5-5.0</text:p>
          </table:table-cell>
          <table:table-cell table:number-columns-repeated="3"/>
          <table:table-cell table:style-name="ce21" office:value-type="string">
            <text:p>meq / L</text:p>
          </table:table-cell>
          <table:table-cell table:style-name="ce21" office:value-type="string">
            <text:p>Yes</text:p>
          </table:table-cell>
          <table:table-cell table:number-columns-repeated="3"/>
          <table:table-cell table:style-name="ce21" office:value-type="string">
            <text:p>Potassium is an essential element involved in critical cell functions. Potassium levels are influenced by electrolyte intake, excretion and other means of elimination, exercise, hydration and medications.</text:p>
          </table:table-cell>
          <table:table-cell table:style-name="ce21" office:value-type="string">
            <text:p> Alkalemia, High insulin or catecholamines levels , Hypokalemic periodic paralysis, Gastrointestinal fluid loss, Dehydration, Cushing's Syndrome, Diuretics, Hemolysis, Acidemia, sudden increase in plasma osmolality, massive tissue breakdown, Hyperkalemic periodic paralysis, Arrythmia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3">
          <table:table-cell table:style-name="ce21" office:value-type="string">
            <text:p>Serum Electrolytes</text:p>
          </table:table-cell>
          <table:table-cell table:style-name="ce21" office:value-type="string">
            <text:p>Spectrophotometry</text:p>
          </table:table-cell>
          <table:table-cell table:style-name="ce21" office:value-type="string">
            <text:p>Blood</text:p>
          </table:table-cell>
          <table:table-cell table:style-name="ce21" office:value-type="string">
            <text:p><text:s/>2 mL (1 mL min.) serum from 1 SST. Ship refrigerated or frozen.</text:p>
          </table:table-cell>
          <table:table-cell table:style-name="ce21" office:value-type="string">
            <text:p>Serum Calcium</text:p>
          </table:table-cell>
          <table:table-cell table:style-name="ce21" office:value-type="string">
            <text:p>8.7-10.2</text:p>
          </table:table-cell>
          <table:table-cell table:number-columns-repeated="3"/>
          <table:table-cell table:style-name="ce21" office:value-type="string">
            <text:p>mg/dL</text:p>
          </table:table-cell>
          <table:table-cell table:style-name="ce21" office:value-type="string">
            <text:p>Yes</text:p>
          </table:table-cell>
          <table:table-cell table:number-columns-repeated="3"/>
          <table:table-cell table:style-name="ce21" office:value-type="string">
            <text:p>Calcium imbalance may cause a spectrum of diseases. High concentrations are seen in Hyperparathyroidism, malignancy and Sarcoidosis. Low levels may be due to protein deficiency, renal insufficiency and hypoparathyroidism. Repeat measurement is recommended if the values are outside the reference range.</text:p>
          </table:table-cell>
          <table:table-cell table:style-name="ce21" office:value-type="string">
            <text:p>Hyperparathyroidism, Malignancy, Sarcoidosis, Protein deficiency, Renal insufficiency, hypoparathyroidism, Rickets, Osteomalacia, Hypocalcemic Tetany.</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3">
          <table:table-cell table:style-name="ce21" office:value-type="string">
            <text:p>Serum Electrolytes</text:p>
          </table:table-cell>
          <table:table-cell table:style-name="ce21" office:value-type="string">
            <text:p>Spectrophotometry</text:p>
          </table:table-cell>
          <table:table-cell table:style-name="ce21" office:value-type="string">
            <text:p>Blood</text:p>
          </table:table-cell>
          <table:table-cell table:style-name="ce21" office:value-type="string">
            <text:p><text:s/>2 mL (1 mL min.) serum from 1 SST. Ship refrigerated or frozen.</text:p>
          </table:table-cell>
          <table:table-cell table:style-name="ce21" office:value-type="string">
            <text:p>Serum Magnesium</text:p>
          </table:table-cell>
          <table:table-cell table:style-name="ce21" office:value-type="string">
            <text:p>1.5-2.3</text:p>
          </table:table-cell>
          <table:table-cell table:number-columns-repeated="3"/>
          <table:table-cell table:style-name="ce21" office:value-type="string">
            <text:p>mg/dL</text:p>
          </table:table-cell>
          <table:table-cell table:style-name="ce21" office:value-type="string">
            <text:p>Yes</text:p>
          </table:table-cell>
          <table:table-cell table:number-columns-repeated="3"/>
          <table:table-cell table:style-name="ce21" office:value-type="string">
            <text:p>Magnesium is a critical element with highest concentrations in soft tissues and bone. Approximately 40% of patients with low potassium also have low levels of magnesium. Similarly 20% of patients with low calcium have low magnesium levels. Increased concentrations are seen in patients with renal failure.</text:p>
          </table:table-cell>
          <table:table-cell table:style-name="ce21" office:value-type="string">
            <text:p>Hypokalemia, Hypocalcemia, Renal Failure</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4">
          <table:table-cell table:style-name="ce21" office:value-type="string">
            <text:p>Serum Electrolytes</text:p>
          </table:table-cell>
          <table:table-cell table:style-name="ce21" office:value-type="string">
            <text:p>Spectrophotometry</text:p>
          </table:table-cell>
          <table:table-cell table:style-name="ce21" office:value-type="string">
            <text:p>Blood</text:p>
          </table:table-cell>
          <table:table-cell table:style-name="ce21" office:value-type="string">
            <text:p><text:s/>2 mL (1 mL min.) serum from 1 SST. Ship refrigerated or frozen.</text:p>
          </table:table-cell>
          <table:table-cell table:style-name="ce21" office:value-type="string">
            <text:p>Serum Phosphate</text:p>
          </table:table-cell>
          <table:table-cell table:style-name="ce21" office:value-type="string">
            <text:p>2.5-4.3</text:p>
          </table:table-cell>
          <table:table-cell table:number-columns-repeated="3"/>
          <table:table-cell table:style-name="ce21" office:value-type="string">
            <text:p>mg/dL</text:p>
          </table:table-cell>
          <table:table-cell table:style-name="ce21" office:value-type="string">
            <text:p>Yes</text:p>
          </table:table-cell>
          <table:table-cell table:number-columns-repeated="3"/>
          <table:table-cell table:style-name="ce21" office:value-type="string">
            <text:p>Phosphorus is a critical anion found mostly in bone and muscle. Multiple disorders specially affecting renal function can alter the phosphorus levels.</text:p>
          </table:table-cell>
          <table:table-cell table:style-name="ce21" office:value-type="string">
            <text:p>Hyperparathyroidism, Malignancy, Renal insufficiency, hypoparathyroidism, Rickets, Osteomalacia</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9">
          <table:table-cell table:style-name="ce21" office:value-type="string">
            <text:p>Sex Hormone Binding Globulin</text:p>
          </table:table-cell>
          <table:table-cell/>
          <table:table-cell table:style-name="ce21" office:value-type="string">
            <text:p>Blood</text:p>
          </table:table-cell>
          <table:table-cell table:style-name="ce21" office:value-type="string">
            <text:p>serum</text:p>
          </table:table-cell>
          <table:table-cell table:style-name="ce21" office:value-type="string">
            <text:p>Sex Hormone binding Globulin</text:p>
          </table:table-cell>
          <table:table-cell table:style-name="ce21" office:value-type="string">
            <text:p>13-71</text:p>
          </table:table-cell>
          <table:table-cell table:style-name="ce21" office:value-type="string">
            <text:p>18-114</text:p>
          </table:table-cell>
          <table:table-cell table:number-columns-repeated="2"/>
          <table:table-cell table:style-name="ce21" office:value-type="string">
            <text:p>nmol/L</text:p>
          </table:table-cell>
          <table:table-cell office:value-type="string">
            <text:p>No</text:p>
          </table:table-cell>
          <table:table-cell office:value-type="string">
            <text:p>General Medicine</text:p>
          </table:table-cell>
          <table:table-cell office:value-type="string">
            <text:p>Pediatrics</text:p>
          </table:table-cell>
          <table:table-cell table:number-columns-repeated="3"/>
          <table:table-cell office:value-type="string">
            <text:p>Biochemistry, Clinical Chemistry</text:p>
          </table:table-cell>
          <table:table-cell office:value-type="float" office:value="1">
            <text:p>1</text:p>
          </table:table-cell>
          <table:table-cell table:number-columns-repeated="1006"/>
        </table:table-row>
        <table:table-row table:style-name="ro3">
          <table:table-cell table:style-name="ce21" office:value-type="string">
            <text:p>Somatostatin</text:p>
          </table:table-cell>
          <table:table-cell office:value-type="string">
            <text:p>Extraction, Radioimmunoassay</text:p>
          </table:table-cell>
          <table:table-cell table:style-name="ce21" office:value-type="string">
            <text:p>Blood</text:p>
          </table:table-cell>
          <table:table-cell table:style-name="ce21" office:value-type="string">
            <text:p>2 ml (1 mL min.) plasma from 1 Lavender Top (EDTA) tube. Draw blood in prechilled tube, mix by inversion and separate plasma preferably in a cold centrifuge. Freeze immediately. Ship frozen. DO NOT THAW.</text:p>
          </table:table-cell>
          <table:table-cell table:style-name="ce21" office:value-type="string">
            <text:p>Somatostatin</text:p>
          </table:table-cell>
          <table:table-cell table:style-name="ce21" office:value-type="string">
            <text:p>0-25</text:p>
          </table:table-cell>
          <table:table-cell table:number-columns-repeated="3"/>
          <table:table-cell table:style-name="ce21" office:value-type="string">
            <text:p>pg/mL</text:p>
          </table:table-cell>
          <table:table-cell office:value-type="string">
            <text:p>No</text:p>
          </table:table-cell>
          <table:table-cell office:value-type="string">
            <text:p>General Medicine</text:p>
          </table:table-cell>
          <table:table-cell office:value-type="string">
            <text:p>Pediatrics</text:p>
          </table:table-cell>
          <table:table-cell/>
          <table:table-cell office:value-type="string">
            <text:p>Somatostatin is a neurohormone produced in the brain, hypothalamus, and gastrointestinal tract. High concentrations are associated with Somatostatinomas occuring in the Pancreas. Elevations are also seen in other Gastrointestinal endocrine secreting tumors, Medullary Thyroid carcinoma &amp; Pheochromocytoma.</text:p>
          </table:table-cell>
          <table:table-cell office:value-type="string">
            <text:p>Somatostatinomas Pancreas, Medullary Thyroid carcinoma, <text:s/>Pheochromocytoma.</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7">
          <table:table-cell table:style-name="ce21" office:value-type="string">
            <text:p>Testosterone, free </text:p>
          </table:table-cell>
          <table:table-cell table:style-name="ce21" office:value-type="string">
            <text:p>Enzyme Immunoassay</text:p>
          </table:table-cell>
          <table:table-cell table:style-name="ce21" office:value-type="string">
            <text:p>Blood</text:p>
          </table:table-cell>
          <table:table-cell table:style-name="ce21" office:value-type="string">
            <text:p>3 mL (1 mL min.) serum from 1 SST. Ship refrigerated or frozen. Specify age and sex on test request form.</text:p>
          </table:table-cell>
          <table:table-cell table:style-name="ce21" office:value-type="string">
            <text:p>Testosterone, free</text:p>
          </table:table-cell>
          <table:table-cell table:style-name="ce21" office:value-type="string">
            <text:p>47-244</text:p>
          </table:table-cell>
          <table:table-cell table:style-name="ce21" office:value-type="string">
            <text:p>0.6-6.8</text:p>
          </table:table-cell>
          <table:table-cell table:number-columns-repeated="2"/>
          <table:table-cell table:style-name="ce21" office:value-type="string">
            <text:p>pg/m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style-name="ce21" office:value-type="string">
            <text:p>General Surgery</text:p>
          </table:table-cell>
          <table:table-cell table:style-name="ce21" office:value-type="string">
            <text:p>Circulating Testosterone consists of testosterone bound to SHBG and bioavailable (Free &amp; Bound to Albumin). The latter is biologically active. In men approximately 40% of Total testosterone is albumin bound while in women approximately 20% is albumin bound.</text:p>
          </table:table-cell>
          <table:table-cell table:style-name="ce21" office:value-type="string">
            <text:p>Gonadal Dysfunction, Infertility, Delayed Puberty</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7">
          <table:table-cell table:style-name="ce21" office:value-type="string">
            <text:p>Testosterone, total</text:p>
          </table:table-cell>
          <table:table-cell office:value-type="string">
            <text:p>Chemiluminescent immunoassay</text:p>
          </table:table-cell>
          <table:table-cell table:style-name="ce21" office:value-type="string">
            <text:p>Blood</text:p>
          </table:table-cell>
          <table:table-cell office:value-type="string">
            <text:p>2 mL (1 mL min.) serum from 1 SST. Ship refrigerated or frozen. Specify age and sex on test request form.</text:p>
          </table:table-cell>
          <table:table-cell table:style-name="ce21" office:value-type="string">
            <text:p>Testosterone, total</text:p>
          </table:table-cell>
          <table:table-cell table:style-name="ce21" office:value-type="string">
            <text:p>270-1070</text:p>
          </table:table-cell>
          <table:table-cell table:style-name="ce23" office:value-type="string">
            <text:p>6.0-86.0</text:p>
          </table:table-cell>
          <table:table-cell table:number-columns-repeated="2"/>
          <table:table-cell table:style-name="ce21" office:value-type="string">
            <text:p>ng/dL</text:p>
          </table:table-cell>
          <table:table-cell office:value-type="string">
            <text:p>No</text:p>
          </table:table-cell>
          <table:table-cell office:value-type="string">
            <text:p>General Medicine</text:p>
          </table:table-cell>
          <table:table-cell office:value-type="string">
            <text:p>Pediatrics</text:p>
          </table:table-cell>
          <table:table-cell/>
          <table:table-cell office:value-type="string">
            <text:p>Circulating Testosterone consists of testosterone bound to SHBG and bioavailable (Free &amp; Bound to Albumin). The latter is biologically active. In men approximately 40% of Total testosterone is albumin bound while in women approximately 20% is albumin bound.</text:p>
          </table:table-cell>
          <table:table-cell office:value-type="string">
            <text:p>Infertility, Errectile Dysfunction, Delayed puberty</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table:style-name="ce21" office:value-type="string">
            <text:p>Total Hemolytic Component</text:p>
          </table:table-cell>
          <table:table-cell table:style-name="ce21" office:value-type="string">
            <text:p>Colorimetry</text:p>
          </table:table-cell>
          <table:table-cell table:style-name="ce21" office:value-type="string">
            <text:p>Blood</text:p>
          </table:table-cell>
          <table:table-cell table:style-name="ce21" office:value-type="string">
            <text:p>2 mL (0.5 mL min.) serum from 1 Red Top (No Additive) tube. Overnight fasting is preferred. Ship frozen.</text:p>
          </table:table-cell>
          <table:table-cell table:style-name="ce21" office:value-type="string">
            <text:p>CH 50</text:p>
          </table:table-cell>
          <table:table-cell table:style-name="ce21" office:value-type="string">
            <text:p>50-150</text:p>
          </table:table-cell>
          <table:table-cell table:number-columns-repeated="3"/>
          <table:table-cell table:style-name="ce21" office:value-type="string">
            <text:p>%</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Total Complement (CH 50) concentration is an overall measure of the complement system. Decreased concentrations are seen in patients with complement factor deficiencies and diseases like SLE and Immune Complex diseases.</text:p>
          </table:table-cell>
          <table:table-cell table:style-name="ce21" office:value-type="string">
            <text:p>Complement Factor Deficiencies, SLE, Immune Complex Diseases.</text:p>
          </table:table-cell>
          <table:table-cell table:style-name="ce21" office:value-type="string">
            <text:p>Biochemistry, Clinical Chemistry</text:p>
          </table:table-cell>
          <table:table-cell table:style-name="ce21" office:value-type="float" office:value="15">
            <text:p>15</text:p>
          </table:table-cell>
          <table:table-cell table:number-columns-repeated="1006"/>
        </table:table-row>
        <table:table-row table:style-name="ro5">
          <table:table-cell table:style-name="ce21" office:value-type="string">
            <text:p>Total Protein</text:p>
          </table:table-cell>
          <table:table-cell office:value-type="string">
            <text:p>Spectrophotometr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Proteins</text:p>
          </table:table-cell>
          <table:table-cell table:style-name="ce21" office:value-type="string">
            <text:p>6.7-8.6</text:p>
          </table:table-cell>
          <table:table-cell table:number-columns-repeated="3"/>
          <table:table-cell table:style-name="ce21" office:value-type="string">
            <text:p>gm/dL</text:p>
          </table:table-cell>
          <table:table-cell office:value-type="string">
            <text:p>Yes</text:p>
          </table:table-cell>
          <table:table-cell table:number-columns-repeated="3"/>
          <table:table-cell office:value-type="string">
            <text:p>Total Protein is useful in evaluating patients for nutritional status, liver disease, protein losing renal and gastrointestinal diseases. High levels are seen in patients with Monoclonal gammopathies, Autoimmune hepatitis and inflammation.</text:p>
          </table:table-cell>
          <table:table-cell office:value-type="string">
            <text:p>Liver disease, Protein losing renal diseases, Gastrointestinal diseases, Monoclonal gammopathies, Autoimmune hepatitis, Inflammation.</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13">
          <table:table-cell table:style-name="ce21" office:value-type="string">
            <text:p>Transferrin</text:p>
          </table:table-cell>
          <table:table-cell office:value-type="string">
            <text:p>Immunoturbidometry</text:p>
          </table:table-cell>
          <table:table-cell table:style-name="ce21" office:value-type="string">
            <text:p>Blood</text:p>
          </table:table-cell>
          <table:table-cell table:style-name="ce21" office:value-type="string">
            <text:p>2 mL (1 mL min.) serum from 1 SST. Ship refrigerated or frozen.Overnight fasting preferred.</text:p>
          </table:table-cell>
          <table:table-cell table:style-name="ce21" office:value-type="string">
            <text:p>Transferrin</text:p>
          </table:table-cell>
          <table:table-cell table:style-name="ce21" office:value-type="string">
            <text:p>200-400</text:p>
          </table:table-cell>
          <table:table-cell table:number-columns-repeated="3"/>
          <table:table-cell table:style-name="ce21" office:value-type="string">
            <text:p>mg/dL</text:p>
          </table:table-cell>
          <table:table-cell office:value-type="string">
            <text:p>Yes</text:p>
          </table:table-cell>
          <table:table-cell table:number-columns-repeated="3"/>
          <table:table-cell office:value-type="string">
            <text:p>Transferrin is a direct measure of the iron binding capacity. It is useful in assessing iron balance.</text:p>
          </table:table-cell>
          <table:table-cell table:style-name="ce21" office:value-type="string">
            <text:p>Iron Deficiency Anemia, Thalassemia</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table:style-name="ce21" office:value-type="string">
            <text:p>Troponin I</text:p>
          </table:table-cell>
          <table:table-cell office:value-type="string">
            <text:p>Chemiluminescent immunoassa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Troponin I Normal Population</text:p>
          </table:table-cell>
          <table:table-cell table:style-name="ce21" office:value-type="string">
            <text:p>0-0.08</text:p>
          </table:table-cell>
          <table:table-cell table:number-columns-repeated="3"/>
          <table:table-cell table:style-name="ce21" office:value-type="string">
            <text:p>ng/mL</text:p>
          </table:table-cell>
          <table:table-cell office:value-type="string">
            <text:p>No</text:p>
          </table:table-cell>
          <table:table-cell office:value-type="string">
            <text:p>General Medicine</text:p>
          </table:table-cell>
          <table:table-cell table:number-columns-repeated="2"/>
          <table:table-cell office:value-type="string">
            <text:p>Troponin I is the most specific cardiac marker elevated only in patients suffering from acute Myocardial Infarction. Patients with renal disease or acute muscle injury show normal levels. This is a rapid test for Myocardial Infarction.</text:p>
          </table:table-cell>
          <table:table-cell office:value-type="string">
            <text:p>Myocardial Infarction, Renal disorders, Acute muscle injury</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table:style-name="ce21" office:value-type="string">
            <text:p>Troponin I</text:p>
          </table:table-cell>
          <table:table-cell office:value-type="string">
            <text:p>Chemiluminescent immunoassa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cut off for MI</text:p>
          </table:table-cell>
          <table:table-cell table:style-name="ce21" office:value-type="string">
            <text:p>&gt; 0.4</text:p>
          </table:table-cell>
          <table:table-cell table:number-columns-repeated="3"/>
          <table:table-cell table:style-name="ce21" office:value-type="string">
            <text:p>ng/mL</text:p>
          </table:table-cell>
          <table:table-cell office:value-type="string">
            <text:p>No</text:p>
          </table:table-cell>
          <table:table-cell office:value-type="string">
            <text:p>General Medicine</text:p>
          </table:table-cell>
          <table:table-cell table:number-columns-repeated="2"/>
          <table:table-cell office:value-type="string">
            <text:p>Troponin I is the most specific cardiac marker elevated only in patients suffering from acute Myocardial Infarction. Patients with renal disease or acute muscle injury show normal levels. This is a rapid test for Myocardial Infarction.</text:p>
          </table:table-cell>
          <table:table-cell office:value-type="string">
            <text:p>Myocardial Infarction, Renal disorders, Acute muscle injury</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table:style-name="ce21" office:value-type="string">
            <text:p>Troponin T</text:p>
          </table:table-cell>
          <table:table-cell office:value-type="string">
            <text:p>Electrochemiluminescence</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Troponin T Normal Population</text:p>
          </table:table-cell>
          <table:table-cell table:style-name="ce21" office:value-type="string">
            <text:p>0-0.01</text:p>
          </table:table-cell>
          <table:table-cell table:number-columns-repeated="3"/>
          <table:table-cell table:style-name="ce21" office:value-type="string">
            <text:p>ng/mL</text:p>
          </table:table-cell>
          <table:table-cell office:value-type="string">
            <text:p>No</text:p>
          </table:table-cell>
          <table:table-cell office:value-type="string">
            <text:p>General Medicine</text:p>
          </table:table-cell>
          <table:table-cell table:number-columns-repeated="2"/>
          <table:table-cell office:value-type="string">
            <text:p>Troponin T is a marker of Myocardial Infarction and is more specific and sensitive than CPK and LDH enzymes. It is also positive in those cases of myocardial ischemia which have small q- wave or no q-wave.</text:p>
          </table:table-cell>
          <table:table-cell office:value-type="string">
            <text:p>Myocardial Infarction</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table:style-name="ce21" office:value-type="string">
            <text:p>Troponin T</text:p>
          </table:table-cell>
          <table:table-cell office:value-type="string">
            <text:p>Electrochemiluminescence</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cut off for MI</text:p>
          </table:table-cell>
          <table:table-cell table:style-name="ce21" office:value-type="string">
            <text:p>0-0.1</text:p>
          </table:table-cell>
          <table:table-cell table:number-columns-repeated="3"/>
          <table:table-cell table:style-name="ce21" office:value-type="string">
            <text:p>ng/mL</text:p>
          </table:table-cell>
          <table:table-cell office:value-type="string">
            <text:p>No</text:p>
          </table:table-cell>
          <table:table-cell office:value-type="string">
            <text:p>General Medicine</text:p>
          </table:table-cell>
          <table:table-cell table:number-columns-repeated="2"/>
          <table:table-cell office:value-type="string">
            <text:p>Troponin T is a marker of Myocardial Infarction and is more specific and sensitive than CPK and LDH enzymes. It is also positive in those cases of myocardial ischemia which have small q- wave or no q-wave.</text:p>
          </table:table-cell>
          <table:table-cell office:value-type="string">
            <text:p>Myocardial Infarction</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table:style-name="ce21" office:value-type="string">
            <text:p>Uric Acid</text:p>
          </table:table-cell>
          <table:table-cell office:value-type="string">
            <text:p>Spectrophotometr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Uric Acid</text:p>
          </table:table-cell>
          <table:table-cell table:style-name="ce21" office:value-type="string">
            <text:p>3.1-7.0</text:p>
          </table:table-cell>
          <table:table-cell table:style-name="ce21" office:value-type="string">
            <text:p>2.5-5.6</text:p>
          </table:table-cell>
          <table:table-cell table:number-columns-repeated="2"/>
          <table:table-cell table:style-name="ce21" office:value-type="string">
            <text:p>mg/dL</text:p>
          </table:table-cell>
          <table:table-cell office:value-type="string">
            <text:p>Yes</text:p>
          </table:table-cell>
          <table:table-cell table:number-columns-repeated="3"/>
          <table:table-cell office:value-type="string">
            <text:p>Uric Acid is the end product of protein metabolism. High levels are seen with gout, inherited metabolic disorders of purine metabolism, excessive purine dietary intake and increased cell turnover. Only 10-15% patients with hyperuricemia have gout.</text:p>
          </table:table-cell>
          <table:table-cell office:value-type="string">
            <text:p>Gout, Arthritis, Metabolic disorder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table:style-name="ce21" office:value-type="string">
            <text:p>Vasoactive Intestinal Peptide</text:p>
          </table:table-cell>
          <table:table-cell office:value-type="string">
            <text:p>Extraction, Radioimmunoassay</text:p>
          </table:table-cell>
          <table:table-cell table:style-name="ce21" office:value-type="string">
            <text:p>Blood</text:p>
          </table:table-cell>
          <table:table-cell table:style-name="ce21" office:value-type="string">
            <text:p>3 mL (1.5 mL min.) plasma from 1 Lavender Top (EDTA) tube. Mix by inversion. Centrifuge immediately, &amp; transfer plasma to a screw capped vial . Ship refrigerated or frozen.</text:p>
          </table:table-cell>
          <table:table-cell table:style-name="ce21" office:value-type="string">
            <text:p>VIP</text:p>
          </table:table-cell>
          <table:table-cell table:style-name="ce21" office:value-type="string">
            <text:p>0-60</text:p>
          </table:table-cell>
          <table:table-cell table:number-columns-repeated="3"/>
          <table:table-cell table:style-name="ce21" office:value-type="string">
            <text:p>pg/mL</text:p>
          </table:table-cell>
          <table:table-cell office:value-type="string">
            <text:p>No</text:p>
          </table:table-cell>
          <table:table-cell office:value-type="string">
            <text:p>General Medicine</text:p>
          </table:table-cell>
          <table:table-cell office:value-type="string">
            <text:p>Pediatrics</text:p>
          </table:table-cell>
          <table:table-cell/>
          <table:table-cell office:value-type="string">
            <text:p>VIP is a neurotransmitter. High levels are seen in VIP secreting tumors most commonly found in the tail of the pancreas. Children usually show Ganglioneuromas or Ganglioneuroblastomas in the adrenal glands.</text:p>
          </table:table-cell>
          <table:table-cell office:value-type="string">
            <text:p>Ca Pancreas, Ganglioneuromas, Ganglioneuroblastomas adrenal gland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table:style-name="ce21" office:value-type="string">
            <text:p>Ferritin</text:p>
          </table:table-cell>
          <table:table-cell table:style-name="ce21" office:value-type="string">
            <text:p>Chemiluminescent immunoassay</text:p>
          </table:table-cell>
          <table:table-cell table:style-name="ce21" office:value-type="string">
            <text:p>Blood</text:p>
          </table:table-cell>
          <table:table-cell table:style-name="ce21" office:value-type="string">
            <text:p>3 mL (1 mL min.) serum from 1 SST. Ship refrigerated or frozen</text:p>
          </table:table-cell>
          <table:table-cell table:style-name="ce21" office:value-type="string">
            <text:p>Ferritin</text:p>
          </table:table-cell>
          <table:table-cell table:style-name="ce21" office:value-type="string">
            <text:p>29-248</text:p>
          </table:table-cell>
          <table:table-cell table:style-name="ce21" office:value-type="string">
            <text:p>10-150</text:p>
          </table:table-cell>
          <table:table-cell table:number-columns-repeated="2"/>
          <table:table-cell table:style-name="ce21" office:value-type="string">
            <text:p>ng/m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Ferritin is the major iron storage compound and a readily available source and reserve of iron for metabolic requirements. Ferritin is useful in the diagnosis of iron deficiency anemias and iron overload.</text:p>
          </table:table-cell>
          <table:table-cell table:style-name="ce21" office:value-type="string">
            <text:p>Iron Deficiency Anemias, Iron toxicity</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15">
          <table:table-cell table:style-name="ce21" office:value-type="string">
            <text:p>Human Chorionic Gonadotropin</text:p>
          </table:table-cell>
          <table:table-cell table:style-name="ce21" office:value-type="string">
            <text:p>Chemiluminescent Microparticle Immunoassa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Non pregnant female</text:p>
          </table:table-cell>
          <table:table-cell/>
          <table:table-cell table:style-name="ce21" office:value-type="string">
            <text:p>0 - 5</text:p>
          </table:table-cell>
          <table:table-cell table:number-columns-repeated="2"/>
          <table:table-cell table:style-name="ce21" office:value-type="string">
            <text:p>mIU/mL</text:p>
          </table:table-cell>
          <table:table-cell table:style-name="ce21" office:value-type="string">
            <text:p>No</text:p>
          </table:table-cell>
          <table:table-cell table:style-name="ce21" office:value-type="string">
            <text:p>Gynaecology</text:p>
          </table:table-cell>
          <table:table-cell table:style-name="ce21" office:value-type="string">
            <text:p>General Medicine</text:p>
          </table:table-cell>
          <table:table-cell/>
          <table:table-cell table:style-name="ce21" office:value-type="string">
            <text:p>This test is appropriate to detect and monitor pregnancy. An inappropriate increase in the first trimester may suggest the possibility of ectopic or unhealthy pregnancy.First Trimester Prenatal Screening for Down Syndrome and other chromosomal anomalies. This test also helps in the diagnosis and monitoring of Trophoblastic diseases and certain Testicular tumors where ratio of free beta HCG to Total HCG is high. Some tumors secrete only free beta HCG and virtually no Total HCG is detected.</text:p>
          </table:table-cell>
          <table:table-cell table:style-name="ce21" office:value-type="string">
            <text:p>Ectopic Pregnancy, Pregnancy, Down's Syndrome, Chromosomal anomalies, Gestational Trophoblastic Neoplasia, Gonadal tumor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15">
          <table:table-cell table:style-name="ce21" office:value-type="string">
            <text:p>Human Chorionic Gonadotropin</text:p>
          </table:table-cell>
          <table:table-cell table:style-name="ce21" office:value-type="string">
            <text:p>Chemiluminescent Microparticle Immunoassa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hCG 1-2 weeks postconception</text:p>
          </table:table-cell>
          <table:table-cell/>
          <table:table-cell table:style-name="ce21" office:value-type="string">
            <text:p>9-130</text:p>
          </table:table-cell>
          <table:table-cell table:number-columns-repeated="2"/>
          <table:table-cell table:style-name="ce21" office:value-type="string">
            <text:p>mIU/mL</text:p>
          </table:table-cell>
          <table:table-cell table:style-name="ce21" office:value-type="string">
            <text:p>No</text:p>
          </table:table-cell>
          <table:table-cell table:style-name="ce21" office:value-type="string">
            <text:p>Gynaecology</text:p>
          </table:table-cell>
          <table:table-cell table:style-name="ce21" office:value-type="string">
            <text:p>General Medicine</text:p>
          </table:table-cell>
          <table:table-cell/>
          <table:table-cell table:style-name="ce21" office:value-type="string">
            <text:p>This test is appropriate to detect and monitor pregnancy. An inappropriate increase in the first trimester may suggest the possibility of ectopic or unhealthy pregnancy.First Trimester Prenatal Screening for Down Syndrome and other chromosomal anomalies. This test also helps in the diagnosis and monitoring of Trophoblastic diseases and certain Testicular tumors where ratio of free beta HCG to Total HCG is high. Some tumors secrete only free beta HCG and virtually no Total HCG is detected.</text:p>
          </table:table-cell>
          <table:table-cell table:style-name="ce21" office:value-type="string">
            <text:p>Ectopic Pregnancy, Pregnancy, Down's Syndrome, Chromosomal anomalies, Gestational Trophoblastic Neoplasia, Gonadal tumors</text:p>
          </table:table-cell>
          <table:table-cell table:style-name="ce21" office:value-type="string">
            <text:p>Biochemistry, Clinical Chemistry</text:p>
          </table:table-cell>
          <table:table-cell table:number-columns-repeated="1007"/>
        </table:table-row>
        <table:table-row table:style-name="ro15">
          <table:table-cell table:style-name="ce21" office:value-type="string">
            <text:p>Human Chorionic Gonadotropin</text:p>
          </table:table-cell>
          <table:table-cell table:style-name="ce21" office:value-type="string">
            <text:p>Chemiluminescent Microparticle Immunoassa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hCG 2-3 weeks postconception</text:p>
          </table:table-cell>
          <table:table-cell/>
          <table:table-cell table:style-name="ce21" office:value-type="string">
            <text:p>75-2600</text:p>
          </table:table-cell>
          <table:table-cell table:number-columns-repeated="2"/>
          <table:table-cell table:style-name="ce21" office:value-type="string">
            <text:p>mIU/mL</text:p>
          </table:table-cell>
          <table:table-cell table:style-name="ce21" office:value-type="string">
            <text:p>No</text:p>
          </table:table-cell>
          <table:table-cell table:style-name="ce21" office:value-type="string">
            <text:p>Gynaecology</text:p>
          </table:table-cell>
          <table:table-cell table:style-name="ce21" office:value-type="string">
            <text:p>General Medicine</text:p>
          </table:table-cell>
          <table:table-cell/>
          <table:table-cell table:style-name="ce21" office:value-type="string">
            <text:p>This test is appropriate to detect and monitor pregnancy. An inappropriate increase in the first trimester may suggest the possibility of ectopic or unhealthy pregnancy.First Trimester Prenatal Screening for Down Syndrome and other chromosomal anomalies. This test also helps in the diagnosis and monitoring of Trophoblastic diseases and certain Testicular tumors where ratio of free beta HCG to Total HCG is high. Some tumors secrete only free beta HCG and virtually no Total HCG is detected.</text:p>
          </table:table-cell>
          <table:table-cell table:style-name="ce21" office:value-type="string">
            <text:p>Ectopic Pregnancy, Pregnancy, Down's Syndrome, Chromosomal anomalies, Gestational Trophoblastic Neoplasia, Gonadal tumors</text:p>
          </table:table-cell>
          <table:table-cell table:style-name="ce21" office:value-type="string">
            <text:p>Biochemistry, Clinical Chemistry</text:p>
          </table:table-cell>
          <table:table-cell table:number-columns-repeated="1007"/>
        </table:table-row>
        <table:table-row table:style-name="ro15">
          <table:table-cell table:style-name="ce21" office:value-type="string">
            <text:p>Human Chorionic Gonadotropin</text:p>
          </table:table-cell>
          <table:table-cell table:style-name="ce21" office:value-type="string">
            <text:p>Chemiluminescent Microparticle Immunoassa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hCG 3-4 weeks postconception</text:p>
          </table:table-cell>
          <table:table-cell/>
          <table:table-cell table:style-name="ce21" office:value-type="string">
            <text:p>850-20,800</text:p>
          </table:table-cell>
          <table:table-cell table:number-columns-repeated="2"/>
          <table:table-cell table:style-name="ce21" office:value-type="string">
            <text:p>mIU/mL</text:p>
          </table:table-cell>
          <table:table-cell table:style-name="ce21" office:value-type="string">
            <text:p>No</text:p>
          </table:table-cell>
          <table:table-cell table:style-name="ce21" office:value-type="string">
            <text:p>Gynaecology</text:p>
          </table:table-cell>
          <table:table-cell table:style-name="ce21" office:value-type="string">
            <text:p>General Medicine</text:p>
          </table:table-cell>
          <table:table-cell/>
          <table:table-cell table:style-name="ce21" office:value-type="string">
            <text:p>This test is appropriate to detect and monitor pregnancy. An inappropriate increase in the first trimester may suggest the possibility of ectopic or unhealthy pregnancy.First Trimester Prenatal Screening for Down Syndrome and other chromosomal anomalies. This test also helps in the diagnosis and monitoring of Trophoblastic diseases and certain Testicular tumors where ratio of free beta HCG to Total HCG is high. Some tumors secrete only free beta HCG and virtually no Total HCG is detected.</text:p>
          </table:table-cell>
          <table:table-cell table:style-name="ce21" office:value-type="string">
            <text:p>Ectopic Pregnancy, Pregnancy, Down's Syndrome, Chromosomal anomalies, Gestational Trophoblastic Neoplasia, Gonadal tumors</text:p>
          </table:table-cell>
          <table:table-cell table:style-name="ce21" office:value-type="string">
            <text:p>Biochemistry, Clinical Chemistry</text:p>
          </table:table-cell>
          <table:table-cell table:number-columns-repeated="1007"/>
        </table:table-row>
        <table:table-row table:style-name="ro15">
          <table:table-cell table:style-name="ce21" office:value-type="string">
            <text:p>Human Chorionic Gonadotropin</text:p>
          </table:table-cell>
          <table:table-cell table:style-name="ce21" office:value-type="string">
            <text:p>Chemiluminescent Microparticle Immunoassa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hCG 4-5 weeks postconception</text:p>
          </table:table-cell>
          <table:table-cell/>
          <table:table-cell table:style-name="ce21" office:value-type="string">
            <text:p>4000-100,200</text:p>
          </table:table-cell>
          <table:table-cell table:number-columns-repeated="2"/>
          <table:table-cell table:style-name="ce21" office:value-type="string">
            <text:p>mIU/mL</text:p>
          </table:table-cell>
          <table:table-cell table:style-name="ce21" office:value-type="string">
            <text:p>No</text:p>
          </table:table-cell>
          <table:table-cell table:style-name="ce21" office:value-type="string">
            <text:p>Gynaecology</text:p>
          </table:table-cell>
          <table:table-cell table:style-name="ce21" office:value-type="string">
            <text:p>General Medicine</text:p>
          </table:table-cell>
          <table:table-cell/>
          <table:table-cell table:style-name="ce21" office:value-type="string">
            <text:p>This test is appropriate to detect and monitor pregnancy. An inappropriate increase in the first trimester may suggest the possibility of ectopic or unhealthy pregnancy.First Trimester Prenatal Screening for Down Syndrome and other chromosomal anomalies. This test also helps in the diagnosis and monitoring of Trophoblastic diseases and certain Testicular tumors where ratio of free beta HCG to Total HCG is high. Some tumors secrete only free beta HCG and virtually no Total HCG is detected.</text:p>
          </table:table-cell>
          <table:table-cell table:style-name="ce21" office:value-type="string">
            <text:p>Ectopic Pregnancy, Pregnancy, Down's Syndrome, Chromosomal anomalies, Gestational Trophoblastic Neoplasia, Gonadal tumors</text:p>
          </table:table-cell>
          <table:table-cell table:style-name="ce21" office:value-type="string">
            <text:p>Biochemistry, Clinical Chemistry</text:p>
          </table:table-cell>
          <table:table-cell table:number-columns-repeated="1007"/>
        </table:table-row>
        <table:table-row table:style-name="ro15">
          <table:table-cell table:style-name="ce21" office:value-type="string">
            <text:p>Human Chorionic Gonadotropin</text:p>
          </table:table-cell>
          <table:table-cell table:style-name="ce21" office:value-type="string">
            <text:p>Chemiluminescent Microparticle Immunoassa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hCG 5-10 weeks postconception</text:p>
          </table:table-cell>
          <table:table-cell/>
          <table:table-cell table:style-name="ce21" office:value-type="string">
            <text:p>11,500-289,000</text:p>
          </table:table-cell>
          <table:table-cell table:number-columns-repeated="2"/>
          <table:table-cell table:style-name="ce21" office:value-type="string">
            <text:p>mIU/mL</text:p>
          </table:table-cell>
          <table:table-cell table:style-name="ce21" office:value-type="string">
            <text:p>No</text:p>
          </table:table-cell>
          <table:table-cell table:style-name="ce21" office:value-type="string">
            <text:p>Gynaecology</text:p>
          </table:table-cell>
          <table:table-cell table:style-name="ce21" office:value-type="string">
            <text:p>General Medicine</text:p>
          </table:table-cell>
          <table:table-cell/>
          <table:table-cell table:style-name="ce21" office:value-type="string">
            <text:p>This test is appropriate to detect and monitor pregnancy. An inappropriate increase in the first trimester may suggest the possibility of ectopic or unhealthy pregnancy.First Trimester Prenatal Screening for Down Syndrome and other chromosomal anomalies. This test also helps in the diagnosis and monitoring of Trophoblastic diseases and certain Testicular tumors where ratio of free beta HCG to Total HCG is high. Some tumors secrete only free beta HCG and virtually no Total HCG is detected.</text:p>
          </table:table-cell>
          <table:table-cell table:style-name="ce21" office:value-type="string">
            <text:p>Ectopic Pregnancy, Pregnancy, Down's Syndrome, Chromosomal anomalies, Gestational Trophoblastic Neoplasia, Gonadal tumors</text:p>
          </table:table-cell>
          <table:table-cell table:style-name="ce21" office:value-type="string">
            <text:p>Biochemistry, Clinical Chemistry</text:p>
          </table:table-cell>
          <table:table-cell table:number-columns-repeated="1007"/>
        </table:table-row>
        <table:table-row table:style-name="ro15">
          <table:table-cell table:style-name="ce21" office:value-type="string">
            <text:p>Human Chorionic Gonadotropin</text:p>
          </table:table-cell>
          <table:table-cell table:style-name="ce21" office:value-type="string">
            <text:p>Chemiluminescent Microparticle Immunoassa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hCG 10-14 weeks postconception</text:p>
          </table:table-cell>
          <table:table-cell/>
          <table:table-cell table:style-name="ce21" office:value-type="string">
            <text:p>18,300-137,000</text:p>
          </table:table-cell>
          <table:table-cell table:number-columns-repeated="2"/>
          <table:table-cell table:style-name="ce21" office:value-type="string">
            <text:p>mIU/mL</text:p>
          </table:table-cell>
          <table:table-cell table:style-name="ce21" office:value-type="string">
            <text:p>No</text:p>
          </table:table-cell>
          <table:table-cell table:style-name="ce21" office:value-type="string">
            <text:p>Gynaecology</text:p>
          </table:table-cell>
          <table:table-cell table:style-name="ce21" office:value-type="string">
            <text:p>General Medicine</text:p>
          </table:table-cell>
          <table:table-cell/>
          <table:table-cell table:style-name="ce21" office:value-type="string">
            <text:p>This test is appropriate to detect and monitor pregnancy. An inappropriate increase in the first trimester may suggest the possibility of ectopic or unhealthy pregnancy.First Trimester Prenatal Screening for Down Syndrome and other chromosomal anomalies. This test also helps in the diagnosis and monitoring of Trophoblastic diseases and certain Testicular tumors where ratio of free beta HCG to Total HCG is high. Some tumors secrete only free beta HCG and virtually no Total HCG is detected.</text:p>
          </table:table-cell>
          <table:table-cell table:style-name="ce21" office:value-type="string">
            <text:p>Ectopic Pregnancy, Pregnancy, Down's Syndrome, Chromosomal anomalies, Gestational Trophoblastic Neoplasia, Gonadal tumors</text:p>
          </table:table-cell>
          <table:table-cell table:style-name="ce21" office:value-type="string">
            <text:p>Biochemistry, Clinical Chemistry</text:p>
          </table:table-cell>
          <table:table-cell table:number-columns-repeated="1007"/>
        </table:table-row>
        <table:table-row table:style-name="ro15">
          <table:table-cell table:style-name="ce21" office:value-type="string">
            <text:p>Human Chorionic Gonadotropin</text:p>
          </table:table-cell>
          <table:table-cell table:style-name="ce21" office:value-type="string">
            <text:p>Chemiluminescent Microparticle Immunoassa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Second trimester</text:p>
          </table:table-cell>
          <table:table-cell/>
          <table:table-cell table:style-name="ce21" office:value-type="string">
            <text:p>1400-53,000</text:p>
          </table:table-cell>
          <table:table-cell table:number-columns-repeated="2"/>
          <table:table-cell table:style-name="ce21" office:value-type="string">
            <text:p>mIU/mL</text:p>
          </table:table-cell>
          <table:table-cell table:style-name="ce21" office:value-type="string">
            <text:p>No</text:p>
          </table:table-cell>
          <table:table-cell table:style-name="ce21" office:value-type="string">
            <text:p>Gynaecology</text:p>
          </table:table-cell>
          <table:table-cell table:style-name="ce21" office:value-type="string">
            <text:p>General Medicine</text:p>
          </table:table-cell>
          <table:table-cell/>
          <table:table-cell table:style-name="ce21" office:value-type="string">
            <text:p>This test is appropriate to detect and monitor pregnancy. An inappropriate increase in the first trimester may suggest the possibility of ectopic or unhealthy pregnancy.First Trimester Prenatal Screening for Down Syndrome and other chromosomal anomalies. This test also helps in the diagnosis and monitoring of Trophoblastic diseases and certain Testicular tumors where ratio of free beta HCG to Total HCG is high. Some tumors secrete only free beta HCG and virtually no Total HCG is detected.</text:p>
          </table:table-cell>
          <table:table-cell table:style-name="ce21" office:value-type="string">
            <text:p>Ectopic Pregnancy, Pregnancy, Down's Syndrome, Chromosomal anomalies, Gestational Trophoblastic Neoplasia, Gonadal tumors</text:p>
          </table:table-cell>
          <table:table-cell table:style-name="ce21" office:value-type="string">
            <text:p>Biochemistry, Clinical Chemistry</text:p>
          </table:table-cell>
          <table:table-cell table:number-columns-repeated="1007"/>
        </table:table-row>
        <table:table-row table:style-name="ro15">
          <table:table-cell table:style-name="ce21" office:value-type="string">
            <text:p>Human Chorionic Gonadotropin</text:p>
          </table:table-cell>
          <table:table-cell table:style-name="ce21" office:value-type="string">
            <text:p>Chemiluminescent Microparticle Immunoassa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Third trimester</text:p>
          </table:table-cell>
          <table:table-cell/>
          <table:table-cell table:style-name="ce21" office:value-type="string">
            <text:p>940-60,000</text:p>
          </table:table-cell>
          <table:table-cell table:number-columns-repeated="2"/>
          <table:table-cell table:style-name="ce21" office:value-type="string">
            <text:p>mIU/mL</text:p>
          </table:table-cell>
          <table:table-cell table:style-name="ce21" office:value-type="string">
            <text:p>No</text:p>
          </table:table-cell>
          <table:table-cell table:style-name="ce21" office:value-type="string">
            <text:p>Gynaecology</text:p>
          </table:table-cell>
          <table:table-cell table:style-name="ce21" office:value-type="string">
            <text:p>General Medicine</text:p>
          </table:table-cell>
          <table:table-cell/>
          <table:table-cell table:style-name="ce21" office:value-type="string">
            <text:p>This test is appropriate to detect and monitor pregnancy. An inappropriate increase in the first trimester may suggest the possibility of ectopic or unhealthy pregnancy.First Trimester Prenatal Screening for Down Syndrome and other chromosomal anomalies. This test also helps in the diagnosis and monitoring of Trophoblastic diseases and certain Testicular tumors where ratio of free beta HCG to Total HCG is high. Some tumors secrete only free beta HCG and virtually no Total HCG is detected.</text:p>
          </table:table-cell>
          <table:table-cell table:style-name="ce21" office:value-type="string">
            <text:p>Ectopic Pregnancy, Pregnancy, Down's Syndrome, Chromosomal anomalies, Gestational Trophoblastic Neoplasia, Gonadal tumors</text:p>
          </table:table-cell>
          <table:table-cell table:style-name="ce21" office:value-type="string">
            <text:p>Biochemistry, Clinical Chemistry</text:p>
          </table:table-cell>
          <table:table-cell table:number-columns-repeated="1007"/>
        </table:table-row>
        <table:table-row table:style-name="ro4">
          <table:table-cell table:style-name="ce21" office:value-type="string">
            <text:p>Myoglobin</text:p>
          </table:table-cell>
          <table:table-cell office:value-type="string">
            <text:p>Electrochemiluminescence</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Myoglobin</text:p>
          </table:table-cell>
          <table:table-cell table:style-name="ce21" office:value-type="string">
            <text:p>19-92</text:p>
          </table:table-cell>
          <table:table-cell table:style-name="ce23" office:value-type="string">
            <text:p>12.0-76.0</text:p>
          </table:table-cell>
          <table:table-cell table:number-columns-repeated="2"/>
          <table:table-cell table:style-name="ce21" office:value-type="string">
            <text:p>microgm/ L</text:p>
          </table:table-cell>
          <table:table-cell office:value-type="string">
            <text:p>No</text:p>
          </table:table-cell>
          <table:table-cell office:value-type="string">
            <text:p>General Medicine</text:p>
          </table:table-cell>
          <table:table-cell office:value-type="string">
            <text:p>Pediatrics</text:p>
          </table:table-cell>
          <table:table-cell office:value-type="string">
            <text:p>Orthopedics</text:p>
          </table:table-cell>
          <table:table-cell office:value-type="string">
            <text:p>This test measures the breakdown of skeletal muscle ( Rhabdomyolysis) which releases myoglobin in the blood.</text:p>
          </table:table-cell>
          <table:table-cell office:value-type="string">
            <text:p>Crush Injury, Drug Abuse, Infections, Renal Failur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7">
          <table:table-cell table:style-name="ce21" office:value-type="string">
            <text:p>Thyroid Function Tests</text:p>
          </table:table-cell>
          <table:table-cell office:value-type="string">
            <text:p>Chemiluminescent immunoassay</text:p>
          </table:table-cell>
          <table:table-cell table:style-name="ce21" office:value-type="string">
            <text:p>Blood</text:p>
          </table:table-cell>
          <table:table-cell table:style-name="ce21" office:value-type="string">
            <text:p>2 mL (1 mL min.) serum from 1 SST. Ship frozen. DO NOT THAW. At least 6 weeks should elapse after thyroidectomy or needle biopsy, or I131 therapy before specimen collection.</text:p>
          </table:table-cell>
          <table:table-cell table:style-name="ce21" office:value-type="string">
            <text:p>Thyroglobulin</text:p>
          </table:table-cell>
          <table:table-cell table:style-name="ce21" office:value-type="string">
            <text:p>0.5-53</text:p>
          </table:table-cell>
          <table:table-cell table:number-columns-repeated="3"/>
          <table:table-cell table:style-name="ce21" office:value-type="string">
            <text:p>ng/mL</text:p>
          </table:table-cell>
          <table:table-cell office:value-type="string">
            <text:p>Yes</text:p>
          </table:table-cell>
          <table:table-cell table:number-columns-repeated="3"/>
          <table:table-cell office:value-type="string">
            <text:p>The major clinical use of Thyroglobulin is to monitor patients with well differentiated thyroid cancers. The measurement of Thyroglobulin after thyroidectomy and ablation of thyroid gland is useful to determine metastasis. This test should not be used to diagnose patients with Thyroid cancers.</text:p>
          </table:table-cell>
          <table:table-cell office:value-type="string">
            <text:p>Thyroid Cancer</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4">
          <table:table-cell table:style-name="ce21" office:value-type="string">
            <text:p>Thyroid Function Tests</text:p>
          </table:table-cell>
          <table:table-cell office:value-type="string">
            <text:p>Chemiluminescent immunoassa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Thyroid Binding Globulin</text:p>
          </table:table-cell>
          <table:table-cell table:style-name="ce21" office:value-type="string">
            <text:p>1.3-3.0</text:p>
          </table:table-cell>
          <table:table-cell table:number-columns-repeated="3"/>
          <table:table-cell table:style-name="ce21" office:value-type="string">
            <text:p>mg/dL</text:p>
          </table:table-cell>
          <table:table-cell office:value-type="string">
            <text:p>Yes</text:p>
          </table:table-cell>
          <table:table-cell table:number-columns-repeated="3"/>
          <table:table-cell office:value-type="string">
            <text:p>TBG is a carrier of T3 and T4 in the serum. Elevated levels of TBG during pregnancy may cause thyrotoxicosis.</text:p>
          </table:table-cell>
          <table:table-cell office:value-type="string">
            <text:p>Pregnancy</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4">
          <table:table-cell table:style-name="ce21" office:value-type="string">
            <text:p>Thyroid Function Tests</text:p>
          </table:table-cell>
          <table:table-cell office:value-type="string">
            <text:p>Chemiluminescent immunoassa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Thyroid Stimulating Hormone (TSH)</text:p>
          </table:table-cell>
          <table:table-cell table:style-name="ce21" office:value-type="string">
            <text:p>0.34-4.25</text:p>
          </table:table-cell>
          <table:table-cell table:number-columns-repeated="3"/>
          <table:table-cell table:style-name="ce21" office:value-type="string">
            <text:p>microIU/mL</text:p>
          </table:table-cell>
          <table:table-cell office:value-type="string">
            <text:p>Yes</text:p>
          </table:table-cell>
          <table:table-cell table:number-columns-repeated="3"/>
          <table:table-cell office:value-type="string">
            <text:p>TSH is released from the pituitary. It acts as a stimulator to release T3 and T4 in the thyroi gland. Deficiency may lead to Hypothyroidism.</text:p>
          </table:table-cell>
          <table:table-cell office:value-type="string">
            <text:p>Hypothyroidism, Hyperthyroidism, Grave's Disease, Thyrotoxicosi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4">
          <table:table-cell table:style-name="ce21" office:value-type="string">
            <text:p>Thyroid Function Tests</text:p>
          </table:table-cell>
          <table:table-cell office:value-type="string">
            <text:p>Chemiluminescent immunoassa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Thyroxine, free (fT4)</text:p>
          </table:table-cell>
          <table:table-cell table:style-name="ce21" office:value-type="string">
            <text:p>0.8-1.7</text:p>
          </table:table-cell>
          <table:table-cell table:number-columns-repeated="3"/>
          <table:table-cell table:style-name="ce21" office:value-type="string">
            <text:p>ng/dL</text:p>
          </table:table-cell>
          <table:table-cell office:value-type="string">
            <text:p>yes</text:p>
          </table:table-cell>
          <table:table-cell table:number-columns-repeated="3"/>
          <table:table-cell office:value-type="string">
            <text:p>Free T4 is the unbound portion of the thyroid hormone T4.Free T4 is useful in distinguishing euthyroidism from thyroid disease.</text:p>
          </table:table-cell>
          <table:table-cell office:value-type="string">
            <text:p>Hypothyroidism, Hyperthyroidism, Grave's Disease, Thyrotoxicosi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Thyroid Function Tests</text:p>
          </table:table-cell>
          <table:table-cell office:value-type="string">
            <text:p>Chemiluminescent immunoassa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Thyroxine, total (T4)</text:p>
          </table:table-cell>
          <table:table-cell table:style-name="ce21" office:value-type="string">
            <text:p>5.4-11.7</text:p>
          </table:table-cell>
          <table:table-cell table:number-columns-repeated="3"/>
          <table:table-cell table:style-name="ce21" office:value-type="string">
            <text:p>microgm/dL</text:p>
          </table:table-cell>
          <table:table-cell office:value-type="string">
            <text:p>Yes</text:p>
          </table:table-cell>
          <table:table-cell table:number-columns-repeated="3"/>
          <table:table-cell office:value-type="string">
            <text:p>Total T4 is the major secretory hormone of the Thyroid. Only 0.03% of T4 is unbound and free for exchange with tissues. Thyroid function may be assessed with TSH &amp; Free T4.</text:p>
          </table:table-cell>
          <table:table-cell office:value-type="string">
            <text:p>Hypothyroidism, Hyperthyroidism, Grave's Disease, Thyrotoxicosi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4">
          <table:table-cell table:style-name="ce21" office:value-type="string">
            <text:p>Thyroid Function Tests</text:p>
          </table:table-cell>
          <table:table-cell office:value-type="string">
            <text:p>Calculated</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Free Thyroxine Index</text:p>
          </table:table-cell>
          <table:table-cell table:style-name="ce21" office:value-type="string">
            <text:p>6.7-10.9</text:p>
          </table:table-cell>
          <table:table-cell table:number-columns-repeated="3"/>
          <table:table-cell office:value-type="string">
            <text:p>Ratio</text:p>
          </table:table-cell>
          <table:table-cell office:value-type="string">
            <text:p>Yes</text:p>
          </table:table-cell>
          <table:table-cell table:number-columns-repeated="3"/>
          <table:table-cell office:value-type="string">
            <text:p>This index corrects T4 for the changes in T3RU. This test discriminates better between normal and abnormal thyroid functions</text:p>
          </table:table-cell>
          <table:table-cell office:value-type="string">
            <text:p>Hypothyroidism, Hyperthyroidism, Grave's Disease, Thyrotoxicosi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Thyroid Function Tests</text:p>
          </table:table-cell>
          <table:table-cell office:value-type="string">
            <text:p>Chemiluminescent immunoassa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Triiodothyronine, free (fT3)</text:p>
          </table:table-cell>
          <table:table-cell table:style-name="ce21" office:value-type="string">
            <text:p>2.4-4.2</text:p>
          </table:table-cell>
          <table:table-cell table:number-columns-repeated="3"/>
          <table:table-cell table:style-name="ce21" office:value-type="string">
            <text:p>pg/mL</text:p>
          </table:table-cell>
          <table:table-cell office:value-type="string">
            <text:p>yes</text:p>
          </table:table-cell>
          <table:table-cell table:number-columns-repeated="3"/>
          <table:table-cell office:value-type="string">
            <text:p>Free T3 is used in the diagnosis and monitoring of Hyperthyroidism. Free T3 assays can differentiate most cases of nonthyroidal illness from TSH dependent hyperthyroidism.</text:p>
          </table:table-cell>
          <table:table-cell office:value-type="string">
            <text:p>Hypothyroidism, Hyperthyroidism, Grave's Disease, Thyrotoxicosi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Thyroid Function Tests</text:p>
          </table:table-cell>
          <table:table-cell office:value-type="string">
            <text:p>Chemiluminescent immunoassay</text:p>
          </table:table-cell>
          <table:table-cell table:style-name="ce21" office:value-type="string">
            <text:p>Blood</text:p>
          </table:table-cell>
          <table:table-cell table:style-name="ce21" office:value-type="string">
            <text:p>2 mL (1 mL min.) serum from 1 SST. Ship refrigerated or frozen.</text:p>
          </table:table-cell>
          <table:table-cell table:style-name="ce21" office:value-type="string">
            <text:p>Triiodothyronine, total (T3)</text:p>
          </table:table-cell>
          <table:table-cell table:style-name="ce21" office:value-type="string">
            <text:p>77-135</text:p>
          </table:table-cell>
          <table:table-cell table:number-columns-repeated="3"/>
          <table:table-cell table:style-name="ce21" office:value-type="string">
            <text:p>ng/dL</text:p>
          </table:table-cell>
          <table:table-cell office:value-type="string">
            <text:p>yes</text:p>
          </table:table-cell>
          <table:table-cell table:number-columns-repeated="3"/>
          <table:table-cell office:value-type="string">
            <text:p>Total T3 is used to diagnose and monitor the treatment of Hyperthyroidism. Total T3 is also used to identify T3 Toxicosis and recurrent Grave's disease.</text:p>
          </table:table-cell>
          <table:table-cell office:value-type="string">
            <text:p>Hypothyroidism, Hyperthyroidism, Grave's Disease, Thyrotoxicosi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15">
          <table:table-cell table:style-name="ce21" office:value-type="string">
            <text:p>Serum Alpha fetoprotein </text:p>
          </table:table-cell>
          <table:table-cell table:style-name="ce21" office:value-type="string">
            <text:p>Chemiluminescent immunoassay</text:p>
          </table:table-cell>
          <table:table-cell table:style-name="ce21" office:value-type="string">
            <text:p>Blood, Amniotic Fluid</text:p>
          </table:table-cell>
          <table:table-cell table:style-name="ce21" office:value-type="string">
            <text:p><text:s/>2 mL (1 mL min.) serum from 1 SST. Ship refrigerated or frozen. <text:s text:c="2"/>OR <text:s/>3 mL ( 1 mL min.) Amniotic fluid. Avoid contamination with maternal blood. Ship refrigerated or frozen. </text:p>
          </table:table-cell>
          <table:table-cell table:style-name="ce21" office:value-type="string">
            <text:p>Serum Alpha fetoprotein </text:p>
          </table:table-cell>
          <table:table-cell table:style-name="ce21" office:value-type="string">
            <text:p>0-8.5</text:p>
          </table:table-cell>
          <table:table-cell table:number-columns-repeated="3"/>
          <table:table-cell table:style-name="ce21" office:value-type="string">
            <text:p>ng/mL</text:p>
          </table:table-cell>
          <table:table-cell table:style-name="ce21" office:value-type="string">
            <text:p>No</text:p>
          </table:table-cell>
          <table:table-cell table:style-name="ce21" office:value-type="string">
            <text:p>Gynaecology</text:p>
          </table:table-cell>
          <table:table-cell table:style-name="ce21" office:value-type="string">
            <text:p>Pediatrics</text:p>
          </table:table-cell>
          <table:table-cell table:style-name="ce21" office:value-type="string">
            <text:p>General Medicine</text:p>
          </table:table-cell>
          <table:table-cell table:style-name="ce21" office:value-type="string">
            <text:p>AFP is measured in pregnant women through the analysis of maternal blood or amniotic fluid, as a screening test for a subset of developmental abnormalities: it is principally increased in open neural tube defects and omphalocoele and decreased in Down's Syndrome. It can also be used as a biomarker to detect a subset of tumors. A level above 500 nanograms/milliliter of AFP in adults can be indicative of Hepatocellular carcinoma, Germ cell tumors, and metastatic cancers of the liver.</text:p>
          </table:table-cell>
          <table:table-cell table:style-name="ce21" office:value-type="string">
            <text:p>Developmental abnormalities, <text:s/>Neural tube defects, Omphalocoele, Down's Syndrome, Hepatocellular carcinoma, Germ cell tumors, Metastatic cancers of the liver</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5">
          <table:table-cell office:value-type="string">
            <text:p>CSF analysis</text:p>
          </table:table-cell>
          <table:table-cell office:value-type="string">
            <text:p>Automated strip test, Light microscopy</text:p>
          </table:table-cell>
          <table:table-cell office:value-type="string">
            <text:p>Cerebro Spinal Fluid</text:p>
          </table:table-cell>
          <table:table-cell office:value-type="string">
            <text:p>2ml ( min 1 ml ) CSF to be shipped in Lavender top vial and red top vial.</text:p>
          </table:table-cell>
          <table:table-cell office:value-type="string">
            <text:p>Appearance</text:p>
          </table:table-cell>
          <table:table-cell office:value-type="string">
            <text:p>Clear, colorless</text:p>
          </table:table-cell>
          <table:table-cell table:number-columns-repeated="4"/>
          <table:table-cell office:value-type="string">
            <text:p>Yes</text:p>
          </table:table-cell>
          <table:table-cell table:number-columns-repeated="3"/>
          <table:table-cell office:value-type="string">
            <text:p>CSF is the fluid present in the subarachnoid space and ventricular system. It is tapped by Lumbar Puncture. Analysis identifies multiple CNS disorders like meningitis, multiple sclerosis and CNS tumors.</text:p>
          </table:table-cell>
          <table:table-cell office:value-type="string">
            <text:p>Viral meningitis, Bacterial Meningitis, Fungal Meningitis, Tubercular Meningitis, Multiple Sclerosis, CNS tumor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office:value-type="string">
            <text:p>CSF analysis</text:p>
          </table:table-cell>
          <table:table-cell office:value-type="string">
            <text:p>Automated strip test, Light microscopy</text:p>
          </table:table-cell>
          <table:table-cell office:value-type="string">
            <text:p>Cerebro Spinal Fluid</text:p>
          </table:table-cell>
          <table:table-cell office:value-type="string">
            <text:p>2ml ( min 1 ml ) CSF to be shipped in Lavender top vial and red top vial.</text:p>
          </table:table-cell>
          <table:table-cell office:value-type="string">
            <text:p>pH</text:p>
          </table:table-cell>
          <table:table-cell office:value-type="string">
            <text:p>7.31-7.34</text:p>
          </table:table-cell>
          <table:table-cell table:number-columns-repeated="3"/>
          <table:table-cell office:value-type="string">
            <text:p>Ratio</text:p>
          </table:table-cell>
          <table:table-cell office:value-type="string">
            <text:p>Yes</text:p>
          </table:table-cell>
          <table:table-cell table:number-columns-repeated="3"/>
          <table:table-cell office:value-type="string">
            <text:p>CSF is the fluid present in the subarachnoid space and ventricular system. It is tapped by Lumbar Puncture. Analysis identifies multiple CNS disorders like meningitis, multiple sclerosis and CNS tumors.</text:p>
          </table:table-cell>
          <table:table-cell office:value-type="string">
            <text:p>Viral meningitis, Bacterial Meningitis, Fungal Meningitis, Tubercular Meningitis, Multiple Sclerosis, CNS tumor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office:value-type="string">
            <text:p>CSF analysis</text:p>
          </table:table-cell>
          <table:table-cell office:value-type="string">
            <text:p>Automated strip test, Light microscopy</text:p>
          </table:table-cell>
          <table:table-cell office:value-type="string">
            <text:p>Cerebro Spinal Fluid</text:p>
          </table:table-cell>
          <table:table-cell office:value-type="string">
            <text:p>2ml ( min 1 ml ) CSF to be shipped in Lavender top vial and red top vial.</text:p>
          </table:table-cell>
          <table:table-cell office:value-type="string">
            <text:p>CSF Pressure</text:p>
          </table:table-cell>
          <table:table-cell office:value-type="string">
            <text:p>50-180</text:p>
          </table:table-cell>
          <table:table-cell table:number-columns-repeated="3"/>
          <table:table-cell office:value-type="string">
            <text:p>mm H2O</text:p>
          </table:table-cell>
          <table:table-cell office:value-type="string">
            <text:p>Yes</text:p>
          </table:table-cell>
          <table:table-cell table:number-columns-repeated="3"/>
          <table:table-cell office:value-type="string">
            <text:p>CSF is the fluid present in the subarachnoid space and ventricular system. It is tapped by Lumbar Puncture. Analysis identifies multiple CNS disorders like meningitis, multiple sclerosis and CNS tumors.</text:p>
          </table:table-cell>
          <table:table-cell office:value-type="string">
            <text:p>Viral meningitis, Bacterial Meningitis, Fungal Meningitis, Tubercular Meningitis, Multiple Sclerosis, CNS tumor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office:value-type="string">
            <text:p>CSF analysis</text:p>
          </table:table-cell>
          <table:table-cell office:value-type="string">
            <text:p>Automated strip test, Light microscopy</text:p>
          </table:table-cell>
          <table:table-cell office:value-type="string">
            <text:p>Cerebro Spinal Fluid</text:p>
          </table:table-cell>
          <table:table-cell office:value-type="string">
            <text:p>2ml ( min 1 ml ) CSF to be shipped in Lavender top vial and red top vial.</text:p>
          </table:table-cell>
          <table:table-cell office:value-type="string">
            <text:p>CSF Volume</text:p>
          </table:table-cell>
          <table:table-cell office:value-type="string">
            <text:p>150 approx</text:p>
          </table:table-cell>
          <table:table-cell table:number-columns-repeated="3"/>
          <table:table-cell office:value-type="string">
            <text:p>mL</text:p>
          </table:table-cell>
          <table:table-cell office:value-type="string">
            <text:p>Yes</text:p>
          </table:table-cell>
          <table:table-cell table:number-columns-repeated="3"/>
          <table:table-cell office:value-type="string">
            <text:p>CSF is the fluid present in the subarachnoid space and ventricular system. It is tapped by Lumbar Puncture. Analysis identifies multiple CNS disorders like meningitis, multiple sclerosis and CNS tumors.</text:p>
          </table:table-cell>
          <table:table-cell office:value-type="string">
            <text:p>Viral meningitis, Bacterial Meningitis, Fungal Meningitis, Tubercular Meningitis, Multiple Sclerosis, CNS tumor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office:value-type="string">
            <text:p>CSF analysis</text:p>
          </table:table-cell>
          <table:table-cell office:value-type="string">
            <text:p>Automated strip test, Light microscopy</text:p>
          </table:table-cell>
          <table:table-cell office:value-type="string">
            <text:p>Cerebro Spinal Fluid</text:p>
          </table:table-cell>
          <table:table-cell office:value-type="string">
            <text:p>2ml ( min 1 ml ) CSF to be shipped in Lavender top vial and red top vial.</text:p>
          </table:table-cell>
          <table:table-cell office:value-type="string">
            <text:p>Total Leucocyte Count</text:p>
          </table:table-cell>
          <table:table-cell office:value-type="string">
            <text:p>0-5</text:p>
          </table:table-cell>
          <table:table-cell table:number-columns-repeated="3"/>
          <table:table-cell office:value-type="string">
            <text:p>mononuclear cells/ mm^3</text:p>
          </table:table-cell>
          <table:table-cell office:value-type="string">
            <text:p>Yes</text:p>
          </table:table-cell>
          <table:table-cell table:number-columns-repeated="3"/>
          <table:table-cell office:value-type="string">
            <text:p>CSF is the fluid present in the subarachnoid space and ventricular system. It is tapped by Lumbar Puncture. Analysis identifies multiple CNS disorders like meningitis, multiple sclerosis and CNS tumors.</text:p>
          </table:table-cell>
          <table:table-cell office:value-type="string">
            <text:p>Viral meningitis, Bacterial Meningitis, Fungal Meningitis, Tubercular Meningitis, Multiple Sclerosis, CNS tumor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office:value-type="string">
            <text:p>CSF analysis</text:p>
          </table:table-cell>
          <table:table-cell office:value-type="string">
            <text:p>Automated strip test, Light microscopy</text:p>
          </table:table-cell>
          <table:table-cell office:value-type="string">
            <text:p>Cerebro Spinal Fluid</text:p>
          </table:table-cell>
          <table:table-cell office:value-type="string">
            <text:p>2ml ( min 1 ml ) CSF to be shipped in Lavender top vial and red top vial.</text:p>
          </table:table-cell>
          <table:table-cell office:value-type="string">
            <text:p>Differential Leucocyte Count, Lymphocytes</text:p>
          </table:table-cell>
          <table:table-cell office:value-type="string">
            <text:p>60-70</text:p>
          </table:table-cell>
          <table:table-cell table:number-columns-repeated="3"/>
          <table:table-cell office:value-type="string">
            <text:p>%</text:p>
          </table:table-cell>
          <table:table-cell office:value-type="string">
            <text:p>Yes</text:p>
          </table:table-cell>
          <table:table-cell table:number-columns-repeated="3"/>
          <table:table-cell office:value-type="string">
            <text:p>CSF is the fluid present in the subarachnoid space and ventricular system. It is tapped by Lumbar Puncture. Analysis identifies multiple CNS disorders like meningitis, multiple sclerosis and CNS tumors.</text:p>
          </table:table-cell>
          <table:table-cell office:value-type="string">
            <text:p>Viral meningitis, Bacterial Meningitis, Fungal Meningitis, Tubercular Meningitis, Multiple Sclerosis, CNS tumor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office:value-type="string">
            <text:p>CSF analysis</text:p>
          </table:table-cell>
          <table:table-cell office:value-type="string">
            <text:p>Automated strip test, Light microscopy</text:p>
          </table:table-cell>
          <table:table-cell office:value-type="string">
            <text:p>Cerebro Spinal Fluid</text:p>
          </table:table-cell>
          <table:table-cell office:value-type="string">
            <text:p>2ml ( min 1 ml ) CSF to be shipped in Lavender top vial and red top vial.</text:p>
          </table:table-cell>
          <table:table-cell office:value-type="string">
            <text:p>Differential Leucocyte Count, Monocytes</text:p>
          </table:table-cell>
          <table:table-cell office:value-type="string">
            <text:p>30-50</text:p>
          </table:table-cell>
          <table:table-cell table:number-columns-repeated="3"/>
          <table:table-cell office:value-type="string">
            <text:p>%</text:p>
          </table:table-cell>
          <table:table-cell office:value-type="string">
            <text:p>Yes</text:p>
          </table:table-cell>
          <table:table-cell table:number-columns-repeated="3"/>
          <table:table-cell office:value-type="string">
            <text:p>CSF is the fluid present in the subarachnoid space and ventricular system. It is tapped by Lumbar Puncture. Analysis identifies multiple CNS disorders like meningitis, multiple sclerosis and CNS tumors.</text:p>
          </table:table-cell>
          <table:table-cell office:value-type="string">
            <text:p>Viral meningitis, Bacterial Meningitis, Fungal Meningitis, Tubercular Meningitis, Multiple Sclerosis, CNS tumor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office:value-type="string">
            <text:p>CSF analysis</text:p>
          </table:table-cell>
          <table:table-cell office:value-type="string">
            <text:p>Automated strip test, Light microscopy</text:p>
          </table:table-cell>
          <table:table-cell office:value-type="string">
            <text:p>Cerebro Spinal Fluid</text:p>
          </table:table-cell>
          <table:table-cell office:value-type="string">
            <text:p>2ml ( min 1 ml ) CSF to be shipped in Lavender top vial and red top vial.</text:p>
          </table:table-cell>
          <table:table-cell office:value-type="string">
            <text:p>Differential Leucocyte Count, Neutrophils</text:p>
          </table:table-cell>
          <table:table-cell office:value-type="string">
            <text:p>None detected</text:p>
          </table:table-cell>
          <table:table-cell table:number-columns-repeated="4"/>
          <table:table-cell office:value-type="string">
            <text:p>Yes</text:p>
          </table:table-cell>
          <table:table-cell table:number-columns-repeated="3"/>
          <table:table-cell office:value-type="string">
            <text:p>CSF is the fluid present in the subarachnoid space and ventricular system. It is tapped by Lumbar Puncture. Analysis identifies multiple CNS disorders like meningitis, multiple sclerosis and CNS tumors.</text:p>
          </table:table-cell>
          <table:table-cell office:value-type="string">
            <text:p>Viral meningitis, Bacterial Meningitis, Fungal Meningitis, Tubercular Meningitis, Multiple Sclerosis, CNS tumor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office:value-type="string">
            <text:p>CSF analysis</text:p>
          </table:table-cell>
          <table:table-cell office:value-type="string">
            <text:p>Automated strip test, Light microscopy</text:p>
          </table:table-cell>
          <table:table-cell office:value-type="string">
            <text:p>Cerebro Spinal Fluid</text:p>
          </table:table-cell>
          <table:table-cell office:value-type="string">
            <text:p>2ml ( min 1 ml ) CSF to be shipped in Lavender top vial and red top vial.</text:p>
          </table:table-cell>
          <table:table-cell office:value-type="string">
            <text:p>Red Blood Cells</text:p>
          </table:table-cell>
          <table:table-cell office:value-type="string">
            <text:p>None detected</text:p>
          </table:table-cell>
          <table:table-cell table:number-columns-repeated="4"/>
          <table:table-cell office:value-type="string">
            <text:p>Yes</text:p>
          </table:table-cell>
          <table:table-cell table:number-columns-repeated="3"/>
          <table:table-cell office:value-type="string">
            <text:p>CSF is the fluid present in the subarachnoid space and ventricular system. It is tapped by Lumbar Puncture. Analysis identifies multiple CNS disorders like meningitis, multiple sclerosis and CNS tumors.</text:p>
          </table:table-cell>
          <table:table-cell office:value-type="string">
            <text:p>Viral meningitis, Bacterial Meningitis, Fungal Meningitis, Tubercular Meningitis, Multiple Sclerosis, CNS tumor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office:value-type="string">
            <text:p>CSF analysis</text:p>
          </table:table-cell>
          <table:table-cell office:value-type="string">
            <text:p>Automated strip test, Light microscopy</text:p>
          </table:table-cell>
          <table:table-cell office:value-type="string">
            <text:p>Cerebro Spinal Fluid</text:p>
          </table:table-cell>
          <table:table-cell office:value-type="string">
            <text:p>2ml ( min 1 ml ) CSF to be shipped in Lavender top vial and red top vial.</text:p>
          </table:table-cell>
          <table:table-cell office:value-type="string">
            <text:p>Sugar ( Glucose )</text:p>
          </table:table-cell>
          <table:table-cell office:value-type="string">
            <text:p>40-70</text:p>
          </table:table-cell>
          <table:table-cell table:number-columns-repeated="3"/>
          <table:table-cell office:value-type="string">
            <text:p>mg/dL</text:p>
          </table:table-cell>
          <table:table-cell office:value-type="string">
            <text:p>Yes</text:p>
          </table:table-cell>
          <table:table-cell table:number-columns-repeated="3"/>
          <table:table-cell office:value-type="string">
            <text:p>CSF is the fluid present in the subarachnoid space and ventricular system. It is tapped by Lumbar Puncture. Analysis identifies multiple CNS disorders like meningitis, multiple sclerosis and CNS tumors.</text:p>
          </table:table-cell>
          <table:table-cell office:value-type="string">
            <text:p>Viral meningitis, Bacterial Meningitis, Fungal Meningitis, Tubercular Meningitis, Multiple Sclerosis, CNS tumor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office:value-type="string">
            <text:p>CSF analysis</text:p>
          </table:table-cell>
          <table:table-cell office:value-type="string">
            <text:p>Automated strip test, Light microscopy</text:p>
          </table:table-cell>
          <table:table-cell office:value-type="string">
            <text:p>Cerebro Spinal Fluid</text:p>
          </table:table-cell>
          <table:table-cell office:value-type="string">
            <text:p>2ml ( min 1 ml ) CSF to be shipped in Lavender top vial and red top vial.</text:p>
          </table:table-cell>
          <table:table-cell office:value-type="string">
            <text:p>Total Proteins, Lumbar</text:p>
          </table:table-cell>
          <table:table-cell office:value-type="string">
            <text:p>15-50</text:p>
          </table:table-cell>
          <table:table-cell table:number-columns-repeated="3"/>
          <table:table-cell office:value-type="string">
            <text:p>mg/dL</text:p>
          </table:table-cell>
          <table:table-cell office:value-type="string">
            <text:p>Yes</text:p>
          </table:table-cell>
          <table:table-cell table:number-columns-repeated="3"/>
          <table:table-cell office:value-type="string">
            <text:p>CSF is the fluid present in the subarachnoid space and ventricular system. It is tapped by Lumbar Puncture. Analysis identifies multiple CNS disorders like meningitis, multiple sclerosis and CNS tumors.</text:p>
          </table:table-cell>
          <table:table-cell office:value-type="string">
            <text:p>Viral meningitis, Bacterial Meningitis, Fungal Meningitis, Tubercular Meningitis, Multiple Sclerosis, CNS tumor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office:value-type="string">
            <text:p>CSF analysis</text:p>
          </table:table-cell>
          <table:table-cell office:value-type="string">
            <text:p>Automated strip test, Light microscopy</text:p>
          </table:table-cell>
          <table:table-cell office:value-type="string">
            <text:p>Cerebro Spinal Fluid</text:p>
          </table:table-cell>
          <table:table-cell office:value-type="string">
            <text:p>2ml ( min 1 ml ) CSF to be shipped in Lavender top vial and red top vial.</text:p>
          </table:table-cell>
          <table:table-cell office:value-type="string">
            <text:p>Total Proteins, Cisternal</text:p>
          </table:table-cell>
          <table:table-cell office:value-type="string">
            <text:p>15-25</text:p>
          </table:table-cell>
          <table:table-cell table:number-columns-repeated="3"/>
          <table:table-cell office:value-type="string">
            <text:p>mg/dL</text:p>
          </table:table-cell>
          <table:table-cell office:value-type="string">
            <text:p>Yes</text:p>
          </table:table-cell>
          <table:table-cell table:number-columns-repeated="3"/>
          <table:table-cell office:value-type="string">
            <text:p>CSF is the fluid present in the subarachnoid space and ventricular system. It is tapped by Lumbar Puncture. Analysis identifies multiple CNS disorders like meningitis, multiple sclerosis and CNS tumors.</text:p>
          </table:table-cell>
          <table:table-cell office:value-type="string">
            <text:p>Viral meningitis, Bacterial Meningitis, Fungal Meningitis, Tubercular Meningitis, Multiple Sclerosis, CNS tumor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office:value-type="string">
            <text:p>CSF analysis</text:p>
          </table:table-cell>
          <table:table-cell office:value-type="string">
            <text:p>Automated strip test, Light microscopy</text:p>
          </table:table-cell>
          <table:table-cell office:value-type="string">
            <text:p>Cerebro Spinal Fluid</text:p>
          </table:table-cell>
          <table:table-cell office:value-type="string">
            <text:p>2ml ( min 1 ml ) CSF to be shipped in Lavender top vial and red top vial.</text:p>
          </table:table-cell>
          <table:table-cell office:value-type="string">
            <text:p>Total Proteins, Ventricular</text:p>
          </table:table-cell>
          <table:table-cell table:style-name="ce26" office:value-type="string">
            <text:p>6.0-15.0</text:p>
          </table:table-cell>
          <table:table-cell table:number-columns-repeated="3"/>
          <table:table-cell office:value-type="string">
            <text:p>mg/dL</text:p>
          </table:table-cell>
          <table:table-cell office:value-type="string">
            <text:p>Yes</text:p>
          </table:table-cell>
          <table:table-cell table:number-columns-repeated="3"/>
          <table:table-cell office:value-type="string">
            <text:p>CSF is the fluid present in the subarachnoid space and ventricular system. It is tapped by Lumbar Puncture. Analysis identifies multiple CNS disorders like meningitis, multiple sclerosis and CNS tumors.</text:p>
          </table:table-cell>
          <table:table-cell office:value-type="string">
            <text:p>Viral meningitis, Bacterial Meningitis, Fungal Meningitis, Tubercular Meningitis, Multiple Sclerosis, CNS tumor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office:value-type="string">
            <text:p>CSF analysis</text:p>
          </table:table-cell>
          <table:table-cell office:value-type="string">
            <text:p>Automated strip test, Light microscopy</text:p>
          </table:table-cell>
          <table:table-cell office:value-type="string">
            <text:p>Cerebro Spinal Fluid</text:p>
          </table:table-cell>
          <table:table-cell office:value-type="string">
            <text:p>2ml ( min 1 ml ) CSF to be shipped in Lavender top vial and red top vial.</text:p>
          </table:table-cell>
          <table:table-cell office:value-type="string">
            <text:p>Total Proteins, Albumin</text:p>
          </table:table-cell>
          <table:table-cell office:value-type="string">
            <text:p>6.6-44.2</text:p>
          </table:table-cell>
          <table:table-cell table:number-columns-repeated="3"/>
          <table:table-cell office:value-type="string">
            <text:p>mg/dL</text:p>
          </table:table-cell>
          <table:table-cell office:value-type="string">
            <text:p>Yes</text:p>
          </table:table-cell>
          <table:table-cell table:number-columns-repeated="3"/>
          <table:table-cell office:value-type="string">
            <text:p>CSF is the fluid present in the subarachnoid space and ventricular system. It is tapped by Lumbar Puncture. Analysis identifies multiple CNS disorders like meningitis, multiple sclerosis and CNS tumors.</text:p>
          </table:table-cell>
          <table:table-cell office:value-type="string">
            <text:p>Viral meningitis, Bacterial Meningitis, Fungal Meningitis, Tubercular Meningitis, Multiple Sclerosis, CNS tumor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5">
          <table:table-cell office:value-type="string">
            <text:p>CSF analysis</text:p>
          </table:table-cell>
          <table:table-cell office:value-type="string">
            <text:p>Automated strip test, Light microscopy</text:p>
          </table:table-cell>
          <table:table-cell office:value-type="string">
            <text:p>Cerebro Spinal Fluid</text:p>
          </table:table-cell>
          <table:table-cell office:value-type="string">
            <text:p>2ml ( min 1 ml ) CSF to be shipped in Lavender top vial and red top vial.</text:p>
          </table:table-cell>
          <table:table-cell office:value-type="string">
            <text:p>Oligoclonal Bands</text:p>
          </table:table-cell>
          <table:table-cell office:value-type="string">
            <text:p>&lt;2</text:p>
          </table:table-cell>
          <table:table-cell table:number-columns-repeated="3"/>
          <table:table-cell office:value-type="string">
            <text:p>Bands (absent in serum sample )</text:p>
          </table:table-cell>
          <table:table-cell office:value-type="string">
            <text:p>Yes</text:p>
          </table:table-cell>
          <table:table-cell table:number-columns-repeated="3"/>
          <table:table-cell office:value-type="string">
            <text:p>CSF is the fluid present in the subarachnoid space and ventricular system. It is tapped by Lumbar Puncture. Analysis identifies multiple CNS disorders like meningitis, multiple sclerosis and CNS tumors.</text:p>
          </table:table-cell>
          <table:table-cell office:value-type="string">
            <text:p>Viral meningitis, Bacterial Meningitis, Fungal Meningitis, Tubercular Meningitis, Multiple Sclerosis, CNS tumor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Fluid Amylase</text:p>
          </table:table-cell>
          <table:table-cell table:style-name="ce21" office:value-type="string">
            <text:p>Spectrophotometry</text:p>
          </table:table-cell>
          <table:table-cell table:style-name="ce21" office:value-type="string">
            <text:p>Fluid</text:p>
          </table:table-cell>
          <table:table-cell table:style-name="ce21" office:value-type="string">
            <text:p>2 ml (1 mL min.) fluid in a sterile container. Ship refrigerated or frozen. Specify type of fluid on test request form and sample container.</text:p>
          </table:table-cell>
          <table:table-cell table:style-name="ce21" office:value-type="string">
            <text:p>Amylase ( Pancreatic )</text:p>
          </table:table-cell>
          <table:table-cell table:style-name="ce21" office:value-type="string">
            <text:p>20-96</text:p>
          </table:table-cell>
          <table:table-cell table:number-columns-repeated="3"/>
          <table:table-cell table:style-name="ce21" office:value-type="string">
            <text:p>U/L</text:p>
          </table:table-cell>
          <table:table-cell table:style-name="ce21" office:value-type="string">
            <text:p>No</text:p>
          </table:table-cell>
          <table:table-cell table:style-name="ce21" office:value-type="string">
            <text:p>General Medicine</text:p>
          </table:table-cell>
          <table:table-cell table:style-name="ce21" office:value-type="string">
            <text:p>General Surgery</text:p>
          </table:table-cell>
          <table:table-cell table:style-name="ce29"/>
          <table:table-cell table:style-name="ce29" office:value-type="string">
            <text:p>Amylase is produced in the pancreas. Increased levels may reflect acute inflammation of the pancreas. Mumps, perforated peptic ulcers etc. also increase amylase levels.</text:p>
          </table:table-cell>
          <table:table-cell table:style-name="ce29" office:value-type="string">
            <text:p>Pancreatitis, Mumps, Perforated peptic ulcer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RA Factor / RAF</text:p>
          </table:table-cell>
          <table:table-cell table:style-name="ce21" office:value-type="string">
            <text:p>Immunoturbidometry</text:p>
          </table:table-cell>
          <table:table-cell table:style-name="ce21" office:value-type="string">
            <text:p>Joint Fluid</text:p>
          </table:table-cell>
          <table:table-cell table:style-name="ce21" office:value-type="string">
            <text:p>1 mL (0.5 mL min.) fluid from 1 SST. Ship refrigerated or frozen</text:p>
          </table:table-cell>
          <table:table-cell table:style-name="ce21" office:value-type="string">
            <text:p>RAF/ RF</text:p>
          </table:table-cell>
          <table:table-cell table:style-name="ce21" office:value-type="string">
            <text:p>0-30</text:p>
          </table:table-cell>
          <table:table-cell table:number-columns-repeated="3"/>
          <table:table-cell table:style-name="ce21" office:value-type="string">
            <text:p>IU/mL</text:p>
          </table:table-cell>
          <table:table-cell table:style-name="ce21" office:value-type="string">
            <text:p>No</text:p>
          </table:table-cell>
          <table:table-cell table:style-name="ce21" office:value-type="string">
            <text:p>General Medicine</text:p>
          </table:table-cell>
          <table:table-cell table:style-name="ce21" office:value-type="string">
            <text:p>Orthopedics</text:p>
          </table:table-cell>
          <table:table-cell/>
          <table:table-cell table:style-name="ce21" office:value-type="string">
            <text:p>Approximately 85% of patients with Rheumatoid arthritis have detectable RA. It may also be seen in other medical conditions like Sjogren's syndrome and SLE.</text:p>
          </table:table-cell>
          <table:table-cell table:style-name="ce21" office:value-type="string">
            <text:p>SLE, Rheumatoid Arthritis, Sjogren's Syndrome</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9">
          <table:table-cell table:style-name="ce21" office:value-type="string">
            <text:p>5-Hydroindoleacetic acid</text:p>
          </table:table-cell>
          <table:table-cell/>
          <table:table-cell table:style-name="ce21" office:value-type="string">
            <text:p>Urine</text:p>
          </table:table-cell>
          <table:table-cell/>
          <table:table-cell table:style-name="ce21" office:value-type="string">
            <text:p>5-Hydroindoleacetic acid</text:p>
          </table:table-cell>
          <table:table-cell/>
          <table:table-cell table:style-name="ce24" office:value-type="string">
            <text:p>2.0-7.0</text:p>
          </table:table-cell>
          <table:table-cell table:number-columns-repeated="2"/>
          <table:table-cell table:style-name="ce21" office:value-type="string">
            <text:p>mg/day</text:p>
          </table:table-cell>
          <table:table-cell table:number-columns-repeated="6"/>
          <table:table-cell table:style-name="ce21" office:value-type="string">
            <text:p>Biochemistry, Clinical Chemistry</text:p>
          </table:table-cell>
          <table:table-cell office:value-type="float" office:value="1">
            <text:p>1</text:p>
          </table:table-cell>
          <table:table-cell table:number-columns-repeated="1006"/>
        </table:table-row>
        <table:table-row table:style-name="ro8">
          <table:table-cell table:style-name="ce21" office:value-type="string">
            <text:p>Bence Jones proteins</text:p>
          </table:table-cell>
          <table:table-cell table:style-name="ce21" office:value-type="string">
            <text:p>Electrophoresis</text:p>
          </table:table-cell>
          <table:table-cell table:style-name="ce21" office:value-type="string">
            <text:p>Urine</text:p>
          </table:table-cell>
          <table:table-cell table:style-name="ce21" office:value-type="string">
            <text:p>2 ml (1 mL min.) urine in a sterile container. Ship refrigerated or frozen.</text:p>
          </table:table-cell>
          <table:table-cell table:style-name="ce21" office:value-type="string">
            <text:p>Bence Jones Protein</text:p>
          </table:table-cell>
          <table:table-cell table:style-name="ce21" office:value-type="string">
            <text:p>None detected</text:p>
          </table:table-cell>
          <table:table-cell table:number-columns-repeated="4"/>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A Bence Jones protein is a protein found in the blood or urine.</text:p>
            <text:p>Bence Jones Proteins are particularly diagnostic of multiple myeloma in the context of end-organ manifestations such as malignant bone marrow cancer, renal failure, lytic bone disease, or anemia, or large numbers of plasma cells in the bone marrow of patients.</text:p>
          </table:table-cell>
          <table:table-cell table:style-name="ce21" office:value-type="string">
            <text:p>Multiple Myeloma, Waldenstrom's Macroglobulinemia</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8">
          <table:table-cell table:style-name="ce21" office:value-type="string">
            <text:p>Bence Jones proteins Quantitative</text:p>
          </table:table-cell>
          <table:table-cell table:style-name="ce21" office:value-type="string">
            <text:p>Electrophoresis</text:p>
          </table:table-cell>
          <table:table-cell table:style-name="ce21" office:value-type="string">
            <text:p>Urine</text:p>
          </table:table-cell>
          <table:table-cell table:style-name="ce21" office:value-type="string">
            <text:p>2 ml (1 mL min.) urine in a sterile container. Ship refrigerated or frozen.</text:p>
          </table:table-cell>
          <table:table-cell table:style-name="ce21" office:value-type="string">
            <text:p>Kappa chain</text:p>
          </table:table-cell>
          <table:table-cell table:style-name="ce21" office:value-type="string">
            <text:p>0- 2.5</text:p>
          </table:table-cell>
          <table:table-cell table:number-columns-repeated="3"/>
          <table:table-cell table:style-name="ce21" office:value-type="string">
            <text:p>mg/dL</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A Bence Jones protein is a protein found in the blood or urine.</text:p>
            <text:p>Bence Jones Proteins are particularly diagnostic of multiple myeloma in the context of end-organ manifestations such as malignant bone marrow cancer, renal failure, lytic bone disease, or anemia, or large numbers of plasma cells in the bone marrow of patients.</text:p>
          </table:table-cell>
          <table:table-cell table:style-name="ce21" office:value-type="string">
            <text:p>Multiple Myeloma, Waldenstrom's Macroglobulinemia</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8">
          <table:table-cell table:style-name="ce21" office:value-type="string">
            <text:p>Bence Jones proteins Quantitative</text:p>
          </table:table-cell>
          <table:table-cell table:style-name="ce21" office:value-type="string">
            <text:p>Electrophoresis</text:p>
          </table:table-cell>
          <table:table-cell table:style-name="ce21" office:value-type="string">
            <text:p>Urine</text:p>
          </table:table-cell>
          <table:table-cell table:style-name="ce21" office:value-type="string">
            <text:p>2 ml (1 mL min.) urine in a sterile container. Ship refrigerated or frozen.</text:p>
          </table:table-cell>
          <table:table-cell table:style-name="ce21" office:value-type="string">
            <text:p>Lambda</text:p>
          </table:table-cell>
          <table:table-cell table:style-name="ce21" office:value-type="string">
            <text:p>0-5</text:p>
          </table:table-cell>
          <table:table-cell table:number-columns-repeated="3"/>
          <table:table-cell table:style-name="ce21" office:value-type="string">
            <text:p>mg/dL</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A Bence Jones protein is a protein found in the blood or urine.</text:p>
            <text:p>Bence Jones Proteins are particularly diagnostic of multiple myeloma in the context of end-organ manifestations such as malignant bone marrow cancer, renal failure, lytic bone disease, or anemia, or large numbers of plasma cells in the bone marrow of patients.</text:p>
          </table:table-cell>
          <table:table-cell table:style-name="ce21" office:value-type="string">
            <text:p>Multiple Myeloma, Waldenstrom's Macroglobulinemia</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Beta 2 microglobulin</text:p>
          </table:table-cell>
          <table:table-cell table:style-name="ce21" office:value-type="string">
            <text:p>Microparticle Enzyme Immunoassay</text:p>
          </table:table-cell>
          <table:table-cell table:style-name="ce21" office:value-type="string">
            <text:p>Urine</text:p>
          </table:table-cell>
          <table:table-cell table:style-name="ce21" office:value-type="string">
            <text:p>10 mL (5 mL min.) aliquot of random urine. Ship refrigerated or frozen. Patient to void urine, drink a large glass of water and collect a urine specimen within 1 hour. Adjust pH between 6-8 with 1 Normal NaOH.</text:p>
          </table:table-cell>
          <table:table-cell table:style-name="ce21" office:value-type="string">
            <text:p>Beta 2 microglobulin</text:p>
          </table:table-cell>
          <table:table-cell table:style-name="ce21" office:value-type="string">
            <text:p>0-120</text:p>
          </table:table-cell>
          <table:table-cell table:number-columns-repeated="3"/>
          <table:table-cell table:style-name="ce21" office:value-type="string">
            <text:p>microgm/day</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Patients with lymphomas, multiple myelomas and other medical conditions have an increased serum concentration of beta 2 microglobulin due to increased production.</text:p>
          </table:table-cell>
          <table:table-cell table:style-name="ce21" office:value-type="string">
            <text:p>Lymphomas, Multiple Myeloma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Cortisol, Free, 24 hour Urine</text:p>
          </table:table-cell>
          <table:table-cell table:style-name="ce21" office:value-type="string">
            <text:p>Chemiluminescent immunoassay</text:p>
          </table:table-cell>
          <table:table-cell table:style-name="ce21" office:value-type="string">
            <text:p>Urine</text:p>
          </table:table-cell>
          <table:table-cell table:style-name="ce21" office:value-type="string">
            <text:p>10 mL (5 mL min.) aliquot of 24 hour urine. Collect urine with 10 grams of boric acid to maintain sample integrity. Record 24-hour volume on test request form and urine container. Ship refrigerated or frozen.</text:p>
          </table:table-cell>
          <table:table-cell table:style-name="ce21" office:value-type="string">
            <text:p>Free Cortisol</text:p>
          </table:table-cell>
          <table:table-cell table:style-name="ce21" office:value-type="string">
            <text:p>20-70</text:p>
          </table:table-cell>
          <table:table-cell table:number-columns-repeated="3"/>
          <table:table-cell table:style-name="ce21" office:value-type="string">
            <text:p>microgm/day</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Urinary free cortisol is useful in the detection of patients with Cushing Syndrome in whom free cortisol concentrations are elevated.</text:p>
          </table:table-cell>
          <table:table-cell table:style-name="ce21" office:value-type="string">
            <text:p>Cushing Syndrome</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4">
          <table:table-cell table:style-name="ce21" office:value-type="string">
            <text:p>Dopamine</text:p>
          </table:table-cell>
          <table:table-cell/>
          <table:table-cell table:style-name="ce21" office:value-type="string">
            <text:p>Urine</text:p>
          </table:table-cell>
          <table:table-cell/>
          <table:table-cell table:style-name="ce21" office:value-type="string">
            <text:p>Dopamine</text:p>
          </table:table-cell>
          <table:table-cell table:style-name="ce21" office:value-type="string">
            <text:p>65-400</text:p>
          </table:table-cell>
          <table:table-cell table:number-columns-repeated="3"/>
          <table:table-cell table:style-name="ce21" office:value-type="string">
            <text:p>microgm/dL</text:p>
          </table:table-cell>
          <table:table-cell table:style-name="ce21" office:value-type="string">
            <text:p>No</text:p>
          </table:table-cell>
          <table:table-cell table:style-name="ce21" office:value-type="string">
            <text:p>General Medicine</text:p>
          </table:table-cell>
          <table:table-cell table:number-columns-repeated="2"/>
          <table:table-cell table:style-name="ce21" office:value-type="string">
            <text:p>Dopamine acts as a neurotransmitter. Low levels of Dopamine are associated with Parkinson's disease. High levels are associated with Psychosis. </text:p>
          </table:table-cell>
          <table:table-cell table:style-name="ce21" office:value-type="string">
            <text:p>Parkinson's disease, Psychosis, </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7">
          <table:table-cell table:style-name="ce21" office:value-type="string">
            <text:p>Epinephrine</text:p>
          </table:table-cell>
          <table:table-cell/>
          <table:table-cell table:style-name="ce21" office:value-type="string">
            <text:p>Urine</text:p>
          </table:table-cell>
          <table:table-cell/>
          <table:table-cell table:style-name="ce21" office:value-type="string">
            <text:p>Epinephrine</text:p>
          </table:table-cell>
          <table:table-cell table:style-name="ce21" office:value-type="string">
            <text:p>0-20</text:p>
          </table:table-cell>
          <table:table-cell table:number-columns-repeated="3"/>
          <table:table-cell table:style-name="ce21" office:value-type="string">
            <text:p>microgm/dL</text:p>
          </table:table-cell>
          <table:table-cell table:style-name="ce21" office:value-type="string">
            <text:p>No</text:p>
          </table:table-cell>
          <table:table-cell table:style-name="ce21" office:value-type="string">
            <text:p>General Medicine</text:p>
          </table:table-cell>
          <table:table-cell table:style-name="ce21" office:value-type="string">
            <text:p>Pediatrics</text:p>
          </table:table-cell>
          <table:table-cell/>
          <table:table-cell table:style-name="ce21" office:value-type="string">
            <text:p>The active sympathomimetic hormone from the adrenal medulla. It causes systemic vasoconstriction and gastrointestinal relaxation, stimulates the heart, and dilates bronchi and cerebral vessels. It is used in asthma and cardiac failure and to delay absorption of local anesthetics. </text:p>
          </table:table-cell>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7">
          <table:table-cell table:style-name="ce21" office:value-type="string">
            <text:p>Hydroxyproline Urine, 24 hours</text:p>
          </table:table-cell>
          <table:table-cell table:style-name="ce21" office:value-type="string">
            <text:p>High Performance Liquid Chromatography</text:p>
          </table:table-cell>
          <table:table-cell table:style-name="ce21" office:value-type="string">
            <text:p>Urine</text:p>
          </table:table-cell>
          <table:table-cell table:style-name="ce21" office:value-type="string">
            <text:p>10 mL (5 mL min.) of 24 hour urine. Record 24-hour volume on test request form and urine container. Ship refrigerated or frozen.</text:p>
          </table:table-cell>
          <table:table-cell table:style-name="ce21" office:value-type="string">
            <text:p>Hydroxyproline Urine</text:p>
          </table:table-cell>
          <table:table-cell/>
          <table:table-cell table:style-name="ce21" office:value-type="string">
            <text:p>38-500</text:p>
          </table:table-cell>
          <table:table-cell table:number-columns-repeated="2"/>
          <table:table-cell table:style-name="ce21" office:value-type="string">
            <text:p>micromol/day</text:p>
          </table:table-cell>
          <table:table-cell table:style-name="ce21" office:value-type="string">
            <text:p>No</text:p>
          </table:table-cell>
          <table:table-cell table:style-name="ce21" office:value-type="string">
            <text:p>Orthopedics</text:p>
          </table:table-cell>
          <table:table-cell table:number-columns-repeated="2"/>
          <table:table-cell table:style-name="ce21" office:value-type="string">
            <text:p>Increased concentrations of Hydroxyproline reflect bone lysis and are associated with Paget' s disease, Metastatic bone disease and to a lesser extent in Rheumatoid arthritis, Hyperparathyroidism, Osteoporosis &amp; Osteomyelitis.</text:p>
          </table:table-cell>
          <table:table-cell table:style-name="ce21" office:value-type="string">
            <text:p>Paget' s disease, Metastatic bone disease, Rheumatoid arthritis, Hyperparathyroidism, Osteoporosis Osteomyelitis</text:p>
          </table:table-cell>
          <table:table-cell table:style-name="ce21" office:value-type="string">
            <text:p>Biochemistry, Clinical Chemistry</text:p>
          </table:table-cell>
          <table:table-cell table:style-name="ce21" office:value-type="float" office:value="1">
            <text:p>1</text:p>
          </table:table-cell>
          <table:table-cell table:number-columns-repeated="1006"/>
        </table:table-row>
        <table:table-row table:style-name="ro6">
          <table:table-cell table:style-name="ce21" office:value-type="string">
            <text:p>Microalbumin, 24 hr Urine</text:p>
          </table:table-cell>
          <table:table-cell office:value-type="string">
            <text:p>Immunoturbidometry</text:p>
          </table:table-cell>
          <table:table-cell table:style-name="ce21" office:value-type="string">
            <text:p>Urine</text:p>
          </table:table-cell>
          <table:table-cell office:value-type="string">
            <text:p>10 mL (5 mL min.) aliquot of 24-hour urine in a sterile screw capped container. Do not use preservatives. Record 24 hour volume on test request form and urine container. Ship refrigerated . DO NOT FREEZE.</text:p>
          </table:table-cell>
          <table:table-cell table:style-name="ce21" office:value-type="string">
            <text:p>Microalbumin</text:p>
          </table:table-cell>
          <table:table-cell table:style-name="ce21" office:value-type="string">
            <text:p>0-30</text:p>
          </table:table-cell>
          <table:table-cell table:number-columns-repeated="3"/>
          <table:table-cell table:style-name="ce21" office:value-type="string">
            <text:p>mg/day</text:p>
          </table:table-cell>
          <table:table-cell office:value-type="string">
            <text:p>No</text:p>
          </table:table-cell>
          <table:table-cell office:value-type="string">
            <text:p>General Medicine</text:p>
          </table:table-cell>
          <table:table-cell office:value-type="string">
            <text:p>Pediatrics</text:p>
          </table:table-cell>
          <table:table-cell/>
          <table:table-cell office:value-type="string">
            <text:p>Microalbuminuria is a sensitive marker of nephropathy. This highly sensitive albumin assay is used to screen early renal disease in diabetic patients.</text:p>
          </table:table-cell>
          <table:table-cell office:value-type="string">
            <text:p>Renal failure, Acute and Chronic Kidney Disease, ESRD, Diabetes Mellitu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Microalbumin, Spot Urine</text:p>
          </table:table-cell>
          <table:table-cell office:value-type="string">
            <text:p>Immunoturbidometry, Spectrophotometry</text:p>
          </table:table-cell>
          <table:table-cell table:style-name="ce21" office:value-type="string">
            <text:p>Urine</text:p>
          </table:table-cell>
          <table:table-cell office:value-type="string">
            <text:p>15 mL (10 mL min.) aliquot of random urine in a sterile screw capped container. Ship refrigerated . DO NOT FREEZE</text:p>
          </table:table-cell>
          <table:table-cell table:style-name="ce21" office:value-type="string">
            <text:p>Microalbumin</text:p>
          </table:table-cell>
          <table:table-cell table:style-name="ce21" office:value-type="string">
            <text:p>0-30</text:p>
          </table:table-cell>
          <table:table-cell table:number-columns-repeated="3"/>
          <table:table-cell table:style-name="ce21" office:value-type="string">
            <text:p>microgm/ mg creatinine</text:p>
          </table:table-cell>
          <table:table-cell office:value-type="string">
            <text:p>No</text:p>
          </table:table-cell>
          <table:table-cell office:value-type="string">
            <text:p>General Medicine</text:p>
          </table:table-cell>
          <table:table-cell office:value-type="string">
            <text:p>Pediatrics</text:p>
          </table:table-cell>
          <table:table-cell/>
          <table:table-cell office:value-type="string">
            <text:p>Microalbuminuria is a sensitive marker of nephropathy. This highly sensitive albumin assay is used to screen early renal disease in diabetic patients.</text:p>
          </table:table-cell>
          <table:table-cell office:value-type="string">
            <text:p>Renal failure, Acute and Chronic Kidney Disease, ESRD, Diabetes Mellitu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4">
          <table:table-cell table:style-name="ce21" office:value-type="string">
            <text:p>Norepinephrine, Urine</text:p>
          </table:table-cell>
          <table:table-cell/>
          <table:table-cell table:style-name="ce21" office:value-type="string">
            <text:p>Urine</text:p>
          </table:table-cell>
          <table:table-cell/>
          <table:table-cell table:style-name="ce21" office:value-type="string">
            <text:p>Norepinephrine</text:p>
          </table:table-cell>
          <table:table-cell table:style-name="ce21" office:value-type="string">
            <text:p>15-80</text:p>
          </table:table-cell>
          <table:table-cell table:number-columns-repeated="3"/>
          <table:table-cell table:style-name="ce21" office:value-type="string">
            <text:p>microgm/day</text:p>
          </table:table-cell>
          <table:table-cell office:value-type="string">
            <text:p>No</text:p>
          </table:table-cell>
          <table:table-cell office:value-type="string">
            <text:p>General Medicine</text:p>
          </table:table-cell>
          <table:table-cell office:value-type="string">
            <text:p>Pediatrics</text:p>
          </table:table-cell>
          <table:table-cell/>
          <table:table-cell office:value-type="string">
            <text:p>Norepinephrine is a neurotransmitter and a hormone. It acts as a stress hormone by activating noradrnergic autonomic system</text:p>
          </table:table-cell>
          <table:table-cell office:value-type="string">
            <text:p>ADHD, Depression, Schizophrenia</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pH</text:p>
          </table:table-cell>
          <table:table-cell office:value-type="string">
            <text:p>5.0-9.0</text:p>
          </table:table-cell>
          <table:table-cell table:number-columns-repeated="3"/>
          <table:table-cell office:value-type="string">
            <text:p>Ratio</text:p>
          </table:table-cell>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Specific Gravity</text:p>
          </table:table-cell>
          <table:table-cell office:value-type="string">
            <text:p>1.001-1.035</text:p>
          </table:table-cell>
          <table:table-cell table:number-columns-repeated="3"/>
          <table:table-cell office:value-type="string">
            <text:p>Ratio</text:p>
          </table:table-cell>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Proteins</text:p>
          </table:table-cell>
          <table:table-cell office:value-type="string">
            <text:p>&lt; 150</text:p>
          </table:table-cell>
          <table:table-cell table:number-columns-repeated="3"/>
          <table:table-cell office:value-type="string">
            <text:p>mg/d</text:p>
          </table:table-cell>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Microalbumin; normal</text:p>
          </table:table-cell>
          <table:table-cell office:value-type="string">
            <text:p>0-30</text:p>
          </table:table-cell>
          <table:table-cell table:number-columns-repeated="3"/>
          <table:table-cell office:value-type="string">
            <text:p>mg/d</text:p>
          </table:table-cell>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Microalbumin; Microalbuminuria</text:p>
          </table:table-cell>
          <table:table-cell office:value-type="string">
            <text:p>30-300</text:p>
          </table:table-cell>
          <table:table-cell table:number-columns-repeated="3"/>
          <table:table-cell office:value-type="string">
            <text:p>mg/d</text:p>
          </table:table-cell>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Microalbumin; Clinical albuminuria</text:p>
          </table:table-cell>
          <table:table-cell office:value-type="string">
            <text:p>&gt;300</text:p>
          </table:table-cell>
          <table:table-cell table:number-columns-repeated="3"/>
          <table:table-cell office:value-type="string">
            <text:p>mg/d</text:p>
          </table:table-cell>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Glucose</text:p>
          </table:table-cell>
          <table:table-cell office:value-type="string">
            <text:p>50-300</text:p>
          </table:table-cell>
          <table:table-cell table:number-columns-repeated="3"/>
          <table:table-cell office:value-type="string">
            <text:p>mg/d</text:p>
          </table:table-cell>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Iodine, Normal</text:p>
          </table:table-cell>
          <table:table-cell office:value-type="string">
            <text:p>&gt;100</text:p>
          </table:table-cell>
          <table:table-cell table:number-columns-repeated="3"/>
          <table:table-cell office:value-type="string">
            <text:p>microgm/L</text:p>
          </table:table-cell>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Iodine, Mild deficiency</text:p>
          </table:table-cell>
          <table:table-cell office:value-type="string">
            <text:p>50-100</text:p>
          </table:table-cell>
          <table:table-cell table:number-columns-repeated="3"/>
          <table:table-cell office:value-type="string">
            <text:p>microgm/L</text:p>
          </table:table-cell>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Iodine, Moderate deficiency</text:p>
          </table:table-cell>
          <table:table-cell office:value-type="string">
            <text:p>20-49</text:p>
          </table:table-cell>
          <table:table-cell table:number-columns-repeated="3"/>
          <table:table-cell office:value-type="string">
            <text:p>microgm/L</text:p>
          </table:table-cell>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Iodine, Severe deficiency</text:p>
          </table:table-cell>
          <table:table-cell office:value-type="string">
            <text:p>&lt;20</text:p>
          </table:table-cell>
          <table:table-cell table:number-columns-repeated="3"/>
          <table:table-cell office:value-type="string">
            <text:p>microgm/L</text:p>
          </table:table-cell>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Oxalate</text:p>
          </table:table-cell>
          <table:table-cell office:value-type="string">
            <text:p>7.0-44.0</text:p>
          </table:table-cell>
          <table:table-cell office:value-type="string">
            <text:p>4.0-31.0</text:p>
          </table:table-cell>
          <table:table-cell table:number-columns-repeated="2"/>
          <table:table-cell office:value-type="string">
            <text:p>mg/d</text:p>
          </table:table-cell>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Eosinophils</text:p>
          </table:table-cell>
          <table:table-cell office:value-type="string">
            <text:p>&lt;100</text:p>
          </table:table-cell>
          <table:table-cell table:number-columns-repeated="3"/>
          <table:table-cell office:value-type="string">
            <text:p>per mL</text:p>
          </table:table-cell>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Red Blood Cells</text:p>
          </table:table-cell>
          <table:table-cell office:value-type="string">
            <text:p>0-2</text:p>
          </table:table-cell>
          <table:table-cell table:number-columns-repeated="3"/>
          <table:table-cell office:value-type="string">
            <text:p>per high power field</text:p>
          </table:table-cell>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White Blood Cells/ Pus cells</text:p>
          </table:table-cell>
          <table:table-cell office:value-type="string">
            <text:p>0-2</text:p>
          </table:table-cell>
          <table:table-cell table:number-columns-repeated="3"/>
          <table:table-cell office:value-type="string">
            <text:p>per high power field</text:p>
          </table:table-cell>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Bacteria</text:p>
          </table:table-cell>
          <table:table-cell office:value-type="string">
            <text:p>None detected</text:p>
          </table:table-cell>
          <table:table-cell table:number-columns-repeated="4"/>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Crystals</text:p>
          </table:table-cell>
          <table:table-cell office:value-type="string">
            <text:p>None detected</text:p>
          </table:table-cell>
          <table:table-cell table:number-columns-repeated="4"/>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Squamous Cells</text:p>
          </table:table-cell>
          <table:table-cell office:value-type="string">
            <text:p>None detected</text:p>
          </table:table-cell>
          <table:table-cell table:number-columns-repeated="4"/>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Bladder cells</text:p>
          </table:table-cell>
          <table:table-cell office:value-type="string">
            <text:p>None detected</text:p>
          </table:table-cell>
          <table:table-cell table:number-columns-repeated="4"/>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Tubular cells</text:p>
          </table:table-cell>
          <table:table-cell office:value-type="string">
            <text:p>None detected</text:p>
          </table:table-cell>
          <table:table-cell table:number-columns-repeated="4"/>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Broad casts</text:p>
          </table:table-cell>
          <table:table-cell office:value-type="string">
            <text:p>None detected</text:p>
          </table:table-cell>
          <table:table-cell table:number-columns-repeated="4"/>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Epithelial cell casts</text:p>
          </table:table-cell>
          <table:table-cell office:value-type="string">
            <text:p>None detected</text:p>
          </table:table-cell>
          <table:table-cell table:number-columns-repeated="4"/>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Granular casts</text:p>
          </table:table-cell>
          <table:table-cell office:value-type="string">
            <text:p>None detected</text:p>
          </table:table-cell>
          <table:table-cell table:number-columns-repeated="4"/>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Hyaline casts</text:p>
          </table:table-cell>
          <table:table-cell office:value-type="string">
            <text:p>0-5</text:p>
          </table:table-cell>
          <table:table-cell table:number-columns-repeated="3"/>
          <table:table-cell office:value-type="string">
            <text:p>per low power field</text:p>
          </table:table-cell>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RBC casts</text:p>
          </table:table-cell>
          <table:table-cell office:value-type="string">
            <text:p>None detected</text:p>
          </table:table-cell>
          <table:table-cell table:number-columns-repeated="4"/>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WBC casts</text:p>
          </table:table-cell>
          <table:table-cell office:value-type="string">
            <text:p>None detected</text:p>
          </table:table-cell>
          <table:table-cell table:number-columns-repeated="4"/>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Urine Analysis</text:p>
          </table:table-cell>
          <table:table-cell office:value-type="string">
            <text:p>Automated strip test, Light microscopy</text:p>
          </table:table-cell>
          <table:table-cell table:style-name="ce21" office:value-type="string">
            <text:p>Urine</text:p>
          </table:table-cell>
          <table:table-cell office:value-type="string">
            <text:p>10 mL (5 mL min.) aliquot of first morning urine in a sterile screw capped container. Ship refrigerated.</text:p>
          </table:table-cell>
          <table:table-cell office:value-type="string">
            <text:p>Waxy casts</text:p>
          </table:table-cell>
          <table:table-cell office:value-type="string">
            <text:p>None detected</text:p>
          </table:table-cell>
          <table:table-cell table:number-columns-repeated="4"/>
          <table:table-cell office:value-type="string">
            <text:p>Yes</text:p>
          </table:table-cell>
          <table:table-cell table:number-columns-repeated="3"/>
          <table:table-cell office:value-type="string">
            <text:p>Urine analysis is one of the most useful laboratory tests as it identifies a wide range of medical conditions including renal damage, urinary tract infections, diabetes, hypertension and drug toxicity.</text:p>
          </table:table-cell>
          <table:table-cell office:value-type="string">
            <text:p>Renal Disorders, Urinary tract infections, Diabetes, Hypertension, Drug toxicity, Acid-base disorders, Electrolyte imbalance</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4">
          <table:table-cell table:style-name="ce21" office:value-type="string">
            <text:p>Urobilinogen</text:p>
          </table:table-cell>
          <table:table-cell/>
          <table:table-cell table:style-name="ce21" office:value-type="string">
            <text:p>Urine</text:p>
          </table:table-cell>
          <table:table-cell office:value-type="string">
            <text:p>10 mL (5 mL min.) aliquot of 24-hour urine without preservative, in a dark coloured container. Keep specimen refrigerated during collection and protected from light. Ship refrigerated or frozen.</text:p>
          </table:table-cell>
          <table:table-cell table:style-name="ce21" office:value-type="string">
            <text:p>Urobilinogen</text:p>
          </table:table-cell>
          <table:table-cell table:style-name="ce21" office:value-type="string">
            <text:p>0.05-25</text:p>
          </table:table-cell>
          <table:table-cell table:number-columns-repeated="3"/>
          <table:table-cell table:style-name="ce21" office:value-type="string">
            <text:p>mg/day</text:p>
          </table:table-cell>
          <table:table-cell office:value-type="string">
            <text:p>No</text:p>
          </table:table-cell>
          <table:table-cell office:value-type="string">
            <text:p>General Medicine</text:p>
          </table:table-cell>
          <table:table-cell office:value-type="string">
            <text:p>Pediatrics</text:p>
          </table:table-cell>
          <table:table-cell/>
          <table:table-cell office:value-type="string">
            <text:p>Urobilinogen is a product of heme metabolism. It is increased in Hemolysis and Liver disease. It is low or absent in Biliary obstruction.</text:p>
          </table:table-cell>
          <table:table-cell office:value-type="string">
            <text:p>Hemolysis, Liver disease, Biliary obstruction.</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6">
          <table:table-cell table:style-name="ce21" office:value-type="string">
            <text:p>Vinillylmandelic Acid, Urine</text:p>
          </table:table-cell>
          <table:table-cell office:value-type="string">
            <text:p>High Performance Liquid Chromatography</text:p>
          </table:table-cell>
          <table:table-cell table:style-name="ce21" office:value-type="string">
            <text:p>Urine</text:p>
          </table:table-cell>
          <table:table-cell office:value-type="string">
            <text:p>50 mL (10 mL min.) aliquot of random urine. Add 50% HCl drop by drop to bring the pH between 1-3. Do not use concentrated HCl. Ship refrigerated or frozen.</text:p>
          </table:table-cell>
          <table:table-cell table:style-name="ce21" office:value-type="string">
            <text:p>VMA</text:p>
          </table:table-cell>
          <table:table-cell table:style-name="ce21" office:value-type="string">
            <text:p>0-6</text:p>
          </table:table-cell>
          <table:table-cell table:number-columns-repeated="3"/>
          <table:table-cell table:style-name="ce21" office:value-type="string">
            <text:p>mg/day</text:p>
          </table:table-cell>
          <table:table-cell office:value-type="string">
            <text:p>No</text:p>
          </table:table-cell>
          <table:table-cell office:value-type="string">
            <text:p>Pediatrics</text:p>
          </table:table-cell>
          <table:table-cell office:value-type="string">
            <text:p>General Medicine</text:p>
          </table:table-cell>
          <table:table-cell/>
          <table:table-cell office:value-type="string">
            <text:p>Urinary VMA is useful in diagnosing Neuroblastoma, one of the most common tumors in the pediatric population. High levels are also seen in Pheochromocytoma and Ganglioblastomas.</text:p>
          </table:table-cell>
          <table:table-cell office:value-type="string">
            <text:p>Neuroblastoma, Pheochromocytoma, Ganglioblastomas.</text:p>
          </table:table-cell>
          <table:table-cell office:value-type="string">
            <text:p>Biochemistry, Clinical Chemistry</text:p>
          </table:table-cell>
          <table:table-cell office:value-type="float" office:value="1">
            <text:p>1</text:p>
          </table:table-cell>
          <table:table-cell table:number-columns-repeated="1006"/>
        </table:table-row>
        <table:table-row table:style-name="ro9" table:number-rows-repeated="1048322">
          <table:table-cell table:number-columns-repeated="1024"/>
        </table:table-row>
        <table:table-row table:style-name="ro9">
          <table:table-cell table:number-columns-repeated="1024"/>
        </table:table-row>
        <table:named-expressions>
          <table:named-range table:name="_xlnm._FilterDatabase" table:base-cell-address="$'Pivot on Tests'.$A$1" table:cell-range-address="$Tests.$A$1:.$R$253"/>
        </table:named-expressions>
      </table:table>
      <table:table table:name="Sheet1" table:style-name="ta3">
        <table:table-column table:style-name="co24" table:number-columns-repeated="1024" table:default-cell-style-name="Default"/>
        <table:table-row table:style-name="ro1">
          <table:table-cell table:number-columns-repeated="1024"/>
        </table:table-row>
      </table:table>
      <table:named-expressions>
        <table:named-range table:name="__shared_1_0_0" table:base-cell-address="$'Pivot on Tests'.$A$1" table:cell-range-address="#REF!"/>
        <table:named-expression table:name="__shared_1_0_1" table:base-cell-address="$'Pivot on Tests'.$A$1" table:expression="IF(ISBLANK([.B1]);[#REF!];[.B1])"/>
        <table:named-expression table:name="__shared_1_0_10" table:base-cell-address="$'Pivot on Tests'.$A$1" table:expression="VLOOKUP([.$K1];[.$B$4:.$H$235];7;0)"/>
        <table:named-expression table:name="__shared_1_0_11" table:base-cell-address="$'Pivot on Tests'.$A$1" table:expression="[#REF!]+1"/>
        <table:named-range table:name="__shared_1_0_12" table:base-cell-address="$'Pivot on Tests'.$A$1" table:cell-range-address="#REF!"/>
        <table:named-expression table:name="__shared_1_0_13" table:base-cell-address="$'Pivot on Tests'.$A$1" table:expression="IF(ISBLANK([.B1]);[#REF!];[.B1])"/>
        <table:named-expression table:name="__shared_1_0_14" table:base-cell-address="$'Pivot on Tests'.$A$1" table:expression="VLOOKUP([.$K1];[.$B$4:.$H$235];7;0)"/>
        <table:named-expression table:name="__shared_1_0_15" table:base-cell-address="$'Pivot on Tests'.$A$1" table:expression="[#REF!]+1"/>
        <table:named-expression table:name="__shared_1_0_2" table:base-cell-address="$'Pivot on Tests'.$A$1" table:expression="VLOOKUP([.$K1];[.$B$4:.$H$235];7;0)"/>
        <table:named-expression table:name="__shared_1_0_3" table:base-cell-address="$'Pivot on Tests'.$A$1" table:expression="[#REF!]+1"/>
        <table:named-range table:name="__shared_1_0_4" table:base-cell-address="$'Pivot on Tests'.$A$1" table:cell-range-address="#REF!"/>
        <table:named-expression table:name="__shared_1_0_5" table:base-cell-address="$'Pivot on Tests'.$A$1" table:expression="IF(ISBLANK([.B1]);[#REF!];[.B1])"/>
        <table:named-expression table:name="__shared_1_0_6" table:base-cell-address="$'Pivot on Tests'.$A$1" table:expression="VLOOKUP([.$K1];[.$B$4:.$H$235];7;0)"/>
        <table:named-expression table:name="__shared_1_0_7" table:base-cell-address="$'Pivot on Tests'.$A$1" table:expression="[#REF!]+1"/>
        <table:named-range table:name="__shared_1_0_8" table:base-cell-address="$'Pivot on Tests'.$A$1" table:cell-range-address="#REF!"/>
        <table:named-expression table:name="__shared_1_0_9" table:base-cell-address="$'Pivot on Tests'.$A$1" table:expression="IF(ISBLANK([.B1]);[#REF!];[.B1])"/>
      </table:named-expressions>
      <table:database-ranges>
        <table:database-range table:name="__Anonymous_Sheet_DB__1" table:target-range-address="Tests.A1:Tests.R253" table:display-filter-buttons="true"/>
      </table:database-ranges>
      <table:data-pilot-tables>
        <table:data-pilot-table table:name="PivotTable3" table:application-data="" table:target-range-address="'Pivot on Tests'.J3:'Pivot on Tests'.L251" table:buttons="'Pivot on Tests'.J3 'Pivot on Tests'.K3" table:grand-total="column" table:show-filter-button="false">
          <table:source-cell-range table:cell-range-address="Tests.A1:Tests.R253"/>
          <table:data-pilot-field table:source-field-name="Method"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Sample Used" table:orientation="hidden" table:used-hierarchy="-1" table:function="auto">
            <table:data-pilot-level table:show-empty="false">
              <table:data-pilot-subtotals>
                <table:data-pilot-subtotal table:function="auto"/>
              </table:data-pilot-subtotals>
              <table:data-pilot-members>
                <table:data-pilot-member table:name="Blood" table:display="true" table:show-details="true"/>
                <table:data-pilot-member table:name="Blood, Amniotic Fluid" table:display="true" table:show-details="true"/>
                <table:data-pilot-member table:name="Cerebro Spinal Fluid" table:display="true" table:show-details="true"/>
                <table:data-pilot-member table:name="Fluid" table:display="true" table:show-details="true"/>
                <table:data-pilot-member table:name="Joint Fluid" table:display="true" table:show-details="true"/>
                <table:data-pilot-member table:name="Urin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Sampling Procedure"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Range (AM)" table:orientation="hidden" table:used-hierarchy="-1" table:function="auto">
            <table:data-pilot-level table:show-empty="false">
              <table:data-pilot-subtotals>
                <table:data-pilot-subtotal table:function="auto"/>
              </table:data-pilot-subtotals>
              <table:data-pilot-members>
                <table:data-pilot-member table:name=" -2 - +2" table:display="true" table:show-details="true"/>
                <table:data-pilot-member table:name="&lt; 14.5 %" table:display="true" table:show-details="true"/>
                <table:data-pilot-member table:name="&lt; 150" table:display="true" table:show-details="true"/>
                <table:data-pilot-member table:name="&lt; 7.1 " table:display="true" table:show-details="true"/>
                <table:data-pilot-member table:name="&lt;100" table:display="true" table:show-details="true"/>
                <table:data-pilot-member table:name="&lt;2" table:display="true" table:show-details="true"/>
                <table:data-pilot-member table:name="&lt;20" table:display="true" table:show-details="true"/>
                <table:data-pilot-member table:name="&lt;200" table:display="true" table:show-details="true"/>
                <table:data-pilot-member table:name="&lt;40" table:display="true" table:show-details="true"/>
                <table:data-pilot-member table:name="&lt;50 years 0 - 15 &gt;50 years 0 - 20" table:display="true" table:show-details="true"/>
                <table:data-pilot-member table:name="&lt;70" table:display="true" table:show-details="true"/>
                <table:data-pilot-member table:name="&gt; 0.4" table:display="true" table:show-details="true"/>
                <table:data-pilot-member table:name="&gt;= 60" table:display="true" table:show-details="true"/>
                <table:data-pilot-member table:name="&gt;100" table:display="true" table:show-details="true"/>
                <table:data-pilot-member table:name="&gt;190" table:display="true" table:show-details="true"/>
                <table:data-pilot-member table:name="&gt;240" table:display="true" table:show-details="true"/>
                <table:data-pilot-member table:name="&gt;300" table:display="true" table:show-details="true"/>
                <table:data-pilot-member table:name="0- 2.5" table:display="true" table:show-details="true"/>
                <table:data-pilot-member table:name="0-0.01" table:display="true" table:show-details="true"/>
                <table:data-pilot-member table:name="0-0.08" table:display="true" table:show-details="true"/>
                <table:data-pilot-member table:name="0-0.1" table:display="true" table:show-details="true"/>
                <table:data-pilot-member table:name="0-0.27" table:display="true" table:show-details="true"/>
                <table:data-pilot-member table:name="0-1" table:display="true" table:show-details="true"/>
                <table:data-pilot-member table:name="0-10.0" table:display="true" table:show-details="true"/>
                <table:data-pilot-member table:name="0-100" table:display="true" table:show-details="true"/>
                <table:data-pilot-member table:name="0-120" table:display="true" table:show-details="true"/>
                <table:data-pilot-member table:name="0-2" table:display="true" table:show-details="true"/>
                <table:data-pilot-member table:name="0-20" table:display="true" table:show-details="true"/>
                <table:data-pilot-member table:name="0-25" table:display="true" table:show-details="true"/>
                <table:data-pilot-member table:name="0-30" table:display="true" table:show-details="true"/>
                <table:data-pilot-member table:name="0-34" table:display="true" table:show-details="true"/>
                <table:data-pilot-member table:name="0-35" table:display="true" table:show-details="true"/>
                <table:data-pilot-member table:name="0-4" table:display="true" table:show-details="true"/>
                <table:data-pilot-member table:name="0-5" table:display="true" table:show-details="true"/>
                <table:data-pilot-member table:name="0-50" table:display="true" table:show-details="true"/>
                <table:data-pilot-member table:name="0-6" table:display="true" table:show-details="true"/>
                <table:data-pilot-member table:name="0-60" table:display="true" table:show-details="true"/>
                <table:data-pilot-member table:name="0-8.5" table:display="true" table:show-details="true"/>
                <table:data-pilot-member table:name="0-87" table:display="true" table:show-details="true"/>
                <table:data-pilot-member table:name="0-90" table:display="true" table:show-details="true"/>
                <table:data-pilot-member table:name="0.0-1.0" table:display="true" table:show-details="true"/>
                <table:data-pilot-member table:name="0.0-2.0" table:display="true" table:show-details="true"/>
                <table:data-pilot-member table:name="0.0-20.0" table:display="true" table:show-details="true"/>
                <table:data-pilot-member table:name="0.0-4.0" table:display="true" table:show-details="true"/>
                <table:data-pilot-member table:name="0.0-5.5" table:display="true" table:show-details="true"/>
                <table:data-pilot-member table:name="0.05-25" table:display="true" table:show-details="true"/>
                <table:data-pilot-member table:name="0.1-0.4" table:display="true" table:show-details="true"/>
                <table:data-pilot-member table:name="0.2-0.9" table:display="true" table:show-details="true"/>
                <table:data-pilot-member table:name="0.2-3.0" table:display="true" table:show-details="true"/>
                <table:data-pilot-member table:name="0.3-1.3" table:display="true" table:show-details="true"/>
                <table:data-pilot-member table:name="0.34-4.25" table:display="true" table:show-details="true"/>
                <table:data-pilot-member table:name="0.35-1.14" table:display="true" table:show-details="true"/>
                <table:data-pilot-member table:name="0.5-17.0" table:display="true" table:show-details="true"/>
                <table:data-pilot-member table:name="0.5-53" table:display="true" table:show-details="true"/>
                <table:data-pilot-member table:name="0.6-1.2" table:display="true" table:show-details="true"/>
                <table:data-pilot-member table:name="0.8-1.7" table:display="true" table:show-details="true"/>
                <table:data-pilot-member table:name="0.8-2.3" table:display="true" table:show-details="true"/>
                <table:data-pilot-member table:name="0.8–1.2" table:display="true" table:show-details="true"/>
                <table:data-pilot-member table:name="1.0-12.0" table:display="true" table:show-details="true"/>
                <table:data-pilot-member table:name="1.001-1.035" table:display="true" table:show-details="true"/>
                <table:data-pilot-member table:name="1.3-3.0" table:display="true" table:show-details="true"/>
                <table:data-pilot-member table:name="1.5 - 4" table:display="true" table:show-details="true"/>
                <table:data-pilot-member table:name="1.5-2.3" table:display="true" table:show-details="true"/>
                <table:data-pilot-member table:name="10-619" table:display="true" table:show-details="true"/>
                <table:data-pilot-member table:name="100-129" table:display="true" table:show-details="true"/>
                <table:data-pilot-member table:name="100-200" table:display="true" table:show-details="true"/>
                <table:data-pilot-member table:name="102-109" table:display="true" table:show-details="true"/>
                <table:data-pilot-member table:name="11.2 - 44.8" table:display="true" table:show-details="true"/>
                <table:data-pilot-member table:name="110-410" table:display="true" table:show-details="true"/>
                <table:data-pilot-member table:name="115-221" table:display="true" table:show-details="true"/>
                <table:data-pilot-member table:name="12.0 - 38.0" table:display="true" table:show-details="true"/>
                <table:data-pilot-member table:name="12.4-24.5" table:display="true" table:show-details="true"/>
                <table:data-pilot-member table:name="12.7-15.4" table:display="true" table:show-details="true"/>
                <table:data-pilot-member table:name="120-680" table:display="true" table:show-details="true"/>
                <table:data-pilot-member table:name="125-700" table:display="true" table:show-details="true"/>
                <table:data-pilot-member table:name="13-71" table:display="true" table:show-details="true"/>
                <table:data-pilot-member table:name="130-159" table:display="true" table:show-details="true"/>
                <table:data-pilot-member table:name="136-146" table:display="true" table:show-details="true"/>
                <table:data-pilot-member table:name="14-18" table:display="true" table:show-details="true"/>
                <table:data-pilot-member table:name="14-26" table:display="true" table:show-details="true"/>
                <table:data-pilot-member table:name="15-25" table:display="true" table:show-details="true"/>
                <table:data-pilot-member table:name="15-50" table:display="true" table:show-details="true"/>
                <table:data-pilot-member table:name="15-65" table:display="true" table:show-details="true"/>
                <table:data-pilot-member table:name="15-80" table:display="true" table:show-details="true"/>
                <table:data-pilot-member table:name="150 approx" table:display="true" table:show-details="true"/>
                <table:data-pilot-member table:name="150-300" table:display="true" table:show-details="true"/>
                <table:data-pilot-member table:name="16-35" table:display="true" table:show-details="true"/>
                <table:data-pilot-member table:name="16-47" table:display="true" table:show-details="true"/>
                <table:data-pilot-member table:name="160-189" table:display="true" table:show-details="true"/>
                <table:data-pilot-member table:name="17-42" table:display="true" table:show-details="true"/>
                <table:data-pilot-member table:name="180-1250" table:display="true" table:show-details="true"/>
                <table:data-pilot-member table:name="19-60" table:display="true" table:show-details="true"/>
                <table:data-pilot-member table:name="19-92" table:display="true" table:show-details="true"/>
                <table:data-pilot-member table:name="2.0-12.0" table:display="true" table:show-details="true"/>
                <table:data-pilot-member table:name="2.0-20.0" table:display="true" table:show-details="true"/>
                <table:data-pilot-member table:name="2.0-3.5" table:display="true" table:show-details="true"/>
                <table:data-pilot-member table:name="2.4-4.2" table:display="true" table:show-details="true"/>
                <table:data-pilot-member table:name="2.5-4.3" table:display="true" table:show-details="true"/>
                <table:data-pilot-member table:name="20-100" table:display="true" table:show-details="true"/>
                <table:data-pilot-member table:name="20-26" table:display="true" table:show-details="true"/>
                <table:data-pilot-member table:name="20-49" table:display="true" table:show-details="true"/>
                <table:data-pilot-member table:name="20-50" table:display="true" table:show-details="true"/>
                <table:data-pilot-member table:name="20-70" table:display="true" table:show-details="true"/>
                <table:data-pilot-member table:name="20-96" table:display="true" table:show-details="true"/>
                <table:data-pilot-member table:name="200-239" table:display="true" table:show-details="true"/>
                <table:data-pilot-member table:name="200-400" table:display="true" table:show-details="true"/>
                <table:data-pilot-member table:name="22-30" table:display="true" table:show-details="true"/>
                <table:data-pilot-member table:name="22-34" table:display="true" table:show-details="true"/>
                <table:data-pilot-member table:name="25-63" table:display="true" table:show-details="true"/>
                <table:data-pilot-member table:name="251-406" table:display="true" table:show-details="true"/>
                <table:data-pilot-member table:name="26.3-39.4" table:display="true" table:show-details="true"/>
                <table:data-pilot-member table:name="26.7-31.9" table:display="true" table:show-details="true"/>
                <table:data-pilot-member table:name="270-1070" table:display="true" table:show-details="true"/>
                <table:data-pilot-member table:name="29-248" table:display="true" table:show-details="true"/>
                <table:data-pilot-member table:name="29-39" table:display="true" table:show-details="true"/>
                <table:data-pilot-member table:name="3.0-20.0" table:display="true" table:show-details="true"/>
                <table:data-pilot-member table:name="3.0-26.0" table:display="true" table:show-details="true"/>
                <table:data-pilot-member table:name="3.1-7.0" table:display="true" table:show-details="true"/>
                <table:data-pilot-member table:name="3.5-5.0" table:display="true" table:show-details="true"/>
                <table:data-pilot-member table:name="30-300" table:display="true" table:show-details="true"/>
                <table:data-pilot-member table:name="30-50" table:display="true" table:show-details="true"/>
                <table:data-pilot-member table:name="30-85" table:display="true" table:show-details="true"/>
                <table:data-pilot-member table:name="32-45" table:display="true" table:show-details="true"/>
                <table:data-pilot-member table:name="32.3-35.9" table:display="true" table:show-details="true"/>
                <table:data-pilot-member table:name="33-96" table:display="true" table:show-details="true"/>
                <table:data-pilot-member table:name="38.8-46.4" table:display="true" table:show-details="true"/>
                <table:data-pilot-member table:name="4 to 8" table:display="true" table:show-details="true"/>
                <table:data-pilot-member table:name="4.0 - 5.0" table:display="true" table:show-details="true"/>
                <table:data-pilot-member table:name="4.0 - 6.0" table:display="true" table:show-details="true"/>
                <table:data-pilot-member table:name="4.0-27.0" table:display="true" table:show-details="true"/>
                <table:data-pilot-member table:name="4.5-14.4" table:display="true" table:show-details="true"/>
                <table:data-pilot-member table:name="4.5-5.3" table:display="true" table:show-details="true"/>
                <table:data-pilot-member table:name="4.5-6.0" table:display="true" table:show-details="true"/>
                <table:data-pilot-member table:name="40-70" table:display="true" table:show-details="true"/>
                <table:data-pilot-member table:name="41-141" table:display="true" table:show-details="true"/>
                <table:data-pilot-member table:name="43-63" table:display="true" table:show-details="true"/>
                <table:data-pilot-member table:name="4300-10800" table:display="true" table:show-details="true"/>
                <table:data-pilot-member table:name="47-244" table:display="true" table:show-details="true"/>
                <table:data-pilot-member table:name="47-69" table:display="true" table:show-details="true"/>
                <table:data-pilot-member table:name="48-64" table:display="true" table:show-details="true"/>
                <table:data-pilot-member table:name="49-70" table:display="true" table:show-details="true"/>
                <table:data-pilot-member table:name="5 to 10" table:display="true" table:show-details="true"/>
                <table:data-pilot-member table:name="5.0-12.0" table:display="true" table:show-details="true"/>
                <table:data-pilot-member table:name="5.0-15.0" table:display="true" table:show-details="true"/>
                <table:data-pilot-member table:name="5.0-20.0" table:display="true" table:show-details="true"/>
                <table:data-pilot-member table:name="5.0-25.0" table:display="true" table:show-details="true"/>
                <table:data-pilot-member table:name="5.0-9.0" table:display="true" table:show-details="true"/>
                <table:data-pilot-member table:name="5.4-11.7" table:display="true" table:show-details="true"/>
                <table:data-pilot-member table:name="50-100" table:display="true" table:show-details="true"/>
                <table:data-pilot-member table:name="50-150" table:display="true" table:show-details="true"/>
                <table:data-pilot-member table:name="50-180" table:display="true" table:show-details="true"/>
                <table:data-pilot-member table:name="50-250" table:display="true" table:show-details="true"/>
                <table:data-pilot-member table:name="50-300" table:display="true" table:show-details="true"/>
                <table:data-pilot-member table:name="51-294" table:display="true" table:show-details="true"/>
                <table:data-pilot-member table:name="51-77" table:display="true" table:show-details="true"/>
                <table:data-pilot-member table:name="58-72" table:display="true" table:show-details="true"/>
                <table:data-pilot-member table:name="6.0-15.0" table:display="true" table:show-details="true"/>
                <table:data-pilot-member table:name="6.0-16.0" table:display="true" table:show-details="true"/>
                <table:data-pilot-member table:name="6.6-44.2" table:display="true" table:show-details="true"/>
                <table:data-pilot-member table:name="6.7-10.9" table:display="true" table:show-details="true"/>
                <table:data-pilot-member table:name="6.7-8.6" table:display="true" table:show-details="true"/>
                <table:data-pilot-member table:name="60-70" table:display="true" table:show-details="true"/>
                <table:data-pilot-member table:name="60-85" table:display="true" table:show-details="true"/>
                <table:data-pilot-member table:name="65-400" table:display="true" table:show-details="true"/>
                <table:data-pilot-member table:name="7.0-41.0" table:display="true" table:show-details="true"/>
                <table:data-pilot-member table:name="7.0-44.0" table:display="true" table:show-details="true"/>
                <table:data-pilot-member table:name="7.31-7.34" table:display="true" table:show-details="true"/>
                <table:data-pilot-member table:name="7.35-7.45" table:display="true" table:show-details="true"/>
                <table:data-pilot-member table:name="70 - 120" table:display="true" table:show-details="true"/>
                <table:data-pilot-member table:name="70 - 180" table:display="true" table:show-details="true"/>
                <table:data-pilot-member table:name="72-104" table:display="true" table:show-details="true"/>
                <table:data-pilot-member table:name="77-135" table:display="true" table:show-details="true"/>
                <table:data-pilot-member table:name="79-93.3" table:display="true" table:show-details="true"/>
                <table:data-pilot-member table:name="8.0-16.0" table:display="true" table:show-details="true"/>
                <table:data-pilot-member table:name="8.0-25.0" table:display="true" table:show-details="true"/>
                <table:data-pilot-member table:name="8.0-51.0" table:display="true" table:show-details="true"/>
                <table:data-pilot-member table:name="8.7-10.2" table:display="true" table:show-details="true"/>
                <table:data-pilot-member table:name="83-177" table:display="true" table:show-details="true"/>
                <table:data-pilot-member table:name="9.0-58.0" table:display="true" table:show-details="true"/>
                <table:data-pilot-member table:name="94-100" table:display="true" table:show-details="true"/>
                <table:data-pilot-member table:name="A/B/O/AB" table:display="true" table:show-details="true"/>
                <table:data-pilot-member table:name="Clear, colorless" table:display="true" table:show-details="true"/>
                <table:data-pilot-member table:name="Negative" table:display="true" table:show-details="true"/>
                <table:data-pilot-member table:name="Non smoker - 0-4                              Smoker 4-9" table:display="true" table:show-details="true"/>
                <table:data-pilot-member table:name="non smokers 0-3  smokers 0-5" table:display="true" table:show-details="true"/>
                <table:data-pilot-member table:name="None detected" table:display="true" table:show-details="true"/>
                <table:data-pilot-member table:name="Normal - 75-110  Impaired GT - 110-125              DM &gt; 125" table:display="true" table:show-details="true"/>
                <table:data-pilot-member table:name="positive/negative" table:display="true" table:show-details="true"/>
                <table:data-pilot-member table:name="Present"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ange (AF)"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Range (Pregnant)"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Range (Child)"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Unit"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Common Test"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Dept 1"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Dept 2"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Dept3"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Clinical Significance"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Disease Associated"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Diagnostic Department"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Time Frame (Days)"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Lab Test" table:orientation="row" table:used-hierarchy="-1" table:function="auto">
            <table:data-pilot-level table:show-empty="false">
              <table:data-pilot-members>
                <table:data-pilot-member table:name="5-Hydroindoleacetic acid" table:display="true" table:show-details="true"/>
                <table:data-pilot-member table:name="Absolute Eosinophil Count" table:display="true" table:show-details="true"/>
                <table:data-pilot-member table:name="Alpha 1 antitrypsin" table:display="true" table:show-details="true"/>
                <table:data-pilot-member table:name="Ammonia" table:display="true" table:show-details="true"/>
                <table:data-pilot-member table:name="Androstenedione" table:display="true" table:show-details="true"/>
                <table:data-pilot-member table:name="Androstenedione stimulation by ACTH " table:display="true" table:show-details="true"/>
                <table:data-pilot-member table:name="Arterial Blood Gas Analysis / ABG / ABGA" table:display="true" table:show-details="true"/>
                <table:data-pilot-member table:name="Bence Jones proteins" table:display="true" table:show-details="true"/>
                <table:data-pilot-member table:name="Bence Jones proteins Quantitative" table:display="true" table:show-details="true"/>
                <table:data-pilot-member table:name="Beta 2 microglobulin" table:display="true" table:show-details="true"/>
                <table:data-pilot-member table:name="Beta Hydroxy Butyrate" table:display="true" table:show-details="true"/>
                <table:data-pilot-member table:name="Blood Grouping" table:display="true" table:show-details="true"/>
                <table:data-pilot-member table:name="C Reactive Protein / CRP" table:display="true" table:show-details="true"/>
                <table:data-pilot-member table:name="C1 esterase inhibitor / C1 inhibitor Qualitative" table:display="true" table:show-details="true"/>
                <table:data-pilot-member table:name="C1 esterase inhibitor / C1 inhibitor Quantitative" table:display="true" table:show-details="true"/>
                <table:data-pilot-member table:name="CA 125" table:display="true" table:show-details="true"/>
                <table:data-pilot-member table:name="CA 15-3" table:display="true" table:show-details="true"/>
                <table:data-pilot-member table:name="Calcitonin" table:display="true" table:show-details="true"/>
                <table:data-pilot-member table:name="Carboxyhemoglobin" table:display="true" table:show-details="true"/>
                <table:data-pilot-member table:name="Carcinoembryonic Antigen" table:display="true" table:show-details="true"/>
                <table:data-pilot-member table:name="Ceruloplasmin" table:display="true" table:show-details="true"/>
                <table:data-pilot-member table:name="Chloride" table:display="true" table:show-details="true"/>
                <table:data-pilot-member table:name="Cholinesterase" table:display="true" table:show-details="true"/>
                <table:data-pilot-member table:name="Coagulation Profle1" table:display="true" table:show-details="true"/>
                <table:data-pilot-member table:name="Complement" table:display="true" table:show-details="true"/>
                <table:data-pilot-member table:name="Complement, Total CH50" table:display="true" table:show-details="true"/>
                <table:data-pilot-member table:name="Complete Blood Count" table:display="true" table:show-details="true"/>
                <table:data-pilot-member table:name="Cortisol, 12noon to 8pm" table:display="true" table:show-details="true"/>
                <table:data-pilot-member table:name="Cortisol, 8pm to 8 am" table:display="true" table:show-details="true"/>
                <table:data-pilot-member table:name="Cortisol, Free, 24 hour Urine" table:display="true" table:show-details="true"/>
                <table:data-pilot-member table:name="Cortsol, 8am to 12 noon" table:display="true" table:show-details="true"/>
                <table:data-pilot-member table:name="Creatinine Kinase " table:display="true" table:show-details="true"/>
                <table:data-pilot-member table:name="CSF analysis" table:display="true" table:show-details="true"/>
                <table:data-pilot-member table:name="Dehydroepiandrosterone / DHEA" table:display="true" table:show-details="true"/>
                <table:data-pilot-member table:name="Dehydroepiandrosterone Sulphate / DHEA Sulphate" table:display="true" table:show-details="true"/>
                <table:data-pilot-member table:name="Dihydrotestosterone" table:display="true" table:show-details="true"/>
                <table:data-pilot-member table:name="Dopamine" table:display="true" table:show-details="true"/>
                <table:data-pilot-member table:name="Epinephrine" table:display="true" table:show-details="true"/>
                <table:data-pilot-member table:name="Erythrocyte sedimentation rate (ESR)" table:display="true" table:show-details="true"/>
                <table:data-pilot-member table:name="Erythropoietin" table:display="true" table:show-details="true"/>
                <table:data-pilot-member table:name="Estradiol female" table:display="true" table:show-details="true"/>
                <table:data-pilot-member table:name="Estradiol Male" table:display="true" table:show-details="true"/>
                <table:data-pilot-member table:name="Fatty Acids, free" table:display="true" table:show-details="true"/>
                <table:data-pilot-member table:name="Ferritin" table:display="true" table:show-details="true"/>
                <table:data-pilot-member table:name="Fluid Amylase" table:display="true" table:show-details="true"/>
                <table:data-pilot-member table:name="Follicle Stimulating Hormone female" table:display="true" table:show-details="true"/>
                <table:data-pilot-member table:name="Follicle Stimulating Hormone male" table:display="true" table:show-details="true"/>
                <table:data-pilot-member table:name="Gastrin" table:display="true" table:show-details="true"/>
                <table:data-pilot-member table:name="Glucagon" table:display="true" table:show-details="true"/>
                <table:data-pilot-member table:name="Glucose" table:display="true" table:show-details="true"/>
                <table:data-pilot-member table:name="Growth Hormone (resting)" table:display="true" table:show-details="true"/>
                <table:data-pilot-member table:name="Hemoglobin A1c" table:display="true" table:show-details="true"/>
                <table:data-pilot-member table:name="Human Chorionic Gonadotropin" table:display="true" table:show-details="true"/>
                <table:data-pilot-member table:name="Hydroxyproline Urine, 24 hours" table:display="true" table:show-details="true"/>
                <table:data-pilot-member table:name="Insulin" table:display="true" table:show-details="true"/>
                <table:data-pilot-member table:name="Ionised calcium" table:display="true" table:show-details="true"/>
                <table:data-pilot-member table:name="Iron" table:display="true" table:show-details="true"/>
                <table:data-pilot-member table:name="Iron Binding Capacity" table:display="true" table:show-details="true"/>
                <table:data-pilot-member table:name="Iron Binding Capacity Saturation" table:display="true" table:show-details="true"/>
                <table:data-pilot-member table:name="Ketone" table:display="true" table:show-details="true"/>
                <table:data-pilot-member table:name="Kidney Function Tests / Renal Function Tests" table:display="true" table:show-details="true"/>
                <table:data-pilot-member table:name="Lactate" table:display="true" table:show-details="true"/>
                <table:data-pilot-member table:name="Lactate Dehydrogenase" table:display="true" table:show-details="true"/>
                <table:data-pilot-member table:name="Lactate Dehydrogenase Isoenzymes" table:display="true" table:show-details="true"/>
                <table:data-pilot-member table:name="Leutinizing Hormone, female" table:display="true" table:show-details="true"/>
                <table:data-pilot-member table:name="Leutinizing Hormone, male" table:display="true" table:show-details="true"/>
                <table:data-pilot-member table:name="Lipid Profile HDL Cholesterol" table:display="true" table:show-details="true"/>
                <table:data-pilot-member table:name="Lipid Profile HDL/LDL Ratio" table:display="true" table:show-details="true"/>
                <table:data-pilot-member table:name="Lipid Profile LDL Cholesterol" table:display="true" table:show-details="true"/>
                <table:data-pilot-member table:name="Lipid Profile Total Cholesterol" table:display="true" table:show-details="true"/>
                <table:data-pilot-member table:name="Lipoprotein A" table:display="true" table:show-details="true"/>
                <table:data-pilot-member table:name="Liver Function Tests" table:display="true" table:show-details="true"/>
                <table:data-pilot-member table:name="Methemoglobin" table:display="true" table:show-details="true"/>
                <table:data-pilot-member table:name="Microalbumin, 24 hr Urine" table:display="true" table:show-details="true"/>
                <table:data-pilot-member table:name="Microalbumin, Spot Urine" table:display="true" table:show-details="true"/>
                <table:data-pilot-member table:name="Myoglobin" table:display="true" table:show-details="true"/>
                <table:data-pilot-member table:name="Norepinephrine" table:display="true" table:show-details="true"/>
                <table:data-pilot-member table:name="Norepinephrine, Urine" table:display="true" table:show-details="true"/>
                <table:data-pilot-member table:name="Oxygen Percent Saturation, Arterial" table:display="true" table:show-details="true"/>
                <table:data-pilot-member table:name="Oxygen Percent Saturation, Venous, Arm" table:display="true" table:show-details="true"/>
                <table:data-pilot-member table:name="Parathyroid Hormone" table:display="true" table:show-details="true"/>
                <table:data-pilot-member table:name="Progesterone, Female" table:display="true" table:show-details="true"/>
                <table:data-pilot-member table:name="Progesterone, male" table:display="true" table:show-details="true"/>
                <table:data-pilot-member table:name="Prolactin" table:display="true" table:show-details="true"/>
                <table:data-pilot-member table:name="Prostate Specific Antigen" table:display="true" table:show-details="true"/>
                <table:data-pilot-member table:name="Prostate Specific Antigen, free" table:display="true" table:show-details="true"/>
                <table:data-pilot-member table:name="Pyruvate" table:display="true" table:show-details="true"/>
                <table:data-pilot-member table:name="RA Factor / RAF" table:display="true" table:show-details="true"/>
                <table:data-pilot-member table:name="Reticulocyte Count" table:display="true" table:show-details="true"/>
                <table:data-pilot-member table:name="Serum Alpha fetoprotein " table:display="true" table:show-details="true"/>
                <table:data-pilot-member table:name="Serum Amylase ( Pancreatic )" table:display="true" table:show-details="true"/>
                <table:data-pilot-member table:name="Serum Electrolytes" table:display="true" table:show-details="true"/>
                <table:data-pilot-member table:name="Sex Hormone Binding Globulin" table:display="true" table:show-details="true"/>
                <table:data-pilot-member table:name="Somatostatin" table:display="true" table:show-details="true"/>
                <table:data-pilot-member table:name="Testosterone, free " table:display="true" table:show-details="true"/>
                <table:data-pilot-member table:name="Testosterone, total" table:display="true" table:show-details="true"/>
                <table:data-pilot-member table:name="Thyroid Function Tests" table:display="true" table:show-details="true"/>
                <table:data-pilot-member table:name="Total Hemolytic Component" table:display="true" table:show-details="true"/>
                <table:data-pilot-member table:name="Total Protein" table:display="true" table:show-details="true"/>
                <table:data-pilot-member table:name="Transferrin" table:display="true" table:show-details="true"/>
                <table:data-pilot-member table:name="Troponin I" table:display="true" table:show-details="true"/>
                <table:data-pilot-member table:name="Troponin T" table:display="true" table:show-details="true"/>
                <table:data-pilot-member table:name="Uric Acid" table:display="true" table:show-details="true"/>
                <table:data-pilot-member table:name="Urine Analysis" table:display="true" table:show-details="true"/>
                <table:data-pilot-member table:name="Urobilinogen" table:display="true" table:show-details="true"/>
                <table:data-pilot-member table:name="Vasoactive Intestinal Peptide" table:display="true" table:show-details="true"/>
                <table:data-pilot-member table:name="Vinillylmandelic Acid, Urin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Parameters" table:orientation="row" table:used-hierarchy="-1" table:function="auto">
            <table:data-pilot-level table:show-empty="false">
              <table:data-pilot-members>
                <table:data-pilot-member table:name="5-Hydroindoleacetic acid" table:display="true" table:show-details="true"/>
                <table:data-pilot-member table:name="A:G Ratio" table:display="true" table:show-details="true"/>
                <table:data-pilot-member table:name="ABO grouping" table:display="true" table:show-details="true"/>
                <table:data-pilot-member table:name="Activated Clotting Time ( ACT )" table:display="true" table:show-details="true"/>
                <table:data-pilot-member table:name="Activated Partial Thromboplastin Time" table:display="true" table:show-details="true"/>
                <table:data-pilot-member table:name="AEC" table:display="true" table:show-details="true"/>
                <table:data-pilot-member table:name="Alkaline Phosphatase" table:display="true" table:show-details="true"/>
                <table:data-pilot-member table:name="Alpha 1 antitrypsin" table:display="true" table:show-details="true"/>
                <table:data-pilot-member table:name="ALT, SGPT" table:display="true" table:show-details="true"/>
                <table:data-pilot-member table:name="Amylase ( Pancreatic )" table:display="true" table:show-details="true"/>
                <table:data-pilot-member table:name="Androstenedione" table:display="true" table:show-details="true"/>
                <table:data-pilot-member table:name="Appearance" table:display="true" table:show-details="true"/>
                <table:data-pilot-member table:name="AST, SGOT" table:display="true" table:show-details="true"/>
                <table:data-pilot-member table:name="Bacteria" table:display="true" table:show-details="true"/>
                <table:data-pilot-member table:name="Base Excess" table:display="true" table:show-details="true"/>
                <table:data-pilot-member table:name="Bence Jones Protein" table:display="true" table:show-details="true"/>
                <table:data-pilot-member table:name="Beta 2 microglobulin" table:display="true" table:show-details="true"/>
                <table:data-pilot-member table:name="Beta Hydroxy Butyrate" table:display="true" table:show-details="true"/>
                <table:data-pilot-member table:name="Bladder cells" table:display="true" table:show-details="true"/>
                <table:data-pilot-member table:name="Bleeding Time (Duke's method )" table:display="true" table:show-details="true"/>
                <table:data-pilot-member table:name="Blood Ammonia" table:display="true" table:show-details="true"/>
                <table:data-pilot-member table:name="Blood Urea" table:display="true" table:show-details="true"/>
                <table:data-pilot-member table:name="Blood Urea Nitrogen" table:display="true" table:show-details="true"/>
                <table:data-pilot-member table:name="Broad casts" table:display="true" table:show-details="true"/>
                <table:data-pilot-member table:name="C1 inhibitor " table:display="true" table:show-details="true"/>
                <table:data-pilot-member table:name="C1q" table:display="true" table:show-details="true"/>
                <table:data-pilot-member table:name="C2" table:display="true" table:show-details="true"/>
                <table:data-pilot-member table:name="C3" table:display="true" table:show-details="true"/>
                <table:data-pilot-member table:name="C4" table:display="true" table:show-details="true"/>
                <table:data-pilot-member table:name="C5" table:display="true" table:show-details="true"/>
                <table:data-pilot-member table:name="C6" table:display="true" table:show-details="true"/>
                <table:data-pilot-member table:name="C7" table:display="true" table:show-details="true"/>
                <table:data-pilot-member table:name="C8" table:display="true" table:show-details="true"/>
                <table:data-pilot-member table:name="C9" table:display="true" table:show-details="true"/>
                <table:data-pilot-member table:name="CA 125" table:display="true" table:show-details="true"/>
                <table:data-pilot-member table:name="CA 15-3" table:display="true" table:show-details="true"/>
                <table:data-pilot-member table:name="Calcitonin" table:display="true" table:show-details="true"/>
                <table:data-pilot-member table:name="Carboxyhemoglobin" table:display="true" table:show-details="true"/>
                <table:data-pilot-member table:name="CBC" table:display="true" table:show-details="true"/>
                <table:data-pilot-member table:name="CEA Carcinoembryonic antigen" table:display="true" table:show-details="true"/>
                <table:data-pilot-member table:name="Ceruloplasmin" table:display="true" table:show-details="true"/>
                <table:data-pilot-member table:name="CH 50" table:display="true" table:show-details="true"/>
                <table:data-pilot-member table:name="Chloride" table:display="true" table:show-details="true"/>
                <table:data-pilot-member table:name="Cholesterol, Borderline high" table:display="true" table:show-details="true"/>
                <table:data-pilot-member table:name="Cholesterol, Desirable" table:display="true" table:show-details="true"/>
                <table:data-pilot-member table:name="Cholesterol, High" table:display="true" table:show-details="true"/>
                <table:data-pilot-member table:name="Cholineterase" table:display="true" table:show-details="true"/>
                <table:data-pilot-member table:name="Clotting Time ( Lee and White Method )" table:display="true" table:show-details="true"/>
                <table:data-pilot-member table:name="Cortisol" table:display="true" table:show-details="true"/>
                <table:data-pilot-member table:name="CPK - MB fraction of total activity" table:display="true" table:show-details="true"/>
                <table:data-pilot-member table:name="CPK - MB mass" table:display="true" table:show-details="true"/>
                <table:data-pilot-member table:name="CPK - Total" table:display="true" table:show-details="true"/>
                <table:data-pilot-member table:name="CRP" table:display="true" table:show-details="true"/>
                <table:data-pilot-member table:name="Crystals" table:display="true" table:show-details="true"/>
                <table:data-pilot-member table:name="CSF Pressure" table:display="true" table:show-details="true"/>
                <table:data-pilot-member table:name="CSF Volume" table:display="true" table:show-details="true"/>
                <table:data-pilot-member table:name="cut off for MI" table:display="true" table:show-details="true"/>
                <table:data-pilot-member table:name="DHEA" table:display="true" table:show-details="true"/>
                <table:data-pilot-member table:name="DHEA Sulphate" table:display="true" table:show-details="true"/>
                <table:data-pilot-member table:name="Differential Leucocyte Count, Lymphocytes" table:display="true" table:show-details="true"/>
                <table:data-pilot-member table:name="Differential Leucocyte Count, Monocytes" table:display="true" table:show-details="true"/>
                <table:data-pilot-member table:name="Differential Leucocyte Count, Neutrophils" table:display="true" table:show-details="true"/>
                <table:data-pilot-member table:name="Dihydrotestosterone" table:display="true" table:show-details="true"/>
                <table:data-pilot-member table:name="Direct Bilirubin" table:display="true" table:show-details="true"/>
                <table:data-pilot-member table:name="DLC Bands" table:display="true" table:show-details="true"/>
                <table:data-pilot-member table:name="DLC Basophils" table:display="true" table:show-details="true"/>
                <table:data-pilot-member table:name="DLC Eosinophils" table:display="true" table:show-details="true"/>
                <table:data-pilot-member table:name="DLC Lymphocytes" table:display="true" table:show-details="true"/>
                <table:data-pilot-member table:name="DLC Monocytes" table:display="true" table:show-details="true"/>
                <table:data-pilot-member table:name="DLC Neutrophils" table:display="true" table:show-details="true"/>
                <table:data-pilot-member table:name="Dopamine" table:display="true" table:show-details="true"/>
                <table:data-pilot-member table:name="Eosinophils" table:display="true" table:show-details="true"/>
                <table:data-pilot-member table:name="Epinephrine" table:display="true" table:show-details="true"/>
                <table:data-pilot-member table:name="Epinephrine Sitting" table:display="true" table:show-details="true"/>
                <table:data-pilot-member table:name="Epinephrine Standing (30 min)" table:display="true" table:show-details="true"/>
                <table:data-pilot-member table:name="Epinephrine Supine (30 min)" table:display="true" table:show-details="true"/>
                <table:data-pilot-member table:name="Epithelial cell casts" table:display="true" table:show-details="true"/>
                <table:data-pilot-member table:name="Erythropoietin" table:display="true" table:show-details="true"/>
                <table:data-pilot-member table:name="ESR" table:display="true" table:show-details="true"/>
                <table:data-pilot-member table:name="Estradiol Male" table:display="true" table:show-details="true"/>
                <table:data-pilot-member table:name="Factor B " table:display="true" table:show-details="true"/>
                <table:data-pilot-member table:name="Fatty Acids, free" table:display="true" table:show-details="true"/>
                <table:data-pilot-member table:name="Ferritin" table:display="true" table:show-details="true"/>
                <table:data-pilot-member table:name="Follicle Stimulating Hormone male" table:display="true" table:show-details="true"/>
                <table:data-pilot-member table:name="Free Cortisol" table:display="true" table:show-details="true"/>
                <table:data-pilot-member table:name="Free Thyroxine Index" table:display="true" table:show-details="true"/>
                <table:data-pilot-member table:name="Gamma Glutamyl Transferase, GGTP, GGT" table:display="true" table:show-details="true"/>
                <table:data-pilot-member table:name="Gastrin" table:display="true" table:show-details="true"/>
                <table:data-pilot-member table:name="Glucagon" table:display="true" table:show-details="true"/>
                <table:data-pilot-member table:name="Glucose" table:display="true" table:show-details="true"/>
                <table:data-pilot-member table:name="Glucose 2h Postprandial" table:display="true" table:show-details="true"/>
                <table:data-pilot-member table:name="Glucose fasting" table:display="true" table:show-details="true"/>
                <table:data-pilot-member table:name="Glucose Random Blood" table:display="true" table:show-details="true"/>
                <table:data-pilot-member table:name="Granular casts" table:display="true" table:show-details="true"/>
                <table:data-pilot-member table:name="Growth Hormone (resting)" table:display="true" table:show-details="true"/>
                <table:data-pilot-member table:name="hCG 1-2 weeks postconception" table:display="true" table:show-details="true"/>
                <table:data-pilot-member table:name="hCG 10-14 weeks postconception" table:display="true" table:show-details="true"/>
                <table:data-pilot-member table:name="hCG 2-3 weeks postconception" table:display="true" table:show-details="true"/>
                <table:data-pilot-member table:name="hCG 3-4 weeks postconception" table:display="true" table:show-details="true"/>
                <table:data-pilot-member table:name="hCG 4-5 weeks postconception" table:display="true" table:show-details="true"/>
                <table:data-pilot-member table:name="hCG 5-10 weeks postconception" table:display="true" table:show-details="true"/>
                <table:data-pilot-member table:name="HCO3 ( Bicarbonate )" table:display="true" table:show-details="true"/>
                <table:data-pilot-member table:name="HDL, High" table:display="true" table:show-details="true"/>
                <table:data-pilot-member table:name="HDL, Low" table:display="true" table:show-details="true"/>
                <table:data-pilot-member table:name="HDL/LDL" table:display="true" table:show-details="true"/>
                <table:data-pilot-member table:name="Hematocrit/ PCV" table:display="true" table:show-details="true"/>
                <table:data-pilot-member table:name="Hemoglobin" table:display="true" table:show-details="true"/>
                <table:data-pilot-member table:name="Hemoglobin A1c" table:display="true" table:show-details="true"/>
                <table:data-pilot-member table:name="Hyaline casts" table:display="true" table:show-details="true"/>
                <table:data-pilot-member table:name="Hydroxyproline Urine" table:display="true" table:show-details="true"/>
                <table:data-pilot-member table:name="Indirect Bilirubin" table:display="true" table:show-details="true"/>
                <table:data-pilot-member table:name="Insulin" table:display="true" table:show-details="true"/>
                <table:data-pilot-member table:name="International Normalised Ratio ( INR )" table:display="true" table:show-details="true"/>
                <table:data-pilot-member table:name="Iodine, Mild deficiency" table:display="true" table:show-details="true"/>
                <table:data-pilot-member table:name="Iodine, Moderate deficiency" table:display="true" table:show-details="true"/>
                <table:data-pilot-member table:name="Iodine, Normal" table:display="true" table:show-details="true"/>
                <table:data-pilot-member table:name="Iodine, Severe deficiency" table:display="true" table:show-details="true"/>
                <table:data-pilot-member table:name="Ionised Calcium" table:display="true" table:show-details="true"/>
                <table:data-pilot-member table:name="Iron" table:display="true" table:show-details="true"/>
                <table:data-pilot-member table:name="Iron Binding Capacity" table:display="true" table:show-details="true"/>
                <table:data-pilot-member table:name="Iron Binding Capacity Saturation" table:display="true" table:show-details="true"/>
                <table:data-pilot-member table:name="Kappa chain" table:display="true" table:show-details="true"/>
                <table:data-pilot-member table:name="Ketone" table:display="true" table:show-details="true"/>
                <table:data-pilot-member table:name="Lactate" table:display="true" table:show-details="true"/>
                <table:data-pilot-member table:name="Lactate Dehydrogenase" table:display="true" table:show-details="true"/>
                <table:data-pilot-member table:name="Lambda" table:display="true" table:show-details="true"/>
                <table:data-pilot-member table:name="LDH Isoenzyme Fraction 1" table:display="true" table:show-details="true"/>
                <table:data-pilot-member table:name="LDH Isoenzyme Fraction 2" table:display="true" table:show-details="true"/>
                <table:data-pilot-member table:name="LDH Isoenzyme Fraction 3" table:display="true" table:show-details="true"/>
                <table:data-pilot-member table:name="LDH Isoenzyme Fraction 4" table:display="true" table:show-details="true"/>
                <table:data-pilot-member table:name="LDH Isoenzyme Fraction 5" table:display="true" table:show-details="true"/>
                <table:data-pilot-member table:name="LDL, Above Optimal" table:display="true" table:show-details="true"/>
                <table:data-pilot-member table:name="LDL, Borderline High" table:display="true" table:show-details="true"/>
                <table:data-pilot-member table:name="LDL, High" table:display="true" table:show-details="true"/>
                <table:data-pilot-member table:name="LDL, Optimal" table:display="true" table:show-details="true"/>
                <table:data-pilot-member table:name="LDL, Very High " table:display="true" table:show-details="true"/>
                <table:data-pilot-member table:name="LDL, Very high risk patients" table:display="true" table:show-details="true"/>
                <table:data-pilot-member table:name="LH male" table:display="true" table:show-details="true"/>
                <table:data-pilot-member table:name="LH Menstruating Follicular Phase" table:display="true" table:show-details="true"/>
                <table:data-pilot-member table:name="LH Menstruating Luteal Phase" table:display="true" table:show-details="true"/>
                <table:data-pilot-member table:name="LH Menstruating Ovulatory Phase" table:display="true" table:show-details="true"/>
                <table:data-pilot-member table:name="Lipoprotein A" table:display="true" table:show-details="true"/>
                <table:data-pilot-member table:name="MCH" table:display="true" table:show-details="true"/>
                <table:data-pilot-member table:name="MCHC" table:display="true" table:show-details="true"/>
                <table:data-pilot-member table:name="MCV" table:display="true" table:show-details="true"/>
                <table:data-pilot-member table:name="Menstruating follicular phase" table:display="true" table:show-details="true"/>
                <table:data-pilot-member table:name="Menstruating luteal phase" table:display="true" table:show-details="true"/>
                <table:data-pilot-member table:name="Menstruating mid-cycle peak" table:display="true" table:show-details="true"/>
                <table:data-pilot-member table:name="Menstruating ovulatory phase" table:display="true" table:show-details="true"/>
                <table:data-pilot-member table:name="Methemoglobin" table:display="true" table:show-details="true"/>
                <table:data-pilot-member table:name="Microalbumin" table:display="true" table:show-details="true"/>
                <table:data-pilot-member table:name="Microalbumin; Clinical albuminuria" table:display="true" table:show-details="true"/>
                <table:data-pilot-member table:name="Microalbumin; Microalbuminuria" table:display="true" table:show-details="true"/>
                <table:data-pilot-member table:name="Microalbumin; normal" table:display="true" table:show-details="true"/>
                <table:data-pilot-member table:name="Myoglobin" table:display="true" table:show-details="true"/>
                <table:data-pilot-member table:name="Non pregnant female" table:display="true" table:show-details="true"/>
                <table:data-pilot-member table:name="Norepinephrine" table:display="true" table:show-details="true"/>
                <table:data-pilot-member table:name="Norepinephrine Sitting" table:display="true" table:show-details="true"/>
                <table:data-pilot-member table:name="Norepinephrine Standing (30 min)" table:display="true" table:show-details="true"/>
                <table:data-pilot-member table:name="Norepinephrine Supine (30 min)" table:display="true" table:show-details="true"/>
                <table:data-pilot-member table:name="Oligoclonal Bands" table:display="true" table:show-details="true"/>
                <table:data-pilot-member table:name="Oxalate" table:display="true" table:show-details="true"/>
                <table:data-pilot-member table:name="Oxygen Percent Saturation, Arterial" table:display="true" table:show-details="true"/>
                <table:data-pilot-member table:name="Parathyroid Hormone" table:display="true" table:show-details="true"/>
                <table:data-pilot-member table:name="pCO2" table:display="true" table:show-details="true"/>
                <table:data-pilot-member table:name="pH" table:display="true" table:show-details="true"/>
                <table:data-pilot-member table:name="Platelet count" table:display="true" table:show-details="true"/>
                <table:data-pilot-member table:name="pO2" table:display="true" table:show-details="true"/>
                <table:data-pilot-member table:name="Postmenopausal" table:display="true" table:show-details="true"/>
                <table:data-pilot-member table:name="Progesterone " table:display="true" table:show-details="true"/>
                <table:data-pilot-member table:name="Progesterone Follicular Phase" table:display="true" table:show-details="true"/>
                <table:data-pilot-member table:name="Progesterone Midluteal Phase" table:display="true" table:show-details="true"/>
                <table:data-pilot-member table:name="Prolactin" table:display="true" table:show-details="true"/>
                <table:data-pilot-member table:name="Proteins" table:display="true" table:show-details="true"/>
                <table:data-pilot-member table:name="Prothrombin Time" table:display="true" table:show-details="true"/>
                <table:data-pilot-member table:name="PSA males &lt; 40 years" table:display="true" table:show-details="true"/>
                <table:data-pilot-member table:name="PSA males &gt; 40 years" table:display="true" table:show-details="true"/>
                <table:data-pilot-member table:name="PSA, free" table:display="true" table:show-details="true"/>
                <table:data-pilot-member table:name="Pyruvate" table:display="true" table:show-details="true"/>
                <table:data-pilot-member table:name="RAF/ RF" table:display="true" table:show-details="true"/>
                <table:data-pilot-member table:name="RBC casts" table:display="true" table:show-details="true"/>
                <table:data-pilot-member table:name="RBC count" table:display="true" table:show-details="true"/>
                <table:data-pilot-member table:name="Red Blood Cells" table:display="true" table:show-details="true"/>
                <table:data-pilot-member table:name="Red Cell Distribution width" table:display="true" table:show-details="true"/>
                <table:data-pilot-member table:name="Reticulocyte" table:display="true" table:show-details="true"/>
                <table:data-pilot-member table:name="Rh Grouping" table:display="true" table:show-details="true"/>
                <table:data-pilot-member table:name="Second trimester" table:display="true" table:show-details="true"/>
                <table:data-pilot-member table:name="Serum Albumin" table:display="true" table:show-details="true"/>
                <table:data-pilot-member table:name="Serum Alpha fetoprotein " table:display="true" table:show-details="true"/>
                <table:data-pilot-member table:name="Serum Calcium" table:display="true" table:show-details="true"/>
                <table:data-pilot-member table:name="Serum Creatinine" table:display="true" table:show-details="true"/>
                <table:data-pilot-member table:name="Serum Globulin" table:display="true" table:show-details="true"/>
                <table:data-pilot-member table:name="Serum Magnesium" table:display="true" table:show-details="true"/>
                <table:data-pilot-member table:name="Serum Phosphate" table:display="true" table:show-details="true"/>
                <table:data-pilot-member table:name="Serum Potassium" table:display="true" table:show-details="true"/>
                <table:data-pilot-member table:name="Serum Sodium" table:display="true" table:show-details="true"/>
                <table:data-pilot-member table:name="Sex Hormone binding Globulin" table:display="true" table:show-details="true"/>
                <table:data-pilot-member table:name="Somatostatin" table:display="true" table:show-details="true"/>
                <table:data-pilot-member table:name="Specific Gravity" table:display="true" table:show-details="true"/>
                <table:data-pilot-member table:name="spO2 ( Oxygen Saturation )" table:display="true" table:show-details="true"/>
                <table:data-pilot-member table:name="Squamous Cells" table:display="true" table:show-details="true"/>
                <table:data-pilot-member table:name="Sugar ( Glucose )" table:display="true" table:show-details="true"/>
                <table:data-pilot-member table:name="Testosterone, free" table:display="true" table:show-details="true"/>
                <table:data-pilot-member table:name="Testosterone, total" table:display="true" table:show-details="true"/>
                <table:data-pilot-member table:name="Third trimester" table:display="true" table:show-details="true"/>
                <table:data-pilot-member table:name="Thyroglobulin" table:display="true" table:show-details="true"/>
                <table:data-pilot-member table:name="Thyroid Binding Globulin" table:display="true" table:show-details="true"/>
                <table:data-pilot-member table:name="Thyroid Stimulating Hormone (TSH)" table:display="true" table:show-details="true"/>
                <table:data-pilot-member table:name="Thyroxine, free (fT4)" table:display="true" table:show-details="true"/>
                <table:data-pilot-member table:name="Thyroxine, total (T4)" table:display="true" table:show-details="true"/>
                <table:data-pilot-member table:name="TLC" table:display="true" table:show-details="true"/>
                <table:data-pilot-member table:name="Total Bilirubin" table:display="true" table:show-details="true"/>
                <table:data-pilot-member table:name="Total Leucocyte Count" table:display="true" table:show-details="true"/>
                <table:data-pilot-member table:name="Total Proteins" table:display="true" table:show-details="true"/>
                <table:data-pilot-member table:name="Total Proteins, Albumin" table:display="true" table:show-details="true"/>
                <table:data-pilot-member table:name="Total Proteins, Cisternal" table:display="true" table:show-details="true"/>
                <table:data-pilot-member table:name="Total Proteins, Lumbar" table:display="true" table:show-details="true"/>
                <table:data-pilot-member table:name="Total Proteins, Ventricular" table:display="true" table:show-details="true"/>
                <table:data-pilot-member table:name="Transferrin" table:display="true" table:show-details="true"/>
                <table:data-pilot-member table:name="Triiodothyronine, free (fT3)" table:display="true" table:show-details="true"/>
                <table:data-pilot-member table:name="Triiodothyronine, total (T3)" table:display="true" table:show-details="true"/>
                <table:data-pilot-member table:name="Troponin I Normal Population" table:display="true" table:show-details="true"/>
                <table:data-pilot-member table:name="Troponin T Normal Population" table:display="true" table:show-details="true"/>
                <table:data-pilot-member table:name="Tubular cells" table:display="true" table:show-details="true"/>
                <table:data-pilot-member table:name="Uric Acid" table:display="true" table:show-details="true"/>
                <table:data-pilot-member table:name="Urobilinogen" table:display="true" table:show-details="true"/>
                <table:data-pilot-member table:name="VIP" table:display="true" table:show-details="true"/>
                <table:data-pilot-member table:name="VMA" table:display="true" table:show-details="true"/>
                <table:data-pilot-member table:name="Waxy casts" table:display="true" table:show-details="true"/>
                <table:data-pilot-member table:name="WBC casts" table:display="true" table:show-details="true"/>
                <table:data-pilot-member table:name="White Blood Cells/ Pus cells" table:display="true" table:show-details="true"/>
              </table:data-pilot-members>
              <table:data-pilot-sort-info table:order="ascending" table:sort-mode="name"/>
              <table:data-pilot-layout-info table:add-empty-lines="false" table:layout-mode="tabular-layout"/>
            </table:data-pilot-level>
          </table:data-pilot-field>
        </table:data-pilot-table>
        <table:data-pilot-table table:name="PivotTable1" table:application-data="" table:target-range-address="'Pivot on Tests'.B3:'Pivot on Tests'.C234" table:buttons="'Pivot on Tests'.B3" table:grand-total="column" table:show-filter-button="false">
          <table:source-cell-range table:cell-range-address="Tests.A1:Tests.R253"/>
          <table:data-pilot-field table:source-field-name="Lab Test" table:orientation="hidden" table:used-hierarchy="-1" table:function="auto">
            <table:data-pilot-level table:show-empty="false">
              <table:data-pilot-members>
                <table:data-pilot-member table:name="5-Hydroindoleacetic acid" table:display="true" table:show-details="true"/>
                <table:data-pilot-member table:name="Absolute Eosinophil Count" table:display="true" table:show-details="true"/>
                <table:data-pilot-member table:name="Alpha 1 antitrypsin" table:display="true" table:show-details="true"/>
                <table:data-pilot-member table:name="Ammonia" table:display="true" table:show-details="true"/>
                <table:data-pilot-member table:name="Androstenedione" table:display="true" table:show-details="true"/>
                <table:data-pilot-member table:name="Androstenedione stimulation by ACTH " table:display="true" table:show-details="true"/>
                <table:data-pilot-member table:name="Arterial Blood Gas Analysis / ABG / ABGA" table:display="true" table:show-details="true"/>
                <table:data-pilot-member table:name="Bence Jones proteins" table:display="true" table:show-details="true"/>
                <table:data-pilot-member table:name="Bence Jones proteins Quantitative" table:display="true" table:show-details="true"/>
                <table:data-pilot-member table:name="Beta 2 microglobulin" table:display="true" table:show-details="true"/>
                <table:data-pilot-member table:name="Beta Hydroxy Butyrate" table:display="true" table:show-details="true"/>
                <table:data-pilot-member table:name="Blood Grouping" table:display="true" table:show-details="true"/>
                <table:data-pilot-member table:name="C Reactive Protein / CRP" table:display="true" table:show-details="true"/>
                <table:data-pilot-member table:name="C1 esterase inhibitor / C1 inhibitor Qualitative" table:display="true" table:show-details="true"/>
                <table:data-pilot-member table:name="C1 esterase inhibitor / C1 inhibitor Quantitative" table:display="true" table:show-details="true"/>
                <table:data-pilot-member table:name="CA 125" table:display="true" table:show-details="true"/>
                <table:data-pilot-member table:name="CA 15-3" table:display="true" table:show-details="true"/>
                <table:data-pilot-member table:name="Calcitonin" table:display="true" table:show-details="true"/>
                <table:data-pilot-member table:name="Carboxyhemoglobin" table:display="true" table:show-details="true"/>
                <table:data-pilot-member table:name="Carcinoembryonic Antigen" table:display="true" table:show-details="true"/>
                <table:data-pilot-member table:name="Ceruloplasmin" table:display="true" table:show-details="true"/>
                <table:data-pilot-member table:name="Chloride" table:display="true" table:show-details="true"/>
                <table:data-pilot-member table:name="Cholinesterase" table:display="true" table:show-details="true"/>
                <table:data-pilot-member table:name="Coagulation Profle1" table:display="true" table:show-details="true"/>
                <table:data-pilot-member table:name="Complement" table:display="true" table:show-details="true"/>
                <table:data-pilot-member table:name="Complement, Total CH50" table:display="true" table:show-details="true"/>
                <table:data-pilot-member table:name="Complete Blood Count" table:display="true" table:show-details="true"/>
                <table:data-pilot-member table:name="Cortisol, 12noon to 8pm" table:display="true" table:show-details="true"/>
                <table:data-pilot-member table:name="Cortisol, 8pm to 8 am" table:display="true" table:show-details="true"/>
                <table:data-pilot-member table:name="Cortisol, Free, 24 hour Urine" table:display="true" table:show-details="true"/>
                <table:data-pilot-member table:name="Cortsol, 8am to 12 noon" table:display="true" table:show-details="true"/>
                <table:data-pilot-member table:name="Creatinine Kinase " table:display="true" table:show-details="true"/>
                <table:data-pilot-member table:name="CSF analysis" table:display="true" table:show-details="true"/>
                <table:data-pilot-member table:name="Dehydroepiandrosterone / DHEA" table:display="true" table:show-details="true"/>
                <table:data-pilot-member table:name="Dehydroepiandrosterone Sulphate / DHEA Sulphate" table:display="true" table:show-details="true"/>
                <table:data-pilot-member table:name="Dihydrotestosterone" table:display="true" table:show-details="true"/>
                <table:data-pilot-member table:name="Dopamine" table:display="true" table:show-details="true"/>
                <table:data-pilot-member table:name="Epinephrine" table:display="true" table:show-details="true"/>
                <table:data-pilot-member table:name="Erythrocyte sedimentation rate (ESR)" table:display="true" table:show-details="true"/>
                <table:data-pilot-member table:name="Erythropoietin" table:display="true" table:show-details="true"/>
                <table:data-pilot-member table:name="Estradiol female" table:display="true" table:show-details="true"/>
                <table:data-pilot-member table:name="Estradiol Male" table:display="true" table:show-details="true"/>
                <table:data-pilot-member table:name="Fatty Acids, free" table:display="true" table:show-details="true"/>
                <table:data-pilot-member table:name="Ferritin" table:display="true" table:show-details="true"/>
                <table:data-pilot-member table:name="Fluid Amylase" table:display="true" table:show-details="true"/>
                <table:data-pilot-member table:name="Follicle Stimulating Hormone female" table:display="true" table:show-details="true"/>
                <table:data-pilot-member table:name="Follicle Stimulating Hormone male" table:display="true" table:show-details="true"/>
                <table:data-pilot-member table:name="Gastrin" table:display="true" table:show-details="true"/>
                <table:data-pilot-member table:name="Glucagon" table:display="true" table:show-details="true"/>
                <table:data-pilot-member table:name="Glucose" table:display="true" table:show-details="true"/>
                <table:data-pilot-member table:name="Growth Hormone (resting)" table:display="true" table:show-details="true"/>
                <table:data-pilot-member table:name="Hemoglobin A1c" table:display="true" table:show-details="true"/>
                <table:data-pilot-member table:name="Human Chorionic Gonadotropin" table:display="true" table:show-details="true"/>
                <table:data-pilot-member table:name="Hydroxyproline Urine, 24 hours" table:display="true" table:show-details="true"/>
                <table:data-pilot-member table:name="Insulin" table:display="true" table:show-details="true"/>
                <table:data-pilot-member table:name="Ionised calcium" table:display="true" table:show-details="true"/>
                <table:data-pilot-member table:name="Iron" table:display="true" table:show-details="true"/>
                <table:data-pilot-member table:name="Iron Binding Capacity" table:display="true" table:show-details="true"/>
                <table:data-pilot-member table:name="Iron Binding Capacity Saturation" table:display="true" table:show-details="true"/>
                <table:data-pilot-member table:name="Ketone" table:display="true" table:show-details="true"/>
                <table:data-pilot-member table:name="Kidney Function Tests / Renal Function Tests" table:display="true" table:show-details="true"/>
                <table:data-pilot-member table:name="Lactate" table:display="true" table:show-details="true"/>
                <table:data-pilot-member table:name="Lactate Dehydrogenase" table:display="true" table:show-details="true"/>
                <table:data-pilot-member table:name="Lactate Dehydrogenase Isoenzymes" table:display="true" table:show-details="true"/>
                <table:data-pilot-member table:name="Leutinizing Hormone, female" table:display="true" table:show-details="true"/>
                <table:data-pilot-member table:name="Leutinizing Hormone, male" table:display="true" table:show-details="true"/>
                <table:data-pilot-member table:name="Lipid Profile HDL Cholesterol" table:display="true" table:show-details="true"/>
                <table:data-pilot-member table:name="Lipid Profile HDL/LDL Ratio" table:display="true" table:show-details="true"/>
                <table:data-pilot-member table:name="Lipid Profile LDL Cholesterol" table:display="true" table:show-details="true"/>
                <table:data-pilot-member table:name="Lipid Profile Total Cholesterol" table:display="true" table:show-details="true"/>
                <table:data-pilot-member table:name="Lipoprotein A" table:display="true" table:show-details="true"/>
                <table:data-pilot-member table:name="Liver Function Tests" table:display="true" table:show-details="true"/>
                <table:data-pilot-member table:name="Methemoglobin" table:display="true" table:show-details="true"/>
                <table:data-pilot-member table:name="Microalbumin, 24 hr Urine" table:display="true" table:show-details="true"/>
                <table:data-pilot-member table:name="Microalbumin, Spot Urine" table:display="true" table:show-details="true"/>
                <table:data-pilot-member table:name="Myoglobin" table:display="true" table:show-details="true"/>
                <table:data-pilot-member table:name="Norepinephrine" table:display="true" table:show-details="true"/>
                <table:data-pilot-member table:name="Norepinephrine, Urine" table:display="true" table:show-details="true"/>
                <table:data-pilot-member table:name="Oxygen Percent Saturation, Arterial" table:display="true" table:show-details="true"/>
                <table:data-pilot-member table:name="Oxygen Percent Saturation, Venous, Arm" table:display="true" table:show-details="true"/>
                <table:data-pilot-member table:name="Parathyroid Hormone" table:display="true" table:show-details="true"/>
                <table:data-pilot-member table:name="Progesterone, Female" table:display="true" table:show-details="true"/>
                <table:data-pilot-member table:name="Progesterone, male" table:display="true" table:show-details="true"/>
                <table:data-pilot-member table:name="Prolactin" table:display="true" table:show-details="true"/>
                <table:data-pilot-member table:name="Prostate Specific Antigen" table:display="true" table:show-details="true"/>
                <table:data-pilot-member table:name="Prostate Specific Antigen, free" table:display="true" table:show-details="true"/>
                <table:data-pilot-member table:name="Pyruvate" table:display="true" table:show-details="true"/>
                <table:data-pilot-member table:name="RA Factor / RAF" table:display="true" table:show-details="true"/>
                <table:data-pilot-member table:name="Reticulocyte Count" table:display="true" table:show-details="true"/>
                <table:data-pilot-member table:name="Serum Alpha fetoprotein " table:display="true" table:show-details="true"/>
                <table:data-pilot-member table:name="Serum Amylase ( Pancreatic )" table:display="true" table:show-details="true"/>
                <table:data-pilot-member table:name="Serum Electrolytes" table:display="true" table:show-details="true"/>
                <table:data-pilot-member table:name="Sex Hormone Binding Globulin" table:display="true" table:show-details="true"/>
                <table:data-pilot-member table:name="Somatostatin" table:display="true" table:show-details="true"/>
                <table:data-pilot-member table:name="Testosterone, free " table:display="true" table:show-details="true"/>
                <table:data-pilot-member table:name="Testosterone, total" table:display="true" table:show-details="true"/>
                <table:data-pilot-member table:name="Thyroid Function Tests" table:display="true" table:show-details="true"/>
                <table:data-pilot-member table:name="Total Hemolytic Component" table:display="true" table:show-details="true"/>
                <table:data-pilot-member table:name="Total Protein" table:display="true" table:show-details="true"/>
                <table:data-pilot-member table:name="Transferrin" table:display="true" table:show-details="true"/>
                <table:data-pilot-member table:name="Troponin I" table:display="true" table:show-details="true"/>
                <table:data-pilot-member table:name="Troponin T" table:display="true" table:show-details="true"/>
                <table:data-pilot-member table:name="Uric Acid" table:display="true" table:show-details="true"/>
                <table:data-pilot-member table:name="Urine Analysis" table:display="true" table:show-details="true"/>
                <table:data-pilot-member table:name="Urobilinogen" table:display="true" table:show-details="true"/>
                <table:data-pilot-member table:name="Vasoactive Intestinal Peptide" table:display="true" table:show-details="true"/>
                <table:data-pilot-member table:name="Vinillylmandelic Acid, Urin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Method"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Sample Used" table:orientation="hidden" table:used-hierarchy="-1" table:function="auto">
            <table:data-pilot-level table:show-empty="false">
              <table:data-pilot-subtotals>
                <table:data-pilot-subtotal table:function="auto"/>
              </table:data-pilot-subtotals>
              <table:data-pilot-members>
                <table:data-pilot-member table:name="Blood" table:display="true" table:show-details="true"/>
                <table:data-pilot-member table:name="Blood, Amniotic Fluid" table:display="true" table:show-details="true"/>
                <table:data-pilot-member table:name="Cerebro Spinal Fluid" table:display="true" table:show-details="true"/>
                <table:data-pilot-member table:name="Fluid" table:display="true" table:show-details="true"/>
                <table:data-pilot-member table:name="Joint Fluid" table:display="true" table:show-details="true"/>
                <table:data-pilot-member table:name="Urin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Sampling Procedure"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Range (AM)" table:orientation="hidden" table:used-hierarchy="-1" table:function="auto">
            <table:data-pilot-level table:show-empty="false">
              <table:data-pilot-subtotals>
                <table:data-pilot-subtotal table:function="auto"/>
              </table:data-pilot-subtotals>
              <table:data-pilot-members>
                <table:data-pilot-member table:name=" -2 - +2" table:display="true" table:show-details="true"/>
                <table:data-pilot-member table:name="&lt; 14.5 %" table:display="true" table:show-details="true"/>
                <table:data-pilot-member table:name="&lt; 150" table:display="true" table:show-details="true"/>
                <table:data-pilot-member table:name="&lt; 7.1 " table:display="true" table:show-details="true"/>
                <table:data-pilot-member table:name="&lt;100" table:display="true" table:show-details="true"/>
                <table:data-pilot-member table:name="&lt;2" table:display="true" table:show-details="true"/>
                <table:data-pilot-member table:name="&lt;20" table:display="true" table:show-details="true"/>
                <table:data-pilot-member table:name="&lt;200" table:display="true" table:show-details="true"/>
                <table:data-pilot-member table:name="&lt;40" table:display="true" table:show-details="true"/>
                <table:data-pilot-member table:name="&lt;50 years 0 - 15 &gt;50 years 0 - 20" table:display="true" table:show-details="true"/>
                <table:data-pilot-member table:name="&lt;70" table:display="true" table:show-details="true"/>
                <table:data-pilot-member table:name="&gt; 0.4" table:display="true" table:show-details="true"/>
                <table:data-pilot-member table:name="&gt;= 60" table:display="true" table:show-details="true"/>
                <table:data-pilot-member table:name="&gt;100" table:display="true" table:show-details="true"/>
                <table:data-pilot-member table:name="&gt;190" table:display="true" table:show-details="true"/>
                <table:data-pilot-member table:name="&gt;240" table:display="true" table:show-details="true"/>
                <table:data-pilot-member table:name="&gt;300" table:display="true" table:show-details="true"/>
                <table:data-pilot-member table:name="0- 2.5" table:display="true" table:show-details="true"/>
                <table:data-pilot-member table:name="0-0.01" table:display="true" table:show-details="true"/>
                <table:data-pilot-member table:name="0-0.08" table:display="true" table:show-details="true"/>
                <table:data-pilot-member table:name="0-0.1" table:display="true" table:show-details="true"/>
                <table:data-pilot-member table:name="0-0.27" table:display="true" table:show-details="true"/>
                <table:data-pilot-member table:name="0-1" table:display="true" table:show-details="true"/>
                <table:data-pilot-member table:name="0-10.0" table:display="true" table:show-details="true"/>
                <table:data-pilot-member table:name="0-100" table:display="true" table:show-details="true"/>
                <table:data-pilot-member table:name="0-120" table:display="true" table:show-details="true"/>
                <table:data-pilot-member table:name="0-2" table:display="true" table:show-details="true"/>
                <table:data-pilot-member table:name="0-20" table:display="true" table:show-details="true"/>
                <table:data-pilot-member table:name="0-25" table:display="true" table:show-details="true"/>
                <table:data-pilot-member table:name="0-30" table:display="true" table:show-details="true"/>
                <table:data-pilot-member table:name="0-34" table:display="true" table:show-details="true"/>
                <table:data-pilot-member table:name="0-35" table:display="true" table:show-details="true"/>
                <table:data-pilot-member table:name="0-4" table:display="true" table:show-details="true"/>
                <table:data-pilot-member table:name="0-5" table:display="true" table:show-details="true"/>
                <table:data-pilot-member table:name="0-50" table:display="true" table:show-details="true"/>
                <table:data-pilot-member table:name="0-6" table:display="true" table:show-details="true"/>
                <table:data-pilot-member table:name="0-60" table:display="true" table:show-details="true"/>
                <table:data-pilot-member table:name="0-8.5" table:display="true" table:show-details="true"/>
                <table:data-pilot-member table:name="0-87" table:display="true" table:show-details="true"/>
                <table:data-pilot-member table:name="0-90" table:display="true" table:show-details="true"/>
                <table:data-pilot-member table:name="0.0-1.0" table:display="true" table:show-details="true"/>
                <table:data-pilot-member table:name="0.0-2.0" table:display="true" table:show-details="true"/>
                <table:data-pilot-member table:name="0.0-20.0" table:display="true" table:show-details="true"/>
                <table:data-pilot-member table:name="0.0-4.0" table:display="true" table:show-details="true"/>
                <table:data-pilot-member table:name="0.0-5.5" table:display="true" table:show-details="true"/>
                <table:data-pilot-member table:name="0.05-25" table:display="true" table:show-details="true"/>
                <table:data-pilot-member table:name="0.1-0.4" table:display="true" table:show-details="true"/>
                <table:data-pilot-member table:name="0.2-0.9" table:display="true" table:show-details="true"/>
                <table:data-pilot-member table:name="0.2-3.0" table:display="true" table:show-details="true"/>
                <table:data-pilot-member table:name="0.3-1.3" table:display="true" table:show-details="true"/>
                <table:data-pilot-member table:name="0.34-4.25" table:display="true" table:show-details="true"/>
                <table:data-pilot-member table:name="0.35-1.14" table:display="true" table:show-details="true"/>
                <table:data-pilot-member table:name="0.5-17.0" table:display="true" table:show-details="true"/>
                <table:data-pilot-member table:name="0.5-53" table:display="true" table:show-details="true"/>
                <table:data-pilot-member table:name="0.6-1.2" table:display="true" table:show-details="true"/>
                <table:data-pilot-member table:name="0.8-1.7" table:display="true" table:show-details="true"/>
                <table:data-pilot-member table:name="0.8-2.3" table:display="true" table:show-details="true"/>
                <table:data-pilot-member table:name="0.8–1.2" table:display="true" table:show-details="true"/>
                <table:data-pilot-member table:name="1.0-12.0" table:display="true" table:show-details="true"/>
                <table:data-pilot-member table:name="1.001-1.035" table:display="true" table:show-details="true"/>
                <table:data-pilot-member table:name="1.3-3.0" table:display="true" table:show-details="true"/>
                <table:data-pilot-member table:name="1.5 - 4" table:display="true" table:show-details="true"/>
                <table:data-pilot-member table:name="1.5-2.3" table:display="true" table:show-details="true"/>
                <table:data-pilot-member table:name="10-619" table:display="true" table:show-details="true"/>
                <table:data-pilot-member table:name="100-129" table:display="true" table:show-details="true"/>
                <table:data-pilot-member table:name="100-200" table:display="true" table:show-details="true"/>
                <table:data-pilot-member table:name="102-109" table:display="true" table:show-details="true"/>
                <table:data-pilot-member table:name="11.2 - 44.8" table:display="true" table:show-details="true"/>
                <table:data-pilot-member table:name="110-410" table:display="true" table:show-details="true"/>
                <table:data-pilot-member table:name="115-221" table:display="true" table:show-details="true"/>
                <table:data-pilot-member table:name="12.0 - 38.0" table:display="true" table:show-details="true"/>
                <table:data-pilot-member table:name="12.4-24.5" table:display="true" table:show-details="true"/>
                <table:data-pilot-member table:name="12.7-15.4" table:display="true" table:show-details="true"/>
                <table:data-pilot-member table:name="120-680" table:display="true" table:show-details="true"/>
                <table:data-pilot-member table:name="125-700" table:display="true" table:show-details="true"/>
                <table:data-pilot-member table:name="13-71" table:display="true" table:show-details="true"/>
                <table:data-pilot-member table:name="130-159" table:display="true" table:show-details="true"/>
                <table:data-pilot-member table:name="136-146" table:display="true" table:show-details="true"/>
                <table:data-pilot-member table:name="14-18" table:display="true" table:show-details="true"/>
                <table:data-pilot-member table:name="14-26" table:display="true" table:show-details="true"/>
                <table:data-pilot-member table:name="15-25" table:display="true" table:show-details="true"/>
                <table:data-pilot-member table:name="15-50" table:display="true" table:show-details="true"/>
                <table:data-pilot-member table:name="15-65" table:display="true" table:show-details="true"/>
                <table:data-pilot-member table:name="15-80" table:display="true" table:show-details="true"/>
                <table:data-pilot-member table:name="150 approx" table:display="true" table:show-details="true"/>
                <table:data-pilot-member table:name="150-300" table:display="true" table:show-details="true"/>
                <table:data-pilot-member table:name="16-35" table:display="true" table:show-details="true"/>
                <table:data-pilot-member table:name="16-47" table:display="true" table:show-details="true"/>
                <table:data-pilot-member table:name="160-189" table:display="true" table:show-details="true"/>
                <table:data-pilot-member table:name="17-42" table:display="true" table:show-details="true"/>
                <table:data-pilot-member table:name="180-1250" table:display="true" table:show-details="true"/>
                <table:data-pilot-member table:name="19-60" table:display="true" table:show-details="true"/>
                <table:data-pilot-member table:name="19-92" table:display="true" table:show-details="true"/>
                <table:data-pilot-member table:name="2.0-12.0" table:display="true" table:show-details="true"/>
                <table:data-pilot-member table:name="2.0-20.0" table:display="true" table:show-details="true"/>
                <table:data-pilot-member table:name="2.0-3.5" table:display="true" table:show-details="true"/>
                <table:data-pilot-member table:name="2.4-4.2" table:display="true" table:show-details="true"/>
                <table:data-pilot-member table:name="2.5-4.3" table:display="true" table:show-details="true"/>
                <table:data-pilot-member table:name="20-100" table:display="true" table:show-details="true"/>
                <table:data-pilot-member table:name="20-26" table:display="true" table:show-details="true"/>
                <table:data-pilot-member table:name="20-49" table:display="true" table:show-details="true"/>
                <table:data-pilot-member table:name="20-50" table:display="true" table:show-details="true"/>
                <table:data-pilot-member table:name="20-70" table:display="true" table:show-details="true"/>
                <table:data-pilot-member table:name="20-96" table:display="true" table:show-details="true"/>
                <table:data-pilot-member table:name="200-239" table:display="true" table:show-details="true"/>
                <table:data-pilot-member table:name="200-400" table:display="true" table:show-details="true"/>
                <table:data-pilot-member table:name="22-30" table:display="true" table:show-details="true"/>
                <table:data-pilot-member table:name="22-34" table:display="true" table:show-details="true"/>
                <table:data-pilot-member table:name="25-63" table:display="true" table:show-details="true"/>
                <table:data-pilot-member table:name="251-406" table:display="true" table:show-details="true"/>
                <table:data-pilot-member table:name="26.3-39.4" table:display="true" table:show-details="true"/>
                <table:data-pilot-member table:name="26.7-31.9" table:display="true" table:show-details="true"/>
                <table:data-pilot-member table:name="270-1070" table:display="true" table:show-details="true"/>
                <table:data-pilot-member table:name="29-248" table:display="true" table:show-details="true"/>
                <table:data-pilot-member table:name="29-39" table:display="true" table:show-details="true"/>
                <table:data-pilot-member table:name="3.0-20.0" table:display="true" table:show-details="true"/>
                <table:data-pilot-member table:name="3.0-26.0" table:display="true" table:show-details="true"/>
                <table:data-pilot-member table:name="3.1-7.0" table:display="true" table:show-details="true"/>
                <table:data-pilot-member table:name="3.5-5.0" table:display="true" table:show-details="true"/>
                <table:data-pilot-member table:name="30-300" table:display="true" table:show-details="true"/>
                <table:data-pilot-member table:name="30-50" table:display="true" table:show-details="true"/>
                <table:data-pilot-member table:name="30-85" table:display="true" table:show-details="true"/>
                <table:data-pilot-member table:name="32-45" table:display="true" table:show-details="true"/>
                <table:data-pilot-member table:name="32.3-35.9" table:display="true" table:show-details="true"/>
                <table:data-pilot-member table:name="33-96" table:display="true" table:show-details="true"/>
                <table:data-pilot-member table:name="38.8-46.4" table:display="true" table:show-details="true"/>
                <table:data-pilot-member table:name="4 to 8" table:display="true" table:show-details="true"/>
                <table:data-pilot-member table:name="4.0 - 5.0" table:display="true" table:show-details="true"/>
                <table:data-pilot-member table:name="4.0 - 6.0" table:display="true" table:show-details="true"/>
                <table:data-pilot-member table:name="4.0-27.0" table:display="true" table:show-details="true"/>
                <table:data-pilot-member table:name="4.5-14.4" table:display="true" table:show-details="true"/>
                <table:data-pilot-member table:name="4.5-5.3" table:display="true" table:show-details="true"/>
                <table:data-pilot-member table:name="4.5-6.0" table:display="true" table:show-details="true"/>
                <table:data-pilot-member table:name="40-70" table:display="true" table:show-details="true"/>
                <table:data-pilot-member table:name="41-141" table:display="true" table:show-details="true"/>
                <table:data-pilot-member table:name="43-63" table:display="true" table:show-details="true"/>
                <table:data-pilot-member table:name="4300-10800" table:display="true" table:show-details="true"/>
                <table:data-pilot-member table:name="47-244" table:display="true" table:show-details="true"/>
                <table:data-pilot-member table:name="47-69" table:display="true" table:show-details="true"/>
                <table:data-pilot-member table:name="48-64" table:display="true" table:show-details="true"/>
                <table:data-pilot-member table:name="49-70" table:display="true" table:show-details="true"/>
                <table:data-pilot-member table:name="5 to 10" table:display="true" table:show-details="true"/>
                <table:data-pilot-member table:name="5.0-12.0" table:display="true" table:show-details="true"/>
                <table:data-pilot-member table:name="5.0-15.0" table:display="true" table:show-details="true"/>
                <table:data-pilot-member table:name="5.0-20.0" table:display="true" table:show-details="true"/>
                <table:data-pilot-member table:name="5.0-25.0" table:display="true" table:show-details="true"/>
                <table:data-pilot-member table:name="5.0-9.0" table:display="true" table:show-details="true"/>
                <table:data-pilot-member table:name="5.4-11.7" table:display="true" table:show-details="true"/>
                <table:data-pilot-member table:name="50-100" table:display="true" table:show-details="true"/>
                <table:data-pilot-member table:name="50-150" table:display="true" table:show-details="true"/>
                <table:data-pilot-member table:name="50-180" table:display="true" table:show-details="true"/>
                <table:data-pilot-member table:name="50-250" table:display="true" table:show-details="true"/>
                <table:data-pilot-member table:name="50-300" table:display="true" table:show-details="true"/>
                <table:data-pilot-member table:name="51-294" table:display="true" table:show-details="true"/>
                <table:data-pilot-member table:name="51-77" table:display="true" table:show-details="true"/>
                <table:data-pilot-member table:name="58-72" table:display="true" table:show-details="true"/>
                <table:data-pilot-member table:name="6.0-15.0" table:display="true" table:show-details="true"/>
                <table:data-pilot-member table:name="6.0-16.0" table:display="true" table:show-details="true"/>
                <table:data-pilot-member table:name="6.6-44.2" table:display="true" table:show-details="true"/>
                <table:data-pilot-member table:name="6.7-10.9" table:display="true" table:show-details="true"/>
                <table:data-pilot-member table:name="6.7-8.6" table:display="true" table:show-details="true"/>
                <table:data-pilot-member table:name="60-70" table:display="true" table:show-details="true"/>
                <table:data-pilot-member table:name="60-85" table:display="true" table:show-details="true"/>
                <table:data-pilot-member table:name="65-400" table:display="true" table:show-details="true"/>
                <table:data-pilot-member table:name="7.0-41.0" table:display="true" table:show-details="true"/>
                <table:data-pilot-member table:name="7.0-44.0" table:display="true" table:show-details="true"/>
                <table:data-pilot-member table:name="7.31-7.34" table:display="true" table:show-details="true"/>
                <table:data-pilot-member table:name="7.35-7.45" table:display="true" table:show-details="true"/>
                <table:data-pilot-member table:name="70 - 120" table:display="true" table:show-details="true"/>
                <table:data-pilot-member table:name="70 - 180" table:display="true" table:show-details="true"/>
                <table:data-pilot-member table:name="72-104" table:display="true" table:show-details="true"/>
                <table:data-pilot-member table:name="77-135" table:display="true" table:show-details="true"/>
                <table:data-pilot-member table:name="79-93.3" table:display="true" table:show-details="true"/>
                <table:data-pilot-member table:name="8.0-16.0" table:display="true" table:show-details="true"/>
                <table:data-pilot-member table:name="8.0-25.0" table:display="true" table:show-details="true"/>
                <table:data-pilot-member table:name="8.0-51.0" table:display="true" table:show-details="true"/>
                <table:data-pilot-member table:name="8.7-10.2" table:display="true" table:show-details="true"/>
                <table:data-pilot-member table:name="83-177" table:display="true" table:show-details="true"/>
                <table:data-pilot-member table:name="9.0-58.0" table:display="true" table:show-details="true"/>
                <table:data-pilot-member table:name="94-100" table:display="true" table:show-details="true"/>
                <table:data-pilot-member table:name="A/B/O/AB" table:display="true" table:show-details="true"/>
                <table:data-pilot-member table:name="Clear, colorless" table:display="true" table:show-details="true"/>
                <table:data-pilot-member table:name="Negative" table:display="true" table:show-details="true"/>
                <table:data-pilot-member table:name="Non smoker - 0-4                              Smoker 4-9" table:display="true" table:show-details="true"/>
                <table:data-pilot-member table:name="non smokers 0-3  smokers 0-5" table:display="true" table:show-details="true"/>
                <table:data-pilot-member table:name="None detected" table:display="true" table:show-details="true"/>
                <table:data-pilot-member table:name="Normal - 75-110  Impaired GT - 110-125              DM &gt; 125" table:display="true" table:show-details="true"/>
                <table:data-pilot-member table:name="positive/negative" table:display="true" table:show-details="true"/>
                <table:data-pilot-member table:name="Present"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ange (AF)"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Range (Pregnant)"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Range (Child)"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Unit"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Common Test"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Dept 1"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Dept 2"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Dept3"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Clinical Significance"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Disease Associated"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Diagnostic Department"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Time Frame (Days)"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Parameters" table:orientation="row" table:used-hierarchy="-1" table:function="auto">
            <table:data-pilot-level table:show-empty="false">
              <table:data-pilot-members>
                <table:data-pilot-member table:name="5-Hydroindoleacetic acid" table:display="true" table:show-details="true"/>
                <table:data-pilot-member table:name="A:G Ratio" table:display="true" table:show-details="true"/>
                <table:data-pilot-member table:name="ABO grouping" table:display="true" table:show-details="true"/>
                <table:data-pilot-member table:name="Activated Clotting Time ( ACT )" table:display="true" table:show-details="true"/>
                <table:data-pilot-member table:name="Activated Partial Thromboplastin Time" table:display="true" table:show-details="true"/>
                <table:data-pilot-member table:name="AEC" table:display="true" table:show-details="true"/>
                <table:data-pilot-member table:name="Alkaline Phosphatase" table:display="true" table:show-details="true"/>
                <table:data-pilot-member table:name="Alpha 1 antitrypsin" table:display="true" table:show-details="true"/>
                <table:data-pilot-member table:name="ALT, SGPT" table:display="true" table:show-details="true"/>
                <table:data-pilot-member table:name="Amylase ( Pancreatic )" table:display="true" table:show-details="true"/>
                <table:data-pilot-member table:name="Androstenedione" table:display="true" table:show-details="true"/>
                <table:data-pilot-member table:name="Appearance" table:display="true" table:show-details="true"/>
                <table:data-pilot-member table:name="AST, SGOT" table:display="true" table:show-details="true"/>
                <table:data-pilot-member table:name="Bacteria" table:display="true" table:show-details="true"/>
                <table:data-pilot-member table:name="Base Excess" table:display="true" table:show-details="true"/>
                <table:data-pilot-member table:name="Bence Jones Protein" table:display="true" table:show-details="true"/>
                <table:data-pilot-member table:name="Beta 2 microglobulin" table:display="true" table:show-details="true"/>
                <table:data-pilot-member table:name="Beta Hydroxy Butyrate" table:display="true" table:show-details="true"/>
                <table:data-pilot-member table:name="Bladder cells" table:display="true" table:show-details="true"/>
                <table:data-pilot-member table:name="Bleeding Time (Duke's method )" table:display="true" table:show-details="true"/>
                <table:data-pilot-member table:name="Blood Ammonia" table:display="true" table:show-details="true"/>
                <table:data-pilot-member table:name="Blood Urea" table:display="true" table:show-details="true"/>
                <table:data-pilot-member table:name="Blood Urea Nitrogen" table:display="true" table:show-details="true"/>
                <table:data-pilot-member table:name="Broad casts" table:display="true" table:show-details="true"/>
                <table:data-pilot-member table:name="C1 inhibitor " table:display="true" table:show-details="true"/>
                <table:data-pilot-member table:name="C1q" table:display="true" table:show-details="true"/>
                <table:data-pilot-member table:name="C2" table:display="true" table:show-details="true"/>
                <table:data-pilot-member table:name="C3" table:display="true" table:show-details="true"/>
                <table:data-pilot-member table:name="C4" table:display="true" table:show-details="true"/>
                <table:data-pilot-member table:name="C5" table:display="true" table:show-details="true"/>
                <table:data-pilot-member table:name="C6" table:display="true" table:show-details="true"/>
                <table:data-pilot-member table:name="C7" table:display="true" table:show-details="true"/>
                <table:data-pilot-member table:name="C8" table:display="true" table:show-details="true"/>
                <table:data-pilot-member table:name="C9" table:display="true" table:show-details="true"/>
                <table:data-pilot-member table:name="CA 125" table:display="true" table:show-details="true"/>
                <table:data-pilot-member table:name="CA 15-3" table:display="true" table:show-details="true"/>
                <table:data-pilot-member table:name="Calcitonin" table:display="true" table:show-details="true"/>
                <table:data-pilot-member table:name="Carboxyhemoglobin" table:display="true" table:show-details="true"/>
                <table:data-pilot-member table:name="CBC" table:display="true" table:show-details="true"/>
                <table:data-pilot-member table:name="CEA Carcinoembryonic antigen" table:display="true" table:show-details="true"/>
                <table:data-pilot-member table:name="Ceruloplasmin" table:display="true" table:show-details="true"/>
                <table:data-pilot-member table:name="CH 50" table:display="true" table:show-details="true"/>
                <table:data-pilot-member table:name="Chloride" table:display="true" table:show-details="true"/>
                <table:data-pilot-member table:name="Cholesterol, Borderline high" table:display="true" table:show-details="true"/>
                <table:data-pilot-member table:name="Cholesterol, Desirable" table:display="true" table:show-details="true"/>
                <table:data-pilot-member table:name="Cholesterol, High" table:display="true" table:show-details="true"/>
                <table:data-pilot-member table:name="Cholineterase" table:display="true" table:show-details="true"/>
                <table:data-pilot-member table:name="Clotting Time ( Lee and White Method )" table:display="true" table:show-details="true"/>
                <table:data-pilot-member table:name="Cortisol" table:display="true" table:show-details="true"/>
                <table:data-pilot-member table:name="CPK - MB fraction of total activity" table:display="true" table:show-details="true"/>
                <table:data-pilot-member table:name="CPK - MB mass" table:display="true" table:show-details="true"/>
                <table:data-pilot-member table:name="CPK - Total" table:display="true" table:show-details="true"/>
                <table:data-pilot-member table:name="CRP" table:display="true" table:show-details="true"/>
                <table:data-pilot-member table:name="Crystals" table:display="true" table:show-details="true"/>
                <table:data-pilot-member table:name="CSF Pressure" table:display="true" table:show-details="true"/>
                <table:data-pilot-member table:name="CSF Volume" table:display="true" table:show-details="true"/>
                <table:data-pilot-member table:name="cut off for MI" table:display="true" table:show-details="true"/>
                <table:data-pilot-member table:name="DHEA" table:display="true" table:show-details="true"/>
                <table:data-pilot-member table:name="DHEA Sulphate" table:display="true" table:show-details="true"/>
                <table:data-pilot-member table:name="Differential Leucocyte Count, Lymphocytes" table:display="true" table:show-details="true"/>
                <table:data-pilot-member table:name="Differential Leucocyte Count, Monocytes" table:display="true" table:show-details="true"/>
                <table:data-pilot-member table:name="Differential Leucocyte Count, Neutrophils" table:display="true" table:show-details="true"/>
                <table:data-pilot-member table:name="Dihydrotestosterone" table:display="true" table:show-details="true"/>
                <table:data-pilot-member table:name="Direct Bilirubin" table:display="true" table:show-details="true"/>
                <table:data-pilot-member table:name="DLC Bands" table:display="true" table:show-details="true"/>
                <table:data-pilot-member table:name="DLC Basophils" table:display="true" table:show-details="true"/>
                <table:data-pilot-member table:name="DLC Eosinophils" table:display="true" table:show-details="true"/>
                <table:data-pilot-member table:name="DLC Lymphocytes" table:display="true" table:show-details="true"/>
                <table:data-pilot-member table:name="DLC Monocytes" table:display="true" table:show-details="true"/>
                <table:data-pilot-member table:name="DLC Neutrophils" table:display="true" table:show-details="true"/>
                <table:data-pilot-member table:name="Dopamine" table:display="true" table:show-details="true"/>
                <table:data-pilot-member table:name="Eosinophils" table:display="true" table:show-details="true"/>
                <table:data-pilot-member table:name="Epinephrine" table:display="true" table:show-details="true"/>
                <table:data-pilot-member table:name="Epinephrine Sitting" table:display="true" table:show-details="true"/>
                <table:data-pilot-member table:name="Epinephrine Standing (30 min)" table:display="true" table:show-details="true"/>
                <table:data-pilot-member table:name="Epinephrine Supine (30 min)" table:display="true" table:show-details="true"/>
                <table:data-pilot-member table:name="Epithelial cell casts" table:display="true" table:show-details="true"/>
                <table:data-pilot-member table:name="Erythropoietin" table:display="true" table:show-details="true"/>
                <table:data-pilot-member table:name="ESR" table:display="true" table:show-details="true"/>
                <table:data-pilot-member table:name="Estradiol Male" table:display="true" table:show-details="true"/>
                <table:data-pilot-member table:name="Factor B " table:display="true" table:show-details="true"/>
                <table:data-pilot-member table:name="Fatty Acids, free" table:display="true" table:show-details="true"/>
                <table:data-pilot-member table:name="Ferritin" table:display="true" table:show-details="true"/>
                <table:data-pilot-member table:name="Follicle Stimulating Hormone male" table:display="true" table:show-details="true"/>
                <table:data-pilot-member table:name="Free Cortisol" table:display="true" table:show-details="true"/>
                <table:data-pilot-member table:name="Free Thyroxine Index" table:display="true" table:show-details="true"/>
                <table:data-pilot-member table:name="Gamma Glutamyl Transferase, GGTP, GGT" table:display="true" table:show-details="true"/>
                <table:data-pilot-member table:name="Gastrin" table:display="true" table:show-details="true"/>
                <table:data-pilot-member table:name="Glucagon" table:display="true" table:show-details="true"/>
                <table:data-pilot-member table:name="Glucose" table:display="true" table:show-details="true"/>
                <table:data-pilot-member table:name="Glucose 2h Postprandial" table:display="true" table:show-details="true"/>
                <table:data-pilot-member table:name="Glucose fasting" table:display="true" table:show-details="true"/>
                <table:data-pilot-member table:name="Glucose Random Blood" table:display="true" table:show-details="true"/>
                <table:data-pilot-member table:name="Granular casts" table:display="true" table:show-details="true"/>
                <table:data-pilot-member table:name="Growth Hormone (resting)" table:display="true" table:show-details="true"/>
                <table:data-pilot-member table:name="hCG 1-2 weeks postconception" table:display="true" table:show-details="true"/>
                <table:data-pilot-member table:name="hCG 10-14 weeks postconception" table:display="true" table:show-details="true"/>
                <table:data-pilot-member table:name="hCG 2-3 weeks postconception" table:display="true" table:show-details="true"/>
                <table:data-pilot-member table:name="hCG 3-4 weeks postconception" table:display="true" table:show-details="true"/>
                <table:data-pilot-member table:name="hCG 4-5 weeks postconception" table:display="true" table:show-details="true"/>
                <table:data-pilot-member table:name="hCG 5-10 weeks postconception" table:display="true" table:show-details="true"/>
                <table:data-pilot-member table:name="HCO3 ( Bicarbonate )" table:display="true" table:show-details="true"/>
                <table:data-pilot-member table:name="HDL, High" table:display="true" table:show-details="true"/>
                <table:data-pilot-member table:name="HDL, Low" table:display="true" table:show-details="true"/>
                <table:data-pilot-member table:name="HDL/LDL" table:display="true" table:show-details="true"/>
                <table:data-pilot-member table:name="Hematocrit/ PCV" table:display="true" table:show-details="true"/>
                <table:data-pilot-member table:name="Hemoglobin" table:display="true" table:show-details="true"/>
                <table:data-pilot-member table:name="Hemoglobin A1c" table:display="true" table:show-details="true"/>
                <table:data-pilot-member table:name="Hyaline casts" table:display="true" table:show-details="true"/>
                <table:data-pilot-member table:name="Hydroxyproline Urine" table:display="true" table:show-details="true"/>
                <table:data-pilot-member table:name="Indirect Bilirubin" table:display="true" table:show-details="true"/>
                <table:data-pilot-member table:name="Insulin" table:display="true" table:show-details="true"/>
                <table:data-pilot-member table:name="International Normalised Ratio ( INR )" table:display="true" table:show-details="true"/>
                <table:data-pilot-member table:name="Iodine, Mild deficiency" table:display="true" table:show-details="true"/>
                <table:data-pilot-member table:name="Iodine, Moderate deficiency" table:display="true" table:show-details="true"/>
                <table:data-pilot-member table:name="Iodine, Normal" table:display="true" table:show-details="true"/>
                <table:data-pilot-member table:name="Iodine, Severe deficiency" table:display="true" table:show-details="true"/>
                <table:data-pilot-member table:name="Ionised Calcium" table:display="true" table:show-details="true"/>
                <table:data-pilot-member table:name="Iron" table:display="true" table:show-details="true"/>
                <table:data-pilot-member table:name="Iron Binding Capacity" table:display="true" table:show-details="true"/>
                <table:data-pilot-member table:name="Iron Binding Capacity Saturation" table:display="true" table:show-details="true"/>
                <table:data-pilot-member table:name="Kappa chain" table:display="true" table:show-details="true"/>
                <table:data-pilot-member table:name="Ketone" table:display="true" table:show-details="true"/>
                <table:data-pilot-member table:name="Lactate" table:display="true" table:show-details="true"/>
                <table:data-pilot-member table:name="Lactate Dehydrogenase" table:display="true" table:show-details="true"/>
                <table:data-pilot-member table:name="Lambda" table:display="true" table:show-details="true"/>
                <table:data-pilot-member table:name="LDH Isoenzyme Fraction 1" table:display="true" table:show-details="true"/>
                <table:data-pilot-member table:name="LDH Isoenzyme Fraction 2" table:display="true" table:show-details="true"/>
                <table:data-pilot-member table:name="LDH Isoenzyme Fraction 3" table:display="true" table:show-details="true"/>
                <table:data-pilot-member table:name="LDH Isoenzyme Fraction 4" table:display="true" table:show-details="true"/>
                <table:data-pilot-member table:name="LDH Isoenzyme Fraction 5" table:display="true" table:show-details="true"/>
                <table:data-pilot-member table:name="LDL, Above Optimal" table:display="true" table:show-details="true"/>
                <table:data-pilot-member table:name="LDL, Borderline High" table:display="true" table:show-details="true"/>
                <table:data-pilot-member table:name="LDL, High" table:display="true" table:show-details="true"/>
                <table:data-pilot-member table:name="LDL, Optimal" table:display="true" table:show-details="true"/>
                <table:data-pilot-member table:name="LDL, Very High " table:display="true" table:show-details="true"/>
                <table:data-pilot-member table:name="LDL, Very high risk patients" table:display="true" table:show-details="true"/>
                <table:data-pilot-member table:name="LH male" table:display="true" table:show-details="true"/>
                <table:data-pilot-member table:name="LH Menstruating Follicular Phase" table:display="true" table:show-details="true"/>
                <table:data-pilot-member table:name="LH Menstruating Luteal Phase" table:display="true" table:show-details="true"/>
                <table:data-pilot-member table:name="LH Menstruating Ovulatory Phase" table:display="true" table:show-details="true"/>
                <table:data-pilot-member table:name="Lipoprotein A" table:display="true" table:show-details="true"/>
                <table:data-pilot-member table:name="MCH" table:display="true" table:show-details="true"/>
                <table:data-pilot-member table:name="MCHC" table:display="true" table:show-details="true"/>
                <table:data-pilot-member table:name="MCV" table:display="true" table:show-details="true"/>
                <table:data-pilot-member table:name="Menstruating follicular phase" table:display="true" table:show-details="true"/>
                <table:data-pilot-member table:name="Menstruating luteal phase" table:display="true" table:show-details="true"/>
                <table:data-pilot-member table:name="Menstruating mid-cycle peak" table:display="true" table:show-details="true"/>
                <table:data-pilot-member table:name="Menstruating ovulatory phase" table:display="true" table:show-details="true"/>
                <table:data-pilot-member table:name="Methemoglobin" table:display="true" table:show-details="true"/>
                <table:data-pilot-member table:name="Microalbumin" table:display="true" table:show-details="true"/>
                <table:data-pilot-member table:name="Microalbumin; Clinical albuminuria" table:display="true" table:show-details="true"/>
                <table:data-pilot-member table:name="Microalbumin; Microalbuminuria" table:display="true" table:show-details="true"/>
                <table:data-pilot-member table:name="Microalbumin; normal" table:display="true" table:show-details="true"/>
                <table:data-pilot-member table:name="Myoglobin" table:display="true" table:show-details="true"/>
                <table:data-pilot-member table:name="Non pregnant female" table:display="true" table:show-details="true"/>
                <table:data-pilot-member table:name="Norepinephrine" table:display="true" table:show-details="true"/>
                <table:data-pilot-member table:name="Norepinephrine Sitting" table:display="true" table:show-details="true"/>
                <table:data-pilot-member table:name="Norepinephrine Standing (30 min)" table:display="true" table:show-details="true"/>
                <table:data-pilot-member table:name="Norepinephrine Supine (30 min)" table:display="true" table:show-details="true"/>
                <table:data-pilot-member table:name="Oligoclonal Bands" table:display="true" table:show-details="true"/>
                <table:data-pilot-member table:name="Oxalate" table:display="true" table:show-details="true"/>
                <table:data-pilot-member table:name="Oxygen Percent Saturation, Arterial" table:display="true" table:show-details="true"/>
                <table:data-pilot-member table:name="Parathyroid Hormone" table:display="true" table:show-details="true"/>
                <table:data-pilot-member table:name="pCO2" table:display="true" table:show-details="true"/>
                <table:data-pilot-member table:name="pH" table:display="true" table:show-details="true"/>
                <table:data-pilot-member table:name="Platelet count" table:display="true" table:show-details="true"/>
                <table:data-pilot-member table:name="pO2" table:display="true" table:show-details="true"/>
                <table:data-pilot-member table:name="Postmenopausal" table:display="true" table:show-details="true"/>
                <table:data-pilot-member table:name="Progesterone " table:display="true" table:show-details="true"/>
                <table:data-pilot-member table:name="Progesterone Follicular Phase" table:display="true" table:show-details="true"/>
                <table:data-pilot-member table:name="Progesterone Midluteal Phase" table:display="true" table:show-details="true"/>
                <table:data-pilot-member table:name="Prolactin" table:display="true" table:show-details="true"/>
                <table:data-pilot-member table:name="Proteins" table:display="true" table:show-details="true"/>
                <table:data-pilot-member table:name="Prothrombin Time" table:display="true" table:show-details="true"/>
                <table:data-pilot-member table:name="PSA males &lt; 40 years" table:display="true" table:show-details="true"/>
                <table:data-pilot-member table:name="PSA males &gt; 40 years" table:display="true" table:show-details="true"/>
                <table:data-pilot-member table:name="PSA, free" table:display="true" table:show-details="true"/>
                <table:data-pilot-member table:name="Pyruvate" table:display="true" table:show-details="true"/>
                <table:data-pilot-member table:name="RAF/ RF" table:display="true" table:show-details="true"/>
                <table:data-pilot-member table:name="RBC casts" table:display="true" table:show-details="true"/>
                <table:data-pilot-member table:name="RBC count" table:display="true" table:show-details="true"/>
                <table:data-pilot-member table:name="Red Blood Cells" table:display="true" table:show-details="true"/>
                <table:data-pilot-member table:name="Red Cell Distribution width" table:display="true" table:show-details="true"/>
                <table:data-pilot-member table:name="Reticulocyte" table:display="true" table:show-details="true"/>
                <table:data-pilot-member table:name="Rh Grouping" table:display="true" table:show-details="true"/>
                <table:data-pilot-member table:name="Second trimester" table:display="true" table:show-details="true"/>
                <table:data-pilot-member table:name="Serum Albumin" table:display="true" table:show-details="true"/>
                <table:data-pilot-member table:name="Serum Alpha fetoprotein " table:display="true" table:show-details="true"/>
                <table:data-pilot-member table:name="Serum Calcium" table:display="true" table:show-details="true"/>
                <table:data-pilot-member table:name="Serum Creatinine" table:display="true" table:show-details="true"/>
                <table:data-pilot-member table:name="Serum Globulin" table:display="true" table:show-details="true"/>
                <table:data-pilot-member table:name="Serum Magnesium" table:display="true" table:show-details="true"/>
                <table:data-pilot-member table:name="Serum Phosphate" table:display="true" table:show-details="true"/>
                <table:data-pilot-member table:name="Serum Potassium" table:display="true" table:show-details="true"/>
                <table:data-pilot-member table:name="Serum Sodium" table:display="true" table:show-details="true"/>
                <table:data-pilot-member table:name="Sex Hormone binding Globulin" table:display="true" table:show-details="true"/>
                <table:data-pilot-member table:name="Somatostatin" table:display="true" table:show-details="true"/>
                <table:data-pilot-member table:name="Specific Gravity" table:display="true" table:show-details="true"/>
                <table:data-pilot-member table:name="spO2 ( Oxygen Saturation )" table:display="true" table:show-details="true"/>
                <table:data-pilot-member table:name="Squamous Cells" table:display="true" table:show-details="true"/>
                <table:data-pilot-member table:name="Sugar ( Glucose )" table:display="true" table:show-details="true"/>
                <table:data-pilot-member table:name="Testosterone, free" table:display="true" table:show-details="true"/>
                <table:data-pilot-member table:name="Testosterone, total" table:display="true" table:show-details="true"/>
                <table:data-pilot-member table:name="Third trimester" table:display="true" table:show-details="true"/>
                <table:data-pilot-member table:name="Thyroglobulin" table:display="true" table:show-details="true"/>
                <table:data-pilot-member table:name="Thyroid Binding Globulin" table:display="true" table:show-details="true"/>
                <table:data-pilot-member table:name="Thyroid Stimulating Hormone (TSH)" table:display="true" table:show-details="true"/>
                <table:data-pilot-member table:name="Thyroxine, free (fT4)" table:display="true" table:show-details="true"/>
                <table:data-pilot-member table:name="Thyroxine, total (T4)" table:display="true" table:show-details="true"/>
                <table:data-pilot-member table:name="TLC" table:display="true" table:show-details="true"/>
                <table:data-pilot-member table:name="Total Bilirubin" table:display="true" table:show-details="true"/>
                <table:data-pilot-member table:name="Total Leucocyte Count" table:display="true" table:show-details="true"/>
                <table:data-pilot-member table:name="Total Proteins" table:display="true" table:show-details="true"/>
                <table:data-pilot-member table:name="Total Proteins, Albumin" table:display="true" table:show-details="true"/>
                <table:data-pilot-member table:name="Total Proteins, Cisternal" table:display="true" table:show-details="true"/>
                <table:data-pilot-member table:name="Total Proteins, Lumbar" table:display="true" table:show-details="true"/>
                <table:data-pilot-member table:name="Total Proteins, Ventricular" table:display="true" table:show-details="true"/>
                <table:data-pilot-member table:name="Transferrin" table:display="true" table:show-details="true"/>
                <table:data-pilot-member table:name="Triiodothyronine, free (fT3)" table:display="true" table:show-details="true"/>
                <table:data-pilot-member table:name="Triiodothyronine, total (T3)" table:display="true" table:show-details="true"/>
                <table:data-pilot-member table:name="Troponin I Normal Population" table:display="true" table:show-details="true"/>
                <table:data-pilot-member table:name="Troponin T Normal Population" table:display="true" table:show-details="true"/>
                <table:data-pilot-member table:name="Tubular cells" table:display="true" table:show-details="true"/>
                <table:data-pilot-member table:name="Uric Acid" table:display="true" table:show-details="true"/>
                <table:data-pilot-member table:name="Urobilinogen" table:display="true" table:show-details="true"/>
                <table:data-pilot-member table:name="VIP" table:display="true" table:show-details="true"/>
                <table:data-pilot-member table:name="VMA" table:display="true" table:show-details="true"/>
                <table:data-pilot-member table:name="Waxy casts" table:display="true" table:show-details="true"/>
                <table:data-pilot-member table:name="WBC casts" table:display="true" table:show-details="true"/>
                <table:data-pilot-member table:name="White Blood Cells/ Pus cells" table:display="true" table:show-details="true"/>
              </table:data-pilot-members>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5000" number:language="en" number:country="GB">
      <number:number number:min-integer-digits="1"/>
    </number:number-style>
    <number:date-style style:name="N110P0" style:volatile="true">
      <number:month number:textual="true"/>
      <number:text>-</number:text>
      <number:year/>
    </number:date-style>
    <number:text-style style:name="N110">
      <number:text-content/>
      <style:map style:condition="value()&gt;=0" style:apply-style-name="N110P0"/>
    </number:text-style>
    <number:date-style style:name="N111P0" style:volatile="true">
      <number:day/>
      <number:text>-</number:text>
      <number:month number:textual="true"/>
    </number:date-style>
    <number:text-style style:name="N111">
      <number:text-content/>
      <style:map style:condition="value()&gt;=0" style:apply-style-name="N111P0"/>
    </number:text-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5116P0" style:volatile="true" number:language="en" number:country="GB">
      <number:number number:decimal-places="0" number:min-integer-digits="1" number:grouping="true"/>
    </number:number-style>
    <number:number-style style:name="N5116" number:language="en" number:country="GB">
      <number:text>-</number:text>
      <number:number number:decimal-places="0" number:min-integer-digits="1" number:grouping="true"/>
      <style:map style:condition="value()&gt;=0" style:apply-style-name="N5116P0"/>
    </number:number-style>
    <number:number-style style:name="N5117P0" style:volatile="true" number:language="en" number:country="GB">
      <number:number number:decimal-places="0" number:min-integer-digits="1" number:grouping="true"/>
    </number:number-style>
    <number:number-style style:name="N5117" number:language="en" number:country="GB">
      <style:text-properties fo:color="#ff0000"/>
      <number:text>-</number:text>
      <number:number number:decimal-places="0" number:min-integer-digits="1" number:grouping="true"/>
      <style:map style:condition="value()&gt;=0" style:apply-style-name="N5117P0"/>
    </number:number-style>
    <number:number-style style:name="N5118P0" style:volatile="true" number:language="en" number:country="GB">
      <number:number number:decimal-places="2" number:min-integer-digits="1" number:grouping="true"/>
    </number:number-style>
    <number:number-style style:name="N5118" number:language="en" number:country="GB">
      <number:text>-</number:text>
      <number:number number:decimal-places="2" number:min-integer-digits="1" number:grouping="true"/>
      <style:map style:condition="value()&gt;=0" style:apply-style-name="N5118P0"/>
    </number:number-style>
    <number:number-style style:name="N5119P0" style:volatile="true" number:language="en" number:country="GB">
      <number:number number:decimal-places="2" number:min-integer-digits="1" number:grouping="true"/>
    </number:number-style>
    <number:number-style style:name="N5119" number:language="en" number:country="GB">
      <style:text-properties fo:color="#ff0000"/>
      <number:text>-</number:text>
      <number:number number:decimal-places="2" number:min-integer-digits="1" number:grouping="true"/>
      <style:map style:condition="value()&gt;=0" style:apply-style-name="N5119P0"/>
    </number:number-style>
    <number:number-style style:name="N5120P0" style:volatile="true" number:language="en" number:country="GB">
      <number:text> </number:text>
      <number:number number:decimal-places="0" number:min-integer-digits="1" number:grouping="true"/>
      <number:text> </number:text>
    </number:number-style>
    <number:number-style style:name="N5120P1" style:volatile="true" number:language="en" number:country="GB">
      <number:text>-</number:text>
      <number:number number:decimal-places="0" number:min-integer-digits="1" number:grouping="true"/>
      <number:text> </number:text>
    </number:number-style>
    <number:number-style style:name="N5120P2" style:volatile="true" number:language="en" number:country="GB">
      <number:text> - </number:text>
    </number:number-style>
    <number:text-style style:name="N5120" number:language="en" number:country="GB">
      <number:text> </number:text>
      <number:text-content/>
      <number:text> </number:text>
      <style:map style:condition="value()&gt;0" style:apply-style-name="N5120P0"/>
      <style:map style:condition="value()&lt;0" style:apply-style-name="N5120P1"/>
      <style:map style:condition="value()=0" style:apply-style-name="N5120P2"/>
    </number:text-style>
    <number:number-style style:name="N5121P0" style:volatile="true" number:language="en" number:country="GB">
      <number:text> £</number:text>
      <number:number number:decimal-places="0" number:min-integer-digits="1" number:grouping="true"/>
      <number:text> </number:text>
    </number:number-style>
    <number:number-style style:name="N5121P1" style:volatile="true" number:language="en" number:country="GB">
      <number:text>-£</number:text>
      <number:number number:decimal-places="0" number:min-integer-digits="1" number:grouping="true"/>
      <number:text> </number:text>
    </number:number-style>
    <number:number-style style:name="N5121P2" style:volatile="true" number:language="en" number:country="GB">
      <number:text> £- </number:text>
    </number:number-style>
    <number:text-style style:name="N5121" number:language="en" number:country="GB">
      <number:text> </number:text>
      <number:text-content/>
      <number:text> </number:text>
      <style:map style:condition="value()&gt;0" style:apply-style-name="N5121P0"/>
      <style:map style:condition="value()&lt;0" style:apply-style-name="N5121P1"/>
      <style:map style:condition="value()=0" style:apply-style-name="N5121P2"/>
    </number:text-style>
    <number:number-style style:name="N5122P0" style:volatile="true" number:language="en" number:country="GB">
      <number:text> </number:text>
      <number:number number:decimal-places="2" number:min-integer-digits="1" number:grouping="true"/>
      <number:text> </number:text>
    </number:number-style>
    <number:number-style style:name="N5122P1" style:volatile="true" number:language="en" number:country="GB">
      <number:text>-</number:text>
      <number:number number:decimal-places="2" number:min-integer-digits="1" number:grouping="true"/>
      <number:text> </number:text>
    </number:number-style>
    <number:number-style style:name="N5122P2" style:volatile="true" number:language="en" number:country="GB">
      <number:text> -</number:text>
      <number:number number:decimal-places="0" number:min-integer-digits="0"/>
      <number:text> </number:text>
    </number:number-style>
    <number:text-style style:name="N5122" number:language="en" number:country="GB">
      <number:text> </number:text>
      <number:text-content/>
      <number:text> </number:text>
      <style:map style:condition="value()&gt;0" style:apply-style-name="N5122P0"/>
      <style:map style:condition="value()&lt;0" style:apply-style-name="N5122P1"/>
      <style:map style:condition="value()=0" style:apply-style-name="N5122P2"/>
    </number:text-style>
    <number:number-style style:name="N5123P0" style:volatile="true" number:language="en" number:country="GB">
      <number:text> £</number:text>
      <number:number number:decimal-places="2" number:min-integer-digits="1" number:grouping="true"/>
      <number:text> </number:text>
    </number:number-style>
    <number:number-style style:name="N5123P1" style:volatile="true" number:language="en" number:country="GB">
      <number:text>-£</number:text>
      <number:number number:decimal-places="2" number:min-integer-digits="1" number:grouping="true"/>
      <number:text> </number:text>
    </number:number-style>
    <number:number-style style:name="N5123P2" style:volatile="true" number:language="en" number:country="GB">
      <number:text> £-</number:text>
      <number:number number:decimal-places="0" number:min-integer-digits="0"/>
      <number:text> </number:text>
    </number:number-style>
    <number:text-style style:name="N5123" number:language="en" number:country="GB">
      <number:text> </number:text>
      <number:text-content/>
      <number:text> </number:text>
      <style:map style:condition="value()&gt;0" style:apply-style-name="N5123P0"/>
      <style:map style:condition="value()&lt;0" style:apply-style-name="N5123P1"/>
      <style:map style:condition="value()=0" style:apply-style-name="N5123P2"/>
    </number:text-style>
    <number:time-style style:name="N5124" number:language="en" number:country="GB">
      <number:minutes number:style="long"/>
      <number:text>:</number:text>
      <number:seconds number:style="long"/>
    </number:time-style>
    <number:time-style style:name="N5125" number:language="en" number:country="GB" number:truncate-on-overflow="false">
      <number:hours/>
      <number:text>:</number:text>
      <number:minutes number:style="long"/>
      <number:text>:</number:text>
      <number:seconds number:style="long"/>
    </number:time-style>
    <number:time-style style:name="N5126" number:language="en" number:country="GB">
      <number:minutes number:style="long"/>
      <number:text>:</number:text>
      <number:seconds number:style="long" number:decimal-places="1"/>
    </number:time-style>
    <number:number-style style:name="N5127" number:language="en" number:country="GB">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WenQuanYi Micro Hei" style:font-size-asian="10pt" style:font-style-asian="normal" style:font-weight-asian="normal" style:font-name-complex="Ari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ivot_20_on_20_Tests" style:display-name="PageStyle_Pivot on Tests" style:page-layout-name="Mpm3">
      <style:header style:display="false"/>
      <style:header-left style:display="false"/>
      <style:footer style:display="false"/>
      <style:footer-left style:display="false"/>
    </style:master-page>
    <style:master-page style:name="PageStyle_5f_Tests" style:display-name="PageStyle_Tests" style:page-layout-name="Mpm4">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SH</meta:initial-creator>
    <dc:creator>Farooq Adam</dc:creator>
    <meta:creation-date>2011-08-25T09:56:55</meta:creation-date>
    <dc:date>2011-12-17T17:47:44</dc:date>
    <meta:generator>LibreOffice/3.5$Linux_x86 LibreOffice_project/350m1$Build-2</meta:generator>
    <meta:document-statistic meta:table-count="3" meta:cell-count="4892"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